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1" svg:font-family="'Liberation San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811in"/>
    </style:style>
    <style:style style:name="co2" style:family="table-column">
      <style:table-column-properties fo:break-before="auto" style:column-width="7.9882in"/>
    </style:style>
    <style:style style:name="co3" style:family="table-column">
      <style:table-column-properties fo:break-before="auto" style:column-width="3.2083in"/>
    </style:style>
    <style:style style:name="co4" style:family="table-column">
      <style:table-column-properties fo:break-before="auto" style:column-width="4.4055in"/>
    </style:style>
    <style:style style:name="co5" style:family="table-column">
      <style:table-column-properties fo:break-before="auto" style:column-width="0.7083in"/>
    </style:style>
    <style:style style:name="co6" style:family="table-column">
      <style:table-column-properties fo:break-before="auto" style:column-width="4.5516in"/>
    </style:style>
    <style:style style:name="co7" style:family="table-column">
      <style:table-column-properties fo:break-before="auto" style:column-width="4.4689in"/>
    </style:style>
    <style:style style:name="co8" style:family="table-column">
      <style:table-column-properties fo:break-before="auto" style:column-width="8.6654in"/>
    </style:style>
    <style:style style:name="co9" style:family="table-column">
      <style:table-column-properties fo:break-before="auto" style:column-width="5.0173in"/>
    </style:style>
    <style:style style:name="co10" style:family="table-column">
      <style:table-column-properties fo:break-before="auto" style:column-width="6.0681in"/>
    </style:style>
    <style:style style:name="co11"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937in" fo:break-before="auto" style:use-optimal-row-height="false"/>
    </style:style>
    <style:style style:name="ro5" style:family="table-row">
      <style:table-row-properties style:row-height="0.9016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4299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1.078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1.6063in" fo:break-before="auto" style:use-optimal-row-height="true"/>
    </style:style>
    <style:style style:name="ro14" style:family="table-row">
      <style:table-row-properties style:row-height="0.3311in" fo:break-before="auto" style:use-optimal-row-height="tru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MasterPage4">
      <style:table-properties table:display="true" style:writing-mode="lr-tb"/>
    </style:style>
    <style:style style:name="ta5" style:family="table" style:master-page-name="MasterPage5">
      <style:table-properties table:display="true" style:writing-mode="lr-tb"/>
    </style:style>
    <style:style style:name="ta6" style:family="table" style:master-page-name="Default">
      <style:table-properties table:display="true" style:writing-mode="lr-tb"/>
    </style:style>
    <style:style style:name="ce32" style:family="table-cell" style:parent-style-name="Neutral">
      <style:table-cell-properties fo:background-color="#ffeb9c" fo:border="none"/>
      <style:paragraph-properties style:writing-mode="page"/>
      <style:text-properties fo:color="#9c6500" style:font-name="Calibri" fo:font-size="11pt" fo:font-style="normal" fo:font-weight="normal" style:font-name-asian="Calibri" style:font-size-asian="11pt" style:font-name-complex="Calibri" style:font-size-complex="11pt"/>
    </style:style>
    <style:style style:name="ce33" style:family="table-cell" style:parent-style-name="Normal">
      <style:table-cell-properties fo:background-color="transparent" fo:wrap-option="wrap"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34" style:family="table-cell" style:parent-style-name="Normal">
      <style:table-cell-properties fo:background-color="transparent" fo:wrap-option="wrap" fo:border="non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35" style:family="table-cell" style:parent-style-name="Normal">
      <style:table-cell-properties fo:background-color="transparent" fo:wrap-option="wrap" fo:border="none" style:vertical-align="middle"/>
      <style:paragraph-properties style:writing-mode="page"/>
      <style:text-properties fo:color="#585858" style:font-name="Arial" fo:font-size="10.5pt" fo:font-style="normal" fo:font-weight="normal" style:font-name-asian="Arial" style:font-size-asian="10.5pt" style:font-name-complex="Arial" style:font-size-complex="10.5pt"/>
    </style:style>
    <style:style style:name="ce36"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37" style:family="table-cell" style:parent-style-name="Normal">
      <style:table-cell-properties fo:background-color="transparent" fo:wrap-option="wrap" fo:border="none"/>
      <style:paragraph-properties style:writing-mode="page"/>
      <style:text-properties fo:color="#000000" style:font-name="Liberation Sans1" fo:font-size="11pt" fo:font-style="normal" fo:font-weight="bold" style:font-name-asian="Liberation Sans1" style:font-size-asian="11pt" style:font-name-complex="Liberation Sans1" style:font-size-complex="11pt"/>
    </style:style>
    <style:style style:name="ce38" style:family="table-cell" style:parent-style-name="Normal">
      <style:table-cell-properties fo:background-color="transparent"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39"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0" style:family="table-cell" style:parent-style-name="Normal">
      <style:table-cell-properties fo:background-color="transparent" fo:wrap-option="wrap" fo:border="none" style:vertical-align="middl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41" style:family="table-cell" style:parent-style-name="Normal">
      <style:table-cell-properties fo:background-color="transparent" fo:border="non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2" style:family="table-cell" style:parent-style-name="Normal">
      <style:table-cell-properties fo:background-color="transparent" fo:border="none" style:vertical-align="middle"/>
      <style:paragraph-properties style:writing-mode="page"/>
      <style:text-properties fo:color="#585858" style:font-name="Liberation Sans1" fo:font-size="11pt" fo:font-style="normal" fo:font-weight="normal" style:font-name-asian="Liberation Sans1" style:font-size-asian="11pt" style:font-name-complex="Liberation Sans1" style:font-size-complex="11pt"/>
    </style:style>
    <style:style style:name="ce43" style:family="table-cell" style:parent-style-name="Normal">
      <style:table-cell-properties fo:background-color="transparent" fo:wrap-option="wrap" fo:border="none" style:vertical-align="middle"/>
      <style:paragraph-properties style:writing-mode="page"/>
      <style:text-properties fo:color="#585858" style:font-name="Liberation Sans1" fo:font-size="11pt" fo:font-style="italic" fo:font-weight="normal" style:font-name-asian="Liberation Sans1" style:font-size-asian="11pt" style:font-name-complex="Liberation Sans1" style:font-size-complex="11pt"/>
    </style:style>
    <style:style style:name="ce13" style:family="table-cell" style:parent-style-name="Normal">
      <style:table-cell-properties fo:background-color="transparent" fo:wrap-option="wrap" fo:border="non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ce45" style:family="table-cell" style:parent-style-name="Normal">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Normal">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47" style:family="table-cell" style:parent-style-name="Normal">
      <style:table-cell-properties fo:background-color="transparent" fo:wrap-option="wrap" fo:border="none" style:vertical-align="middle"/>
      <style:paragraph-properties style:writing-mode="page"/>
      <style:text-properties fo:color="#000000" style:font-name="Arial" fo:font-size="10pt" fo:font-style="normal" fo:font-weight="normal" style:font-name-asian="Arial" style:font-size-asian="10pt" style:font-name-complex="Arial" style:font-size-complex="10pt"/>
    </style:style>
    <style:style style:name="T1" style:family="text">
      <style:text-properties fo:color="#585858" fo:font-size="11pt" style:text-underline-style="none" style:text-underline-color="font-color" fo:font-style="italic"/>
    </style:style>
    <style:style style:name="T2" style:family="text">
      <style:text-properties fo:color="#585858" fo:font-size="11pt" style:text-underline-style="none" style:text-underline-color="font-color" fo:font-style="italic" style:text-position="33% 58%"/>
    </style:style>
  </office:automatic-styles>
  <office:body>
    <office:spreadsheet>
      <table:table table:name="General" table:style-name="ta1">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2">
          <table:table-cell table:style-name="ce33" office:value-type="string" calcext:value-type="string">
            <text:p>What is your e-mail?</text:p>
          </table:table-cell>
          <table:table-cell table:style-name="ce34" office:value-type="string" calcext:value-type="string">
            <text:p>You can use the email contact@ai4eu.eu</text:p>
          </table:table-cell>
          <table:table-cell table:style-name="ce37" office:value-type="string" calcext:value-type="string">
            <text:p>AI4EU FAQ</text:p>
          </table:table-cell>
          <table:table-cell table:style-name="ce36"/>
          <table:table-cell table:number-columns-repeated="60"/>
        </table:table-row>
        <table:table-row table:style-name="ro2">
          <table:table-cell table:style-name="ce33" office:value-type="string" calcext:value-type="string">
            <text:p>How can someone contact you?</text:p>
          </table:table-cell>
          <table:table-cell table:style-name="ce34" office:value-type="string" calcext:value-type="string">
            <text:p>You can use the email contact@ai4eu.eu</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3"/>
          <table:table-cell table:style-name="ce35"/>
          <table:table-cell table:style-name="ce36" table:number-columns-repeated="2"/>
          <table:table-cell table:number-columns-repeated="60"/>
        </table:table-row>
        <table:table-row table:style-name="ro1">
          <table:table-cell table:style-name="ce33"/>
          <table:table-cell table:style-name="ce36" table:number-columns-repeated="3"/>
          <table:table-cell table:number-columns-repeated="60"/>
        </table:table-row>
        <table:table-row table:style-name="ro1" table:number-rows-repeated="58">
          <table:table-cell table:number-columns-repeated="64"/>
        </table:table-row>
        <table:table-row table:style-name="ro1">
          <table:table-cell table:number-columns-repeated="64"/>
        </table:table-row>
      </table:table>
      <table:table table:name="Platform" table:style-name="ta2">
        <table:table-column table:style-name="co1" table:default-cell-style-name="Normal"/>
        <table:table-column table:style-name="co2" table:default-cell-style-name="Normal"/>
        <table:table-column table:style-name="co3" table:default-cell-style-name="Normal"/>
        <table:table-column table:style-name="co6"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4">
          <table:table-cell table:style-name="ce33" office:value-type="string" calcext:value-type="string">
            <text:p>What is the current status of the platform ?</text:p>
          </table:table-cell>
          <table:table-cell table:style-name="ce39" office:value-type="string" calcext:value-type="string">
            <text:p>Please check out all the platform releases page. It will inform you about all the released features and forecasted ones. </text:p>
          </table:table-cell>
          <table:table-cell table:style-name="ce37" office:value-type="string" calcext:value-type="string">
            <text:p>AI4EU FAQ</text:p>
          </table:table-cell>
          <table:table-cell table:style-name="ce36" office:value-type="string" calcext:value-type="string">
            <text:p>The bot should respond with appropriate responses from the platform releases page - https://www.ai4eu.eu/platform-releases-0</text:p>
          </table:table-cell>
          <table:table-cell table:number-columns-repeated="60"/>
        </table:table-row>
        <table:table-row table:style-name="ro5">
          <table:table-cell table:style-name="ce33" office:value-type="string" calcext:value-type="string">
            <text:p>Is it possible to join the AI4EU community as an organization and what is the process? What benefits will we have?</text:p>
          </table:table-cell>
          <table:table-cell table:style-name="ce39" office:value-type="string" calcext:value-type="string">
            <text:p>It is possible to join the AI4EU Community as an organisation. Please check out our Community Solutions and more specifically its “Organisation Directory” part. You can create an organisation page,  inform the Community about your organisation AI activities and when there are information you wish to share to the Community about jobs opportunities, AI challenges, breaking news etc of your organisation, you can publish news and keep the community updated!https://www.ai4eu.eu/ai-organisations-directory</text:p>
          </table:table-cell>
          <table:table-cell table:style-name="ce37" office:value-type="string" calcext:value-type="string">
            <text:p>AI4EU FAQ</text:p>
          </table:table-cell>
          <table:table-cell table:style-name="ce36"/>
          <table:table-cell table:number-columns-repeated="60"/>
        </table:table-row>
        <table:table-row table:style-name="ro6">
          <table:table-cell table:style-name="ce33" office:value-type="string" calcext:value-type="string">
            <text:p>How can the AI4EU platform help me staying plugged in and up to date on the AI environment in Europe? Would it be possible to post and update on your platform ?  </text:p>
          </table:table-cell>
          <table:table-cell table:style-name="ce39" office:value-type="string" calcext:value-type="string">
            <text:p>Please check out the News &amp; Events section for being updated on the AI environment in Europe. You can also subscribe to our newsletter (see footer) and receive a monthly summary of the AI4EU Community news, events &amp; activities. If you wish to share your news, events &amp; resources to the Community, we invite you to access our community solutions. https://www.ai4eu.eu/publication-processes</text:p>
          </table:table-cell>
          <table:table-cell table:style-name="ce37" office:value-type="string" calcext:value-type="string">
            <text:p>AI4EU FAQ</text:p>
          </table:table-cell>
          <table:table-cell table:style-name="ce36"/>
          <table:table-cell table:number-columns-repeated="60"/>
        </table:table-row>
        <table:table-row table:style-name="ro6">
          <table:table-cell table:style-name="ce33" office:value-type="string" calcext:value-type="string">
            <text:p>Are there possibilities to have more information about courses to obtain high skill in AI on the AI4EU platform?</text:p>
          </table:table-cell>
          <table:table-cell table:style-name="ce40" office:value-type="string" calcext:value-type="string">
            <text:p>The platform does not provide Database as a service offer but if you want to publish data, the AI4EU allows you to upload datasets up to 2Gb. You will be requested to provide some details about your data and the attached licence. For lager datasets, you can send email to the support to find the best solution to upload it. https://myidentity.ai4eu.eu/support</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6" table:number-columns-repeated="4"/>
          <table:table-cell table:number-columns-repeated="60"/>
        </table:table-row>
        <table:table-row table:style-name="ro1" table:number-rows-repeated="25">
          <table:table-cell table:style-name="ce38" table:number-columns-repeated="4"/>
          <table:table-cell table:number-columns-repeated="60"/>
        </table:table-row>
        <table:table-row table:style-name="ro1" table:number-rows-repeated="32">
          <table:table-cell table:number-columns-repeated="64"/>
        </table:table-row>
        <table:table-row table:style-name="ro1">
          <table:table-cell table:number-columns-repeated="64"/>
        </table:table-row>
      </table:table>
      <table:table table:name="Open Calls" table:style-name="ta3">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5">
          <table:table-cell table:style-name="ce33" office:value-type="string" calcext:value-type="string">
            <text:p>When will the AI4EU Open Calls Program calls be launched? </text:p>
          </table:table-cell>
          <table:table-cell table:style-name="ce43" office:value-type="string" calcext:value-type="string">
            <text:p><text:span text:style-name="T1">The Call for Challenges launching date is November 24</text:span><text:span text:style-name="T2">th</text:span><text:span text:style-name="T1"> at 13:00, call remains open until Q2 2021, with a cut-off date on 26th of January 2021 at 13:00 (Brussels time). </text:span></text:p>
            <text:p/>
            <text:p>The 1st Call for Solutions will launch on 25th of February 2021 at 13:00 (Brussels time), here on the site, with a deadline on 27th April 2021 at 13:00 (Brussels time).</text:p>
          </table:table-cell>
          <table:table-cell table:style-name="ce37" office:value-type="string" calcext:value-type="string">
            <text:p>AI4EU FAQ</text:p>
          </table:table-cell>
          <table:table-cell table:style-name="ce36"/>
          <table:table-cell table:number-columns-repeated="60"/>
        </table:table-row>
        <table:table-row table:style-name="ro5">
          <table:table-cell table:style-name="ce33" office:value-type="string" calcext:value-type="string">
            <text:p>What would be the challenges the Open Calls will address?</text:p>
          </table:table-cell>
          <table:table-cell table:style-name="ce43" office:value-type="string" calcext:value-type="string">
            <text:p>Challenges will be sourced from end-users (European Industry), assessed and published in the AI4EU platform. We are looking for challenges with an industrial, business or societal impact, that can be solved by AI. All challenges require sets of data exploitable for algorithm training/solvable with correct algorithms, expressed through a definition of the challenge, the criteria for evaluation and success measures. Visit the AI4EU website under the tab ‘Open calls’.  https://www.ai4eu.eu/ai4eu-open-calls</text:p>
          </table:table-cell>
          <table:table-cell table:style-name="ce37" office:value-type="string" calcext:value-type="string">
            <text:p>AI4EU FAQ</text:p>
          </table:table-cell>
          <table:table-cell table:style-name="ce36"/>
          <table:table-cell table:number-columns-repeated="60"/>
        </table:table-row>
        <table:table-row table:style-name="ro7">
          <table:table-cell table:style-name="ce33" office:value-type="string" calcext:value-type="string">
            <text:p>What are the conditions for participating in the AI4EU Open Calls Program? Which are the steps of the procedure?</text:p>
          </table:table-cell>
          <table:table-cell table:style-name="ce39" office:value-type="string" calcext:value-type="string">
            <text:p>AI4EU will implement a Challenge Based Open Call approach. There are 2 types of open calls for respectively <text:s/>Challenges and Solutions. Participants (third parties) can be European Industry Entrepreneurs defined as: Call for Challenges: End-users: SMEs, Mid Caps and large companies.Call for Solutions: Technology providers: startups, SMEs, Mid Caps, large companies and research organizations.The steps for selecting the challenges are:- Challenges sourcing and definition. An Expression of Interest Call to identify Challenge Owners supported by the AI4EU consortium to define the challenge.- Call for solutions, to select solution providers that will address and solve the specific challenges.- Support program, to develop the solutions (during Support program Challenge Owner will support Solutions Providers in addressing the challenge)</text:p>
          </table:table-cell>
          <table:table-cell table:style-name="ce37" office:value-type="string" calcext:value-type="string">
            <text:p>AI4EU FAQ</text:p>
          </table:table-cell>
          <table:table-cell table:style-name="ce36"/>
          <table:table-cell table:number-columns-repeated="60"/>
        </table:table-row>
        <table:table-row table:style-name="ro8">
          <table:table-cell table:style-name="ce33" office:value-type="string" calcext:value-type="string">
            <text:p>Will individuals outside the AI4EU Project Consortium be eligible to the AI4EU Open Calls Program? </text:p>
          </table:table-cell>
          <table:table-cell table:style-name="ce36" office:value-type="string" calcext:value-type="string">
            <text:p>No, both in the Call for Challenge and the Call for Solutions individuals outside the AI4EU Project Consortium are not eligible. To be eligible for the Open Calls you must be:-SMEs, Mid Caps or large companies in the Call for Challenges-Startups, SMEs, Mid Caps, large companies or research organizations in the Call for Solutions.</text:p>
          </table:table-cell>
          <table:table-cell table:style-name="ce37" office:value-type="string" calcext:value-type="string">
            <text:p>AI4EU FAQ</text:p>
          </table:table-cell>
          <table:table-cell table:style-name="ce36"/>
          <table:table-cell table:number-columns-repeated="60"/>
        </table:table-row>
        <table:table-row table:style-name="ro9">
          <table:table-cell table:style-name="ce41" office:value-type="string" calcext:value-type="string">
            <text:p>What are the forecasted grants amounts for AI projects?</text:p>
          </table:table-cell>
          <table:table-cell table:style-name="ce36" office:value-type="string" calcext:value-type="string">
            <text:p>Call for Challenges as selected Challenge Owner: € 10.000 to 13 Challenge OwnersCall for Solutions as selected Solution Provider: Up to € 70.000 to 41 Solution Providers</text:p>
          </table:table-cell>
          <table:table-cell table:style-name="ce37" office:value-type="string" calcext:value-type="string">
            <text:p>AI4EU FAQ</text:p>
          </table:table-cell>
          <table:table-cell table:number-columns-repeated="61"/>
        </table:table-row>
        <table:table-row table:style-name="ro10">
          <table:table-cell table:style-name="ce42" office:value-type="string" calcext:value-type="string">
            <text:p>What is the Type of Open Calls in the AI4EU Program?</text:p>
          </table:table-cell>
          <table:table-cell table:style-name="ce36" office:value-type="string" calcext:value-type="string">
            <text:p>AI4EU will implement a Challenge Based Open Call approach. The principle of the Challenge Based Open Call Model is to identify challenges with an industrial, business or societal impact and develop AI-based solutions using the components available from the AI4EU platform repository or creating new components. The challenges will be sourced from the European Industry or AI4EU consortium partners that will receive support from AI4EU to detail and present them to the developers’ community. Challenges will be continuously sourced, assessed and published in the AI4EU platform. When a challenge is published, solution providers can apply to solve this challenge. The best proposals will be supported for 6 months and will receive funding under the FSTP rules.</text:p>
          </table:table-cell>
          <table:table-cell table:style-name="ce37" office:value-type="string" calcext:value-type="string">
            <text:p>AI4EU FAQ</text:p>
          </table:table-cell>
          <table:table-cell table:number-columns-repeated="61"/>
        </table:table-row>
        <table:table-row table:style-name="ro1" table:number-rows-repeated="56">
          <table:table-cell table:number-columns-repeated="64"/>
        </table:table-row>
        <table:table-row table:style-name="ro1">
          <table:table-cell table:number-columns-repeated="64"/>
        </table:table-row>
      </table:table>
      <table:table table:name="AI Opportunities" table:style-name="ta4">
        <table:table-column table:style-name="co1" table:default-cell-style-name="Normal"/>
        <table:table-column table:style-name="co2" table:default-cell-style-name="Normal"/>
        <table:table-column table:style-name="co3" table:default-cell-style-name="Normal"/>
        <table:table-column table:style-name="co4" table:default-cell-style-name="Normal"/>
        <table:table-column table:style-name="co5" table:number-columns-repeated="60" table:default-cell-style-name="Normal"/>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ce32" office:value-type="string" calcext:value-type="string">
            <text:p>Comment</text:p>
          </table:table-cell>
          <table:table-cell table:style-name="ce32" office:value-type="string" calcext:value-type="string">
            <text:p>TODO</text:p>
          </table:table-cell>
          <table:table-cell table:number-columns-repeated="60"/>
        </table:table-row>
        <table:table-row table:style-name="ro5">
          <table:table-cell table:style-name="ce33" office:value-type="string" calcext:value-type="string">
            <text:p>How can the AI4EU Platform helps an organization/user promoting an AI initiative ?</text:p>
          </table:table-cell>
          <table:table-cell table:style-name="ce33" office:value-type="string" calcext:value-type="string">
            <text:p>The AI4EU platform provides its users with community solutions. One of them allow users to create organisation pages and start informing the community about their AI activities and news (job opportunities, challenges, events…). You can find more information in https://www.ai4eu.eu/ai-organisations-directoryThe AI4EU platform also provides its users with the possibility to publish news, events, webinars, AI resources and share them to the whole community. Please check out https://www.ai4eu.eu/publication-processes</text:p>
          </table:table-cell>
          <table:table-cell table:style-name="ce37" office:value-type="string" calcext:value-type="string">
            <text:p>AI4EU FAQ</text:p>
          </table:table-cell>
          <table:table-cell table:style-name="ce36"/>
          <table:table-cell table:number-columns-repeated="60"/>
        </table:table-row>
        <table:table-row table:style-name="ro1">
          <table:table-cell table:style-name="ce33"/>
          <table:table-cell table:style-name="ce39"/>
          <table:table-cell table:style-name="ce36" table:number-columns-repeated="2"/>
          <table:table-cell table:number-columns-repeated="60"/>
        </table:table-row>
        <table:table-row table:style-name="ro1">
          <table:table-cell table:style-name="ce33"/>
          <table:table-cell table:style-name="ce35"/>
          <table:table-cell table:style-name="ce36" table:number-columns-repeated="2"/>
          <table:table-cell table:number-columns-repeated="60"/>
        </table:table-row>
        <table:table-row table:style-name="ro1">
          <table:table-cell table:style-name="ce33"/>
          <table:table-cell table:style-name="ce36" table:number-columns-repeated="3"/>
          <table:table-cell table:number-columns-repeated="60"/>
        </table:table-row>
        <table:table-row table:style-name="ro1" table:number-rows-repeated="58">
          <table:table-cell table:number-columns-repeated="64"/>
        </table:table-row>
        <table:table-row table:style-name="ro1">
          <table:table-cell table:number-columns-repeated="64"/>
        </table:table-row>
      </table:table>
      <table:table table:name="ai-glossary" table:style-name="ta5">
        <table:table-column table:style-name="co7" table:default-cell-style-name="ce13"/>
        <table:table-column table:style-name="co8" table:default-cell-style-name="ce13"/>
        <table:table-column table:style-name="co5" table:number-columns-repeated="30" table:default-cell-style-name="ce47"/>
        <table:table-column table:style-name="co5" table:number-columns-repeated="75" table:default-cell-style-name="ce46"/>
        <table:table-row table:style-name="ro1">
          <table:table-cell/>
          <table:table-cell office:value-type="string" calcext:value-type="string">
            <text:p>Answer</text:p>
          </table:table-cell>
          <table:table-cell table:style-name="ce46" table:number-columns-repeated="30"/>
          <table:table-cell table:number-columns-repeated="75"/>
        </table:table-row>
        <table:table-row table:style-name="ro1">
          <table:table-cell office:value-type="string" calcext:value-type="string">
            <text:p>what is the abductive logic programming ?</text:p>
          </table:table-cell>
          <table:table-cell office:value-type="string" calcext:value-type="string" table:number-columns-spanned="28" table:number-rows-spanned="1">
            <text:p>A high-level knowledge-representation framework that can be used to solve problems declaratively based on abductive reasoning. It extends normal logic programming by allowing some predicates to be incompletely defined, declared as abducible predicates.</text:p>
          </table:table-cell>
          <table:covered-table-cell table:number-columns-repeated="27" table:style-name="ce13"/>
          <table:table-cell table:style-name="ce46" table:number-columns-repeated="3"/>
          <table:table-cell table:number-columns-repeated="75"/>
        </table:table-row>
        <table:table-row table:style-name="ro1">
          <table:table-cell office:value-type="string" calcext:value-type="string">
            <text:p>what is the abductive reasoning ?</text:p>
          </table:table-cell>
          <table:table-cell office:value-type="string" calcext:value-type="string" table:number-columns-spanned="31" table:number-rows-spanned="1">
            <text:p>A form of logical inference which starts with an observation or set of observations then seeks to find the simplest and most likely explanation. This process, unlike deductive reasoning, yields a plausible conclusion but does not positively verify it. abductive inference, or retroduction</text:p>
          </table:table-cell>
          <table:covered-table-cell table:number-columns-repeated="30"/>
          <table:table-cell table:number-columns-repeated="75"/>
        </table:table-row>
        <table:table-row table:style-name="ro1">
          <table:table-cell office:value-type="string" calcext:value-type="string">
            <text:p>what is the abstract data type ?</text:p>
          </table:table-cell>
          <table:table-cell office:value-type="string" calcext:value-type="string" table:number-columns-spanned="28" table:number-rows-spanned="1">
            <text:p>A mathematical model for data types, where a data type is defined by its behavior (semantics) from the point of view of a user of the data, specifically in terms of possible values, possible operations on data of this type, and the behavior of these operations.</text:p>
          </table:table-cell>
          <table:covered-table-cell table:number-columns-repeated="27"/>
          <table:table-cell table:style-name="ce46" table:number-columns-repeated="3"/>
          <table:table-cell table:number-columns-repeated="75"/>
        </table:table-row>
        <table:table-row table:style-name="ro1">
          <table:table-cell office:value-type="string" calcext:value-type="string">
            <text:p>what is the abstraction ?</text:p>
          </table:table-cell>
          <table:table-cell office:value-type="string" calcext:value-type="string" table:number-columns-spanned="18" table:number-rows-spanned="1">
            <text:p>The process of removing physical, spatial, or temporal details or attributes in the study of objects or systems in order to more closely attend to other details of interest</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accelerating change ?</text:p>
          </table:table-cell>
          <table:table-cell office:value-type="string" calcext:value-type="string" table:number-columns-spanned="24" table:number-rows-spanned="1">
            <text:p>A perceived increase in the rate of technological change throughout history, which may suggest faster and more profound change in the future and may or may not be accompanied by equally profound social and cultural change.</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action language ?</text:p>
          </table:table-cell>
          <table:table-cell office:value-type="string" calcext:value-type="string" table:number-columns-spanned="37" table:number-rows-spanned="1">
            <text:p>A language for specifying state transition systems, and is commonly used to create formal models of the effects of actions on the world. Action languages are commonly used in the artificial intelligence and robotics domains, where they describe how actions affect the states of systems over time, and may be used for automated planning.</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action model learning ?</text:p>
          </table:table-cell>
          <table:table-cell office:value-type="string" calcext:value-type="string" table:number-columns-spanned="34" table:number-rows-spanned="1">
            <text:p>An area of machine learning concerned with creation and modification of software agent's knowledge about effects and preconditions of the actions that can be executed within its environment. This knowledge is usually represented in logic-based action description language and used as the input for automated planner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action selection ?</text:p>
          </table:table-cell>
          <table:table-cell office:value-type="string" calcext:value-type="string" table:number-columns-spanned="34" table:number-rows-spanned="1">
            <text:p>A way of characterizing the most basic problem of intelligent systems: what to do next. In artificial intelligence and computational cognitive science, "the action selection problem" is typically associated with intelligent agents and animats—artificial systems that exhibit complex behaviour in an agent environment.</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activation function ?</text:p>
          </table:table-cell>
          <table:table-cell office:value-type="string" calcext:value-type="string" table:number-columns-spanned="14" table:number-rows-spanned="1">
            <text:p>In artificial neural networks, the activation function of a node defines the output of that node given an input or set of inpu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adaptive algorithm ?</text:p>
          </table:table-cell>
          <table:table-cell office:value-type="string" calcext:value-type="string" table:number-columns-spanned="13" table:number-rows-spanned="1">
            <text:p>An algorithm that changes its behavior at the time it is run, based on a priori defined reward mechanism or criterion.</text:p>
          </table:table-cell>
          <table:covered-table-cell table:number-columns-repeated="12" table:style-name="ce13"/>
          <table:table-cell table:style-name="ce46" table:number-columns-repeated="18"/>
          <table:table-cell table:number-columns-repeated="75"/>
        </table:table-row>
        <table:table-row table:style-name="ro1">
          <table:table-cell office:value-type="string" calcext:value-type="string">
            <text:p>what is the adaptive neuro fuzzy inference system ?</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adaptive network-based fuzzy inference system?</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admissible heuristic ?</text:p>
          </table:table-cell>
          <table:table-cell office:value-type="string" calcext:value-type="string" table:number-columns-spanned="31" table:number-rows-spanned="1">
            <text:p>In computer science, specifically in algorithms related to pathfinding, a heuristic function is said to be admissible if it never overestimates the cost of reaching the goal, i.e. the cost it estimates to reach the goal is not higher than the lowest possible cost from the current point in the path.</text:p>
          </table:table-cell>
          <table:covered-table-cell table:number-columns-repeated="30"/>
          <table:table-cell table:number-columns-repeated="75"/>
        </table:table-row>
        <table:table-row table:style-name="ro1">
          <table:table-cell office:value-type="string" calcext:value-type="string">
            <text:p>what is the affective computing ?</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artificial emotional intelligence?</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emotional AI?</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agent architecture ?</text:p>
          </table:table-cell>
          <table:table-cell office:value-type="string" calcext:value-type="string" table:number-columns-spanned="22" table:number-rows-spanned="1">
            <text:p>A blueprint for software agents and intelligent control systems, depicting the arrangement of components. The architectures implemented by intelligent agents are referred to as cognitive architecture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AI accelerator ?</text:p>
          </table:table-cell>
          <table:table-cell office:value-type="string" calcext:value-type="string" table:number-columns-spanned="22" table:number-rows-spanned="1">
            <text:p>A class of microprocessor or computer system designed as hardware acceleration for artificial intelligence applications, especially artificial neural networks, machine vision, and machine learning.</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AI-complete ?</text:p>
          </table:table-cell>
          <table:table-cell office:value-type="string" calcext:value-type="string" table:number-columns-spanned="44" table:number-rows-spanned="1">
            <text:p>In the field of artificial intelligence, the most difficult problems are informally known as AI-complete or AI-hard, implying that the difficulty of these computational problems is equivalent to that of solving the central artificial intelligence problem—making computers as intelligent as people, or strong AI. To call a problem AI-complete reflects an attitude that it would not be solved by a simple specific algorithm.</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an algorithm ?</text:p>
          </table:table-cell>
          <table:table-cell office:value-type="string" calcext:value-type="string" table:number-columns-spanned="17" table:number-rows-spanned="1">
            <text:p>An unambiguous specification of how to solve a class of problems. Algorithms can perform calculation, data processing, and automated reasoning tasks.</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algorithmic efficiency?</text:p>
          </table:table-cell>
          <table:table-cell office:value-type="string" calcext:value-type="string" table:number-columns-spanned="40" table:number-rows-spanned="1">
            <text:p>A property of an algorithm which relates to the number of computational resources used by the algorithm. An algorithm must be analyzed to determine its resource usage, and the efficiency of an algorithm can be measured based on usage of different resources. Algorithmic efficiency can be thought of as analogous to engineering productivity for a repeating or continuous process.</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algorithmic probability ?</text:p>
          </table:table-cell>
          <table:table-cell office:value-type="string" calcext:value-type="string" table:number-columns-spanned="25" table:number-rows-spanned="1">
            <text:p>In algorithmic information theory, algorithmic probability, also known as Solomonoff probability, is a mathematical method of assigning a prior probability to a given observation. It was invented by Ray Solomonoff in the 1960s.</text:p>
          </table:table-cell>
          <table:covered-table-cell table:number-columns-repeated="24" table:style-name="ce13"/>
          <table:table-cell table:style-name="ce46" table:number-columns-repeated="6"/>
          <table:table-cell table:number-columns-repeated="75"/>
        </table:table-row>
        <table:table-row table:style-name="ro1">
          <table:table-cell office:value-type="string" calcext:value-type="string">
            <text:p>what is the AlphaGo ?</text:p>
          </table:table-cell>
          <table:table-cell office:value-type="string" calcext:value-type="string" table:number-columns-spanned="39" table:number-rows-spanned="1">
            <text:p>A computer program that plays the board game Go. It was developed by Alphabet Inc.'s Google DeepMind in London. AlphaGo has several versions including AlphaGo Zero, AlphaGo Master, AlphaGo Lee, etc. In October 2015, AlphaGo became the first computer Go program to beat a human professional Go player without handicaps on a full-sized 19×19 board.</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ambient intelligence ?</text:p>
          </table:table-cell>
          <table:table-cell office:value-type="string" calcext:value-type="string" table:number-columns-spanned="9" table:number-rows-spanned="1">
            <text:p>Electronic environments that are sensitive and responsive to the presence of people.</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analysis of algorithms?</text:p>
          </table:table-cell>
          <table:table-cell office:value-type="string" calcext:value-type="string" table:number-columns-spanned="39" table:number-rows-spanned="1">
            <text:p>The determination of the computational complexity of algorithms, that is the amount of time, storage and/or other resources necessary to execute them. Usually, this involves determining a function that relates the length of an algorithm's input to the number of steps it takes (its time complexity) or the number of storage locations it uses (its space complexity).</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answer set programming?</text:p>
          </table:table-cell>
          <table:table-cell office:value-type="string" calcext:value-type="string" table:number-columns-spanned="36" table:number-rows-spanned="1">
            <text:p>A form of declarative programming oriented towards difficult (primarily NP-hard) search problems. It is based on the stable model (answer set) semantics of logic programming. In ASP, search problems are reduced to computing stable models, and answer set solvers—programs for generating stable models—are used to perform search.</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anytime algorithm ?</text:p>
          </table:table-cell>
          <table:table-cell office:value-type="string" calcext:value-type="string" table:number-columns-spanned="10" table:number-rows-spanned="1">
            <text:p>An algorithm that can return a valid solution to a problem even if it is interrupted before it ends.</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an application programming interface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approximate string matching?</text:p>
          </table:table-cell>
          <table:table-cell table:style-name="ce45" office:value-type="string" calcext:value-type="string">
            <text:p>It is a technique of finding strings that match a pattern approximately (rather tha instead of exactly</text:p>
          </table:table-cell>
          <table:table-cell table:style-name="ce13" table:number-columns-repeated="2"/>
          <table:table-cell table:style-name="ce46" table:number-columns-repeated="28"/>
          <table:table-cell table:number-columns-repeated="75"/>
        </table:table-row>
        <table:table-row table:style-name="ro1">
          <table:table-cell office:value-type="string" calcext:value-type="string">
            <text:p>what is an API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approximate string mat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fuzzy string sear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approximation error ?</text:p>
          </table:table-cell>
          <table:table-cell office:value-type="string" calcext:value-type="string" table:number-columns-spanned="8" table:number-rows-spanned="1">
            <text:p>The discrepancy between an exact value and some approximation to it.</text:p>
          </table:table-cell>
          <table:covered-table-cell table:number-columns-repeated="7" table:style-name="ce13"/>
          <table:table-cell table:style-name="ce46" table:number-columns-repeated="23"/>
          <table:table-cell table:number-columns-repeated="75"/>
        </table:table-row>
        <table:table-row table:style-name="ro1">
          <table:table-cell office:value-type="string" calcext:value-type="string">
            <text:p>what is the argumentation framework?</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argumentation system ?</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artificial general intelligence?</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style-name="ce46"/>
          <table:table-cell table:number-columns-repeated="75"/>
        </table:table-row>
        <table:table-row table:style-name="ro1">
          <table:table-cell office:value-type="string" calcext:value-type="string">
            <text:p>what is the artificial immune system?</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style-name="ce46"/>
          <table:table-cell table:number-columns-repeated="75"/>
        </table:table-row>
        <table:table-row table:style-name="ro1">
          <table:table-cell office:value-type="string" calcext:value-type="string">
            <text:p>what is the artificial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AI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machine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Artificial Intelligence Markup Language ?</text:p>
          </table:table-cell>
          <table:table-cell office:value-type="string" calcext:value-type="string" table:number-columns-spanned="7" table:number-rows-spanned="1">
            <text:p>An XML dialect for creating natural language software agents.</text:p>
          </table:table-cell>
          <table:covered-table-cell table:number-columns-repeated="6" table:style-name="ce13"/>
          <table:table-cell table:style-name="ce46" table:number-columns-repeated="24"/>
          <table:table-cell table:number-columns-repeated="75"/>
        </table:table-row>
        <table:table-row table:style-name="ro1">
          <table:table-cell office:value-type="string" calcext:value-type="string">
            <text:p>what is an artificial neural network?</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a connectionist system ?</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Association for the Advancement of Artificial Intelligence ?</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a AAAI?</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asymptotic computational complexity ?</text:p>
          </table:table-cell>
          <table:table-cell office:value-type="string" calcext:value-type="string" table:number-columns-spanned="28" table:number-rows-spanned="1">
            <text:p>In computational complexity theory, asymptotic computational complexity is the usage of asymptotic analysis for the estimation of computational complexity of algorithms and computational problems, commonly associated with the usage of the big O notation.</text:p>
          </table:table-cell>
          <table:covered-table-cell table:number-columns-repeated="27" table:style-name="ce13"/>
          <table:table-cell table:style-name="ce46" table:number-columns-repeated="3"/>
          <table:table-cell table:number-columns-repeated="75"/>
        </table:table-row>
        <table:table-row table:style-name="ro1">
          <table:table-cell office:value-type="string" calcext:value-type="string">
            <text:p>what is the attributional calculus ?</text:p>
          </table:table-cell>
          <table:table-cell office:value-type="string" calcext:value-type="string" table:number-columns-spanned="33" table:number-rows-spanned="1">
            <text:p>A logic and representation system defined by Ryszard S. Michalski. It combines elements of predicate logic, propositional calculus, and multi-valued logic. Attributional calculus provides a formal language for natural induction, an inductive learning process whose results are in forms natural to people.</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augmented reality?</text:p>
          </table:table-cell>
          <table:table-cell office:value-type="string" calcext:value-type="string" table:number-columns-spanned="31" table:number-rows-spanned="1">
            <text:p>An interactive experience of a real-world environment where the objects that reside in the real-world are "augmented" by computer-generated perceptual information, sometimes across multiple sensory modalities, including visual, auditory, haptic, somatosensory, and olfactory.</text:p>
          </table:table-cell>
          <table:covered-table-cell table:number-columns-repeated="30"/>
          <table:table-cell table:number-columns-repeated="75"/>
        </table:table-row>
        <table:table-row table:style-name="ro1">
          <table:table-cell office:value-type="string" calcext:value-type="string">
            <text:p>what is the automata theory?</text:p>
          </table:table-cell>
          <table:table-cell office:value-type="string" calcext:value-type="string" table:number-columns-spanned="27" table:number-rows-spanned="1">
            <text:p>The study of abstract machines and automata, as well as the computational problems that can be solved using them. It is a theory in theoretical computer science and discrete mathematics (a subject of study in both mathematics and computer science).</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automated planning and schedul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simply AI plann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0"/>
          <table:covered-table-cell table:number-columns-repeated="9" table:style-name="ce47"/>
          <table:table-cell table:number-columns-repeated="66"/>
        </table:table-row>
        <table:table-row table:style-name="ro1">
          <table:table-cell office:value-type="string" calcext:value-type="string">
            <text:p>what is the automated reasoning?</text:p>
          </table:table-cell>
          <table:table-cell office:value-type="string" calcext:value-type="string" table:number-columns-spanned="45" table:number-rows-spanned="1">
            <text:p>An area of computer science and mathematical logic dedicated to understanding different aspects of reasoning. The study of automated reasoning helps produce computer programs that allow computers to reason completely, or nearly completely, automatically. Although automated reasoning is considered a sub-field of artificial intelligence, it also has connections with theoretical computer science, and even philosophy.</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autonomic computing?</text:p>
          </table:table-cell>
          <table:table-cell office:value-type="string" calcext:value-type="string" table:number-columns-spanned="46" table:number-rows-spanned="1">
            <text:p>The self-managing characteristics of distributed computing resources, adapting to unpredictable changes while hiding intrinsic complexity to operators and users. Initiated by IBM in 2001, this initiative ultimately aimed to develop computer systems capable of self-management, to overcome the rapidly growing complexity of computing systems management, and to reduce the barrier that complexity poses to further growth.</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an autonomou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a self-driving car?</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a self-driving robot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a driverles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an autonomous robot?</text:p>
          </table:table-cell>
          <table:table-cell office:value-type="string" calcext:value-type="string" table:number-columns-spanned="21" table:number-rows-spanned="1">
            <text:p>A robot that performs behaviors or tasks with a high degree of autonomy. Autonomous robotics is usually considered to be a subfield of artificial intelligence, robotics, and information engineering.</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backpropagation?</text:p>
          </table:table-cell>
          <table:table-cell office:value-type="string" calcext:value-type="string" table:number-columns-spanned="46" table:number-rows-spanned="1">
            <text:p>A method used in artificial neural networks to calculate a gradient that is needed in the calculation of the weights to be used in the network. Backpropagation is shorthand for "the backward propagation of errors", since an error is computed at the output and distributed backwards throughout the network's layers. It is commonly used to train deep neural networks, a term referring to neural networks with more than one hidden layer.</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backpropagation through time?</text:p>
          </table:table-cell>
          <table:table-cell office:value-type="string" calcext:value-type="string" table:number-columns-spanned="20" table:number-rows-spanned="1">
            <text:p>A gradient-based technique for training certain types of recurrent neural networks. It can be used to train Elman networks. The algorithm was independently derived by numerous researcher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backward chai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backward reaso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a bag-of-words model?</text:p>
          </table:table-cell>
          <table:table-cell office:value-type="string" calcext:value-type="string" table:number-columns-spanned="54" table:number-rows-spanned="1">
            <text:p>A simplifying representation used in natural language processing and information retrieval (IR). In this model, a text (such as a sentence or a document) is represented as the bag (multiset) of its words, disregarding grammar and even word order but keeping multiplicity. The bag-of-words model has also been used for computer vision. The bag-of-words model is commonly used in methods of document classification where the (frequency of) occurrence of each word is used as a feature for training a classifier.</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 bag-of-words model in computer vision?</text:p>
          </table:table-cell>
          <table:table-cell office:value-type="string" calcext:value-type="string" table:number-columns-spanned="42" table:number-rows-spanned="1">
            <text:p>In computer vision, the bag-of-words model (BoW model) can be applied to image classification, by treating image features as words. In document classification, a bag of words is a sparse vector of occurrence counts of words; that is, a sparse histogram over the vocabulary. In computer vision, a bag of visual words is a vector of occurrence counts of a vocabulary of local image features.</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batch normalization?</text:p>
          </table:table-cell>
          <table:table-cell office:value-type="string" calcext:value-type="string" table:number-columns-spanned="34" table:number-rows-spanned="1">
            <text:p>A technique for improving the performance and stability of artificial neural networks. It is a technique to provide any layer in a neural network with inputs that are zero mean/unit variance. Batch normalization was introduced in a 2015 paper. It is used to normalize the input layer by adjusting and scaling the activa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Bayesian programming?</text:p>
          </table:table-cell>
          <table:table-cell office:value-type="string" calcext:value-type="string" table:number-columns-spanned="17" table:number-rows-spanned="1">
            <text:p>A formalism and a methodology for having a technique to specify probabilistic models and solve problems when less than the necessary information is available.</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bees algorithm?</text:p>
          </table:table-cell>
          <table:table-cell office:value-type="string" calcext:value-type="string" table:number-columns-spanned="61" table:number-rows-spanned="1">
            <text:p>A population-based search algorithm which was developed by Pham, Ghanbarzadeh and et al. in 2005. It mimics the food foraging behaviour of honey bee colonies. In its basic version the algorithm performs a kind of neighbourhood search combined with global search, and can be used for both combinatorial optimization and continuous optimization. The only condition for the application of the bees algorithm is that some measure of distance between the solutions is defined. The effectiveness and specific abilities of the bees algorithm have been proven in a number of studies.</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behavior informatics?</text:p>
          </table:table-cell>
          <table:table-cell office:value-type="string" calcext:value-type="string" table:number-columns-spanned="10" table:number-rows-spanned="1">
            <text:p>The informatics of behaviors so as to obtain behavior intelligence and behavior insights.</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behavior tree?</text:p>
          </table:table-cell>
          <table:table-cell office:value-type="string" calcext:value-type="string" table:number-columns-spanned="71" table:number-rows-spanned="1">
            <text:p>A mathematical model of plan execution used in computer science, robotics, control systems and video games. They describe switchings between a finite set of tasks in a modular fashion. Their strength comes from their ability to create very complex tasks composed of simple tasks, without worrying how the simple tasks are implemented. BTs present some similarities to hierarchical state machines with the key difference that the main building block of a behavior is a task rather than a state. Its ease of human understanding make BTs less error-prone and very popular in the game developer community. BTs have shown to generalize several other control architectures.</text:p>
          </table:table-cell>
          <table:covered-table-cell table:number-columns-repeated="30"/>
          <table:covered-table-cell table:number-columns-repeated="40" table:style-name="ce47"/>
          <table:table-cell table:number-columns-repeated="35"/>
        </table:table-row>
        <table:table-row table:style-name="ro1">
          <table:table-cell office:value-type="string" calcext:value-type="string">
            <text:p>what is the belief-desire-intention software model?</text:p>
          </table:table-cell>
          <table:table-cell office:value-type="string" calcext:value-type="string" table:number-columns-spanned="78" table:number-rows-spanned="1">
            <text:p>A software model developed for programming intelligent agents. Superficially characterized by the implementation of an agent's beliefs, desires and intentions, it actually uses these concepts to solve a particular problem in agent programming. In essence, it provides a mechanism for separating the activity of selecting a plan (from a plan library or an external planner application) from the execution of currently active plans. Consequently, BDI agents are able to balance the time spent on deliberating about plans (choosing what to do) and executing those plans (doing it). A third activity, creating the plans in the first place (planning), is not within the scope of the model, and is left to the system designer and programmer.</text:p>
          </table:table-cell>
          <table:covered-table-cell table:number-columns-repeated="30"/>
          <table:covered-table-cell table:number-columns-repeated="47" table:style-name="ce47"/>
          <table:table-cell table:number-columns-repeated="28"/>
        </table:table-row>
        <table:table-row table:style-name="ro1">
          <table:table-cell office:value-type="string" calcext:value-type="string">
            <text:p>what is bias–variance tradeoff?</text:p>
          </table:table-cell>
          <table:table-cell office:value-type="string" calcext:value-type="string" table:number-columns-spanned="27" table:number-rows-spanned="1">
            <text:p>In statistics and machine learning, the bias–variance tradeoff is the property of a set of predictive models whereby models with a lower bias in parameter estimation have a higher variance of the parameter estimates across samples, and vice versa.</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big data?</text:p>
          </table:table-cell>
          <table:table-cell office:value-type="string" calcext:value-type="string" table:number-columns-spanned="32" table:number-rows-spanned="1">
            <text:p>A term used to refer to data sets that are too large or complex for traditional data-processing application software to adequately deal with. Data with many cases (rows) offer greater statistical power, while data with higher complexity (more attributes or columns) may lead to a higher false discovery rate.</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Big O notation?</text:p>
          </table:table-cell>
          <table:table-cell office:value-type="string" calcext:value-type="string" table:number-columns-spanned="33" table:number-rows-spanned="1">
            <text:p>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binary tree?</text:p>
          </table:table-cell>
          <table:table-cell office:value-type="string" calcext:value-type="string" table:number-columns-spanned="39" table:number-rows-spanned="1">
            <text:p>A tree data structure in which each node has at most two children, which are referred to as the left child and the right child. A recursive definition using just set theory notions is that a (non-empty) binary tree is a tuple (L, S, R), where L and R are binary trees or the empty set and S is a singleton set. Some authors allow the binary tree to be the empty set as well.</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blackboard system?</text:p>
          </table:table-cell>
          <table:table-cell office:value-type="string" calcext:value-type="string" table:number-columns-spanned="50" table:number-rows-spanned="1">
            <text:p>An artificial intelligence approach based on the blackboard architectural model, where a common knowledge base, the "blackboard", is iteratively updated by a diverse group of specialist knowledge sources, starting with a problem specification and ending with a solution. Each knowledge source updates the blackboard with a partial solution when its internal constraints match the blackboard state. In this way, the specialists work together to solve the problem.</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a Boltzmann machine?</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a stochastic Hopfield network with hidden units ?</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the Boolean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propositional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SATISFIABILITY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SAT?</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brain technology?</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self-learning know-how system ?</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branching factor?</text:p>
          </table:table-cell>
          <table:table-cell office:value-type="string" calcext:value-type="string" table:number-columns-spanned="21" table:number-rows-spanned="1">
            <text:p>In computing, tree data structures, and game theory, the number of children at each node, the outdegree. If this value is not uniform, an average branching factor can be calculated.</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brute-force search?</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exhaustive search ?</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a capsule neural network?</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a CapsNet ?</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a case-based reasoning?</text:p>
          </table:table-cell>
          <table:table-cell office:value-type="string" calcext:value-type="string" table:number-columns-spanned="12" table:number-rows-spanned="1">
            <text:p>Broadly construed, the process of solving new problems based on the solutions of similar past problem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cha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smar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talk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chatter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n IM 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n interactive agen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conversational interface?</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rtificial conversational entity?</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1" table:style-name="ce13"/>
          <table:table-cell table:style-name="ce46" table:number-columns-repeated="19"/>
          <table:table-cell table:number-columns-repeated="75"/>
        </table:table-row>
        <table:table-row table:style-name="ro3">
          <table:table-cell office:value-type="string" calcext:value-type="string">
            <text:p>what is the cloud robotics?</text:p>
          </table:table-cell>
          <table:table-cell office:value-type="string" calcext:value-type="string" table:number-columns-spanned="106" table:number-rows-spanned="1">
            <text:p>A field of robotics that attempts to invoke cloud technologies such as cloud computing, cloud storage, and other Internet technologies centred on the benefits of converged infrastructure and shared services for robotics. When connected to the cloud, robots can benefit from the powerful computation, storage, and communication resources of modern data center in the cloud, which can process and share information from various robots or agent (other machines, smart objects, humans, etc.). Humans can also delegate tasks to robots remotely through networks. Cloud computing technologies enable robot systems to be endowed with powerful capability whilst reducing costs through cloud technologies. Thus, it is possible to build lightweight, low cost, smarter robots have intelligent "brain" in the cloud. The "brain" consists of data center, knowledge base, task planners, deep learning, information processing, environment models, communication support, etc.</text:p>
          </table:table-cell>
          <table:covered-table-cell table:number-columns-repeated="30"/>
          <table:covered-table-cell table:number-columns-repeated="75" table:style-name="ce47"/>
        </table:table-row>
        <table:table-row table:style-name="ro1">
          <table:table-cell office:value-type="string" calcext:value-type="string">
            <text:p>what is the cluster analysis?</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clustering?</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 Cobweb?</text:p>
          </table:table-cell>
          <table:table-cell office:value-type="string" calcext:value-type="string" table:number-columns-spanned="53" table:number-rows-spanned="1">
            <text:p>An incremental system for hierarchical conceptual clustering. COBWEB was invented by Professor Douglas H. Fisher, currently at Vanderbilt University. COBWEB incrementally organizes observations into a classification tree. Each node in a classification tree represents a class (concept) and is labeled by a probabilistic concept that summarizes the attribute-value distributions of objects classified under the node. This classification tree can be used to predict missing attributes or the class of a new object.</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cognitive architecture?</text:p>
          </table:table-cell>
          <table:table-cell office:value-type="string" calcext:value-type="string" table:number-columns-spanned="37" table:number-rows-spanned="1">
            <text:p>The Institute of Creative Technologies defines cognitive architecture as: "hypothesis about the fixed structures that provide a mind, whether in natural or artificial systems, and how they work together – in conjunction with knowledge and skills embodied within the architecture – to yield intelligent behavior in a diversity of complex environments."</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cognitive computing?</text:p>
          </table:table-cell>
          <table:table-cell office:value-type="string" calcext:value-type="string" table:number-columns-spanned="38" table:number-rows-spanned="1">
            <text:p>In general, the term cognitive computing has been used to refer to new hardware and/or software that mimics the functioning of the human brain and helps to improve human decision-making. In this sense, CC is a new type of computing with the goal of more accurate models of how the human brain/mind senses, reasons, and responds to stimulu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cognitive science?</text:p>
          </table:table-cell>
          <table:table-cell office:value-type="string" calcext:value-type="string" table:number-columns-spanned="7" table:number-rows-spanned="1">
            <text:p>The interdisciplinary scientific study of the mind and its processes.</text:p>
          </table:table-cell>
          <table:covered-table-cell table:number-columns-repeated="6" table:style-name="ce13"/>
          <table:table-cell table:style-name="ce46" table:number-columns-repeated="24"/>
          <table:table-cell table:number-columns-repeated="75"/>
        </table:table-row>
        <table:table-row table:style-name="ro1">
          <table:table-cell office:value-type="string" calcext:value-type="string">
            <text:p>what is the combinatorial optimization?</text:p>
          </table:table-cell>
          <table:table-cell office:value-type="string" calcext:value-type="string" table:number-columns-spanned="20" table:number-rows-spanned="1">
            <text:p>In Operations Research, applied mathematics and theoretical computer science, combinatorial optimization is a topic that consists of finding an optimal object from a finite set of object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committee machine?</text:p>
          </table:table-cell>
          <table:table-cell office:value-type="string" calcext:value-type="string" table:number-columns-spanned="33" table:number-rows-spanned="1">
            <text:p>A type of artificial neural network using a divide and conquer strategy in which the responses of multiple neural networks (experts) are combined into a single response. The combined response of the committee machine is supposed to be superior to those of its constituent experts. Compare ensembles of classifiers.</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commonsense knowledge?</text:p>
          </table:table-cell>
          <table:table-cell office:value-type="string" calcext:value-type="string" table:number-columns-spanned="30" table:number-rows-spanned="1">
            <text:p>In artificial intelligence research, commonsense knowledge consists of facts about the everyday world, such as "Lemons are sour", that all humans are expected to know. The first AI program to address common sense knowledge was Advice Taker in 1959 by John McCarthy.</text:p>
          </table:table-cell>
          <table:covered-table-cell table:number-columns-repeated="29"/>
          <table:table-cell table:style-name="ce46"/>
          <table:table-cell table:number-columns-repeated="75"/>
        </table:table-row>
        <table:table-row table:style-name="ro1">
          <table:table-cell office:value-type="string" calcext:value-type="string">
            <text:p>what is the commonsense reasoning?</text:p>
          </table:table-cell>
          <table:table-cell office:value-type="string" calcext:value-type="string" table:number-columns-spanned="19" table:number-rows-spanned="1">
            <text:p>A branch of artificial intelligence concerned with simulating the human ability to make presumptions about the type and essence of ordinary situations they encounter every day.</text:p>
          </table:table-cell>
          <table:covered-table-cell table:number-columns-repeated="18" table:style-name="ce13"/>
          <table:table-cell table:style-name="ce46" table:number-columns-repeated="12"/>
          <table:table-cell table:number-columns-repeated="75"/>
        </table:table-row>
        <table:table-row table:style-name="ro1">
          <table:table-cell office:value-type="string" calcext:value-type="string">
            <text:p>what is the computational chemistry?</text:p>
          </table:table-cell>
          <table:table-cell office:value-type="string" calcext:value-type="string" table:number-columns-spanned="10" table:number-rows-spanned="1">
            <text:p>A branch of chemistry that uses computer simulation to assist in solving chemical problems.</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computational complexity theory?</text:p>
          </table:table-cell>
          <table:table-cell office:value-type="string" calcext:value-type="string" table:number-columns-spanned="31" table:number-rows-spanned="1">
            <text:p>Focuses on classifying computational problems according to their inherent difficulty, and relating these classes to each other. A computational problem is a task solved by a computer. A computation problem is solvable by mechanical application of mathematical steps, such as an algorithm.</text:p>
          </table:table-cell>
          <table:covered-table-cell table:number-columns-repeated="30"/>
          <table:table-cell table:number-columns-repeated="75"/>
        </table:table-row>
        <table:table-row table:style-name="ro1">
          <table:table-cell office:value-type="string" calcext:value-type="string">
            <text:p>what is the computation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artifici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mechanic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creative computing?</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creative computation?</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computational cybernetics?</text:p>
          </table:table-cell>
          <table:table-cell office:value-type="string" calcext:value-type="string" table:number-columns-spanned="8" table:number-rows-spanned="1">
            <text:p>The integration of cybernetics and computational intelligence techniques.</text:p>
          </table:table-cell>
          <table:covered-table-cell table:number-columns-repeated="7" table:style-name="ce13"/>
          <table:table-cell table:style-name="ce46" table:number-columns-repeated="23"/>
          <table:table-cell table:number-columns-repeated="75"/>
        </table:table-row>
        <table:table-row table:style-name="ro1">
          <table:table-cell office:value-type="string" calcext:value-type="string">
            <text:p>what is the computational humor?</text:p>
          </table:table-cell>
          <table:table-cell office:value-type="string" calcext:value-type="string" table:number-columns-spanned="11" table:number-rows-spanned="1">
            <text:p>A branch of computational linguistics and artificial intelligence which uses computers in humor research.</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computational intelligence?</text:p>
          </table:table-cell>
          <table:table-cell office:value-type="string" calcext:value-type="string" table:number-columns-spanned="11" table:number-rows-spanned="1">
            <text:p>Usually refers to the ability of a computer to learn a specific task from data or experimental observation.</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computational learning theory?</text:p>
          </table:table-cell>
          <table:table-cell office:value-type="string" calcext:value-type="string" table:number-columns-spanned="20" table:number-rows-spanned="1">
            <text:p>In computer science, computational learning theory (or just learning theory) is a subfield of artificial intelligence devoted to studying the design and analysis of machine learning algorithm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computational linguistics?</text:p>
          </table:table-cell>
          <table:table-cell office:value-type="string" calcext:value-type="string" table:number-columns-spanned="23" table:number-rows-spanned="1">
            <text:p>An interdisciplinary field concerned with the statistical or rule-based modeling of natural language from a computational perspective, as well as the study of appropriate computational approaches to linguistic questions.</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the computational mathematics?</text:p>
          </table:table-cell>
          <table:table-cell office:value-type="string" calcext:value-type="string" table:number-columns-spanned="10" table:number-rows-spanned="1">
            <text:p>The mathematical research in areas of science where computing plays an essential role.</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computation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theore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mathema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computational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13"/>
          <table:table-cell table:style-name="ce46" table:number-columns-repeated="23"/>
          <table:table-cell table:number-columns-repeated="75"/>
        </table:table-row>
        <table:table-row table:style-name="ro1">
          <table:table-cell office:value-type="string" calcext:value-type="string">
            <text:p>what is the algorithmic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13"/>
          <table:table-cell table:style-name="ce46" table:number-columns-repeated="23"/>
          <table:table-cell table:number-columns-repeated="75"/>
        </table:table-row>
        <table:table-row table:style-name="ro1">
          <table:table-cell office:value-type="string" calcext:value-type="string">
            <text:p>what is a computational problem?</text:p>
          </table:table-cell>
          <table:table-cell office:value-type="string" calcext:value-type="string" table:number-columns-spanned="17" table:number-rows-spanned="1">
            <text:p>In theoretical computer science, a computational problem is a mathematical object representing a collection of questions that computers might be able to solve.</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computational statistics?</text:p>
          </table:table-cell>
          <table:table-cell office:value-type="string" calcext:value-type="string" table:number-columns-spanned="6" table:number-rows-spanned="1">
            <text:p>The interface between statistics and computer science.</text:p>
          </table:table-cell>
          <table:covered-table-cell table:number-columns-repeated="5" table:style-name="ce13"/>
          <table:table-cell table:style-name="ce46" table:number-columns-repeated="25"/>
          <table:table-cell table:number-columns-repeated="75"/>
        </table:table-row>
        <table:table-row table:style-name="ro1">
          <table:table-cell office:value-type="string" calcext:value-type="string">
            <text:p>what is the statistical computing?</text:p>
          </table:table-cell>
          <table:table-cell office:value-type="string" calcext:value-type="string" table:number-columns-spanned="6" table:number-rows-spanned="1">
            <text:p>The interface between statistics and computer science.</text:p>
          </table:table-cell>
          <table:covered-table-cell table:number-columns-repeated="5" table:style-name="ce13"/>
          <table:table-cell table:style-name="ce46" table:number-columns-repeated="25"/>
          <table:table-cell table:number-columns-repeated="75"/>
        </table:table-row>
        <table:table-row table:style-name="ro1">
          <table:table-cell office:value-type="string" calcext:value-type="string">
            <text:p>what is the computer-automated design?</text:p>
          </table:table-cell>
          <table:table-cell office:value-type="string" calcext:value-type="string" table:number-columns-spanned="87" table:number-rows-spanned="1">
            <text:p>Design automation usually refers to electronic design automation, or Design Automation which is a Product Configurator. Extending Computer-Aided Design (CAD), automated design and computer-automated design are concerned with a broader range of applications, such as automotive engineering, civil engineering, composite material design, control engineering, dynamic system identification and optimization, financial systems, industrial equipment, mechatronic systems, steel construction, structural optimisation, and the invention of novel systems. More recently, traditional CAD simulation is seen to be transformed to CAutoD by biologically inspired machine learning, including heuristic search techniques such as evolutionary computation, and swarm intelligence algorithms.</text:p>
          </table:table-cell>
          <table:covered-table-cell table:number-columns-repeated="30"/>
          <table:covered-table-cell table:number-columns-repeated="56" table:style-name="ce47"/>
          <table:table-cell table:number-columns-repeated="19"/>
        </table:table-row>
        <table:table-row table:style-name="ro1">
          <table:table-cell office:value-type="string" calcext:value-type="string">
            <text:p>what is the computer audition?</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machine listening?</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computer science?</text:p>
          </table:table-cell>
          <table:table-cell office:value-type="string" calcext:value-type="string" table:number-columns-spanned="33" table:number-rows-spanned="1">
            <text:p>The theory, experimentation, and engineering that form the basis for the design and use of computers. It involves the study of algorithms that process, store, and communicate digital information. A computer scientist specializes in the theory of computation and the design of computational systems.</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computer vision?</text:p>
          </table:table-cell>
          <table:table-cell office:value-type="string" calcext:value-type="string" table:number-columns-spanned="26" table:number-rows-spanned="1">
            <text:p>An interdisciplinary scientific field that deals with how computers can be made to gain high-level understanding from digital images or videos. From the perspective of engineering, it seeks to automate tasks that the human visual system can do.</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concept drift?</text:p>
          </table:table-cell>
          <table:table-cell office:value-type="string" calcext:value-type="string" table:number-columns-spanned="31" table:number-rows-spanned="1">
            <text:p>In predictive analytics and machine learning, the concept drift means that the statistical properties of the target variable, which the model is trying to predict, change over time in unforeseen ways. This causes problems because the predictions become less accurate as time passes.</text:p>
          </table:table-cell>
          <table:covered-table-cell table:number-columns-repeated="30"/>
          <table:table-cell table:number-columns-repeated="75"/>
        </table:table-row>
        <table:table-row table:style-name="ro1">
          <table:table-cell office:value-type="string" calcext:value-type="string">
            <text:p>what is the connectionism?</text:p>
          </table:table-cell>
          <table:table-cell office:value-type="string" calcext:value-type="string" table:number-columns-spanned="13" table:number-rows-spanned="1">
            <text:p>An approach in the fields of cognitive science, that hopes to explain mental phenomena using artificial neural networks.</text:p>
          </table:table-cell>
          <table:covered-table-cell table:number-columns-repeated="12" table:style-name="ce13"/>
          <table:table-cell table:style-name="ce46" table:number-columns-repeated="18"/>
          <table:table-cell table:number-columns-repeated="75"/>
        </table:table-row>
        <table:table-row table:style-name="ro1">
          <table:table-cell office:value-type="string" calcext:value-type="string">
            <text:p>what is the consistent heuristic?</text:p>
          </table:table-cell>
          <table:table-cell office:value-type="string" calcext:value-type="string" table:number-columns-spanned="30" table:number-rows-spanned="1">
            <text:p>In the study of path-finding problems in artificial intelligence, a heuristic function is said to be consistent, or monotone, if its estimate is always less than or equal to the estimated distance from any neighboring vertex to the goal, plus the cost of reaching that neighbor.</text:p>
          </table:table-cell>
          <table:covered-table-cell table:number-columns-repeated="29"/>
          <table:table-cell table:style-name="ce46"/>
          <table:table-cell table:number-columns-repeated="75"/>
        </table:table-row>
        <table:table-row table:style-name="ro1">
          <table:table-cell office:value-type="string" calcext:value-type="string">
            <text:p>what is the constrained conditional model?</text:p>
          </table:table-cell>
          <table:table-cell office:value-type="string" calcext:value-type="string" table:number-columns-spanned="17" table:number-rows-spanned="1">
            <text:p>A machine learning and inference framework that augments the learning of conditional (probabilistic or discriminative) models with declarative constraints.</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constraint logic programming?</text:p>
          </table:table-cell>
          <table:table-cell office:value-type="string" calcext:value-type="string" table:number-columns-spanned="58" table:number-rows-spanned="1">
            <text:p>A form of constraint programming, in which logic programming is extended to include concepts from constraint satisfaction. A constraint logic program is a logic program that contains constraints in the body of clauses. An example of a clause including a constraint is A(X,Y) :- X+Y&gt;0, B(X), C(Y). In this clause, X+Y&gt;0 is a constraint; A(X,Y), B(X), and C(Y) are literals as in regular logic programming. This clause states one condition under which the statement A(X,Y) holds: X+Y is greater than zero and both B(X) and C(Y) are true.</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constraint programming?</text:p>
          </table:table-cell>
          <table:table-cell office:value-type="string" calcext:value-type="string" table:number-columns-spanned="32" table:number-rows-spanned="1">
            <text:p>A programming paradigm wherein relations between variables are stated in the form of constraints. Constraints differ from the common primitives of imperative programming languages in that they do not specify a step or sequence of steps to execute, but rather the properties of a solution to be found.</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constructed language?</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conlang?</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control theory?</text:p>
          </table:table-cell>
          <table:table-cell office:value-type="string" calcext:value-type="string" table:number-columns-spanned="37" table:number-rows-spanned="1">
            <text:p>In control systems engineering is a subfield of mathematics that deals with the control of continuously operating dynamical systems in engineered processes and machines. The objective is to develop a control model for controlling such systems using a control action in an optimum manner without delay or overshoot and ensuring control stability.</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a convolutional neural network?</text:p>
          </table:table-cell>
          <table:table-cell office:value-type="string" calcext:value-type="string" table:number-columns-spanned="46" table:number-rows-spanned="1">
            <text:p>In deep learning, a convolutional neural network (CNN, or ConvNet) is a class of deep neural networks, most commonly applied to analyzing visual imagery. CNNs use a variation of multilayer perceptrons designed to require minimal preprocessing. They are also known as shift invariant or space invariant artificial neural networks (SIANN), based on their shared-weights architecture and translation invariance characteristics.</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crossover?</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30"/>
          <table:covered-table-cell table:number-columns-repeated="25" table:style-name="ce47"/>
          <table:table-cell table:number-columns-repeated="50"/>
        </table:table-row>
        <table:table-row table:style-name="ro1">
          <table:table-cell office:value-type="string" calcext:value-type="string">
            <text:p>what is the recombination?</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30"/>
          <table:covered-table-cell table:number-columns-repeated="25" table:style-name="ce47"/>
          <table:table-cell table:number-columns-repeated="50"/>
        </table:table-row>
        <table:table-row table:style-name="ro1">
          <table:table-cell office:value-type="string" calcext:value-type="string">
            <text:p>what is the Darkforest?</text:p>
          </table:table-cell>
          <table:table-cell office:value-type="string" calcext:value-type="string" table:number-columns-spanned="42" table:number-rows-spanned="1">
            <text:p>A computer go program developed by Facebook, based on deep learning techniques using a convolutional neural network. Its updated version Darkfores2 combines the techniques of its predecessor with Monte Carlo tree search. The MCTS effectively takes tree search methods commonly seen in computer chess programs and randomizes them. With the update, the system is known as Darkfmcts3.</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Dartmouth workshop?</text:p>
          </table:table-cell>
          <table:table-cell office:value-type="string" calcext:value-type="string" table:number-columns-spanned="22" table:number-rows-spanned="1">
            <text:p>The Dartmouth Summer Research Project on Artificial Intelligence was the name of a 1956 summer workshop now considered by many (though not all ) to be the seminal event for artificial intelligence as a field.</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data augmentation?</text:p>
          </table:table-cell>
          <table:table-cell office:value-type="string" calcext:value-type="string" table:number-columns-spanned="16" table:number-rows-spanned="1">
            <text:p>Data augmentation in data analysis are techniques used to increase the amount of data. It helps reduce overfitting when training a machine learning.</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the data fusion?</text:p>
          </table:table-cell>
          <table:table-cell office:value-type="string" calcext:value-type="string" table:number-columns-spanned="18" table:number-rows-spanned="1">
            <text:p>The process of integrating multiple data sources to produce more consistent, accurate, and useful information than that provided by any individual data source.</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the data integration?</text:p>
          </table:table-cell>
          <table:table-cell office:value-type="string" calcext:value-type="string" table:number-columns-spanned="65" table:number-rows-spanned="1">
            <text:p>The process of combining data residing in different sources and providing users with a unified view of them. This process becomes significant in a variety of situations, which include both commercial (such as when two similar companies need to merge their databases) and scientific (combining research results from different bioinformatics repositories, for example) domains. Data integration appears with increasing frequency as the volume (that is, big data) and the need to share existing data explodes. It has become the focus of extensive theoretical work, and numerous open problems remain unsolved.</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the data mining?</text:p>
          </table:table-cell>
          <table:table-cell office:value-type="string" calcext:value-type="string" table:number-columns-spanned="16" table:number-rows-spanned="1">
            <text:p>The process of discovering patterns in large data sets involving methods at the intersection of machine learning, statistics, and database systems.</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the data science?</text:p>
          </table:table-cell>
          <table:table-cell office:value-type="string" calcext:value-type="string" table:number-columns-spanned="58" table:number-rows-spanned="1">
            <text:p>An interdisciplinary field that uses scientific methods, processes, algorithms and systems to extract knowledge and insights from data in various forms, both structured and unstructured, similar to data mining. Data science is a "concept to unify statistics, data analysis, machine learning and their related methods" in order to "understand and analyze actual phenomena" with data. It employs techniques and theories drawn from many fields within the context of mathematics, statistics, information science, and computer science.</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a data 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a data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a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an enterprise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a Datalog?</text:p>
          </table:table-cell>
          <table:table-cell office:value-type="string" calcext:value-type="string" table:number-columns-spanned="33" table:number-rows-spanned="1">
            <text:p>A declarative logic programming language that syntactically is a subset of Prolog. It is often used as a query language for deductive databases. In recent years, Datalog has found new application in data integration, information extraction, networking, program analysis, security, and cloud computing.</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decision boundary?</text:p>
          </table:table-cell>
          <table:table-cell office:value-type="string" calcext:value-type="string" table:number-columns-spanned="49" table:number-rows-spanned="1">
            <text:p>In the case of backpropagation-based artificial neural networks or perceptrons, the type of decision boundary that the network can learn is determined by the number of hidden layers the network has. If it has no hidden layers, then it can only learn linear problems. If it has one hidden layer, then it can learn any continuous function on compact subsets of Rn as shown by the Universal approximation theorem, thus it can have an arbitrary decision boundary.</text:p>
          </table:table-cell>
          <table:covered-table-cell table:number-columns-repeated="30"/>
          <table:covered-table-cell table:number-columns-repeated="18" table:style-name="ce47"/>
          <table:table-cell table:number-columns-repeated="57"/>
        </table:table-row>
        <table:table-row table:style-name="ro1">
          <table:table-cell office:value-type="string" calcext:value-type="string">
            <text:p>what is the decision support system?</text:p>
          </table:table-cell>
          <table:table-cell office:value-type="string" calcext:value-type="string" table:number-columns-spanned="52" table:number-rows-spanned="1">
            <text:p>An information system that supports business or organizational decision-making activities. DSSs serve the management, operations and planning levels of an organization (usually mid and higher management) and help people make decisions about problems that may be rapidly changing and not easily specified in advance—i.e. unstructured and semi-structured decision problems. Decision support systems can be either fully computerized or human-powered, or a combination of both.</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decision theory?</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theory of choice?</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a decision tree learning?</text:p>
          </table:table-cell>
          <table:table-cell office:value-type="string" calcext:value-type="string" table:number-columns-spanned="31" table:number-rows-spanned="1">
            <text:p>Uses a decision tree (as a predictive model) to go from observations about an item (represented in the branches) to conclusions about the item's target value (represented in the leaves). It is one of the predictive modeling approaches used in statistics, data mining and machine learning.</text:p>
          </table:table-cell>
          <table:covered-table-cell table:number-columns-repeated="30"/>
          <table:table-cell table:number-columns-repeated="75"/>
        </table:table-row>
        <table:table-row table:style-name="ro1">
          <table:table-cell office:value-type="string" calcext:value-type="string">
            <text:p>what is a declarative programming?</text:p>
          </table:table-cell>
          <table:table-cell office:value-type="string" calcext:value-type="string" table:number-columns-spanned="19" table:number-rows-spanned="1">
            <text:p>A programming paradigm—a style of building the structure and elements of computer programs—that expresses the logic of a computation without describing its control flow.</text:p>
          </table:table-cell>
          <table:covered-table-cell table:number-columns-repeated="18" table:style-name="ce13"/>
          <table:table-cell table:style-name="ce46" table:number-columns-repeated="12"/>
          <table:table-cell table:number-columns-repeated="75"/>
        </table:table-row>
        <table:table-row table:style-name="ro1">
          <table:table-cell office:value-type="string" calcext:value-type="string">
            <text:p>what is a deductive classifier?</text:p>
          </table:table-cell>
          <table:table-cell office:value-type="string" calcext:value-type="string" table:number-columns-spanned="29" table:number-rows-spanned="1">
            <text:p>A type of artificial intelligence inference engine. It takes as input a set of declarations in a frame language about a domain such as medical research or molecular biology. For example, the names of classes, sub-classes, properties, and restrictions on allowable value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Deep Blue?</text:p>
          </table:table-cell>
          <table:table-cell office:value-type="string" calcext:value-type="string" table:number-columns-spanned="23" table:number-rows-spanned="1">
            <text:p>was a chess-playing computer developed by IBM. It is known for being the first computer chess-playing system to win both a chess game and a chess match against a reigning world champion under regular time controls.</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the deep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deep structured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DeepMind Technologies?</text:p>
          </table:table-cell>
          <table:table-cell office:value-type="string" calcext:value-type="string" table:number-columns-spanned="104" table:number-rows-spanned="1">
            <text:p>A British artificial intelligence company founded in September 2010, currently owned by Alphabet Inc. The company is based in London, with research centres in Canada, France, and the United States. Acquired by Google in 2014, the company has created a neural network that learns how to play video games in a fashion similar to that of humans, as well as a neural Turing machine, or a neural network that may be able to access an external memory like a conventional Turing machine, resulting in a computer that mimics the short-term memory of the human brain. The company made headlines in 2016 after its AlphaGo program beat human professional Go player Lee Sedol, the world champion, in a five-game match, which was the subject of a documentary film. A more general program, AlphaZero, beat the most powerful programs playing Go, chess, and shogi (Japanese chess) after a few days of play against itself using reinforcement learning.</text:p>
          </table:table-cell>
          <table:covered-table-cell table:number-columns-repeated="30"/>
          <table:covered-table-cell table:number-columns-repeated="73" table:style-name="ce47"/>
          <table:table-cell table:number-columns-repeated="2"/>
        </table:table-row>
        <table:table-row table:style-name="ro1">
          <table:table-cell office:value-type="string" calcext:value-type="string">
            <text:p>what is the default logic?</text:p>
          </table:table-cell>
          <table:table-cell office:value-type="string" calcext:value-type="string" table:number-columns-spanned="11" table:number-rows-spanned="1">
            <text:p>A non-monotonic logic proposed by Raymond Reiter to formalize reasoning with default assumptions.</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description logic?</text:p>
          </table:table-cell>
          <table:table-cell office:value-type="string" calcext:value-type="string" table:number-columns-spanned="63" table:number-rows-spanned="1">
            <text:p>A family of formal knowledge representation languages. Many DLs are more expressive than propositional logic but less expressive than first-order logic. In contrast to the latter, the core reasoning problems for DLs are (usually) decidable, and efficient decision procedures have been designed and implemented for these problems. There are general, spatial, temporal, spatiotemporal, and fuzzy descriptions logics, and each description logic features a different balance between DL expressivity and reasoning complexity by supporting different sets of mathematical constructors.</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developmental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epigenetic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a dialogue system?</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a conversational agent?</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dimensionality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8" table:style-name="ce13"/>
          <table:table-cell table:style-name="ce46" table:number-columns-repeated="12"/>
          <table:table-cell table:number-columns-repeated="75"/>
        </table:table-row>
        <table:table-row table:style-name="ro1">
          <table:table-cell office:value-type="string" calcext:value-type="string">
            <text:p>what is the dimension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8" table:style-name="ce13"/>
          <table:table-cell table:style-name="ce46" table:number-columns-repeated="12"/>
          <table:table-cell table:number-columns-repeated="75"/>
        </table:table-row>
        <table:table-row table:style-name="ro1">
          <table:table-cell office:value-type="string" calcext:value-type="string">
            <text:p>what is a discrete system?</text:p>
          </table:table-cell>
          <table:table-cell office:value-type="string" calcext:value-type="string" table:number-columns-spanned="83" table:number-rows-spanned="1">
            <text:p>Any system with a countable number of states. Discrete systems may be contrasted with continuous systems, which may also be called analog systems. A final discrete system is often modeled with a directed graph and is analyzed for correctness and complexity according to computational theory. Because discrete systems have a countable number of states, they may be described in precise mathematical models. A computer is a finite state machine that may be viewed as a discrete system. Because computers are often used to model not only other discrete systems but continuous systems as well, methods have been developed to represent real-world continuous systems as discrete systems. One such method involves sampling a continuous signal at discrete time intervals.</text:p>
          </table:table-cell>
          <table:covered-table-cell table:number-columns-repeated="30"/>
          <table:covered-table-cell table:number-columns-repeated="52" table:style-name="ce47"/>
          <table:table-cell table:number-columns-repeated="23"/>
        </table:table-row>
        <table:table-row table:style-name="ro1">
          <table:table-cell office:value-type="string" calcext:value-type="string">
            <text:p>what is the distribut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decentraliz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dynamic epistemic logic?</text:p>
          </table:table-cell>
          <table:table-cell office:value-type="string" calcext:value-type="string" table:number-columns-spanned="21" table:number-rows-spanned="1">
            <text:p>A logical framework dealing with knowledge and information change. Typically, DEL focuses on situations involving multiple agents and studies how their knowledge changes when events occur.</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eager learning?</text:p>
          </table:table-cell>
          <table:table-cell office:value-type="string" calcext:value-type="string" table:number-columns-spanned="28" table:number-rows-spanned="1">
            <text:p>A learning method in which the system tries to construct a general, input-independent target function during training of the system, as opposed to lazy learning, where generalization beyond the training data is delayed until a query is made to the system.</text:p>
          </table:table-cell>
          <table:covered-table-cell table:number-columns-repeated="27"/>
          <table:table-cell table:style-name="ce46" table:number-columns-repeated="3"/>
          <table:table-cell table:number-columns-repeated="75"/>
        </table:table-row>
        <table:table-row table:style-name="ro1">
          <table:table-cell office:value-type="string" calcext:value-type="string">
            <text:p>what is the Ebert test?</text:p>
          </table:table-cell>
          <table:table-cell office:value-type="string" calcext:value-type="string" table:number-columns-spanned="58" table:number-rows-spanned="1">
            <text:p>A test which gauges whether a computer-based synthesized voice can tell a joke with sufficient skill to cause people to laugh. It was proposed by film critic Roger Ebert at the 2011 TED conference as a challenge to software developers to have a computerized voice master the inflections, delivery, timing, and intonations of a speaking human. The test is similar to the Turing test proposed by Alan Turing in 1950 as a way to gauge a computer's ability to exhibit intelligent behavior by generating performance indistinguishable from a human being.</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echo state network?</text:p>
          </table:table-cell>
          <table:table-cell office:value-type="string" calcext:value-type="string" table:number-columns-spanned="65" table:number-rows-spanned="1">
            <text:p>A recurrent neural network with a sparsely connected hidden layer (with typically 1% connectivity). The connectivity and weights of hidden neurons are fixed and randomly assigned. The weights of output neurons can be learned so that the network can (re)produce specific temporal patterns. The main interest of this network is that although its behaviour is non-linear, the only weights that are modified during training are for the synapses that connect the hidden neurons to output neurons. Thus, the error function is quadratic with respect to the parameter vector and can be differentiated easily to a linear system.</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an embodied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n interface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embodied cognitive science?</text:p>
          </table:table-cell>
          <table:table-cell office:value-type="string" calcext:value-type="string" table:number-columns-spanned="47" table:number-rows-spanned="1">
            <text:p>An interdisciplinary field of research, the aim of which is to explain the mechanisms underlying intelligent behavior. It comprises three main methodologies: 1) the modeling of psychological and biological systems in a holistic manner that considers the mind and body as a single entity, 2) the formation of a common set of general principles of intelligent behavior, and 3) the experimental use of robotic agents in controlled environment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error-driven learning?</text:p>
          </table:table-cell>
          <table:table-cell office:value-type="string" calcext:value-type="string" table:number-columns-spanned="19" table:number-rows-spanned="1">
            <text:p>A sub-area of machine learning concerned with how an agent ought to take actions in an environment so as to minimize some error feedback. It is a type of reinforcement learning.</text:p>
          </table:table-cell>
          <table:covered-table-cell table:number-columns-repeated="18" table:style-name="ce13"/>
          <table:table-cell table:style-name="ce46" table:number-columns-repeated="12"/>
          <table:table-cell table:number-columns-repeated="75"/>
        </table:table-row>
        <table:table-row table:style-name="ro1">
          <table:table-cell office:value-type="string" calcext:value-type="string">
            <text:p>what is the ensemble averaging?</text:p>
          </table:table-cell>
          <table:table-cell office:value-type="string" calcext:value-type="string" table:number-columns-spanned="25" table:number-rows-spanned="1">
            <text:p>In machine learning, particularly in the creation of artificial neural networks, ensemble averaging is the process of creating multiple models and combining them to produce a desired output, as opposed to creating just one model.</text:p>
          </table:table-cell>
          <table:covered-table-cell table:number-columns-repeated="24" table:style-name="ce13"/>
          <table:table-cell table:style-name="ce46" table:number-columns-repeated="6"/>
          <table:table-cell table:number-columns-repeated="75"/>
        </table:table-row>
        <table:table-row table:style-name="ro1">
          <table:table-cell office:value-type="string" calcext:value-type="string">
            <text:p>what is the ethics of artificial intelligence?</text:p>
          </table:table-cell>
          <table:table-cell office:value-type="string" calcext:value-type="string" table:number-columns-spanned="8" table:number-rows-spanned="1">
            <text:p>The part of the ethics of technology specific to artificial intelligence.</text:p>
          </table:table-cell>
          <table:covered-table-cell table:number-columns-repeated="7" table:style-name="ce13"/>
          <table:table-cell table:style-name="ce46" table:number-columns-repeated="23"/>
          <table:table-cell table:number-columns-repeated="75"/>
        </table:table-row>
        <table:table-row table:style-name="ro1">
          <table:table-cell office:value-type="string" calcext:value-type="string">
            <text:p>what is an evolutionary algorithm?</text:p>
          </table:table-cell>
          <table:table-cell office:value-type="string" calcext:value-type="string" table:number-columns-spanned="54" table:number-rows-spanned="1">
            <text:p>A subset of evolutionary computation, a generic population-based metaheuristic optimization algorithm. An EA uses mechanisms inspired by biological evolution, such as reproduction, mutation, recombination, and selection. Candidate solutions to the optimization problem play the role of individuals in a population, and the fitness function determines the quality of the solutions (see also loss function). Evolution of the population then takes place after the repeated application of the above operators.</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n evolutionary computation?</text:p>
          </table:table-cell>
          <table:table-cell office:value-type="string" calcext:value-type="string" table:number-columns-spanned="33" table:number-rows-spanned="1">
            <text:p>A family of algorithms for global optimization inspired by biological evolution, and the subfield of artificial intelligence and soft computing studying these algorithms. In technical terms, they are a family of population-based trial and error problem solvers with a metaheuristic or stochastic optimization character.</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the evolving classification function?</text:p>
          </table:table-cell>
          <table:table-cell office:value-type="string" calcext:value-type="string" table:number-columns-spanned="25" table:number-rows-spanned="1">
            <text:p>Evolving classifier functions or evolving classifiers are used for classifying and clustering in the field of machine learning and artificial intelligence, typically employed for data stream mining tasks in dynamic and changing environments.</text:p>
          </table:table-cell>
          <table:covered-table-cell table:number-columns-repeated="24" table:style-name="ce13"/>
          <table:table-cell table:style-name="ce46" table:number-columns-repeated="6"/>
          <table:table-cell table:number-columns-repeated="75"/>
        </table:table-row>
        <table:table-row table:style-name="ro1">
          <table:table-cell office:value-type="string" calcext:value-type="string">
            <text:p>what is the existential risk?</text:p>
          </table:table-cell>
          <table:table-cell office:value-type="string" calcext:value-type="string" table:number-columns-spanned="18" table:number-rows-spanned="1">
            <text:p>The hypothesis that substantial progress in artificial general intelligence (AGI) could someday result in human extinction or some other unrecoverable global catastrophe.</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an expert system?</text:p>
          </table:table-cell>
          <table:table-cell office:value-type="string" calcext:value-type="string" table:number-columns-spanned="29" table:number-rows-spanned="1">
            <text:p>A computer system that emulates the decision-making ability of a human expert. Expert systems are designed to solve complex problems by reasoning through bodies of knowledge, represented mainly as if–then rules rather than through conventional procedural code.</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fast-and-frugal trees?</text:p>
          </table:table-cell>
          <table:table-cell office:value-type="string" calcext:value-type="string" table:number-columns-spanned="22" table:number-rows-spanned="1">
            <text:p>A type of classification tree. Fast-and-frugal trees can be used as decision-making tools which operate as lexicographic classifiers, and, if required, associate an action (decision) to each class or category.</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feature extraction?</text:p>
          </table:table-cell>
          <table:table-cell office:value-type="string" calcext:value-type="string" table:number-columns-spanned="36" table:number-rows-spanned="1">
            <text:p>In machine learning, pattern recognition, and image processing, feature extraction starts from an initial set of measured data and builds derived values (features) intended to be informative and non-redundant, facilitating the subsequent learning and generalization steps, and in some cases leading to better human interpretation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feature learning?</text:p>
          </table:table-cell>
          <table:table-cell office:value-type="string" calcext:value-type="string" table:number-columns-spanned="37" table:number-rows-spanned="1">
            <text:p>In machine learning, feature learning or representation learning is a set of techniques that allows a system to automatically discover the representations needed for feature detection or classification from raw data. This replaces manual feature engineering and allows a machine to both learn the features and use them to perform a specific task.</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feature selection?</text:p>
          </table:table-cell>
          <table:table-cell office:value-type="string" calcext:value-type="string" table:number-columns-spanned="27" table:number-rows-spanned="1">
            <text:p>In machine learning and statistics, feature selection, also known as variable selection, attribute selection or variable subset selection, is the process of selecting a subset of relevant features (variables, predictors) for use in model construction.</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federated learning?</text:p>
          </table:table-cell>
          <table:table-cell office:value-type="string" calcext:value-type="string" table:number-columns-spanned="18" table:number-rows-spanned="1">
            <text:p>A type of machine learning that allows for training on multiple devices with decentralized data, thus helping preserve the privacy of individual users and their data.</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the first-order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first-order predicate calculus?</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predicate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formal language?</text:p>
          </table:table-cell>
          <table:table-cell office:value-type="string" calcext:value-type="string" table:number-columns-spanned="12" table:number-rows-spanned="1">
            <text:p>A set of words whose letters are taken from an alphabet and are well-formed according to a specific set of rule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the forward chai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30"/>
          <table:covered-table-cell table:number-columns-repeated="50" table:style-name="ce47"/>
          <table:table-cell table:number-columns-repeated="25"/>
        </table:table-row>
        <table:table-row table:style-name="ro1">
          <table:table-cell office:value-type="string" calcext:value-type="string">
            <text:p>what is the forward reaso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30"/>
          <table:covered-table-cell table:number-columns-repeated="50" table:style-name="ce47"/>
          <table:table-cell table:number-columns-repeated="25"/>
        </table:table-row>
        <table:table-row table:style-name="ro1">
          <table:table-cell office:value-type="string" calcext:value-type="string">
            <text:p>what is the frame language?</text:p>
          </table:table-cell>
          <table:table-cell office:value-type="string" calcext:value-type="string" table:number-columns-spanned="63" table:number-rows-spanned="1">
            <text:p>A technology used for knowledge representation in artificial intelligence. Frames are stored as ontologies of sets and subsets of the frame concepts. They are similar to class hierarchies in object-oriented languages although their fundamental design goals are different. Frames are focused on explicit and intuitive representation of knowledge whereas objects focus on encapsulation and information hiding. Frames originated in AI research and objects primarily in software engineering. However, in practice the techniques and capabilities of frame and object-oriented languages overlap significantly.</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a frame problem?</text:p>
          </table:table-cell>
          <table:table-cell office:value-type="string" calcext:value-type="string" table:number-columns-spanned="11" table:number-rows-spanned="1">
            <text:p>The problem of finding adequate collections of axioms for a viable description of a robot environment.</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friendly artificial intelligence?</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friendly AI?</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a fuzzy control system?</text:p>
          </table:table-cell>
          <table:table-cell office:value-type="string" calcext:value-type="string" table:number-columns-spanned="32" table:number-rows-spanned="1">
            <text:p>A control system based on fuzzy logic—a mathematical system that analyzes analog input values in terms of logical variables that take on continuous values between 0 and 1, in contrast to classical or digital logic, which operates on discrete values of either 1 or 0 (true or false, respectively).</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fuzzy logic?</text:p>
          </table:table-cell>
          <table:table-cell office:value-type="string" calcext:value-type="string" table:number-columns-spanned="54" table:number-rows-spanned="1">
            <text:p>A simple form for the many-valued logic, in which the truth values of variables may have any degree of "Truthfulness" that can be represented by any real number in the range between 0 (as in Completely False) and 1 (as in Completely True) inclusive. Consequently, It is employed to handle the concept of partial truth, where the truth value may range between completely true and completely false. In contrast to Boolean logic, where the truth values of variables may have the integer values 0 or 1 only.</text:p>
          </table:table-cell>
          <table:covered-table-cell table:number-columns-repeated="30"/>
          <table:covered-table-cell table:number-columns-repeated="23" table:style-name="ce47"/>
          <table:table-cell table:number-columns-repeated="52"/>
        </table:table-row>
        <table:table-row table:style-name="ro1">
          <table:table-cell office:value-type="string" calcext:value-type="string">
            <text:p>what is a fuzzy rule?</text:p>
          </table:table-cell>
          <table:table-cell office:value-type="string" calcext:value-type="string" table:number-columns-spanned="9" table:number-rows-spanned="1">
            <text:p>A rule used within fuzzy logic systems to infer an output based on input variables.</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a fuzzy set?</text:p>
          </table:table-cell>
          <table:table-cell office:value-type="string" calcext:value-type="string" table:number-columns-spanned="84" table:number-rows-spanned="1">
            <text:p>In classical set theory, the membership of elements in a set is assessed in binary terms according to a bivalent condition — an element either belongs or does not belong to the set. By contrast, fuzzy set theory permits the gradual assessment of the membership of elements in a set; this is described with the aid of a membership function valued in the real unit interval [0, 1]. Fuzzy sets generalize classical sets, since the indicator functions (aka characteristic functions) of classical sets are special cases of the membership functions of fuzzy sets, if the latter only take values 0 or 1. In fuzzy set theory, classical bivalent sets are usually called crisp sets. The fuzzy set theory can be used in a wide range of domains in which information is incomplete or imprecise, such as bioinformatics.</text:p>
          </table:table-cell>
          <table:covered-table-cell table:number-columns-repeated="30"/>
          <table:covered-table-cell table:number-columns-repeated="53" table:style-name="ce47"/>
          <table:table-cell table:number-columns-repeated="22"/>
        </table:table-row>
        <table:table-row table:style-name="ro1">
          <table:table-cell office:value-type="string" calcext:value-type="string">
            <text:p>what is the game theory?</text:p>
          </table:table-cell>
          <table:table-cell office:value-type="string" calcext:value-type="string" table:number-columns-spanned="10" table:number-rows-spanned="1">
            <text:p>The study of mathematical models of strategic interaction between rational decision-makers.</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general game playing?</text:p>
          </table:table-cell>
          <table:table-cell office:value-type="string" calcext:value-type="string" table:number-columns-spanned="14" table:number-rows-spanned="1">
            <text:p>General game playing is the design of artificial intelligence programs to be able to run and play more than one game successfully.</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generative adversarial network?</text:p>
          </table:table-cell>
          <table:table-cell office:value-type="string" calcext:value-type="string" table:number-columns-spanned="12" table:number-rows-spanned="1">
            <text:p>A class of machine learning systems. Two neural networks contest with each other in a zero-sum game framework.</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a genetic algorithm?</text:p>
          </table:table-cell>
          <table:table-cell office:value-type="string" calcext:value-type="string" table:number-columns-spanned="33" table:number-rows-spanned="1">
            <text:p>A metaheuristic inspired by the process of natural selection that belongs to the larger class of evolutionary algorithms (EA). Genetic algorithms are commonly used to generate high-quality solutions to optimization and search problems by relying on bio-inspired operators such as mutation, crossover and selection.</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genetic operator?</text:p>
          </table:table-cell>
          <table:table-cell office:value-type="string" calcext:value-type="string" table:number-columns-spanned="29" table:number-rows-spanned="1">
            <text:p>An operator used in genetic algorithms to guide the algorithm towards a solution to a given problem. There are three main types of operators (mutation, crossover and selection), which must work in conjunction with one another in order for the algorithm to be successful.</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glowworm swarm optimization?</text:p>
          </table:table-cell>
          <table:table-cell office:value-type="string" calcext:value-type="string" table:number-columns-spanned="14" table:number-rows-spanned="1">
            <text:p>A swarm intelligence optimization algorithm based on the behaviour of glowworms (also known as fireflies or lightning bug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a graph?</text:p>
          </table:table-cell>
          <table:table-cell office:value-type="string" calcext:value-type="string" table:number-columns-spanned="21" table:number-rows-spanned="1">
            <text:p>In computer science, a graph is an abstract data type that is meant to implement the undirected graph and directed graph concepts from mathematics; specifically, the field of graph theory.</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a graph database?</text:p>
          </table:table-cell>
          <table:table-cell office:value-type="string" calcext:value-type="string" table:number-columns-spanned="79" table:number-rows-spanned="1">
            <text:p>A database that uses graph structures for semantic queries with nodes, edges, and properties to represent and store data. A key concept of the system is the graph (or edge or relationship), which directly relates data items in the store a collection of nodes of data and edges representing the relationships between the nodes. The relationships allow data in the store to be linked together directly, and in many cases retrieved with one operation. Graph databases hold the relationships between data as a priority. Querying relationships within a graph database is fast because they are perpetually stored within the database itself. Relationships can be intuitively visualized using graph databases, making it useful for heavily inter-connected data.</text:p>
          </table:table-cell>
          <table:covered-table-cell table:number-columns-repeated="30"/>
          <table:covered-table-cell table:number-columns-repeated="48" table:style-name="ce47"/>
          <table:table-cell table:number-columns-repeated="27"/>
        </table:table-row>
        <table:table-row table:style-name="ro1">
          <table:table-cell office:value-type="string" calcext:value-type="string">
            <text:p>what is the graph theory?</text:p>
          </table:table-cell>
          <table:table-cell office:value-type="string" calcext:value-type="string" table:number-columns-spanned="12" table:number-rows-spanned="1">
            <text:p>The study of graphs, which are mathematical structures used to model pairwise relations between object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the graph traversal?</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a graph search?</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a heuristic?</text:p>
          </table:table-cell>
          <table:table-cell office:value-type="string" calcext:value-type="string" table:number-columns-spanned="61" table:number-rows-spanned="1">
            <text:p>A technique designed for solving a problem more quickly when classic methods are too slow, or for finding an approximate solution when classic methods fail to find any exact solution. This is achieved by trading optimality, completeness, accuracy, or precision for speed. In a way, it can be considered a shortcut. A heuristic function, also called simply a heuristic, is a function that ranks alternatives in search algorithms at each branching step based on available information to decide which branch to follow. For example, it may approximate the exact solution.</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hidden layer?</text:p>
          </table:table-cell>
          <table:table-cell office:value-type="string" calcext:value-type="string" table:number-columns-spanned="10" table:number-rows-spanned="1">
            <text:p>An internal layer of neurons in an artificial neural network, not dedicated to input or output.</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hidden unit?</text:p>
          </table:table-cell>
          <table:table-cell office:value-type="string" calcext:value-type="string" table:number-columns-spanned="6" table:number-rows-spanned="1">
            <text:p>A neuron in a hidden layer in an artificial neural network.</text:p>
          </table:table-cell>
          <table:covered-table-cell table:number-columns-repeated="5" table:style-name="ce13"/>
          <table:table-cell table:style-name="ce46" table:number-columns-repeated="25"/>
          <table:table-cell table:number-columns-repeated="75"/>
        </table:table-row>
        <table:table-row table:style-name="ro1">
          <table:table-cell office:value-type="string" calcext:value-type="string">
            <text:p>what is the hyper-heuristic?</text:p>
          </table:table-cell>
          <table:table-cell office:value-type="string" calcext:value-type="string" table:number-columns-spanned="46" table:number-rows-spanned="1">
            <text:p>A heuristic search method that seeks to automate the process of selecting, combining, generating, or adapting several simpler heuristics (or components of such heuristics) to efficiently solve computational search problems, often by the incorporation of machine learning techniques. One of the motivations for studying hyper-heuristics is to build systems which can handle classes of problems rather than solving just one problem.</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IEEE ?</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IEEE Computational Intelligence Society?</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incremental learning?</text:p>
          </table:table-cell>
          <table:table-cell office:value-type="string" calcext:value-type="string" table:number-columns-spanned="48" table:number-rows-spanned="1">
            <text:p>A method of machine learning, in which input data is continuously used to extend the existing model's knowledge i.e. to further train the model. It represents a dynamic technique of supervised learning and unsupervised learning that can be applied when training data becomes available gradually over time or its size is out of system memory limits. Algorithms that can facilitate incremental learning are known as incremental machine learning algorithms.</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an inference engine?</text:p>
          </table:table-cell>
          <table:table-cell office:value-type="string" calcext:value-type="string" table:number-columns-spanned="11" table:number-rows-spanned="1">
            <text:p>A component of the system that applies logical rules to the knowledge base to deduce new information.</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hat is the information integration?</text:p>
          </table:table-cell>
          <table:table-cell office:value-type="string" calcext:value-type="string" table:number-columns-spanned="55" table:number-rows-spanned="1">
            <text:p>The merging of information from heterogeneous sources with differing conceptual, contextual and typographical representations. It is used in data mining and consolidation of data from unstructured or semi-structured resources. Typically, information integration refers to textual representations of knowledge but is sometimes applied to rich-media content. Information fusion, which is a related term, involves the combination of information into a new set of information towards reducing redundancy and uncertainty.</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Information Processing Language?</text:p>
          </table:table-cell>
          <table:table-cell office:value-type="string" calcext:value-type="string" table:number-columns-spanned="38" table:number-rows-spanned="1">
            <text:p>A programming language that includes features intended to help with programs that perform simple problem solving actions such as lists, dynamic memory allocation, data types, recursion, functions as arguments, generators, and cooperative multitasking. IPL invented the concept of list processing, albeit in an assembly-language style.</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intelligence amplific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cognitive augment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machine augment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enhanc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intelligence explosion?</text:p>
          </table:table-cell>
          <table:table-cell office:value-type="string" calcext:value-type="string" table:number-columns-spanned="29" table:number-rows-spanned="1">
            <text:p>A possible outcome of humanity building artificial general intelligence (AGI). AGI would be capable of recursive self-improvement leading to rapid emergence of ASI (artificial superintelligence), the limits of which are unknown, at the time of the technological singularity.</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an intelligent agent?</text:p>
          </table:table-cell>
          <table:table-cell office:value-type="string" calcext:value-type="string" table:number-columns-spanned="34" table:number-rows-spanned="1">
            <text:p>An autonomous entity which acts, directing its activity towards achieving goals (i.e. it is an agent), upon an environment using observation through sensors and consequent actuators (i.e. it is intelligent). Intelligent agents may also learn or use knowledge to achieve their goals. They may be very simple or very complex.</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intelligent control?</text:p>
          </table:table-cell>
          <table:table-cell office:value-type="string" calcext:value-type="string" table:number-columns-spanned="27" table:number-rows-spanned="1">
            <text:p>A class of control techniques that use various artificial intelligence computing approaches like neural networks, Bayesian probability, fuzzy logic, machine learning, reinforcement learning, evolutionary computation and genetic algorithms.</text:p>
          </table:table-cell>
          <table:covered-table-cell table:number-columns-repeated="26" table:style-name="ce13"/>
          <table:table-cell table:style-name="ce46" table:number-columns-repeated="4"/>
          <table:table-cell table:number-columns-repeated="75"/>
        </table:table-row>
        <table:table-row table:style-name="ro1">
          <table:table-cell office:value-type="string" calcext:value-type="string">
            <text:p>what is the intelligent person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a virtu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a personal digit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30"/>
          <table:covered-table-cell table:number-columns-repeated="33" table:style-name="ce47"/>
          <table:table-cell table:number-columns-repeated="42"/>
        </table:table-row>
        <table:table-row table:style-name="ro1">
          <table:table-cell office:value-type="string" calcext:value-type="string">
            <text:p>what is the intrinsic motivation?</text:p>
          </table:table-cell>
          <table:table-cell office:value-type="string" calcext:value-type="string" table:number-columns-spanned="53" table:number-rows-spanned="1">
            <text:p>An intelligent agent is intrinsically motivated to act if the information content alone, of the experience resulting from the action, is the motivating factor. Information content in this context is measured in the information theory sense as quantifying uncertainty. A typical intrinsic motivation is to search for unusual (surprising) situations, in contrast to a typical extrinsic motivation such as the search for food. Intrinsically motivated artificial agents display behaviours akin to exploration and curiosity.</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logic tree?</text:p>
          </table:table-cell>
          <table:table-cell office:value-type="string" calcext:value-type="string" table:number-columns-spanned="39" table:number-rows-spanned="1">
            <text:p>A graphical breakdown of a question that dissects it into its different components vertically and that progresses into details as it reads to the right. :47 Issue trees are useful in problem solving to identify the root causes of a problem as well as to identify its potential solutions. They also provide a reference point to see how each piece fits into the whole picture of a problem.</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junction tree algorithm?</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1">
          <table:table-cell office:value-type="string" calcext:value-type="string">
            <text:p>what is a Clique Tree?</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1">
          <table:table-cell office:value-type="string" calcext:value-type="string">
            <text:p>what is the kernel method?</text:p>
          </table:table-cell>
          <table:table-cell office:value-type="string" calcext:value-type="string" table:number-columns-spanned="36" table:number-rows-spanned="1">
            <text:p>In machine learning, kernel methods are a class of algorithms for pattern analysis, whose best known member is the support vector machine (SVM). The general task of pattern analysis is to find and study general types of relations (for example clusters, rankings, principal components, correlations, classifications) in dataset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the KL-ONE?</text:p>
          </table:table-cell>
          <table:table-cell office:value-type="string" calcext:value-type="string" table:number-columns-spanned="34" table:number-rows-spanned="1">
            <text:p>A well-known knowledge representation system in the tradition of semantic networks and frames; that is, it is a frame language. The system is an attempt to overcome semantic indistinctness in semantic network representations and to explicitly represent conceptual information as a structured inheritance network.</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knowledge acquisition?</text:p>
          </table:table-cell>
          <table:table-cell office:value-type="string" calcext:value-type="string" table:number-columns-spanned="38" table:number-rows-spanned="1">
            <text:p>The process used to define the rules and ontologies required for a knowledge-based system. The phrase was first used in conjunction with expert systems to describe the initial tasks associated with developing an expert system, namely finding and interviewing domain experts and capturing their knowledge via rules, objects, and frame-based ontologies.</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a knowledge-based system?</text:p>
          </table:table-cell>
          <table:table-cell office:value-type="string" calcext:value-type="string" table:number-columns-spanned="47" table:number-rows-spanned="1">
            <text:p>A computer program that reasons and uses a knowledge base to solve complex problems. The term is broad and refers to many different kinds of systems. The one common theme that unites all knowledge based systems is an attempt to represent knowledge explicitly and a reasoning system that allows it to derive new knowledge. Thus, a knowledge-based system has two distinguishing features: a knowledge base and an inference engine.</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knowledge engineering?</text:p>
          </table:table-cell>
          <table:table-cell office:value-type="string" calcext:value-type="string" table:number-columns-spanned="14" table:number-rows-spanned="1">
            <text:p>All technical, scientific, and social aspects involved in building, maintaining, and using knowledge-based systems.</text:p>
          </table:table-cell>
          <table:covered-table-cell table:number-columns-repeated="13" table:style-name="ce13"/>
          <table:table-cell table:style-name="ce46" table:number-columns-repeated="17"/>
          <table:table-cell table:number-columns-repeated="75"/>
        </table:table-row>
        <table:table-row table:style-name="ro1">
          <table:table-cell office:value-type="string" calcext:value-type="string">
            <text:p>what is the knowledge extraction?</text:p>
          </table:table-cell>
          <table:table-cell office:value-type="string" calcext:value-type="string" table:number-columns-spanned="72" table:number-rows-spanned="1">
            <text:p>The creation of knowledge from structured (relational databases, XML) and unstructured (text, documents, images) sources. The resulting knowledge needs to be in a machine-readable and machine-interpretable format and must represent knowledge in a manner that facilitates inferencing. Although it is methodically similar to information extraction (NLP) and ETL (data warehouse), the main criteria is that the extraction result goes beyond the creation of structured information or the transformation into a relational schema. It requires either the reuse of existing formal knowledge (reusing identifiers or ontologies) or the generation of a schema based on the source data.</text:p>
          </table:table-cell>
          <table:covered-table-cell table:number-columns-repeated="30"/>
          <table:covered-table-cell table:number-columns-repeated="41" table:style-name="ce47"/>
          <table:table-cell table:number-columns-repeated="34"/>
        </table:table-row>
        <table:table-row table:style-name="ro1">
          <table:table-cell office:value-type="string" calcext:value-type="string">
            <text:p>what is the knowledge Interchange Format?</text:p>
          </table:table-cell>
          <table:table-cell office:value-type="string" calcext:value-type="string" table:number-columns-spanned="75" table:number-rows-spanned="1">
            <text:p>A computer language designed to enable systems to share and re-use information from knowledge-based systems. KIF is similar to frame languages such as KL-ONE and LOOM but unlike such language its primary role is not intended as a framework for the expression or use of knowledge but rather for the interchange of knowledge between systems. The designers of KIF likened it to PostScript. PostScript was not designed primarily as a language to store and manipulate documents but rather as an interchange format for systems and devices to share documents. In the same way KIF is meant to facilitate sharing of knowledge across different systems that use different languages, formalisms, platforms, etc.</text:p>
          </table:table-cell>
          <table:covered-table-cell table:number-columns-repeated="30"/>
          <table:covered-table-cell table:number-columns-repeated="44" table:style-name="ce47"/>
          <table:table-cell table:number-columns-repeated="31"/>
        </table:table-row>
        <table:table-row table:style-name="ro1">
          <table:table-cell office:value-type="string" calcext:value-type="string">
            <text:p>what is knowledge representation and reasoning?</text:p>
          </table:table-cell>
          <table:table-cell office:value-type="string" calcext:value-type="string" table:number-columns-spanned="93" table:number-rows-spanned="1">
            <text:p>The field of artificial intelligence dedicated to representing information about the world in a form that a computer system can utilize to solve complex tasks such as diagnosing a medical condition or having a dialog in a natural language. Knowledge representation incorporates findings from psychology about how humans solve problems and represent knowledge in order to design formalisms that will make complex systems easier to design and build. Knowledge representation and reasoning also incorporates findings from logic to automate various kinds of reasoning, such as the application of rules or the relations of sets and subsets. Examples of knowledge representation formalisms include semantic nets, systems architecture, frames, rules, and ontologies. Examples of automated reasoning engines include inference engines, theorem provers, and classifiers.</text:p>
          </table:table-cell>
          <table:covered-table-cell table:number-columns-repeated="30"/>
          <table:covered-table-cell table:number-columns-repeated="62" table:style-name="ce47"/>
          <table:table-cell table:number-columns-repeated="13"/>
        </table:table-row>
        <table:table-row table:style-name="ro1">
          <table:table-cell office:value-type="string" calcext:value-type="string">
            <text:p>what is the lazy learning?</text:p>
          </table:table-cell>
          <table:table-cell office:value-type="string" calcext:value-type="string" table:number-columns-spanned="30" table:number-rows-spanned="1">
            <text:p>In machine learning, lazy learning is a learning method in which generalization of the training data is, in theory, delayed until a query is made to the system, as opposed to in eager learning, where the system tries to generalize the training data before receiving queries.</text:p>
          </table:table-cell>
          <table:covered-table-cell table:number-columns-repeated="29"/>
          <table:table-cell table:style-name="ce46"/>
          <table:table-cell table:number-columns-repeated="75"/>
        </table:table-row>
        <table:table-row table:style-name="ro1">
          <table:table-cell office:value-type="string" calcext:value-type="string">
            <text:p>what is the Lisp?</text:p>
          </table:table-cell>
          <table:table-cell office:value-type="string" calcext:value-type="string" table:number-columns-spanned="12" table:number-rows-spanned="1">
            <text:p>A family of programming languages with a long history and a distinctive, fully parenthesized prefix notation.</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the logic programming?</text:p>
          </table:table-cell>
          <table:table-cell office:value-type="string" calcext:value-type="string" table:number-columns-spanned="35" table:number-rows-spanned="1">
            <text:p>A type of programming paradigm which is largely based on formal logic. Any program written in a logic programming language is a set of sentences in logical form, expressing facts and rules about some problem domain. Major logic programming language families include Prolog, answer set programming (ASP), and Datalo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the long short-term memory?</text:p>
          </table:table-cell>
          <table:table-cell office:value-type="string" calcext:value-type="string" table:number-columns-spanned="41" table:number-rows-spanned="1">
            <text:p>An artificial recurrent neural network architecture used in the field of deep learning. Unlike standard feedforward neural networks, LSTM has feedback connections that make it a "general purpose computer" (that is, it can compute anything that a Turing machine can). It can not only process single data points (such as images), but also entire sequences of data (such as speech or video).</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machine vision?</text:p>
          </table:table-cell>
          <table:table-cell office:value-type="string" calcext:value-type="string" table:number-columns-spanned="83" table:number-rows-spanned="1">
            <text:p>The technology and methods used to provide imaging-based automatic inspection and analysis for such applications as automatic inspection, process control, and robot guidance, usually in industry. Machine vision is a term encompassing a large number of technologies, software and hardware products, integrated systems, actions, methods and expertise. Machine vision as a systems engineering discipline can be considered distinct from computer vision, a form of computer science. It attempts to integrate existing technologies in new ways and apply them to solve real world problems. The term is the prevalent one for these functions in industrial automation environments but is also used for these functions in other environments such as security and vehicle guidance.</text:p>
          </table:table-cell>
          <table:covered-table-cell table:number-columns-repeated="30"/>
          <table:covered-table-cell table:number-columns-repeated="52" table:style-name="ce47"/>
          <table:table-cell table:number-columns-repeated="23"/>
        </table:table-row>
        <table:table-row table:style-name="ro1">
          <table:table-cell office:value-type="string" calcext:value-type="string">
            <text:p>what is the Markov chain?</text:p>
          </table:table-cell>
          <table:table-cell office:value-type="string" calcext:value-type="string" table:number-columns-spanned="17" table:number-rows-spanned="1">
            <text:p>A stochastic model describing a sequence of possible events in which the probability of each event depends only on the state attained in the previous event.</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Markov decision process?</text:p>
          </table:table-cell>
          <table:table-cell office:value-type="string" calcext:value-type="string" table:number-columns-spanned="34" table:number-rows-spanned="1">
            <text:p>A discrete time stochastic control process. It provides a mathematical framework for modeling decision making in situations where outcomes are partly random and partly under the control of a decision maker. MDPs are useful for studying optimization problems solved via dynamic programming and reinforcement learning.</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machine learning?</text:p>
          </table:table-cell>
          <table:table-cell office:value-type="string" calcext:value-type="string" table:number-columns-spanned="22" table:number-rows-spanned="1">
            <text:p>The scientific study of algorithms and statistical models that computer systems use in order to perform a specific task effectively without using explicit instructions, relying on patterns and inference instead.</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machine perception?</text:p>
          </table:table-cell>
          <table:table-cell office:value-type="string" calcext:value-type="string" table:number-columns-spanned="16" table:number-rows-spanned="1">
            <text:p>The capability of a computer system to interpret data in a manner that is similar to the way humans use their senses to relate to the world around them.</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the mechanism design?</text:p>
          </table:table-cell>
          <table:table-cell office:value-type="string" calcext:value-type="string" table:number-columns-spanned="53" table:number-rows-spanned="1">
            <text:p>A field in economics and game theory that takes an engineering approach to designing economic mechanisms or incentives, toward desired objectives, in strategic settings, where players act rationally. Because it starts at the end of the game, then goes backwards, it is also called reverse game theory. It has broad applications, from economics and politics (markets, auctions, voting procedures) to networked-systems (internet interdomain routing, sponsored search auction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mechatronics?</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27" table:style-name="ce13"/>
          <table:table-cell table:style-name="ce46" table:number-columns-repeated="3"/>
          <table:table-cell table:number-columns-repeated="75"/>
        </table:table-row>
        <table:table-row table:style-name="ro1">
          <table:table-cell office:value-type="string" calcext:value-type="string">
            <text:p>what is the mechatronic engineering?</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27" table:style-name="ce13"/>
          <table:table-cell table:style-name="ce46" table:number-columns-repeated="3"/>
          <table:table-cell table:number-columns-repeated="75"/>
        </table:table-row>
        <table:table-row table:style-name="ro1">
          <table:table-cell office:value-type="string" calcext:value-type="string">
            <text:p>what is the metabolic network reconstruction and simulation?</text:p>
          </table:table-cell>
          <table:table-cell office:value-type="string" calcext:value-type="string" table:number-columns-spanned="18" table:number-rows-spanned="1">
            <text:p>Allows for an in-depth insight into the molecular mechanisms of a particular organism. In particular, these models correlate the genome with molecular physiology.</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a metaheuristic?</text:p>
          </table:table-cell>
          <table:table-cell office:value-type="string" calcext:value-type="string" table:number-columns-spanned="46" table:number-rows-spanned="1">
            <text:p>In computer science and mathematical optimization, a metaheuristic is a higher-level procedure or heuristic designed to find, generate, or select a heuristic (partial search algorithm) that may provide a sufficiently good solution to an optimization problem, especially with incomplete or imperfect information or limited computation capacity. Metaheuristics sample a set of solutions which is too large to be completely sampled.</text:p>
          </table:table-cell>
          <table:covered-table-cell table:number-columns-repeated="30"/>
          <table:covered-table-cell table:number-columns-repeated="15" table:style-name="ce47"/>
          <table:table-cell table:number-columns-repeated="60"/>
        </table:table-row>
        <table:table-row table:style-name="ro1">
          <table:table-cell office:value-type="string" calcext:value-type="string">
            <text:p>what is the model checking?</text:p>
          </table:table-cell>
          <table:table-cell office:value-type="string" calcext:value-type="string" table:number-columns-spanned="53" table:number-rows-spanned="1">
            <text:p>In computer science, model checking or property checking is, for a given model of a system, exhaustively and automatically checking whether this model meets a given specification. Typically, one has hardware or software systems in mind, whereas the specification contains safety requirements such as the absence of deadlocks and similar critical states that can cause the system to crash. Model checking is a technique for automatically verifying correctness properties of finite-state system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modus ponens?</text:p>
          </table:table-cell>
          <table:table-cell office:value-type="string" calcext:value-type="string" table:number-columns-spanned="17" table:number-rows-spanned="1">
            <text:p>In propositional logic, modus ponens is a rule of inference. It can be summarized as "P implies Q and P is asserted to be true, therefore Q must be true."</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modus tollens?</text:p>
          </table:table-cell>
          <table:table-cell office:value-type="string" calcext:value-type="string" table:number-columns-spanned="33" table:number-rows-spanned="1">
            <text:p>In propositional logic, modus tollens is a valid argument form and a rule of inference. It is an application of the general truth that if a statement is true, then so is its contrapositive. The inference rule modus tollens asserts that the inference from P implies Q to the negation of Q implies the negation of P is valid.</text:p>
          </table:table-cell>
          <table:covered-table-cell table:number-columns-repeated="30"/>
          <table:covered-table-cell table:number-columns-repeated="2" table:style-name="ce47"/>
          <table:table-cell table:number-columns-repeated="73"/>
        </table:table-row>
        <table:table-row table:style-name="ro1">
          <table:table-cell office:value-type="string" calcext:value-type="string">
            <text:p>what is a Monte Carlo tree search?</text:p>
          </table:table-cell>
          <table:table-cell office:value-type="string" calcext:value-type="string" table:number-columns-spanned="13" table:number-rows-spanned="1">
            <text:p>In computer science, Monte Carlo tree search (MCTS) is a heuristic search algorithm for some kinds of decision processes.</text:p>
          </table:table-cell>
          <table:covered-table-cell table:number-columns-repeated="12" table:style-name="ce13"/>
          <table:table-cell table:style-name="ce46" table:number-columns-repeated="18"/>
          <table:table-cell table:number-columns-repeated="75"/>
        </table:table-row>
        <table:table-row table:style-name="ro1">
          <table:table-cell office:value-type="string" calcext:value-type="string">
            <text:p>what is a multi-agent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self-organized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amulti-swarm optimization?</text:p>
          </table:table-cell>
          <table:table-cell office:value-type="string" calcext:value-type="string" table:number-columns-spanned="47" table:number-rows-spanned="1">
            <text:p>A variant of particle swarm optimization (PSO) based on the use of multiple sub-swarms instead of one (standard) swarm. The general approach in multi-swarm optimization is that each sub-swarm focuses on a specific region while a specific diversification method decides where and when to launch the sub-swarms. The multi-swarm framework is especially fitted for the optimization on multi-modal problems, where multiple (local) optima exist.</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a mutation?</text:p>
          </table:table-cell>
          <table:table-cell office:value-type="string" calcext:value-type="string" table:number-columns-spanned="61" table:number-rows-spanned="1">
            <text:p>A genetic operator used to maintain genetic diversity from one generation of a population of genetic algorithm chromosomes to the next. It is analogous to biological mutation. Mutation alters one or more gene values in a chromosome from its initial state. In mutation, the solution may change entirely from the previous solution. Hence GA can come to a better solution by using mutation. Mutation occurs during evolution according to a user-definable mutation probability. This probability should be set low. If it is set too high, the search will turn into a primitive random search.</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Mycin?</text:p>
          </table:table-cell>
          <table:table-cell office:value-type="string" calcext:value-type="string" table:number-columns-spanned="45" table:number-rows-spanned="1">
            <text:p>An early backward chaining expert system that used artificial intelligence to identify bacteria causing severe infections, such as bacteremia and meningitis, and to recommend antibiotics, with the dosage adjusted for patient's body weight – the name derived from the antibiotics themselves, as many antibiotics have the suffix "-mycin". The MYCIN system was also used for the diagnosis of blood clotting diseases.</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anaive Bayes classifier?</text:p>
          </table:table-cell>
          <table:table-cell office:value-type="string" calcext:value-type="string" table:number-columns-spanned="21" table:number-rows-spanned="1">
            <text:p>In machine learning, naive Bayes classifiers are a family of simple probabilistic classifiers based on applying Bayes' theorem with strong (naive) independence assumptions between the features.</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naive semantics?</text:p>
          </table:table-cell>
          <table:table-cell office:value-type="string" calcext:value-type="string" table:number-columns-spanned="51" table:number-rows-spanned="1">
            <text:p>An approach used in computer science for representing basic knowledge about a specific domain, and has been used in applications such as the representation of the meaning of natural language sentences in artificial intelligence applications. In a general setting the term has been used to refer to the use of a limited store of generally understood knowledge about a specific domain in the world, and has been applied to fields such as the knowledge based design of data schemas.</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the named-entity recogni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identifica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chunking?</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entity extrac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1">
          <table:table-cell office:value-type="string" calcext:value-type="string">
            <text:p>what is the natural language generation?</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NLG?</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30"/>
          <table:covered-table-cell table:number-columns-repeated="10" table:style-name="ce47"/>
          <table:table-cell table:number-columns-repeated="65"/>
        </table:table-row>
        <table:table-row table:style-name="ro1">
          <table:table-cell office:value-type="string" calcext:value-type="string">
            <text:p>what is the natural language processing?</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style-name="ce46"/>
          <table:table-cell table:number-columns-repeated="75"/>
        </table:table-row>
        <table:table-row table:style-name="ro1">
          <table:table-cell office:value-type="string" calcext:value-type="string">
            <text:p>what is the NLP?</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style-name="ce46"/>
          <table:table-cell table:number-columns-repeated="75"/>
        </table:table-row>
        <table:table-row table:style-name="ro1">
          <table:table-cell office:value-type="string" calcext:value-type="string">
            <text:p>what is the natural language programming?</text:p>
          </table:table-cell>
          <table:table-cell office:value-type="string" calcext:value-type="string" table:number-columns-spanned="11" table:number-rows-spanned="1">
            <text:p>An ontology-assisted way of programming in terms of natural-language sentences, e.g. English.</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a neural machine translation?</text:p>
          </table:table-cell>
          <table:table-cell office:value-type="string" calcext:value-type="string" table:number-columns-spanned="21" table:number-rows-spanned="1">
            <text:p>An approach to machine translation that uses a large artificial neural network to predict the likelihood of a sequence of words, typically modeling entire sentences in a single integrated model.</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neural Turing machine?</text:p>
          </table:table-cell>
          <table:table-cell office:value-type="string" calcext:value-type="string" table:number-columns-spanned="62" table:number-rows-spanned="1">
            <text:p>A recurrent neural network model. NTMs combine the fuzzy pattern matching capabilities of neural networks with the algorithmic power of programmable computers. An NTM has a neural network controller coupled to external memory resources, which it interacts with through attentional mechanisms. The memory interactions are differentiable end-to-end, making it possible to optimize them using gradient descent. An NTM with a long short-term memory (LSTM) network controller can infer simple algorithms such as copying, sorting, and associative recall from examples alone.</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the neuro-fuzzy?</text:p>
          </table:table-cell>
          <table:table-cell office:value-type="string" calcext:value-type="string" table:number-columns-spanned="7" table:number-rows-spanned="1">
            <text:p>Combinations of artificial neural networks and fuzzy logic.</text:p>
          </table:table-cell>
          <table:covered-table-cell table:number-columns-repeated="6" table:style-name="ce13"/>
          <table:table-cell table:style-name="ce46" table:number-columns-repeated="24"/>
          <table:table-cell table:number-columns-repeated="75"/>
        </table:table-row>
        <table:table-row table:style-name="ro1">
          <table:table-cell office:value-type="string" calcext:value-type="string">
            <text:p>what is the neurocybernetics?</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 brain–computer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neural-control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mind-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direct neural interface ?</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brain–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neuromorphic engineer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the neuromorphic comput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30"/>
          <table:covered-table-cell table:number-columns-repeated="34" table:style-name="ce47"/>
          <table:table-cell table:number-columns-repeated="41"/>
        </table:table-row>
        <table:table-row table:style-name="ro1">
          <table:table-cell office:value-type="string" calcext:value-type="string">
            <text:p>what is a nondeterministic algorithm?</text:p>
          </table:table-cell>
          <table:table-cell office:value-type="string" calcext:value-type="string" table:number-columns-spanned="15" table:number-rows-spanned="1">
            <text:p>An algorithm that, even for the same input, can exhibit different behaviors on different runs, as opposed to a deterministic algorithm.</text:p>
          </table:table-cell>
          <table:covered-table-cell table:number-columns-repeated="14" table:style-name="ce13"/>
          <table:table-cell table:style-name="ce46" table:number-columns-repeated="16"/>
          <table:table-cell table:number-columns-repeated="75"/>
        </table:table-row>
        <table:table-row table:style-name="ro1">
          <table:table-cell office:value-type="string" calcext:value-type="string">
            <text:p>what is the nouvelle AI?</text:p>
          </table:table-cell>
          <table:table-cell office:value-type="string" calcext:value-type="string" table:number-columns-spanned="38" table:number-rows-spanned="1">
            <text:p>Nouvelle AI differs from classical AI by aiming to produce robots with intelligence levels similar to insects. Researchers believe that intelligence can emerge organically from simple behaviors as these intelligences interacted with the "real world", instead of using the constructed worlds which symbolic AIs typically needed to have programmed into them.</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NP-completeness?</text:p>
          </table:table-cell>
          <table:table-cell office:value-type="string" calcext:value-type="string" table:number-columns-spanned="51" table:number-rows-spanned="1">
            <text:p>In computational complexity theory, a problem is NP-complete when it can be solved by a restricted class of brute force search algorithms and it can be used to simulate any other problem with a similar algorithm. More precisely, each input to the problem should be associated with a set of solutions of polynomial length, whose validity can be tested quickly (in polynomial time ), such that the output for any input is "yes" if the solution set is non-empty and "no" if it is empty.</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the NP-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non-deterministic polynomial-time 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Occ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ck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c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offl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online mach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30"/>
          <table:covered-table-cell table:number-columns-repeated="37" table:style-name="ce47"/>
          <table:table-cell table:number-columns-repeated="38"/>
        </table:table-row>
        <table:table-row table:style-name="ro1">
          <table:table-cell office:value-type="string" calcext:value-type="string">
            <text:p>what is the ontology learning?</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extrac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genera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ntology acquisi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1">
          <table:table-cell office:value-type="string" calcext:value-type="string">
            <text:p>what is the OpenAI?</text:p>
          </table:table-cell>
          <table:table-cell office:value-type="string" calcext:value-type="string" table:number-columns-spanned="29" table:number-rows-spanned="1">
            <text:p>The for-profit corporation OpenAI LP, whose parent organization is the non-profit organization OpenAI Inc that conducts research in the field of artificial intelligence (AI) with the stated aim to promote and develop friendly AI in such a way as to benefit humanity as a whole.</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OpenCog?</text:p>
          </table:table-cell>
          <table:table-cell office:value-type="string" calcext:value-type="string" table:number-columns-spanned="34" table:number-rows-spanned="1">
            <text:p>A project that aims to build an open-source artificial intelligence framework. OpenCog Prime is an architecture for robot and virtual embodied cognition that defines a set of interacting components designed to give rise to human-equivalent artificial general intelligence (AGI) as an emergent phenomenon of the whole system.</text:p>
          </table:table-cell>
          <table:covered-table-cell table:number-columns-repeated="30"/>
          <table:covered-table-cell table:number-columns-repeated="3" table:style-name="ce47"/>
          <table:table-cell table:number-columns-repeated="72"/>
        </table:table-row>
        <table:table-row table:style-name="ro1">
          <table:table-cell office:value-type="string" calcext:value-type="string">
            <text:p>what is the Open Mind Common Sense?</text:p>
          </table:table-cell>
          <table:table-cell office:value-type="string" calcext:value-type="string" table:number-columns-spanned="26" table:number-rows-spanned="1">
            <text:p>An artificial intelligence project based at the Massachusetts Institute of Technology (MIT) Media Lab whose goal is to build and utilize a large commonsense knowledge base from the contributions of many thousands of people across the Web.</text:p>
          </table:table-cell>
          <table:covered-table-cell table:number-columns-repeated="25" table:style-name="ce13"/>
          <table:table-cell table:style-name="ce46" table:number-columns-repeated="5"/>
          <table:table-cell table:number-columns-repeated="75"/>
        </table:table-row>
        <table:table-row table:style-name="ro1">
          <table:table-cell office:value-type="string" calcext:value-type="string">
            <text:p>what is the open-source software?</text:p>
          </table:table-cell>
          <table:table-cell office:value-type="string" calcext:value-type="string" table:number-columns-spanned="37" table:number-rows-spanned="1">
            <text:p>A type of computer software in which source code is released under a license in which the copyright holder grants users the rights to study, change, and distribute the software to anyone and for any purpose. Open-source software may be developed in a collaborative public manner. Open-source software is a prominent example of open collaboration.</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he partial order reduction?</text:p>
          </table:table-cell>
          <table:table-cell office:value-type="string" calcext:value-type="string" table:number-columns-spanned="29" table:number-rows-spanned="1">
            <text:p>A technique for reducing the size of the state-space to be searched by a model checking or automated planning and scheduling algorithm. It exploits the commutativity of concurrently executed transitions, which result in the same state when executed in different order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partially observable Markov decision process?</text:p>
          </table:table-cell>
          <table:table-cell office:value-type="string" calcext:value-type="string" table:number-columns-spanned="43" table:number-rows-spanned="1">
            <text:p>A generalization of a Markov decision process (MDP). A POMDP models an agent decision process in which it is assumed that the system dynamics are determined by an MDP, but the agent cannot directly observe the underlying state. Instead, it must maintain a probability distribution over the set of possible states, based on a set of observations and observation probabilities, and the underlying MDP.</text:p>
          </table:table-cell>
          <table:covered-table-cell table:number-columns-repeated="30"/>
          <table:covered-table-cell table:number-columns-repeated="12" table:style-name="ce47"/>
          <table:table-cell table:number-columns-repeated="63"/>
        </table:table-row>
        <table:table-row table:style-name="ro1">
          <table:table-cell office:value-type="string" calcext:value-type="string">
            <text:p>what is the particle swarm optimization?</text:p>
          </table:table-cell>
          <table:table-cell office:value-type="string" calcext:value-type="string" table:number-columns-spanned="69" table:number-rows-spanned="1">
            <text:p>A computational method that optimizes a problem by iteratively trying to improve a candidate solution with regard to a given measure of quality. It solves a problem by having a population of candidate solutions, here dubbed particles,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p>
          </table:table-cell>
          <table:covered-table-cell table:number-columns-repeated="30"/>
          <table:covered-table-cell table:number-columns-repeated="38" table:style-name="ce47"/>
          <table:table-cell table:number-columns-repeated="37"/>
        </table:table-row>
        <table:table-row table:style-name="ro1">
          <table:table-cell office:value-type="string" calcext:value-type="string">
            <text:p>what is the pattern recognition?</text:p>
          </table:table-cell>
          <table:table-cell office:value-type="string" calcext:value-type="string" table:number-columns-spanned="22" table:number-rows-spanned="1">
            <text:p>Concerned with the automatic discovery of regularities in data through the use of computer algorithms and with the use of these regularities to take actions such as classifying the data into different categorie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first-order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first-order predicate calculus?</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30"/>
          <table:covered-table-cell table:number-columns-repeated="32" table:style-name="ce47"/>
          <table:table-cell table:number-columns-repeated="43"/>
        </table:table-row>
        <table:table-row table:style-name="ro1">
          <table:table-cell office:value-type="string" calcext:value-type="string">
            <text:p>what is the predictive analytics?</text:p>
          </table:table-cell>
          <table:table-cell office:value-type="string" calcext:value-type="string" table:number-columns-spanned="22" table:number-rows-spanned="1">
            <text:p>A variety of statistical techniques from data mining, predictive modelling, and machine learning, that analyze current and historical facts to make predictions about future or otherwise unknown events.</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principal component analysis?</text:p>
          </table:table-cell>
          <table:table-cell office:value-type="string" calcext:value-type="string" table:number-columns-spanned="85" table:number-rows-spanned="1">
            <text:p>A statistical procedure that uses an orthogonal transformation to convert a set of observations of possibly correlated variables (entities each of which takes on various numerical values) into a set of values of linearly uncorrelated variables called principal components.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 components. The resulting vectors (each being a linear combination of the variables and containing n observations) are an uncorrelated orthogonal basis set. PCA is sensitive to the relative scaling of the original variables.</text:p>
          </table:table-cell>
          <table:covered-table-cell table:number-columns-repeated="30"/>
          <table:covered-table-cell table:number-columns-repeated="54" table:style-name="ce47"/>
          <table:table-cell table:number-columns-repeated="21"/>
        </table:table-row>
        <table:table-row table:style-name="ro1">
          <table:table-cell office:value-type="string" calcext:value-type="string">
            <text:p>what is the principle of rationality?</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rationality principle?</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30"/>
          <table:covered-table-cell table:number-columns-repeated="21" table:style-name="ce47"/>
          <table:table-cell table:number-columns-repeated="54"/>
        </table:table-row>
        <table:table-row table:style-name="ro1">
          <table:table-cell office:value-type="string" calcext:value-type="string">
            <text:p>what is the probabilistic programming?</text:p>
          </table:table-cell>
          <table:table-cell office:value-type="string" calcext:value-type="string" table:number-columns-spanned="53" table:number-rows-spanned="1">
            <text:p>A programming paradigm in which probabilistic models are specified and inference for these models is performed automatically. It represents an attempt to unify probabilistic modeling and traditional general-purpose programming in order to make the former easier and more widely applicable. It can be used to create systems that help make decisions in the face of uncertainty. Programming languages used for probabilistic programming are referred to as "Probabilistic programming languages" (PPLs).</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a programming language?</text:p>
          </table:table-cell>
          <table:table-cell office:value-type="string" calcext:value-type="string" table:number-columns-spanned="20" table:number-rows-spanned="1">
            <text:p>A formal language, which comprises a set of instructions that produce various kinds of output. Programming languages are used in computer programming to implement algorithms.</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Prolog?</text:p>
          </table:table-cell>
          <table:table-cell office:value-type="string" calcext:value-type="string" table:number-columns-spanned="45" table:number-rows-spanned="1">
            <text:p>A logic programming language associated with artificial intelligence and computational linguistics. Prolog has its roots in first-order logic, a formal logic, and unlike many other programming languages, Prolog is intended primarily as a declarative programming language: the program logic is expressed in terms of relations, represented as facts and rules. A computation is initiated by running a query over these relations.</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proposition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proposition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tatement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ententi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sententi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zeroth-order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30"/>
          <table:covered-table-cell table:number-columns-repeated="30" table:style-name="ce47"/>
          <table:table-cell table:number-columns-repeated="45"/>
        </table:table-row>
        <table:table-row table:style-name="ro1">
          <table:table-cell office:value-type="string" calcext:value-type="string">
            <text:p>what is the qualification problem?</text:p>
          </table:table-cell>
          <table:table-cell office:value-type="string" calcext:value-type="string" table:number-columns-spanned="45" table:number-rows-spanned="1">
            <text:p>In philosophy and artificial intelligence (especially knowledge-based systems), the qualification problem is concerned with the impossibility of listing all of the preconditions required for a real-world action to have its intended effect. It might be posed as how to deal with the things that prevent me from achieving my intended result. It is strongly connected to, and opposite the ramification side of, the frame problem.</text:p>
          </table:table-cell>
          <table:covered-table-cell table:number-columns-repeated="30"/>
          <table:covered-table-cell table:number-columns-repeated="14" table:style-name="ce47"/>
          <table:table-cell table:number-columns-repeated="61"/>
        </table:table-row>
        <table:table-row table:style-name="ro1">
          <table:table-cell office:value-type="string" calcext:value-type="string">
            <text:p>what is the quantum computing?</text:p>
          </table:table-cell>
          <table:table-cell office:value-type="string" calcext:value-type="string" table:number-columns-spanned="24" table:number-rows-spanned="1">
            <text:p>The use of quantum-mechanical phenomena such as superposition and entanglement to perform computation. A quantum computer is used to perform such computation, which can be implemented theoretically or physically. :I-5</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a query language?</text:p>
          </table:table-cell>
          <table:table-cell office:value-type="string" calcext:value-type="string" table:number-columns-spanned="55" table:number-rows-spanned="1">
            <text:p>Query languages or data query languages (DQLs) are computer languages used to make queries in databases and information systems. Broadly, query languages can be classified according to whether they are database query languages or information retrieval query languages. The difference is that a database query language attempts to give factual answers to factual questions, while an information retrieval query language attempts to find documents containing information that is relevant to an area of inquiry.</text:p>
          </table:table-cell>
          <table:covered-table-cell table:number-columns-repeated="30"/>
          <table:covered-table-cell table:number-columns-repeated="24" table:style-name="ce47"/>
          <table:table-cell table:number-columns-repeated="51"/>
        </table:table-row>
        <table:table-row table:style-name="ro1">
          <table:table-cell office:value-type="string" calcext:value-type="string">
            <text:p>what is the R programming language?</text:p>
          </table:table-cell>
          <table:table-cell office:value-type="string" calcext:value-type="string" table:number-columns-spanned="29" table:number-rows-spanned="1">
            <text:p>A programming language and free software environment for statistical computing and graphics supported by the R Foundation for Statistical Computing. The R language is widely used among statisticians and data miners for developing statistical software and data analysis.</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a radial basis function network?</text:p>
          </table:table-cell>
          <table:table-cell office:value-type="string" calcext:value-type="string" table:number-columns-spanned="58" table:number-rows-spanned="1">
            <text:p>In the field of mathematical modeling, a radial basis function network is an artificial neural network that uses radial basis functions as activation functions. The output of the network is a linear combination of radial basis functions of the inputs and neuron parameters. Radial basis function networks have many uses, including function approximation, time series prediction, classification, and system control. They were first formulated in a 1988 paper by Broomhead and Lowe, both researchers at the Royal Signals and Radar Establishment.</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a random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andom decision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easoning system?</text:p>
          </table:table-cell>
          <table:table-cell office:value-type="string" calcext:value-type="string" table:number-columns-spanned="32" table:number-rows-spanned="1">
            <text:p>In information technology a reasoning system is a software system that generates conclusions from available knowledge using logical techniques such as deduction and induction. Reasoning systems play an important role in the implementation of artificial intelligence and knowledge-based systems.</text:p>
          </table:table-cell>
          <table:covered-table-cell table:number-columns-repeated="30"/>
          <table:covered-table-cell table:style-name="ce47"/>
          <table:table-cell table:number-columns-repeated="74"/>
        </table:table-row>
        <table:table-row table:style-name="ro1">
          <table:table-cell office:value-type="string" calcext:value-type="string">
            <text:p>what is a recurrent neural network?</text:p>
          </table:table-cell>
          <table:table-cell office:value-type="string" calcext:value-type="string" table:number-columns-spanned="43" table:number-rows-spanned="1">
            <text:p>A class of artificial neural networks where connections between nodes form a directed graph along a temporal sequence. This allows it to exhibit temporal dynamic behavior. Unlike feedforward neural networks, RNNs can use their internal state (memory) to process sequences of inputs. This makes them applicable to tasks such as unsegmented, connected handwriting recognition or speech recognition.</text:p>
          </table:table-cell>
          <table:covered-table-cell table:number-columns-repeated="30"/>
          <table:covered-table-cell table:number-columns-repeated="12" table:style-name="ce47"/>
          <table:table-cell table:number-columns-repeated="63"/>
        </table:table-row>
        <table:table-row table:style-name="ro1">
          <table:table-cell office:value-type="string" calcext:value-type="string">
            <text:p>what is the reinforcement learning?</text:p>
          </table:table-cell>
          <table:table-cell office:value-type="string" calcext:value-type="string" table:number-columns-spanned="60" table:number-rows-spanned="1">
            <text:p>An area of machine learning concerned with how software agents ought to take actions in an environment so as to maximize some notion of cumulative reward. Reinforcement learning is one of three basic machine learning paradigms, alongside supervised learning and unsupervised learning. It differs from supervised learning in that labelled input/output pairs need not be presented, and sub-optimal actions need not be explicitly corrected. Instead the focus is finding a balance between exploration (of uncharted territory) and exploitation (of current knowledge).</text:p>
          </table:table-cell>
          <table:covered-table-cell table:number-columns-repeated="30"/>
          <table:covered-table-cell table:number-columns-repeated="29" table:style-name="ce47"/>
          <table:table-cell table:number-columns-repeated="46"/>
        </table:table-row>
        <table:table-row table:style-name="ro1">
          <table:table-cell office:value-type="string" calcext:value-type="string">
            <text:p>what is the reservoir computing?</text:p>
          </table:table-cell>
          <table:table-cell office:value-type="string" calcext:value-type="string" table:number-columns-spanned="57" table:number-rows-spanned="1">
            <text:p>A framework for computation that may be viewed as an extension of neural networks. Typically an input signal is fed into a fixed (random) dynamical system called a reservoir and the dynamics of the reservoir map the input to a higher dimension. Then a simple readout mechanism is trained to read the state of the reservoir and map it to the desired output. The main benefit is that training is performed only at the readout stage and the reservoir is fixed. Liquid-state machines and echo state networks are two major types of reservoir computing.</text:p>
          </table:table-cell>
          <table:covered-table-cell table:number-columns-repeated="30"/>
          <table:covered-table-cell table:number-columns-repeated="26" table:style-name="ce47"/>
          <table:table-cell table:number-columns-repeated="49"/>
        </table:table-row>
        <table:table-row table:style-name="ro1">
          <table:table-cell office:value-type="string" calcext:value-type="string">
            <text:p>what is the Resource Description Framework?</text:p>
          </table:table-cell>
          <table:table-cell office:value-type="string" calcext:value-type="string" table:number-columns-spanned="39" table:number-rows-spanned="1">
            <text:p>A family of World Wide Web Consortium (W3C) specifications originally designed as a metadata data model. It has come to be used as a general method for conceptual description or modeling of information that is implemented in web resources, using a variety of syntax notations and data serialization formats. It is also used in knowledge management applications.</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restricted Boltzmann machine?</text:p>
          </table:table-cell>
          <table:table-cell office:value-type="string" calcext:value-type="string" table:number-columns-spanned="12" table:number-rows-spanned="1">
            <text:p>A generative stochastic artificial neural network that can learn a probability distribution over its set of inputs.</text:p>
          </table:table-cell>
          <table:covered-table-cell table:number-columns-repeated="11" table:style-name="ce13"/>
          <table:table-cell table:style-name="ce46" table:number-columns-repeated="19"/>
          <table:table-cell table:number-columns-repeated="75"/>
        </table:table-row>
        <table:table-row table:style-name="ro1">
          <table:table-cell office:value-type="string" calcext:value-type="string">
            <text:p>what is the Rete algorithm?</text:p>
          </table:table-cell>
          <table:table-cell office:value-type="string" calcext:value-type="string" table:number-columns-spanned="31" table:number-rows-spanned="1">
            <text:p>A pattern matching algorithm for implementing rule-based systems. The algorithm was developed to efficiently apply many rules or patterns to many objects, or facts, in a knowledge base. It is used to determine which of the system's rules should fire based on its data store, its facts.</text:p>
          </table:table-cell>
          <table:covered-table-cell table:number-columns-repeated="30"/>
          <table:table-cell table:number-columns-repeated="75"/>
        </table:table-row>
        <table:table-row table:style-name="ro1">
          <table:table-cell office:value-type="string" calcext:value-type="string">
            <text:p>what is the robotics?</text:p>
          </table:table-cell>
          <table:table-cell office:value-type="string" calcext:value-type="string" table:number-columns-spanned="39" table:number-rows-spanned="1">
            <text:p>An interdisciplinary branch of science and engineering that includes mechanical engineering, electronic engineering, information engineering, computer science, and others. Robotics deals with the design, construction, operation, and use of robots, as well as computer systems for their control, sensory feedback, and information processing.</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a rule-based system?</text:p>
          </table:table-cell>
          <table:table-cell office:value-type="string" calcext:value-type="string" table:number-columns-spanned="48" table:number-rows-spanned="1">
            <text:p>In computer science, a rule-based system is used to store and manipulate knowledge to interpret information in a useful way. It is often used in artificial intelligence applications and research. Normally, the term rule-based system is applied to systems involving human-crafted or curated rule sets. Rule-based systems constructed using automatic rule inference, such as rule-based machine learning, are normally excluded from this system type.</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satisfiability?</text:p>
          </table:table-cell>
          <table:table-cell office:value-type="string" calcext:value-type="string" table:number-columns-spanned="62" table:number-rows-spanned="1">
            <text:p>In mathematical logic, satisfiability and validity are elementary concepts of semantics. A formula is satisfiable if it is possible to find an interpretation (model) that makes the formula true. A formula is valid if all interpretations make the formula true. The opposites of these concepts are unsatisfiability and invalidity, that is, a formula is unsatisfiable if none of the interpretations make the formula true, and invalid if some such interpretation makes the formula false. These four concepts are related to each other in a manner exactly analogous to Aristotle's square of opposition.</text:p>
          </table:table-cell>
          <table:covered-table-cell table:number-columns-repeated="30"/>
          <table:covered-table-cell table:number-columns-repeated="31" table:style-name="ce47"/>
          <table:table-cell table:number-columns-repeated="44"/>
        </table:table-row>
        <table:table-row table:style-name="ro1">
          <table:table-cell office:value-type="string" calcext:value-type="string">
            <text:p>what is a search algorithm?</text:p>
          </table:table-cell>
          <table:table-cell office:value-type="string" calcext:value-type="string" table:number-columns-spanned="24" table:number-rows-spanned="1">
            <text:p>Any algorithm which solves the search problem, namely, to retrieve information stored within some data structure, or calculated in the search space of a problem domain, either with discrete or continuous values.</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a semantic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a frame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0"/>
          <table:covered-table-cell table:number-columns-repeated="5" table:style-name="ce47"/>
          <table:table-cell table:number-columns-repeated="70"/>
        </table:table-row>
        <table:table-row table:style-name="ro1">
          <table:table-cell office:value-type="string" calcext:value-type="string">
            <text:p>what is a semantic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easoning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ules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30"/>
          <table:covered-table-cell table:number-columns-repeated="20" table:style-name="ce47"/>
          <table:table-cell table:number-columns-repeated="55"/>
        </table:table-row>
        <table:table-row table:style-name="ro1">
          <table:table-cell office:value-type="string" calcext:value-type="string">
            <text:p>what is a semantic query?</text:p>
          </table:table-cell>
          <table:table-cell office:value-type="string" calcext:value-type="string" table:number-columns-spanned="47" table:number-rows-spanned="1">
            <text:p>Allows for queries and analytics of associative and contextual nature. Semantic queries enable the retrieval of both explicitly and implicitly derived information based on syntactic, semantic and structural information contained in data. They are designed to deliver precise results (possibly the distinctive selection of one single piece of information) or to answer more fuzzy and wide-open questions through pattern matching and digital reasoning.</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semantics?</text:p>
          </table:table-cell>
          <table:table-cell office:value-type="string" calcext:value-type="string" table:number-columns-spanned="77" table:number-rows-spanned="1">
            <text:p>In programming language theory, semantics is the field concerned with the rigorous mathematical study of the meaning of programming languages. It does so by evaluating the meaning of syntactically valid strings defined by a specific programming language, showing the computation involved. In such a case that the evaluation would be of syntactically invalid strings, the result would be non-computation. Semantics describes the processes a computer follows when executing a program in that specific language. This can be shown by describing the relationship between the input and output of a program, or an explanation of how the program will be executed on a certain platform, hence creating a model of computation.</text:p>
          </table:table-cell>
          <table:covered-table-cell table:number-columns-repeated="30"/>
          <table:covered-table-cell table:number-columns-repeated="46" table:style-name="ce47"/>
          <table:table-cell table:number-columns-repeated="29"/>
        </table:table-row>
        <table:table-row table:style-name="ro1">
          <table:table-cell office:value-type="string" calcext:value-type="string">
            <text:p>what is the sensor fusion?</text:p>
          </table:table-cell>
          <table:table-cell office:value-type="string" calcext:value-type="string" table:number-columns-spanned="21" table:number-rows-spanned="1">
            <text:p>The combining of sensory data or data derived from disparate sources such that the resulting information has less uncertainty than would be possible when these sources were used individually.</text:p>
          </table:table-cell>
          <table:covered-table-cell table:number-columns-repeated="20" table:style-name="ce13"/>
          <table:table-cell table:style-name="ce46" table:number-columns-repeated="10"/>
          <table:table-cell table:number-columns-repeated="75"/>
        </table:table-row>
        <table:table-row table:style-name="ro1">
          <table:table-cell office:value-type="string" calcext:value-type="string">
            <text:p>what is the separation logic?</text:p>
          </table:table-cell>
          <table:table-cell office:value-type="string" calcext:value-type="string" table:number-columns-spanned="18" table:number-rows-spanned="1">
            <text:p>An extension of Hoare logic, a way of reasoning about programs. The assertion language of separation logic is a special case of the logic of bunched implications (BI).</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ta is the similarity learning?</text:p>
          </table:table-cell>
          <table:table-cell office:value-type="string" calcext:value-type="string" table:number-columns-spanned="38" table:number-rows-spanned="1">
            <text:p>An area of supervised machine learning in artificial intelligence. It is closely related to regression and classification, but the goal is to learn from a similarity function that measures how similar or related two objects are. It has applications in ranking, in recommendation systems, visual identity tracking, face verification, and speaker verification.</text:p>
          </table:table-cell>
          <table:covered-table-cell table:number-columns-repeated="30"/>
          <table:covered-table-cell table:number-columns-repeated="7" table:style-name="ce47"/>
          <table:table-cell table:number-columns-repeated="68"/>
        </table:table-row>
        <table:table-row table:style-name="ro1">
          <table:table-cell office:value-type="string" calcext:value-type="string">
            <text:p>what is the simulated annealing?</text:p>
          </table:table-cell>
          <table:table-cell office:value-type="string" calcext:value-type="string" table:number-columns-spanned="22" table:number-rows-spanned="1">
            <text:p>A probabilistic technique for approximating the global optimum of a given function. Specifically, it is a metaheuristic to approximate global optimization in a large search space for an optimization problem.</text:p>
          </table:table-cell>
          <table:covered-table-cell table:number-columns-repeated="21" table:style-name="ce13"/>
          <table:table-cell table:style-name="ce46" table:number-columns-repeated="9"/>
          <table:table-cell table:number-columns-repeated="75"/>
        </table:table-row>
        <table:table-row table:style-name="ro1">
          <table:table-cell office:value-type="string" calcext:value-type="string">
            <text:p>what is the situated approach?</text:p>
          </table:table-cell>
          <table:table-cell office:value-type="string" calcext:value-type="string" table:number-columns-spanned="39" table:number-rows-spanned="1">
            <text:p>In artificial intelligence research, the situated approach builds agents that are designed to behave effectively successfully in their environment. This requires designing AI "from the bottom-up" by focussing on the basic perceptual and motor skills required to survive. The situated approach gives a much lower priority to abstract reasoning or problem-solving skills.</text:p>
          </table:table-cell>
          <table:covered-table-cell table:number-columns-repeated="30"/>
          <table:covered-table-cell table:number-columns-repeated="8" table:style-name="ce47"/>
          <table:table-cell table:number-columns-repeated="67"/>
        </table:table-row>
        <table:table-row table:style-name="ro1">
          <table:table-cell office:value-type="string" calcext:value-type="string">
            <text:p>what is the situation calculus?</text:p>
          </table:table-cell>
          <table:table-cell office:value-type="string" calcext:value-type="string" table:number-columns-spanned="9" table:number-rows-spanned="1">
            <text:p>A logic formalism designed for representing and reasoning about dynamical domains.</text:p>
          </table:table-cell>
          <table:covered-table-cell table:number-columns-repeated="8" table:style-name="ce13"/>
          <table:table-cell table:style-name="ce46" table:number-columns-repeated="22"/>
          <table:table-cell table:number-columns-repeated="75"/>
        </table:table-row>
        <table:table-row table:style-name="ro1">
          <table:table-cell office:value-type="string" calcext:value-type="string">
            <text:p>what is the Selective Linear Definite clause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the SLD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a software?</text:p>
          </table:table-cell>
          <table:table-cell office:value-type="string" calcext:value-type="string" table:number-columns-spanned="50" table:number-rows-spanned="1">
            <text:p>A collection of data or computer instructions that tell the computer how to work. This is in contrast to physical hardware, from which the system is built and actually performs the work. In computer science and software engineering, computer software is all information processed by computer systems, programs and data. Computer software includes computer programs, libraries and related non-executable data, such as online documentation or digital media.</text:p>
          </table:table-cell>
          <table:covered-table-cell table:number-columns-repeated="30"/>
          <table:covered-table-cell table:number-columns-repeated="19" table:style-name="ce47"/>
          <table:table-cell table:number-columns-repeated="56"/>
        </table:table-row>
        <table:table-row table:style-name="ro1">
          <table:table-cell office:value-type="string" calcext:value-type="string">
            <text:p>what is the software engineering?</text:p>
          </table:table-cell>
          <table:table-cell office:value-type="string" calcext:value-type="string" table:number-columns-spanned="10" table:number-rows-spanned="1">
            <text:p>The application of engineering to the development of software in a systematic method.</text:p>
          </table:table-cell>
          <table:covered-table-cell table:number-columns-repeated="9" table:style-name="ce13"/>
          <table:table-cell table:style-name="ce46" table:number-columns-repeated="21"/>
          <table:table-cell table:number-columns-repeated="75"/>
        </table:table-row>
        <table:table-row table:style-name="ro1">
          <table:table-cell office:value-type="string" calcext:value-type="string">
            <text:p>what is the spatial-temporal reasoning?</text:p>
          </table:table-cell>
          <table:table-cell office:value-type="string" calcext:value-type="string" table:number-columns-spanned="42" table:number-rows-spanned="1">
            <text:p>An area of artificial intelligence which draws from the fields of computer science, cognitive science, and cognitive psychology. The theoretic goal—on the cognitive side—involves representing and reasoning spatial-temporal knowledge in mind. The applied goal—on the computing side—involves developing high-level control systems of automata for navigating and understanding time and space.</text:p>
          </table:table-cell>
          <table:covered-table-cell table:number-columns-repeated="30"/>
          <table:covered-table-cell table:number-columns-repeated="11" table:style-name="ce47"/>
          <table:table-cell table:number-columns-repeated="64"/>
        </table:table-row>
        <table:table-row table:style-name="ro1">
          <table:table-cell office:value-type="string" calcext:value-type="string">
            <text:p>what is the SPARQL?</text:p>
          </table:table-cell>
          <table:table-cell office:value-type="string" calcext:value-type="string" table:number-columns-spanned="18" table:number-rows-spanned="1">
            <text:p>An RDF query language—that is, a semantic query language for databases—able to retrieve and manipulate data stored in Resource Description Framework (RDF) format.</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the speech recognition?</text:p>
          </table:table-cell>
          <table:table-cell office:value-type="string" calcext:value-type="string" table:number-columns-spanned="44" table:number-rows-spanned="1">
            <text:p>An interdisciplinary subfield of computational linguistics that develops methodologies and technologies that enables the recognition and translation of spoken language into text by computers. It is also known as automatic speech recognition (ASR), computer speech recognition or speech to text (STT). It incorporates knowledge and research in the linguistics, computer science, and electrical engineering fields.</text:p>
          </table:table-cell>
          <table:covered-table-cell table:number-columns-repeated="30"/>
          <table:covered-table-cell table:number-columns-repeated="13" table:style-name="ce47"/>
          <table:table-cell table:number-columns-repeated="62"/>
        </table:table-row>
        <table:table-row table:style-name="ro1">
          <table:table-cell office:value-type="string" calcext:value-type="string">
            <text:p>what is the spiking neural network?</text:p>
          </table:table-cell>
          <table:table-cell office:value-type="string" calcext:value-type="string" table:number-columns-spanned="20" table:number-rows-spanned="1">
            <text:p>An artificial neural network that more closely mimics a natural neural network. In addition to neuronal and synaptic state, SNNs incorporate the concept of time into their Operating Model.</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statistical classification?</text:p>
          </table:table-cell>
          <table:table-cell office:value-type="string" calcext:value-type="string" table:number-columns-spanned="60" table:number-rows-spanned="1">
            <text:p>In machine learning and statistics, classification is the problem of identifying to which of a set of categories (sub-populations) a new observation belongs, on the basis of a training set of data containing observations (or instances) whose category membership is known. Examples are assigning a given email to the "spam" or "non-spam" class, and assigning a diagnosis to a given patient based on observed characteristics of the patient (sex, blood pressure, presence or absence of certain symptoms, etc.). Classification is an example of pattern recognition.</text:p>
          </table:table-cell>
          <table:covered-table-cell table:number-columns-repeated="30"/>
          <table:covered-table-cell table:number-columns-repeated="29" table:style-name="ce47"/>
          <table:table-cell table:number-columns-repeated="46"/>
        </table:table-row>
        <table:table-row table:style-name="ro1">
          <table:table-cell office:value-type="string" calcext:value-type="string">
            <text:p>what is the statistical relational learning?</text:p>
          </table:table-cell>
          <table:table-cell office:value-type="string" calcext:value-type="string" table:number-columns-spanned="72" table:number-rows-spanned="1">
            <text:p>A subdiscipline of artificial intelligence and machine learning that is concerned with domain models that exhibit both uncertainty (which can be dealt with using statistical methods) and complex, relational structure. Note that SRL is sometimes called Relational Machine Learning (RML) in the literature. Typically, the knowledge representation formalisms developed in SRL use (a subset of) first-order logic to describe relational properties of a domain in a general manner (universal quantification) and draw upon probabilistic graphical models (such as Bayesian networks or Markov networks) to model the uncertainty; some also build upon the methods of inductive logic programming.</text:p>
          </table:table-cell>
          <table:covered-table-cell table:number-columns-repeated="30"/>
          <table:covered-table-cell table:number-columns-repeated="41" table:style-name="ce47"/>
          <table:table-cell table:number-columns-repeated="34"/>
        </table:table-row>
        <table:table-row table:style-name="ro1">
          <table:table-cell office:value-type="string" calcext:value-type="string">
            <text:p>what is the stochastic optimization?</text:p>
          </table:table-cell>
          <table:table-cell office:value-type="string" calcext:value-type="string" table:number-columns-spanned="59" table:number-rows-spanned="1">
            <text:p>Any optimization method that generates and uses random variables. For stochastic problems, the random variables appear in the formulation of the optimization problem itself, which involves random objective functions or random constraints. Stochastic optimization methods also include methods with random iterates. Some stochastic optimization methods use random iterates to solve stochastic problems, combining both meanings of stochastic optimization. Stochastic optimization methods generalize deterministic methods for deterministic problems.</text:p>
          </table:table-cell>
          <table:covered-table-cell table:number-columns-repeated="30"/>
          <table:covered-table-cell table:number-columns-repeated="28" table:style-name="ce47"/>
          <table:table-cell table:number-columns-repeated="47"/>
        </table:table-row>
        <table:table-row table:style-name="ro1">
          <table:table-cell office:value-type="string" calcext:value-type="string">
            <text:p>what is the stochastic semantic analysis?</text:p>
          </table:table-cell>
          <table:table-cell office:value-type="string" calcext:value-type="string" table:number-columns-spanned="29" table:number-rows-spanned="1">
            <text:p>An approach used in computer science as a semantic component of natural language understanding. Stochastic models generally use the definition of segments of words as basic semantic units for the semantic models, and in some cases involve a two layered approach.</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superintelligence?</text:p>
          </table:table-cell>
          <table:table-cell office:value-type="string" calcext:value-type="string" table:number-columns-spanned="53" table:number-rows-spanned="1">
            <text:p>A hypothetical agent that possesses intelligence far surpassing that of the brightest and most gifted human minds. Superintelligence may also refer to a property of problem-solving systems (e.g., superintelligent language translators or engineering assistants) whether or not these high-level intellectual competencies are embodied in agents that act within the physical world. A superintelligence may or may not be created by an intelligence explosion and be associated with a technological singularity.</text:p>
          </table:table-cell>
          <table:covered-table-cell table:number-columns-repeated="30"/>
          <table:covered-table-cell table:number-columns-repeated="22" table:style-name="ce47"/>
          <table:table-cell table:number-columns-repeated="53"/>
        </table:table-row>
        <table:table-row table:style-name="ro1">
          <table:table-cell office:value-type="string" calcext:value-type="string">
            <text:p>what is the supervised learning?</text:p>
          </table:table-cell>
          <table:table-cell office:value-type="string" calcext:value-type="string" table:number-columns-spanned="79" table:number-rows-spanned="1">
            <text:p>The machine learning task of learning a function that maps an input to an output based on example input-output pairs. It infers a function from labeled training data consisting of a set of training examples. 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 (see inductive bias).</text:p>
          </table:table-cell>
          <table:covered-table-cell table:number-columns-repeated="30"/>
          <table:covered-table-cell table:number-columns-repeated="48" table:style-name="ce47"/>
          <table:table-cell table:number-columns-repeated="27"/>
        </table:table-row>
        <table:table-row table:style-name="ro1">
          <table:table-cell office:value-type="string" calcext:value-type="string">
            <text:p>what is the support-vector machines?</text:p>
          </table:table-cell>
          <table:table-cell office:value-type="string" calcext:value-type="string" table:number-columns-spanned="24" table:number-rows-spanned="1">
            <text:p>In machine learning, support-vector machines (SVMs, also support-vector networks ) are supervised learning models with associated learning algorithms that analyze data used for classification and regression analysis.</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the swarm intelligence?</text:p>
          </table:table-cell>
          <table:table-cell office:value-type="string" calcext:value-type="string" table:number-columns-spanned="18" table:number-rows-spanned="1">
            <text:p>The collective behavior of decentralized, self-organized systems, either natural or artificial. The expression was introduced in the context of cellular robotic systems.</text:p>
          </table:table-cell>
          <table:covered-table-cell table:number-columns-repeated="17" table:style-name="ce13"/>
          <table:table-cell table:style-name="ce46" table:number-columns-repeated="13"/>
          <table:table-cell table:number-columns-repeated="75"/>
        </table:table-row>
        <table:table-row table:style-name="ro1">
          <table:table-cell office:value-type="string" calcext:value-type="string">
            <text:p>what is the symbolic artificial intelligence?</text:p>
          </table:table-cell>
          <table:table-cell office:value-type="string" calcext:value-type="string" table:number-columns-spanned="20" table:number-rows-spanned="1">
            <text:p>The term for the collection of all methods in artificial intelligence research that are based on high-level "symbolic" (human-readable) representations of problems, logic, and search.</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synthetic intelligence?</text:p>
          </table:table-cell>
          <table:table-cell office:value-type="string" calcext:value-type="string" table:number-columns-spanned="20" table:number-rows-spanned="1">
            <text:p>An alternative term for artificial intelligence which emphasizes that the intelligence of machines need not be an imitation or in any way artificial; it can be a genuine form of intelligence.</text:p>
          </table:table-cell>
          <table:covered-table-cell table:number-columns-repeated="19" table:style-name="ce13"/>
          <table:table-cell table:style-name="ce46" table:number-columns-repeated="11"/>
          <table:table-cell table:number-columns-repeated="75"/>
        </table:table-row>
        <table:table-row table:style-name="ro1">
          <table:table-cell office:value-type="string" calcext:value-type="string">
            <text:p>what is the systems neuroscience?</text:p>
          </table:table-cell>
          <table:table-cell office:value-type="string" calcext:value-type="string" table:number-columns-spanned="35" table:number-rows-spanned="1">
            <text:p>A subdiscipline of neuroscience and systems biology that studies the structure and function of neural circuits and systems. It is an umbrella term, encompassing a number of areas of study concerned with how nerve cells behave when connected together to form neural pathways, neural circuits, and larger brain networks.</text:p>
          </table:table-cell>
          <table:covered-table-cell table:number-columns-repeated="30"/>
          <table:covered-table-cell table:number-columns-repeated="4" table:style-name="ce47"/>
          <table:table-cell table:number-columns-repeated="71"/>
        </table:table-row>
        <table:table-row table:style-name="ro1">
          <table:table-cell office:value-type="string" calcext:value-type="string">
            <text:p>what is the technological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the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6" table:style-name="ce13"/>
          <table:table-cell table:style-name="ce46" table:number-columns-repeated="14"/>
          <table:table-cell table:number-columns-repeated="75"/>
        </table:table-row>
        <table:table-row table:style-name="ro1">
          <table:table-cell office:value-type="string" calcext:value-type="string">
            <text:p>what is the temporal difference learning?</text:p>
          </table:table-cell>
          <table:table-cell office:value-type="string" calcext:value-type="string" table:number-columns-spanned="32" table:number-rows-spanned="1">
            <text:p>A class of model-free reinforcement learning methods which learn by bootstrapping from the current estimate of the value function. These methods sample from the environment, like Monte Carlo methods, and perform updates based on current estimates, like dynamic programming methods.</text:p>
          </table:table-cell>
          <table:covered-table-cell table:number-columns-repeated="30"/>
          <table:covered-table-cell table:style-name="ce47"/>
          <table:table-cell table:number-columns-repeated="74"/>
        </table:table-row>
        <table:table-row table:style-name="ro1">
          <table:table-cell office:value-type="string" calcext:value-type="string">
            <text:p>what is the tensor network theory?</text:p>
          </table:table-cell>
          <table:table-cell office:value-type="string" calcext:value-type="string" table:number-columns-spanned="37" table:number-rows-spanned="1">
            <text:p>A theory of brain function (particularly that of the cerebellum) that provides a mathematical model of the transformation of sensory space-time coordinates into motor coordinates and vice versa by cerebellar neuronal networks. The theory was developed as a geometrization of brain function (especially of the central nervous system) using tensors.</text:p>
          </table:table-cell>
          <table:covered-table-cell table:number-columns-repeated="30"/>
          <table:covered-table-cell table:number-columns-repeated="6" table:style-name="ce47"/>
          <table:table-cell table:number-columns-repeated="69"/>
        </table:table-row>
        <table:table-row table:style-name="ro1">
          <table:table-cell office:value-type="string" calcext:value-type="string">
            <text:p>what is TensorFlow?</text:p>
          </table:table-cell>
          <table:table-cell office:value-type="string" calcext:value-type="string" table:number-columns-spanned="23" table:number-rows-spanned="1">
            <text:p>A free and open-source software library for dataflow and differentiable programming across a range of tasks. It is a symbolic math library, and is also used for machine learning applications such as neural networks.</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t the theoretical computer science?</text:p>
          </table:table-cell>
          <table:table-cell office:value-type="string" calcext:value-type="string" table:number-columns-spanned="16" table:number-rows-spanned="1">
            <text:p>A subset of general computer science and mathematics that focuses on more mathematical topics of computing and includes the theory of computation.</text:p>
          </table:table-cell>
          <table:covered-table-cell table:number-columns-repeated="15" table:style-name="ce13"/>
          <table:table-cell table:style-name="ce46" table:number-columns-repeated="15"/>
          <table:table-cell table:number-columns-repeated="75"/>
        </table:table-row>
        <table:table-row table:style-name="ro1">
          <table:table-cell office:value-type="string" calcext:value-type="string">
            <text:p>what is the theory of computation?</text:p>
          </table:table-cell>
          <table:table-cell office:value-type="string" calcext:value-type="string" table:number-columns-spanned="47" table:number-rows-spanned="1">
            <text:p>In theoretical computer science and mathematics, the theory of computation is the branch that deals with how efficiently problems can be solved on a model of computation, using an algorithm. The field is divided into three major branches: automata theory and languages, computability theory, and computational complexity theory, which are linked by the question: "What are the fundamental capabilities and limitations of computer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Thompson sampling?</text:p>
          </table:table-cell>
          <table:table-cell office:value-type="string" calcext:value-type="string" table:number-columns-spanned="25" table:number-rows-spanned="1">
            <text:p>A heuristic for choosing actions that addresses the exploration-exploitation dilemma in the multi-armed bandit problem. It consists in choosing the action that maximizes the expected reward with respect to a randomly drawn belief.</text:p>
          </table:table-cell>
          <table:covered-table-cell table:number-columns-repeated="24" table:style-name="ce13"/>
          <table:table-cell table:style-name="ce46" table:number-columns-repeated="6"/>
          <table:table-cell table:number-columns-repeated="75"/>
        </table:table-row>
        <table:table-row table:style-name="ro1">
          <table:table-cell office:value-type="string" calcext:value-type="string">
            <text:p>what is the time complexity?</text:p>
          </table:table-cell>
          <table:table-cell office:value-type="string" calcext:value-type="string" table:number-columns-spanned="48" table:number-rows-spanned="1">
            <text:p>The computational complexity that describes the amount of time it takes to run an algorithm. Time complexity is commonly estimated by counting the number of elementary operations performed by the algorithm, supposing that each elementary operation takes a fixed amount of time to perform. Thus, the amount of time taken and the number of elementary operations performed by the algorithm are taken to differ by at most a constant factor.</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transhumanism?</text:p>
          </table:table-cell>
          <table:table-cell office:value-type="string" calcext:value-type="string" table:number-columns-spanned="24" table:number-rows-spanned="1">
            <text:p>An international philosophical movement that advocates for the transformation of the human condition by developing and making widely available sophisticated technologies to greatly enhance human intellect and physiology.</text:p>
          </table:table-cell>
          <table:covered-table-cell table:number-columns-repeated="23" table:style-name="ce13"/>
          <table:table-cell table:style-name="ce46" table:number-columns-repeated="7"/>
          <table:table-cell table:number-columns-repeated="75"/>
        </table:table-row>
        <table:table-row table:style-name="ro1">
          <table:table-cell office:value-type="string" calcext:value-type="string">
            <text:p>what is a transition system?</text:p>
          </table:table-cell>
          <table:table-cell office:value-type="string" calcext:value-type="string" table:number-columns-spanned="48" table:number-rows-spanned="1">
            <text:p>In theoretical computer science, a transition system is a concept used in the study of computation. It is used to describe the potential behavior of discrete systems. It consists of states and transitions between states, which may be labeled with labels chosen from a set; the same label may appear on more than one transition. If the label set is a singleton, the system is essentially unlabeled, and a simpler definition that omits the labels is possible.</text:p>
          </table:table-cell>
          <table:covered-table-cell table:number-columns-repeated="30"/>
          <table:covered-table-cell table:number-columns-repeated="17" table:style-name="ce47"/>
          <table:table-cell table:number-columns-repeated="58"/>
        </table:table-row>
        <table:table-row table:style-name="ro1">
          <table:table-cell office:value-type="string" calcext:value-type="string">
            <text:p>what is the tree traversal?</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the tree search?</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22" table:style-name="ce13"/>
          <table:table-cell table:style-name="ce46" table:number-columns-repeated="8"/>
          <table:table-cell table:number-columns-repeated="75"/>
        </table:table-row>
        <table:table-row table:style-name="ro1">
          <table:table-cell office:value-type="string" calcext:value-type="string">
            <text:p>what is the true quantified Boolean formula?</text:p>
          </table:table-cell>
          <table:table-cell office:value-type="string" calcext:value-type="string" table:number-columns-spanned="58" table:number-rows-spanned="1">
            <text:p>In computational complexity theory, the language TQBF is a formal language consisting of the true quantified Boolean formulas. A (fully) quantified Boolean formula is a formula in quantified propositional logic where every variable is quantified (or bound), using either existential or universal quantifiers, at the beginning of the sentence. Such a formula is equivalent to either true or false (since there are no free variables). If such a formula evaluates to true, then that formula is in the language TQBF. It is also known as QSAT (Quantified SAT).</text:p>
          </table:table-cell>
          <table:covered-table-cell table:number-columns-repeated="30"/>
          <table:covered-table-cell table:number-columns-repeated="27" table:style-name="ce47"/>
          <table:table-cell table:number-columns-repeated="48"/>
        </table:table-row>
        <table:table-row table:style-name="ro1">
          <table:table-cell office:value-type="string" calcext:value-type="string">
            <text:p>what is the Turing test?</text:p>
          </table:table-cell>
          <table:table-cell office:value-type="string" calcext:value-type="string" table:number-columns-spanned="97" table:number-rows-spanned="1">
            <text:p>A test of a machine's ability to exhibit intelligent behaviour equivalent to, or indistinguishable from, that of a human, developed by Alan Turing in 1950. Turing proposed that a human evaluator would judge natural language conversations between a human and a machine designed to generate human-like responses. The evaluator would be aware that one of the two partners in conversation is a machine, and all participants would be separated from one another. The conversation would be limited to a text-only channel such as a computer keyboard and screen so the result would not depend on the machine's ability to render words as speech. If the evaluator cannot reliably tell the machine from the human, the machine is said to have passed the test. The test results do not depend on the machine's ability to give correct answers to questions, only how closely its answers resemble those a human would give.</text:p>
          </table:table-cell>
          <table:covered-table-cell table:number-columns-repeated="30"/>
          <table:covered-table-cell table:number-columns-repeated="66" table:style-name="ce47"/>
          <table:table-cell table:number-columns-repeated="9"/>
        </table:table-row>
        <table:table-row table:style-name="ro1">
          <table:table-cell office:value-type="string" calcext:value-type="string">
            <text:p>what is the unsupervised learning?</text:p>
          </table:table-cell>
          <table:table-cell office:value-type="string" calcext:value-type="string" table:number-columns-spanned="47" table:number-rows-spanned="1">
            <text:p>A type of self-organized Hebbian learning that helps find previously unknown patterns in data set without pre-existing labels. It is also known as self-organization and allows modeling probability densities of given inputs. It is one of the main three categories of machine learning, along with supervised and reinforcement learning. Semi-supervised learning has also been described and is a hybridization of supervised and unsupervised techniques.</text:p>
          </table:table-cell>
          <table:covered-table-cell table:number-columns-repeated="30"/>
          <table:covered-table-cell table:number-columns-repeated="16" table:style-name="ce47"/>
          <table:table-cell table:number-columns-repeated="59"/>
        </table:table-row>
        <table:table-row table:style-name="ro1">
          <table:table-cell office:value-type="string" calcext:value-type="string">
            <text:p>what is the vision processing unit?</text:p>
          </table:table-cell>
          <table:table-cell office:value-type="string" calcext:value-type="string" table:number-columns-spanned="29" table:number-rows-spanned="1">
            <text:p>A type of microprocessor designed to accelerate machine vision tasks. Value-alignment complete – Analogous to an AI-complete problem, a value-alignment complete problem is a problem where the AI control problem needs to be fully solved to solve it.[citation needed]</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Watson?</text:p>
          </table:table-cell>
          <table:table-cell office:value-type="string" calcext:value-type="string" table:number-columns-spanned="29" table:number-rows-spanned="1">
            <text:p>A question-answering computer system capable of answering questions posed in natural language, developed in IBM's DeepQA project by a research team led by principal investigator David Ferrucci. Watson was named after IBM's first CEO, industrialist Thomas J. Watson.</text:p>
          </table:table-cell>
          <table:covered-table-cell table:number-columns-repeated="28"/>
          <table:table-cell table:style-name="ce46" table:number-columns-repeated="2"/>
          <table:table-cell table:number-columns-repeated="75"/>
        </table:table-row>
        <table:table-row table:style-name="ro1">
          <table:table-cell office:value-type="string" calcext:value-type="string">
            <text:p>what is the weak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13"/>
          <table:table-cell table:style-name="ce46" table:number-columns-repeated="25"/>
          <table:table-cell table:number-columns-repeated="75"/>
        </table:table-row>
        <table:table-row table:style-name="ro1">
          <table:table-cell office:value-type="string" calcext:value-type="string">
            <text:p>what is the narrow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13"/>
          <table:table-cell table:style-name="ce46" table:number-columns-repeated="25"/>
          <table:table-cell table:number-columns-repeated="75"/>
        </table:table-row>
        <table:table-row table:style-name="ro1">
          <table:table-cell office:value-type="string" calcext:value-type="string">
            <text:p>what is the World Wide Web Consortium?</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13"/>
          <table:table-cell table:style-name="ce46" table:number-columns-repeated="20"/>
          <table:table-cell table:number-columns-repeated="75"/>
        </table:table-row>
        <table:table-row table:style-name="ro1">
          <table:table-cell office:value-type="string" calcext:value-type="string">
            <text:p>what is the W3C?</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13"/>
          <table:table-cell table:style-name="ce46" table:number-columns-repeated="20"/>
          <table:table-cell table:number-columns-repeated="75"/>
        </table:table-row>
        <table:table-row table:style-name="ro1">
          <table:table-cell table:style-name="Normal" table:number-columns-repeated="107"/>
        </table:table-row>
        <table:table-row table:style-name="ro1">
          <table:table-cell table:style-name="Normal" table:number-columns-repeated="107"/>
        </table:table-row>
      </table:table>
      <table:table table:name="All" table:style-name="ta6">
        <table:table-column table:style-name="co9" table:default-cell-style-name="ce13"/>
        <table:table-column table:style-name="co10" table:default-cell-style-name="ce13"/>
        <table:table-column table:style-name="co11" table:number-columns-repeated="10" table:default-cell-style-name="ce47"/>
        <table:table-column table:style-name="co11" table:number-columns-repeated="95" table:default-cell-style-name="Default"/>
        <table:table-row table:style-name="ro1">
          <table:table-cell table:style-name="ce32" office:value-type="string" calcext:value-type="string">
            <text:p>Question</text:p>
          </table:table-cell>
          <table:table-cell table:style-name="ce32" office:value-type="string" calcext:value-type="string">
            <text:p>Answer</text:p>
          </table:table-cell>
          <table:table-cell table:style-name="Default" table:number-columns-repeated="10"/>
          <table:table-cell table:number-columns-repeated="95"/>
        </table:table-row>
        <table:table-row table:style-name="ro2">
          <table:table-cell table:style-name="ce33" office:value-type="string" calcext:value-type="string">
            <text:p>What is your e-mail?</text:p>
          </table:table-cell>
          <table:table-cell table:style-name="ce34" office:value-type="string" calcext:value-type="string">
            <text:p>You can use the email contact@ai4eu.eu</text:p>
          </table:table-cell>
          <table:table-cell table:style-name="Default" table:number-columns-repeated="10"/>
          <table:table-cell table:number-columns-repeated="95"/>
        </table:table-row>
        <table:table-row table:style-name="ro2">
          <table:table-cell table:style-name="ce33" office:value-type="string" calcext:value-type="string">
            <text:p>How can someone contact you?</text:p>
          </table:table-cell>
          <table:table-cell table:style-name="ce34" office:value-type="string" calcext:value-type="string">
            <text:p>You can use the email contact@ai4eu.eu</text:p>
          </table:table-cell>
          <table:table-cell table:style-name="Default" table:number-columns-repeated="10"/>
          <table:table-cell table:number-columns-repeated="95"/>
        </table:table-row>
        <table:table-row table:style-name="ro9">
          <table:table-cell table:style-name="ce33" office:value-type="string" calcext:value-type="string">
            <text:p>What is the current status of the platform ?</text:p>
          </table:table-cell>
          <table:table-cell table:style-name="ce39" office:value-type="string" calcext:value-type="string">
            <text:p>Please check out all the platform releases page. It will inform you about all the released features and forecasted ones. </text:p>
          </table:table-cell>
          <table:table-cell table:style-name="Default" table:number-columns-repeated="10"/>
          <table:table-cell table:number-columns-repeated="95"/>
        </table:table-row>
        <table:table-row table:style-name="ro11">
          <table:table-cell table:style-name="ce33" office:value-type="string" calcext:value-type="string">
            <text:p>Is it possible to join the AI4EU community as an organization and what is the process? What benefits will we have?</text:p>
          </table:table-cell>
          <table:table-cell table:style-name="ce39" office:value-type="string" calcext:value-type="string">
            <text:p>It is possible to join the AI4EU Community as an organisation. Please check out our Community Solutions and more specifically its “Organisation Directory” part. You can create an organisation page,  inform the Community about your organisation AI activities and when there are information you wish to share to the Community about jobs opportunities, AI challenges, breaking news etc of your organisation, you can publish news and keep the community updated!https://www.ai4eu.eu/ai-organisations-directory</text:p>
          </table:table-cell>
          <table:table-cell table:style-name="Default" table:number-columns-repeated="10"/>
          <table:table-cell table:number-columns-repeated="95"/>
        </table:table-row>
        <table:table-row table:style-name="ro5">
          <table:table-cell table:style-name="ce33" office:value-type="string" calcext:value-type="string">
            <text:p>How can the AI4EU platform help me staying plugged in and up to date on the AI environment in Europe? Would it be possible to post and update on your platform ?  </text:p>
          </table:table-cell>
          <table:table-cell table:style-name="ce39" office:value-type="string" calcext:value-type="string">
            <text:p>Please check out the News &amp; Events section for being updated on the AI environment in Europe. You can also subscribe to our newsletter (see footer) and receive a monthly summary of the AI4EU Community news, events &amp; activities. If you wish to share your news, events &amp; resources to the Community, we invite you to access our community solutions. https://www.ai4eu.eu/publication-processes</text:p>
          </table:table-cell>
          <table:table-cell table:style-name="Default" table:number-columns-repeated="10"/>
          <table:table-cell table:number-columns-repeated="95"/>
        </table:table-row>
        <table:table-row table:style-name="ro5">
          <table:table-cell table:style-name="ce33" office:value-type="string" calcext:value-type="string">
            <text:p>Are there possibilities to have more information about courses to obtain high skill in AI on the AI4EU platform?</text:p>
          </table:table-cell>
          <table:table-cell table:style-name="ce40" office:value-type="string" calcext:value-type="string">
            <text:p>The platform does not provide Database as a service offer but if you want to publish data, the AI4EU allows you to upload datasets up to 2Gb. You will be requested to provide some details about your data and the attached licence. For lager datasets, you can send email to the support to find the best solution to upload it. https://myidentity.ai4eu.eu/support</text:p>
          </table:table-cell>
          <table:table-cell table:style-name="Default" table:number-columns-repeated="10"/>
          <table:table-cell table:number-columns-repeated="95"/>
        </table:table-row>
        <table:table-row table:style-name="ro5">
          <table:table-cell table:style-name="ce33" office:value-type="string" calcext:value-type="string">
            <text:p>When will the AI4EU Open Calls Program calls be launched? </text:p>
          </table:table-cell>
          <table:table-cell table:style-name="ce43" office:value-type="string" calcext:value-type="string">
            <text:p><text:span text:style-name="T1">The Call for Challenges launching date is November 24</text:span><text:span text:style-name="T2">th</text:span><text:span text:style-name="T1"> at 13:00, call remains open until Q2 2021, with a cut-off date on 26th of January 2021 at 13:00 (Brussels time). </text:span></text:p>
            <text:p/>
            <text:p>The 1st Call for Solutions will launch on 25th of February 2021 at 13:00 (Brussels time), here on the site, with a deadline on 27th April 2021 at 13:00 (Brussels time).</text:p>
          </table:table-cell>
          <table:table-cell table:style-name="Default" table:number-columns-repeated="10"/>
          <table:table-cell table:number-columns-repeated="95"/>
        </table:table-row>
        <table:table-row table:style-name="ro11">
          <table:table-cell table:style-name="ce33" office:value-type="string" calcext:value-type="string">
            <text:p>What would be the challenges the Open Calls will address?</text:p>
          </table:table-cell>
          <table:table-cell table:style-name="ce43" office:value-type="string" calcext:value-type="string">
            <text:p>Challenges will be sourced from end-users (European Industry), assessed and published in the AI4EU platform. We are looking for challenges with an industrial, business or societal impact, that can be solved by AI. All challenges require sets of data exploitable for algorithm training/solvable with correct algorithms, expressed through a definition of the challenge, the criteria for evaluation and success measures. Visit the AI4EU website under the tab ‘Open calls’.  https://www.ai4eu.eu/ai4eu-open-calls</text:p>
          </table:table-cell>
          <table:table-cell table:style-name="Default" table:number-columns-repeated="10"/>
          <table:table-cell table:number-columns-repeated="95"/>
        </table:table-row>
        <table:table-row table:style-name="ro12">
          <table:table-cell table:style-name="ce33" office:value-type="string" calcext:value-type="string">
            <text:p>What are the conditions for participating in the AI4EU Open Calls Program? Which are the steps of the procedure?</text:p>
          </table:table-cell>
          <table:table-cell table:style-name="ce39" office:value-type="string" calcext:value-type="string">
            <text:p>AI4EU will implement a Challenge Based Open Call approach. There are 2 types of open calls for respectively <text:s/>Challenges and Solutions. Participants (third parties) can be European Industry Entrepreneurs defined as: Call for Challenges: End-users: SMEs, Mid Caps and large companies.Call for Solutions: Technology providers: startups, SMEs, Mid Caps, large companies and research organizations.The steps for selecting the challenges are:- Challenges sourcing and definition. An Expression of Interest Call to identify Challenge Owners supported by the AI4EU consortium to define the challenge.- Call for solutions, to select solution providers that will address and solve the specific challenges.- Support program, to develop the solutions (during Support program Challenge Owner will support Solutions Providers in addressing the challenge)</text:p>
          </table:table-cell>
          <table:table-cell table:style-name="Default" table:number-columns-repeated="10"/>
          <table:table-cell table:number-columns-repeated="95"/>
        </table:table-row>
        <table:table-row table:style-name="ro6">
          <table:table-cell table:style-name="ce33" office:value-type="string" calcext:value-type="string">
            <text:p>Will individuals outside the AI4EU Project Consortium be eligible to the AI4EU Open Calls Program? </text:p>
          </table:table-cell>
          <table:table-cell table:style-name="ce36" office:value-type="string" calcext:value-type="string">
            <text:p>No, both in the Call for Challenge and the Call for Solutions individuals outside the AI4EU Project Consortium are not eligible. To be eligible for the Open Calls you must be:-SMEs, Mid Caps or large companies in the Call for Challenges-Startups, SMEs, Mid Caps, large companies or research organizations in the Call for Solutions.</text:p>
          </table:table-cell>
          <table:table-cell table:style-name="Default" table:number-columns-repeated="10"/>
          <table:table-cell table:number-columns-repeated="95"/>
        </table:table-row>
        <table:table-row table:style-name="ro9">
          <table:table-cell table:style-name="ce41" office:value-type="string" calcext:value-type="string">
            <text:p>What are the forecasted grants amounts for AI projects?</text:p>
          </table:table-cell>
          <table:table-cell table:style-name="ce36" office:value-type="string" calcext:value-type="string">
            <text:p>Call for Challenges as selected Challenge Owner: € 10.000 to 13 Challenge OwnersCall for Solutions as selected Solution Provider: Up to € 70.000 to 41 Solution Providers</text:p>
          </table:table-cell>
          <table:table-cell table:style-name="Default" table:number-columns-repeated="10"/>
          <table:table-cell table:number-columns-repeated="95"/>
        </table:table-row>
        <table:table-row table:style-name="ro13">
          <table:table-cell table:style-name="ce42" office:value-type="string" calcext:value-type="string">
            <text:p>What is the Type of Open Calls in the AI4EU Program?</text:p>
          </table:table-cell>
          <table:table-cell table:style-name="ce36" office:value-type="string" calcext:value-type="string">
            <text:p>AI4EU will implement a Challenge Based Open Call approach. The principle of the Challenge Based Open Call Model is to identify challenges with an industrial, business or societal impact and develop AI-based solutions using the components available from the AI4EU platform repository or creating new components. The challenges will be sourced from the European Industry or AI4EU consortium partners that will receive support from AI4EU to detail and present them to the developers’ community. Challenges will be continuously sourced, assessed and published in the AI4EU platform. When a challenge is published, solution providers can apply to solve this challenge. The best proposals will be supported for 6 months and will receive funding under the FSTP rules.</text:p>
          </table:table-cell>
          <table:table-cell table:style-name="Default" table:number-columns-repeated="10"/>
          <table:table-cell table:number-columns-repeated="95"/>
        </table:table-row>
        <table:table-row table:style-name="ro11">
          <table:table-cell table:style-name="ce33" office:value-type="string" calcext:value-type="string">
            <text:p>How can the AI4EU Platform helps an organization/user promoting an AI initiative ?</text:p>
          </table:table-cell>
          <table:table-cell table:style-name="ce33" office:value-type="string" calcext:value-type="string">
            <text:p>The AI4EU platform provides its users with community solutions. One of them allow users to create organisation pages and start informing the community about their AI activities and news (job opportunities, challenges, events…). You can find more information in https://www.ai4eu.eu/ai-organisations-directoryThe AI4EU platform also provides its users with the possibility to publish news, events, webinars, AI resources and share them to the whole community. Please check out https://www.ai4eu.eu/publication-processes</text:p>
          </table:table-cell>
          <table:table-cell table:style-name="Default" table:number-columns-repeated="10"/>
          <table:table-cell table:number-columns-repeated="95"/>
        </table:table-row>
        <table:table-row table:style-name="ro3">
          <table:table-cell office:value-type="string" calcext:value-type="string">
            <text:p>what is the abductive logic programming ?</text:p>
          </table:table-cell>
          <table:table-cell office:value-type="string" calcext:value-type="string" table:number-columns-spanned="28" table:number-rows-spanned="1">
            <text:p>A high-level knowledge-representation framework that can be used to solve problems declaratively based on abductive reasoning. It extends normal logic programming by allowing some predicates to be incompletely defined, declared as abducible predicates.</text:p>
          </table:table-cell>
          <table:covered-table-cell table:number-columns-repeated="10" table:style-name="ce13"/>
          <table:covered-table-cell table:number-columns-repeated="17"/>
          <table:table-cell table:number-columns-repeated="78"/>
        </table:table-row>
        <table:table-row table:style-name="ro3">
          <table:table-cell office:value-type="string" calcext:value-type="string">
            <text:p>what is the abductive reasoning ?</text:p>
          </table:table-cell>
          <table:table-cell office:value-type="string" calcext:value-type="string" table:number-columns-spanned="31" table:number-rows-spanned="1">
            <text:p>A form of logical inference which starts with an observation or set of observations then seeks to find the simplest and most likely explanation. This process, unlike deductive reasoning, yields a plausible conclusion but does not positively verify it. abductive inference, or retroduction</text:p>
          </table:table-cell>
          <table:covered-table-cell table:number-columns-repeated="30"/>
          <table:table-cell table:number-columns-repeated="75"/>
        </table:table-row>
        <table:table-row table:style-name="ro3">
          <table:table-cell office:value-type="string" calcext:value-type="string">
            <text:p>what is the abstract data type ?</text:p>
          </table:table-cell>
          <table:table-cell office:value-type="string" calcext:value-type="string" table:number-columns-spanned="28" table:number-rows-spanned="1">
            <text:p>A mathematical model for data types, where a data type is defined by its behavior (semantics) from the point of view of a user of the data, specifically in terms of possible values, possible operations on data of this type, and the behavior of these operations.</text:p>
          </table:table-cell>
          <table:covered-table-cell table:number-columns-repeated="27"/>
          <table:table-cell table:number-columns-repeated="78"/>
        </table:table-row>
        <table:table-row table:style-name="ro3">
          <table:table-cell office:value-type="string" calcext:value-type="string">
            <text:p>what is the abstraction ?</text:p>
          </table:table-cell>
          <table:table-cell office:value-type="string" calcext:value-type="string" table:number-columns-spanned="18" table:number-rows-spanned="1">
            <text:p>The process of removing physical, spatial, or temporal details or attributes in the study of objects or systems in order to more closely attend to other details of interest</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accelerating change ?</text:p>
          </table:table-cell>
          <table:table-cell office:value-type="string" calcext:value-type="string" table:number-columns-spanned="24" table:number-rows-spanned="1">
            <text:p>A perceived increase in the rate of technological change throughout history, which may suggest faster and more profound change in the future and may or may not be accompanied by equally profound social and cultural change.</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action language ?</text:p>
          </table:table-cell>
          <table:table-cell office:value-type="string" calcext:value-type="string" table:number-columns-spanned="37" table:number-rows-spanned="1">
            <text:p>A language for specifying state transition systems, and is commonly used to create formal models of the effects of actions on the world. Action languages are commonly used in the artificial intelligence and robotics domains, where they describe how actions affect the states of systems over time, and may be used for automated planning.</text:p>
          </table:table-cell>
          <table:covered-table-cell table:number-columns-repeated="36"/>
          <table:table-cell table:number-columns-repeated="69"/>
        </table:table-row>
        <table:table-row table:style-name="ro3">
          <table:table-cell office:value-type="string" calcext:value-type="string">
            <text:p>what is the action model learning ?</text:p>
          </table:table-cell>
          <table:table-cell office:value-type="string" calcext:value-type="string" table:number-columns-spanned="34" table:number-rows-spanned="1">
            <text:p>An area of machine learning concerned with creation and modification of software agent's knowledge about effects and preconditions of the actions that can be executed within its environment. This knowledge is usually represented in logic-based action description language and used as the input for automated planners.</text:p>
          </table:table-cell>
          <table:covered-table-cell table:number-columns-repeated="33"/>
          <table:table-cell table:number-columns-repeated="72"/>
        </table:table-row>
        <table:table-row table:style-name="ro3">
          <table:table-cell office:value-type="string" calcext:value-type="string">
            <text:p>what is the action selection ?</text:p>
          </table:table-cell>
          <table:table-cell office:value-type="string" calcext:value-type="string" table:number-columns-spanned="34" table:number-rows-spanned="1">
            <text:p>A way of characterizing the most basic problem of intelligent systems: what to do next. In artificial intelligence and computational cognitive science, "the action selection problem" is typically associated with intelligent agents and animats—artificial systems that exhibit complex behaviour in an agent environment.</text:p>
          </table:table-cell>
          <table:covered-table-cell table:number-columns-repeated="33"/>
          <table:table-cell table:number-columns-repeated="72"/>
        </table:table-row>
        <table:table-row table:style-name="ro3">
          <table:table-cell office:value-type="string" calcext:value-type="string">
            <text:p>what is the activation function ?</text:p>
          </table:table-cell>
          <table:table-cell office:value-type="string" calcext:value-type="string" table:number-columns-spanned="14" table:number-rows-spanned="1">
            <text:p>In artificial neural networks, the activation function of a node defines the output of that node given an input or set of input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adaptive algorithm ?</text:p>
          </table:table-cell>
          <table:table-cell office:value-type="string" calcext:value-type="string" table:number-columns-spanned="13" table:number-rows-spanned="1">
            <text:p>An algorithm that changes its behavior at the time it is run, based on a priori defined reward mechanism or criterion.</text:p>
          </table:table-cell>
          <table:covered-table-cell table:number-columns-repeated="10" table:style-name="ce13"/>
          <table:covered-table-cell table:number-columns-repeated="2"/>
          <table:table-cell table:number-columns-repeated="93"/>
        </table:table-row>
        <table:table-row table:style-name="ro3">
          <table:table-cell office:value-type="string" calcext:value-type="string">
            <text:p>what is the adaptive neuro fuzzy inference system ?</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61"/>
          <table:table-cell table:number-columns-repeated="44"/>
        </table:table-row>
        <table:table-row table:style-name="ro3">
          <table:table-cell office:value-type="string" calcext:value-type="string">
            <text:p>what is the adaptive network-based fuzzy inference system?</text:p>
          </table:table-cell>
          <table:table-cell office:value-type="string" calcext:value-type="string" table:number-columns-spanned="62" table:number-rows-spanned="1">
            <text:p>A kind of artificial neural network that is based on Takagi–Sugeno fuzzy inference system. The technique was developed in the early 1990s. Since it integrates both neural networks and fuzzy logic principles, it has potential to capture the benefits of both in a single framework. Its inference system corresponds to a set of fuzzy IF–THEN rules that have learning capability to approximate nonlinear functions. Hence, ANFIS is considered to be a universal estimator. For using the ANFIS in a more efficient and optimal way, one can use the best parameters obtained by genetic algorithm</text:p>
          </table:table-cell>
          <table:covered-table-cell table:number-columns-repeated="61"/>
          <table:table-cell table:number-columns-repeated="44"/>
        </table:table-row>
        <table:table-row table:style-name="ro3">
          <table:table-cell office:value-type="string" calcext:value-type="string">
            <text:p>what is the admissible heuristic ?</text:p>
          </table:table-cell>
          <table:table-cell office:value-type="string" calcext:value-type="string" table:number-columns-spanned="31" table:number-rows-spanned="1">
            <text:p>In computer science, specifically in algorithms related to pathfinding, a heuristic function is said to be admissible if it never overestimates the cost of reaching the goal, i.e. the cost it estimates to reach the goal is not higher than the lowest possible cost from the current point in the path.</text:p>
          </table:table-cell>
          <table:covered-table-cell table:number-columns-repeated="30"/>
          <table:table-cell table:number-columns-repeated="75"/>
        </table:table-row>
        <table:table-row table:style-name="ro3">
          <table:table-cell office:value-type="string" calcext:value-type="string">
            <text:p>what is the affective computing ?</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artificial emotional intelligence?</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emotional AI?</text:p>
          </table:table-cell>
          <table:table-cell office:value-type="string" calcext:value-type="string" table:number-columns-spanned="26" table:number-rows-spanned="1">
            <text:p>The study and development of systems and devices that can recognize, interpret, process, and simulate human affects. Affective computing is an interdisciplinary field spanning computer science, psychology, and cognitive science.</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agent architecture ?</text:p>
          </table:table-cell>
          <table:table-cell office:value-type="string" calcext:value-type="string" table:number-columns-spanned="22" table:number-rows-spanned="1">
            <text:p>A blueprint for software agents and intelligent control systems, depicting the arrangement of components. The architectures implemented by intelligent agents are referred to as cognitive architecture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AI accelerator ?</text:p>
          </table:table-cell>
          <table:table-cell office:value-type="string" calcext:value-type="string" table:number-columns-spanned="22" table:number-rows-spanned="1">
            <text:p>A class of microprocessor or computer system designed as hardware acceleration for artificial intelligence applications, especially artificial neural networks, machine vision, and machine learning.</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AI-complete ?</text:p>
          </table:table-cell>
          <table:table-cell office:value-type="string" calcext:value-type="string" table:number-columns-spanned="44" table:number-rows-spanned="1">
            <text:p>In the field of artificial intelligence, the most difficult problems are informally known as AI-complete or AI-hard, implying that the difficulty of these computational problems is equivalent to that of solving the central artificial intelligence problem—making computers as intelligent as people, or strong AI. To call a problem AI-complete reflects an attitude that it would not be solved by a simple specific algorithm.</text:p>
          </table:table-cell>
          <table:covered-table-cell table:number-columns-repeated="43"/>
          <table:table-cell table:number-columns-repeated="62"/>
        </table:table-row>
        <table:table-row table:style-name="ro3">
          <table:table-cell office:value-type="string" calcext:value-type="string">
            <text:p>what is an algorithm ?</text:p>
          </table:table-cell>
          <table:table-cell office:value-type="string" calcext:value-type="string" table:number-columns-spanned="17" table:number-rows-spanned="1">
            <text:p>An unambiguous specification of how to solve a class of problems. Algorithms can perform calculation, data processing, and automated reasoning tasks.</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algorithmic efficiency?</text:p>
          </table:table-cell>
          <table:table-cell office:value-type="string" calcext:value-type="string" table:number-columns-spanned="40" table:number-rows-spanned="1">
            <text:p>A property of an algorithm which relates to the number of computational resources used by the algorithm. An algorithm must be analyzed to determine its resource usage, and the efficiency of an algorithm can be measured based on usage of different resources. Algorithmic efficiency can be thought of as analogous to engineering productivity for a repeating or continuous process.</text:p>
          </table:table-cell>
          <table:covered-table-cell table:number-columns-repeated="39"/>
          <table:table-cell table:number-columns-repeated="66"/>
        </table:table-row>
        <table:table-row table:style-name="ro3">
          <table:table-cell office:value-type="string" calcext:value-type="string">
            <text:p>what is the algorithmic probability ?</text:p>
          </table:table-cell>
          <table:table-cell office:value-type="string" calcext:value-type="string" table:number-columns-spanned="25" table:number-rows-spanned="1">
            <text:p>In algorithmic information theory, algorithmic probability, also known as Solomonoff probability, is a mathematical method of assigning a prior probability to a given observation. It was invented by Ray Solomonoff in the 1960s.</text:p>
          </table:table-cell>
          <table:covered-table-cell table:number-columns-repeated="10" table:style-name="ce13"/>
          <table:covered-table-cell table:number-columns-repeated="14"/>
          <table:table-cell table:number-columns-repeated="81"/>
        </table:table-row>
        <table:table-row table:style-name="ro3">
          <table:table-cell office:value-type="string" calcext:value-type="string">
            <text:p>what is the AlphaGo ?</text:p>
          </table:table-cell>
          <table:table-cell office:value-type="string" calcext:value-type="string" table:number-columns-spanned="39" table:number-rows-spanned="1">
            <text:p>A computer program that plays the board game Go. It was developed by Alphabet Inc.'s Google DeepMind in London. AlphaGo has several versions including AlphaGo Zero, AlphaGo Master, AlphaGo Lee, etc. In October 2015, AlphaGo became the first computer Go program to beat a human professional Go player without handicaps on a full-sized 19×19 board.</text:p>
          </table:table-cell>
          <table:covered-table-cell table:number-columns-repeated="38"/>
          <table:table-cell table:number-columns-repeated="67"/>
        </table:table-row>
        <table:table-row table:style-name="ro1">
          <table:table-cell office:value-type="string" calcext:value-type="string">
            <text:p>what is the ambient intelligence ?</text:p>
          </table:table-cell>
          <table:table-cell office:value-type="string" calcext:value-type="string" table:number-columns-spanned="9" table:number-rows-spanned="1">
            <text:p>Electronic environments that are sensitive and responsive to the presence of people.</text:p>
          </table:table-cell>
          <table:covered-table-cell table:number-columns-repeated="8" table:style-name="ce13"/>
          <table:table-cell table:style-name="ce46" table:number-columns-repeated="2"/>
          <table:table-cell table:number-columns-repeated="95"/>
        </table:table-row>
        <table:table-row table:style-name="ro3">
          <table:table-cell office:value-type="string" calcext:value-type="string">
            <text:p>what is the analysis of algorithms?</text:p>
          </table:table-cell>
          <table:table-cell office:value-type="string" calcext:value-type="string" table:number-columns-spanned="39" table:number-rows-spanned="1">
            <text:p>The determination of the computational complexity of algorithms, that is the amount of time, storage and/or other resources necessary to execute them. Usually, this involves determining a function that relates the length of an algorithm's input to the number of steps it takes (its time complexity) or the number of storage locations it uses (its space complexity).</text:p>
          </table:table-cell>
          <table:covered-table-cell table:number-columns-repeated="38"/>
          <table:table-cell table:number-columns-repeated="67"/>
        </table:table-row>
        <table:table-row table:style-name="ro3">
          <table:table-cell office:value-type="string" calcext:value-type="string">
            <text:p>what is the answer set programming?</text:p>
          </table:table-cell>
          <table:table-cell office:value-type="string" calcext:value-type="string" table:number-columns-spanned="36" table:number-rows-spanned="1">
            <text:p>A form of declarative programming oriented towards difficult (primarily NP-hard) search problems. It is based on the stable model (answer set) semantics of logic programming. In ASP, search problems are reduced to computing stable models, and answer set solvers—programs for generating stable models—are used to perform search.</text:p>
          </table:table-cell>
          <table:covered-table-cell table:number-columns-repeated="35"/>
          <table:table-cell table:number-columns-repeated="70"/>
        </table:table-row>
        <table:table-row table:style-name="ro1">
          <table:table-cell office:value-type="string" calcext:value-type="string">
            <text:p>what is the anytime algorithm ?</text:p>
          </table:table-cell>
          <table:table-cell office:value-type="string" calcext:value-type="string" table:number-columns-spanned="10" table:number-rows-spanned="1">
            <text:p>An algorithm that can return a valid solution to a problem even if it is interrupted before it ends.</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an application programming interface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49"/>
          <table:table-cell table:number-columns-repeated="56"/>
        </table:table-row>
        <table:table-row table:style-name="ro14">
          <table:table-cell office:value-type="string" calcext:value-type="string">
            <text:p>What is approximate string matching?</text:p>
          </table:table-cell>
          <table:table-cell table:style-name="ce45" office:value-type="string" calcext:value-type="string">
            <text:p>It is a technique of finding strings that match a pattern approximately (rather tha instead of exactly</text:p>
          </table:table-cell>
          <table:table-cell table:style-name="ce13" table:number-columns-repeated="2"/>
          <table:table-cell table:style-name="ce46" table:number-columns-repeated="8"/>
          <table:table-cell table:number-columns-repeated="95"/>
        </table:table-row>
        <table:table-row table:style-name="ro3">
          <table:table-cell office:value-type="string" calcext:value-type="string">
            <text:p>what is an API ?</text:p>
          </table:table-cell>
          <table:table-cell office:value-type="string" calcext:value-type="string" table:number-columns-spanned="50" table:number-rows-spanned="1">
            <text:p>A set of subroutine definitions, communication protocols, and tools for building software. In general terms, it is a set of clearly defined methods of communication among various components. A good API makes it easier to develop a computer program by providing all the building blocks, which are then put together by the programmer. An API may be for a web-based system, operating system, database system, computer hardware, or software library.</text:p>
          </table:table-cell>
          <table:covered-table-cell table:number-columns-repeated="49"/>
          <table:table-cell table:number-columns-repeated="56"/>
        </table:table-row>
        <table:table-row table:style-name="ro3">
          <table:table-cell office:value-type="string" calcext:value-type="string">
            <text:p>what is the approximate string mat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1"/>
          <table:table-cell table:number-columns-repeated="74"/>
        </table:table-row>
        <table:table-row table:style-name="ro3">
          <table:table-cell office:value-type="string" calcext:value-type="string">
            <text:p>what is the fuzzy string searching ?</text:p>
          </table:table-cell>
          <table:table-cell office:value-type="string" calcext:value-type="string" table:number-columns-spanned="32" table:number-rows-spanned="1">
            <text:p>The technique of finding strings that match a pattern approximately (rather than exactly). The problem of approximate string matching is typically divided into two sub-problems: finding approximate substring matches inside a given string and finding dictionary strings that match the pattern approximately.</text:p>
          </table:table-cell>
          <table:covered-table-cell table:number-columns-repeated="31"/>
          <table:table-cell table:number-columns-repeated="74"/>
        </table:table-row>
        <table:table-row table:style-name="ro1">
          <table:table-cell office:value-type="string" calcext:value-type="string">
            <text:p>what is the approximation error ?</text:p>
          </table:table-cell>
          <table:table-cell office:value-type="string" calcext:value-type="string" table:number-columns-spanned="8" table:number-rows-spanned="1">
            <text:p>The discrepancy between an exact value and some approximation to it.</text:p>
          </table:table-cell>
          <table:covered-table-cell table:number-columns-repeated="7" table:style-name="ce13"/>
          <table:table-cell table:style-name="ce46" table:number-columns-repeated="3"/>
          <table:table-cell table:number-columns-repeated="95"/>
        </table:table-row>
        <table:table-row table:style-name="ro3">
          <table:table-cell office:value-type="string" calcext:value-type="string">
            <text:p>what is the argumentation framework?</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67"/>
          <table:table-cell table:number-columns-repeated="38"/>
        </table:table-row>
        <table:table-row table:style-name="ro3">
          <table:table-cell office:value-type="string" calcext:value-type="string">
            <text:p>what is the argumentation system ?</text:p>
          </table:table-cell>
          <table:table-cell office:value-type="string" calcext:value-type="string" table:number-columns-spanned="68" table:number-rows-spanned="1">
            <text:p>A way to deal with contentious information and draw conclusions from it. In an abstract argumentation framework, entry-level information is a set of abstract arguments that, for instance, represent data or a proposition. Conflicts between arguments are represented by a binary relation on the set of arguments. In concrete terms, you represent an argumentation framework with a directed graph such that the nodes are the arguments, and the arrows represent the attack relation. There exist some extensions of the Dung's framework, like the logic-based argumentation frameworks or the value-based argumentation frameworks.</text:p>
          </table:table-cell>
          <table:covered-table-cell table:number-columns-repeated="67"/>
          <table:table-cell table:number-columns-repeated="38"/>
        </table:table-row>
        <table:table-row table:style-name="ro3">
          <table:table-cell office:value-type="string" calcext:value-type="string">
            <text:p>what is the artificial general intelligence?</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number-columns-repeated="76"/>
        </table:table-row>
        <table:table-row table:style-name="ro3">
          <table:table-cell office:value-type="string" calcext:value-type="string">
            <text:p>what is the artificial immune system?</text:p>
          </table:table-cell>
          <table:table-cell office:value-type="string" calcext:value-type="string" table:number-columns-spanned="30" table:number-rows-spanned="1">
            <text:p>A class of computationally intelligent, rule-based machine learning systems inspired by the principles and processes of the vertebrate immune system. The algorithms are typically modeled after the immune system's characteristics of learning and memory for use in problem-solving.</text:p>
          </table:table-cell>
          <table:covered-table-cell table:number-columns-repeated="29"/>
          <table:table-cell table:number-columns-repeated="76"/>
        </table:table-row>
        <table:table-row table:style-name="ro3">
          <table:table-cell office:value-type="string" calcext:value-type="string">
            <text:p>what is the artificial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3">
          <table:table-cell office:value-type="string" calcext:value-type="string">
            <text:p>what is the AI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3">
          <table:table-cell office:value-type="string" calcext:value-type="string">
            <text:p>what is machine intelligence ?</text:p>
          </table:table-cell>
          <table:table-cell office:value-type="string" calcext:value-type="string" table:number-columns-spanned="55" table:number-rows-spanned="1">
            <text:p>Any intelligence demonstrated by machines, in contrast to the natural intelligence displayed by humans and other animals. In computer science, AI research is defined as the study of "intelligent agents": any device that perceives its environment and takes actions that maximize its chance of successfully achieving its goals. Colloquially, the term "artificial intelligence" is applied when a machine mimics "cognitive" functions that humans associate with other human minds, such as "learning" and "problem solving".</text:p>
          </table:table-cell>
          <table:covered-table-cell table:number-columns-repeated="54"/>
          <table:table-cell table:number-columns-repeated="51"/>
        </table:table-row>
        <table:table-row table:style-name="ro1">
          <table:table-cell office:value-type="string" calcext:value-type="string">
            <text:p>what is the Artificial Intelligence Markup Language ?</text:p>
          </table:table-cell>
          <table:table-cell office:value-type="string" calcext:value-type="string" table:number-columns-spanned="7" table:number-rows-spanned="1">
            <text:p>An XML dialect for creating natural language software agents.</text:p>
          </table:table-cell>
          <table:covered-table-cell table:number-columns-repeated="6" table:style-name="ce13"/>
          <table:table-cell table:style-name="ce46" table:number-columns-repeated="4"/>
          <table:table-cell table:number-columns-repeated="95"/>
        </table:table-row>
        <table:table-row table:style-name="ro3">
          <table:table-cell office:value-type="string" calcext:value-type="string">
            <text:p>what is an artificial neural network?</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13"/>
          <table:table-cell table:number-columns-repeated="95"/>
        </table:table-row>
        <table:table-row table:style-name="ro3">
          <table:table-cell office:value-type="string" calcext:value-type="string">
            <text:p>what is a connectionist system ?</text:p>
          </table:table-cell>
          <table:table-cell office:value-type="string" calcext:value-type="string" table:number-columns-spanned="11" table:number-rows-spanned="1">
            <text:p>Any computing system vaguely inspired by the biological neural networks that constitute animal brains.</text:p>
          </table:table-cell>
          <table:covered-table-cell table:number-columns-repeated="10" table:style-name="ce13"/>
          <table:table-cell table:number-columns-repeated="95"/>
        </table:table-row>
        <table:table-row table:style-name="ro3">
          <table:table-cell office:value-type="string" calcext:value-type="string">
            <text:p>what is the Association for the Advancement of Artificial Intelligence ?</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43"/>
          <table:table-cell table:number-columns-repeated="62"/>
        </table:table-row>
        <table:table-row table:style-name="ro3">
          <table:table-cell office:value-type="string" calcext:value-type="string">
            <text:p>what is tha AAAI?</text:p>
          </table:table-cell>
          <table:table-cell office:value-type="string" calcext:value-type="string" table:number-columns-spanned="44" table:number-rows-spanned="1">
            <text:p>An international, nonprofit, scientific society devoted to promote research in, and responsible use of, artificial intelligence. AAAI also aims to increase public understanding of artificial intelligence (AI), improve the teaching and training of AI practitioners, and provide guidance for research planners and funders concerning the importance and potential of current AI developments and future directions.</text:p>
          </table:table-cell>
          <table:covered-table-cell table:number-columns-repeated="43"/>
          <table:table-cell table:number-columns-repeated="62"/>
        </table:table-row>
        <table:table-row table:style-name="ro3">
          <table:table-cell office:value-type="string" calcext:value-type="string">
            <text:p>what is the asymptotic computational complexity ?</text:p>
          </table:table-cell>
          <table:table-cell office:value-type="string" calcext:value-type="string" table:number-columns-spanned="28" table:number-rows-spanned="1">
            <text:p>In computational complexity theory, asymptotic computational complexity is the usage of asymptotic analysis for the estimation of computational complexity of algorithms and computational problems, commonly associated with the usage of the big O notation.</text:p>
          </table:table-cell>
          <table:covered-table-cell table:number-columns-repeated="10" table:style-name="ce13"/>
          <table:covered-table-cell table:number-columns-repeated="17"/>
          <table:table-cell table:number-columns-repeated="78"/>
        </table:table-row>
        <table:table-row table:style-name="ro3">
          <table:table-cell office:value-type="string" calcext:value-type="string">
            <text:p>what is the attributional calculus ?</text:p>
          </table:table-cell>
          <table:table-cell office:value-type="string" calcext:value-type="string" table:number-columns-spanned="33" table:number-rows-spanned="1">
            <text:p>A logic and representation system defined by Ryszard S. Michalski. It combines elements of predicate logic, propositional calculus, and multi-valued logic. Attributional calculus provides a formal language for natural induction, an inductive learning process whose results are in forms natural to people.</text:p>
          </table:table-cell>
          <table:covered-table-cell table:number-columns-repeated="32"/>
          <table:table-cell table:number-columns-repeated="73"/>
        </table:table-row>
        <table:table-row table:style-name="ro3">
          <table:table-cell office:value-type="string" calcext:value-type="string">
            <text:p>what is the augmented reality?</text:p>
          </table:table-cell>
          <table:table-cell office:value-type="string" calcext:value-type="string" table:number-columns-spanned="31" table:number-rows-spanned="1">
            <text:p>An interactive experience of a real-world environment where the objects that reside in the real-world are "augmented" by computer-generated perceptual information, sometimes across multiple sensory modalities, including visual, auditory, haptic, somatosensory, and olfactory.</text:p>
          </table:table-cell>
          <table:covered-table-cell table:number-columns-repeated="30"/>
          <table:table-cell table:number-columns-repeated="75"/>
        </table:table-row>
        <table:table-row table:style-name="ro3">
          <table:table-cell office:value-type="string" calcext:value-type="string">
            <text:p>what is the automata theory?</text:p>
          </table:table-cell>
          <table:table-cell office:value-type="string" calcext:value-type="string" table:number-columns-spanned="27" table:number-rows-spanned="1">
            <text:p>The study of abstract machines and automata, as well as the computational problems that can be solved using them. It is a theory in theoretical computer science and discrete mathematics (a subject of study in both mathematics and computer science).</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automated planning and schedul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9"/>
          <table:table-cell table:number-columns-repeated="66"/>
        </table:table-row>
        <table:table-row table:style-name="ro3">
          <table:table-cell office:value-type="string" calcext:value-type="string">
            <text:p>what is the simply AI planning ?</text:p>
          </table:table-cell>
          <table:table-cell office:value-type="string" calcext:value-type="string" table:number-columns-spanned="40" table:number-rows-spanned="1">
            <text:p>A branch of artificial intelligence that concerns the realization of strategies or action sequences, typically for execution by intelligent agents, autonomous robots and unmanned vehicles. Unlike classical control and classification problems, the solutions are complex and must be discovered and optimized in multidimensional space. Planning is also related to decision theory.</text:p>
          </table:table-cell>
          <table:covered-table-cell table:number-columns-repeated="39"/>
          <table:table-cell table:number-columns-repeated="66"/>
        </table:table-row>
        <table:table-row table:style-name="ro3">
          <table:table-cell office:value-type="string" calcext:value-type="string">
            <text:p>what is the automated reasoning?</text:p>
          </table:table-cell>
          <table:table-cell office:value-type="string" calcext:value-type="string" table:number-columns-spanned="45" table:number-rows-spanned="1">
            <text:p>An area of computer science and mathematical logic dedicated to understanding different aspects of reasoning. The study of automated reasoning helps produce computer programs that allow computers to reason completely, or nearly completely, automatically. Although automated reasoning is considered a sub-field of artificial intelligence, it also has connections with theoretical computer science, and even philosophy.</text:p>
          </table:table-cell>
          <table:covered-table-cell table:number-columns-repeated="44"/>
          <table:table-cell table:number-columns-repeated="61"/>
        </table:table-row>
        <table:table-row table:style-name="ro3">
          <table:table-cell office:value-type="string" calcext:value-type="string">
            <text:p>what is the autonomic computing?</text:p>
          </table:table-cell>
          <table:table-cell office:value-type="string" calcext:value-type="string" table:number-columns-spanned="46" table:number-rows-spanned="1">
            <text:p>The self-managing characteristics of distributed computing resources, adapting to unpredictable changes while hiding intrinsic complexity to operators and users. Initiated by IBM in 2001, this initiative ultimately aimed to develop computer systems capable of self-management, to overcome the rapidly growing complexity of computing systems management, and to reduce the barrier that complexity poses to further growth.</text:p>
          </table:table-cell>
          <table:covered-table-cell table:number-columns-repeated="45"/>
          <table:table-cell table:number-columns-repeated="60"/>
        </table:table-row>
        <table:table-row table:style-name="ro1">
          <table:table-cell office:value-type="string" calcext:value-type="string">
            <text:p>what is an autonomou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table-cell table:number-columns-repeated="95"/>
        </table:table-row>
        <table:table-row table:style-name="ro1">
          <table:table-cell office:value-type="string" calcext:value-type="string">
            <text:p>what is a self-driving car?</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table-cell table:number-columns-repeated="95"/>
        </table:table-row>
        <table:table-row table:style-name="ro1">
          <table:table-cell office:value-type="string" calcext:value-type="string">
            <text:p>what is a self-driving robot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table-cell table:number-columns-repeated="95"/>
        </table:table-row>
        <table:table-row table:style-name="ro1">
          <table:table-cell office:value-type="string" calcext:value-type="string">
            <text:p>what is a driverless car? </text:p>
          </table:table-cell>
          <table:table-cell office:value-type="string" calcext:value-type="string" table:number-columns-spanned="10" table:number-rows-spanned="1">
            <text:p>A vehicle that is capable of sensing its environment and moving with little or no human input.</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an autonomous robot?</text:p>
          </table:table-cell>
          <table:table-cell office:value-type="string" calcext:value-type="string" table:number-columns-spanned="21" table:number-rows-spanned="1">
            <text:p>A robot that performs behaviors or tasks with a high degree of autonomy. Autonomous robotics is usually considered to be a subfield of artificial intelligence, robotics, and information engineering.</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backpropagation?</text:p>
          </table:table-cell>
          <table:table-cell office:value-type="string" calcext:value-type="string" table:number-columns-spanned="46" table:number-rows-spanned="1">
            <text:p>A method used in artificial neural networks to calculate a gradient that is needed in the calculation of the weights to be used in the network. Backpropagation is shorthand for "the backward propagation of errors", since an error is computed at the output and distributed backwards throughout the network's layers. It is commonly used to train deep neural networks, a term referring to neural networks with more than one hidden layer.</text:p>
          </table:table-cell>
          <table:covered-table-cell table:number-columns-repeated="45"/>
          <table:table-cell table:number-columns-repeated="60"/>
        </table:table-row>
        <table:table-row table:style-name="ro3">
          <table:table-cell office:value-type="string" calcext:value-type="string">
            <text:p>what is the backpropagation through time?</text:p>
          </table:table-cell>
          <table:table-cell office:value-type="string" calcext:value-type="string" table:number-columns-spanned="20" table:number-rows-spanned="1">
            <text:p>A gradient-based technique for training certain types of recurrent neural networks. It can be used to train Elman networks. The algorithm was independently derived by numerous researcher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backward chai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backward reasoning?</text:p>
          </table:table-cell>
          <table:table-cell office:value-type="string" calcext:value-type="string" table:number-columns-spanned="22" table:number-rows-spanned="1">
            <text:p>An inference method described colloquially as working backward from the goal. It is used in automated theorem provers, inference engines, proof assistants, and other artificial intelligence application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a bag-of-words model?</text:p>
          </table:table-cell>
          <table:table-cell office:value-type="string" calcext:value-type="string" table:number-columns-spanned="54" table:number-rows-spanned="1">
            <text:p>A simplifying representation used in natural language processing and information retrieval (IR). In this model, a text (such as a sentence or a document) is represented as the bag (multiset) of its words, disregarding grammar and even word order but keeping multiplicity. The bag-of-words model has also been used for computer vision. The bag-of-words model is commonly used in methods of document classification where the (frequency of) occurrence of each word is used as a feature for training a classifier.</text:p>
          </table:table-cell>
          <table:covered-table-cell table:number-columns-repeated="53"/>
          <table:table-cell table:number-columns-repeated="52"/>
        </table:table-row>
        <table:table-row table:style-name="ro3">
          <table:table-cell office:value-type="string" calcext:value-type="string">
            <text:p>what is a bag-of-words model in computer vision?</text:p>
          </table:table-cell>
          <table:table-cell office:value-type="string" calcext:value-type="string" table:number-columns-spanned="42" table:number-rows-spanned="1">
            <text:p>In computer vision, the bag-of-words model (BoW model) can be applied to image classification, by treating image features as words. In document classification, a bag of words is a sparse vector of occurrence counts of words; that is, a sparse histogram over the vocabulary. In computer vision, a bag of visual words is a vector of occurrence counts of a vocabulary of local image features.</text:p>
          </table:table-cell>
          <table:covered-table-cell table:number-columns-repeated="41"/>
          <table:table-cell table:number-columns-repeated="64"/>
        </table:table-row>
        <table:table-row table:style-name="ro3">
          <table:table-cell office:value-type="string" calcext:value-type="string">
            <text:p>what is the batch normalization?</text:p>
          </table:table-cell>
          <table:table-cell office:value-type="string" calcext:value-type="string" table:number-columns-spanned="34" table:number-rows-spanned="1">
            <text:p>A technique for improving the performance and stability of artificial neural networks. It is a technique to provide any layer in a neural network with inputs that are zero mean/unit variance. Batch normalization was introduced in a 2015 paper. It is used to normalize the input layer by adjusting and scaling the activations.</text:p>
          </table:table-cell>
          <table:covered-table-cell table:number-columns-repeated="33"/>
          <table:table-cell table:number-columns-repeated="72"/>
        </table:table-row>
        <table:table-row table:style-name="ro3">
          <table:table-cell office:value-type="string" calcext:value-type="string">
            <text:p>what is the Bayesian programming?</text:p>
          </table:table-cell>
          <table:table-cell office:value-type="string" calcext:value-type="string" table:number-columns-spanned="17" table:number-rows-spanned="1">
            <text:p>A formalism and a methodology for having a technique to specify probabilistic models and solve problems when less than the necessary information is available.</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bees algorithm?</text:p>
          </table:table-cell>
          <table:table-cell office:value-type="string" calcext:value-type="string" table:number-columns-spanned="61" table:number-rows-spanned="1">
            <text:p>A population-based search algorithm which was developed by Pham, Ghanbarzadeh and et al. in 2005. It mimics the food foraging behaviour of honey bee colonies. In its basic version the algorithm performs a kind of neighbourhood search combined with global search, and can be used for both combinatorial optimization and continuous optimization. The only condition for the application of the bees algorithm is that some measure of distance between the solutions is defined. The effectiveness and specific abilities of the bees algorithm have been proven in a number of studies.</text:p>
          </table:table-cell>
          <table:covered-table-cell table:number-columns-repeated="60"/>
          <table:table-cell table:number-columns-repeated="45"/>
        </table:table-row>
        <table:table-row table:style-name="ro1">
          <table:table-cell office:value-type="string" calcext:value-type="string">
            <text:p>what is behavior informatics?</text:p>
          </table:table-cell>
          <table:table-cell office:value-type="string" calcext:value-type="string" table:number-columns-spanned="10" table:number-rows-spanned="1">
            <text:p>The informatics of behaviors so as to obtain behavior intelligence and behavior insights.</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behavior tree?</text:p>
          </table:table-cell>
          <table:table-cell office:value-type="string" calcext:value-type="string" table:number-columns-spanned="71" table:number-rows-spanned="1">
            <text:p>A mathematical model of plan execution used in computer science, robotics, control systems and video games. They describe switchings between a finite set of tasks in a modular fashion. Their strength comes from their ability to create very complex tasks composed of simple tasks, without worrying how the simple tasks are implemented. BTs present some similarities to hierarchical state machines with the key difference that the main building block of a behavior is a task rather than a state. Its ease of human understanding make BTs less error-prone and very popular in the game developer community. BTs have shown to generalize several other control architectures.</text:p>
          </table:table-cell>
          <table:covered-table-cell table:number-columns-repeated="70"/>
          <table:table-cell table:number-columns-repeated="35"/>
        </table:table-row>
        <table:table-row table:style-name="ro3">
          <table:table-cell office:value-type="string" calcext:value-type="string">
            <text:p>what is the belief-desire-intention software model?</text:p>
          </table:table-cell>
          <table:table-cell office:value-type="string" calcext:value-type="string" table:number-columns-spanned="78" table:number-rows-spanned="1">
            <text:p>A software model developed for programming intelligent agents. Superficially characterized by the implementation of an agent's beliefs, desires and intentions, it actually uses these concepts to solve a particular problem in agent programming. In essence, it provides a mechanism for separating the activity of selecting a plan (from a plan library or an external planner application) from the execution of currently active plans. Consequently, BDI agents are able to balance the time spent on deliberating about plans (choosing what to do) and executing those plans (doing it). A third activity, creating the plans in the first place (planning), is not within the scope of the model, and is left to the system designer and programmer.</text:p>
          </table:table-cell>
          <table:covered-table-cell table:number-columns-repeated="77"/>
          <table:table-cell table:number-columns-repeated="28"/>
        </table:table-row>
        <table:table-row table:style-name="ro3">
          <table:table-cell office:value-type="string" calcext:value-type="string">
            <text:p>what is bias–variance tradeoff?</text:p>
          </table:table-cell>
          <table:table-cell office:value-type="string" calcext:value-type="string" table:number-columns-spanned="27" table:number-rows-spanned="1">
            <text:p>In statistics and machine learning, the bias–variance tradeoff is the property of a set of predictive models whereby models with a lower bias in parameter estimation have a higher variance of the parameter estimates across samples, and vice versa.</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big data?</text:p>
          </table:table-cell>
          <table:table-cell office:value-type="string" calcext:value-type="string" table:number-columns-spanned="32" table:number-rows-spanned="1">
            <text:p>A term used to refer to data sets that are too large or complex for traditional data-processing application software to adequately deal with. Data with many cases (rows) offer greater statistical power, while data with higher complexity (more attributes or columns) may lead to a higher false discovery rate.</text:p>
          </table:table-cell>
          <table:covered-table-cell table:number-columns-repeated="31"/>
          <table:table-cell table:number-columns-repeated="74"/>
        </table:table-row>
        <table:table-row table:style-name="ro3">
          <table:table-cell office:value-type="string" calcext:value-type="string">
            <text:p>what is the Big O notation?</text:p>
          </table:table-cell>
          <table:table-cell office:value-type="string" calcext:value-type="string" table:number-columns-spanned="33" table:number-rows-spanned="1">
            <text:p>A mathematical notation that describes the limiting behavior of a function when the argument tends towards a particular value or infinity. It is a member of a family of notations invented by Paul Bachmann, Edmund Landau, and others, collectively called Bachmann–Landau notation or asymptotic notation.</text:p>
          </table:table-cell>
          <table:covered-table-cell table:number-columns-repeated="32"/>
          <table:table-cell table:number-columns-repeated="73"/>
        </table:table-row>
        <table:table-row table:style-name="ro3">
          <table:table-cell office:value-type="string" calcext:value-type="string">
            <text:p>what is a binary tree?</text:p>
          </table:table-cell>
          <table:table-cell office:value-type="string" calcext:value-type="string" table:number-columns-spanned="39" table:number-rows-spanned="1">
            <text:p>A tree data structure in which each node has at most two children, which are referred to as the left child and the right child. A recursive definition using just set theory notions is that a (non-empty) binary tree is a tuple (L, S, R), where L and R are binary trees or the empty set and S is a singleton set. Some authors allow the binary tree to be the empty set as well.</text:p>
          </table:table-cell>
          <table:covered-table-cell table:number-columns-repeated="38"/>
          <table:table-cell table:number-columns-repeated="67"/>
        </table:table-row>
        <table:table-row table:style-name="ro3">
          <table:table-cell office:value-type="string" calcext:value-type="string">
            <text:p>what is the blackboard system?</text:p>
          </table:table-cell>
          <table:table-cell office:value-type="string" calcext:value-type="string" table:number-columns-spanned="50" table:number-rows-spanned="1">
            <text:p>An artificial intelligence approach based on the blackboard architectural model, where a common knowledge base, the "blackboard", is iteratively updated by a diverse group of specialist knowledge sources, starting with a problem specification and ending with a solution. Each knowledge source updates the blackboard with a partial solution when its internal constraints match the blackboard state. In this way, the specialists work together to solve the problem.</text:p>
          </table:table-cell>
          <table:covered-table-cell table:number-columns-repeated="49"/>
          <table:table-cell table:number-columns-repeated="56"/>
        </table:table-row>
        <table:table-row table:style-name="ro3">
          <table:table-cell office:value-type="string" calcext:value-type="string">
            <text:p>what is a Boltzmann machine?</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a stochastic Hopfield network with hidden units ?</text:p>
          </table:table-cell>
          <table:table-cell office:value-type="string" calcext:value-type="string" table:number-columns-spanned="18" table:number-rows-spanned="1">
            <text:p>A type of stochastic recurrent neural network and Markov random field. Boltzmann machines can be seen as the stochastic, generative counterpart of Hopfield networks.</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the Boolean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number-columns-repeated="95"/>
        </table:table-row>
        <table:table-row table:style-name="ro3">
          <table:table-cell office:value-type="string" calcext:value-type="string">
            <text:p>what is the propositional satisfiability problem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number-columns-repeated="95"/>
        </table:table-row>
        <table:table-row table:style-name="ro3">
          <table:table-cell office:value-type="string" calcext:value-type="string">
            <text:p>what is SATISFIABILITY ?</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number-columns-repeated="95"/>
        </table:table-row>
        <table:table-row table:style-name="ro3">
          <table:table-cell office:value-type="string" calcext:value-type="string">
            <text:p>what is SAT?</text:p>
          </table:table-cell>
          <table:table-cell office:value-type="string" calcext:value-type="string" table:number-columns-spanned="11" table:number-rows-spanned="1">
            <text:p>It is the problem of determining if there exists an interpretation that satisfies a given Boolean formula.</text:p>
          </table:table-cell>
          <table:covered-table-cell table:number-columns-repeated="10" table:style-name="ce13"/>
          <table:table-cell table:number-columns-repeated="95"/>
        </table:table-row>
        <table:table-row table:style-name="ro3">
          <table:table-cell office:value-type="string" calcext:value-type="string">
            <text:p>what is the brain technology?</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49"/>
          <table:table-cell table:number-columns-repeated="56"/>
        </table:table-row>
        <table:table-row table:style-name="ro3">
          <table:table-cell office:value-type="string" calcext:value-type="string">
            <text:p>what is the self-learning know-how system ?</text:p>
          </table:table-cell>
          <table:table-cell office:value-type="string" calcext:value-type="string" table:number-columns-spanned="50" table:number-rows-spanned="1">
            <text:p>A technology that employs the latest findings in neuroscience. The term was first introduced by the Artificial Intelligence Laboratory in Zurich, Switzerland, in the context of the ROBOY project. Brain Technology can be employed in robots, know-how management systems and any other application with self-learning capabilities. In particular, Brain Technology applications allow the visualization of the underlying learning architecture often coined as "know-how maps".</text:p>
          </table:table-cell>
          <table:covered-table-cell table:number-columns-repeated="49"/>
          <table:table-cell table:number-columns-repeated="56"/>
        </table:table-row>
        <table:table-row table:style-name="ro3">
          <table:table-cell office:value-type="string" calcext:value-type="string">
            <text:p>what is the branching factor?</text:p>
          </table:table-cell>
          <table:table-cell office:value-type="string" calcext:value-type="string" table:number-columns-spanned="21" table:number-rows-spanned="1">
            <text:p>In computing, tree data structures, and game theory, the number of children at each node, the outdegree. If this value is not uniform, an average branching factor can be calculated.</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brute-force search?</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exhaustive search ?</text:p>
          </table:table-cell>
          <table:table-cell office:value-type="string" calcext:value-type="string" table:number-columns-spanned="24" table:number-rows-spanned="1">
            <text:p>A very general problem-solving technique and algorithmic paradigm that consists of systematically enumerating all possible candidates for the solution and checking whether each candidate satisfies the problem's statement.</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a capsule neural network?</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 a CapsNet ?</text:p>
          </table:table-cell>
          <table:table-cell office:value-type="string" calcext:value-type="string" table:number-columns-spanned="23" table:number-rows-spanned="1">
            <text:p>A machine learning system that is a type of artificial neural network (ANN) that can be used to better model hierarchical relationships. The approach is an attempt to more closely mimic biological neural organization.</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 a case-based reasoning?</text:p>
          </table:table-cell>
          <table:table-cell office:value-type="string" calcext:value-type="string" table:number-columns-spanned="12" table:number-rows-spanned="1">
            <text:p>Broadly construed, the process of solving new problems based on the solutions of similar past problems.</text:p>
          </table:table-cell>
          <table:covered-table-cell table:number-columns-repeated="10" table:style-name="ce13"/>
          <table:covered-table-cell/>
          <table:table-cell table:number-columns-repeated="94"/>
        </table:table-row>
        <table:table-row table:style-name="ro3">
          <table:table-cell office:value-type="string" calcext:value-type="string">
            <text:p>what is a cha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 smart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 talk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 chatter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n IM bo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n interactive agent?</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 conversational interface?</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artificial conversational entity?</text:p>
          </table:table-cell>
          <table:table-cell office:value-type="string" calcext:value-type="string" table:number-columns-spanned="12" table:number-rows-spanned="1">
            <text:p>A computer program or an artificial intelligence which conducts a conversation via auditory or textual methods.</text:p>
          </table:table-cell>
          <table:covered-table-cell table:number-columns-repeated="10" table:style-name="ce13"/>
          <table:covered-table-cell/>
          <table:table-cell table:number-columns-repeated="94"/>
        </table:table-row>
        <table:table-row table:style-name="ro3">
          <table:table-cell office:value-type="string" calcext:value-type="string">
            <text:p>what is the cloud robotics?</text:p>
          </table:table-cell>
          <table:table-cell office:value-type="string" calcext:value-type="string" table:number-columns-spanned="106" table:number-rows-spanned="1">
            <text:p>A field of robotics that attempts to invoke cloud technologies such as cloud computing, cloud storage, and other Internet technologies centred on the benefits of converged infrastructure and shared services for robotics. When connected to the cloud, robots can benefit from the powerful computation, storage, and communication resources of modern data center in the cloud, which can process and share information from various robots or agent (other machines, smart objects, humans, etc.). Humans can also delegate tasks to robots remotely through networks. Cloud computing technologies enable robot systems to be endowed with powerful capability whilst reducing costs through cloud technologies. Thus, it is possible to build lightweight, low cost, smarter robots have intelligent "brain" in the cloud. The "brain" consists of data center, knowledge base, task planners, deep learning, information processing, environment models, communication support, etc.</text:p>
          </table:table-cell>
          <table:covered-table-cell table:number-columns-repeated="105"/>
        </table:table-row>
        <table:table-row table:style-name="ro3">
          <table:table-cell office:value-type="string" calcext:value-type="string">
            <text:p>what is the cluster analysis?</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49"/>
          <table:table-cell table:number-columns-repeated="56"/>
        </table:table-row>
        <table:table-row table:style-name="ro3">
          <table:table-cell office:value-type="string" calcext:value-type="string">
            <text:p>what is the clustering?</text:p>
          </table:table-cell>
          <table:table-cell office:value-type="string" calcext:value-type="string" table:number-columns-spanned="50" table:number-rows-spanned="1">
            <text:p>The task of grouping a set of objects in such a way that objects in the same group (called a cluster) are more similar (in some sense) to each other than to those in other groups (clusters). It is a main task of exploratory data mining, and a common technique for statistical data analysis, used in many fields, including machine learning, pattern recognition, image analysis, information retrieval, bioinformatics, data compression, and computer graphics.</text:p>
          </table:table-cell>
          <table:covered-table-cell table:number-columns-repeated="49"/>
          <table:table-cell table:number-columns-repeated="56"/>
        </table:table-row>
        <table:table-row table:style-name="ro3">
          <table:table-cell office:value-type="string" calcext:value-type="string">
            <text:p>what is th Cobweb?</text:p>
          </table:table-cell>
          <table:table-cell office:value-type="string" calcext:value-type="string" table:number-columns-spanned="53" table:number-rows-spanned="1">
            <text:p>An incremental system for hierarchical conceptual clustering. COBWEB was invented by Professor Douglas H. Fisher, currently at Vanderbilt University. COBWEB incrementally organizes observations into a classification tree. Each node in a classification tree represents a class (concept) and is labeled by a probabilistic concept that summarizes the attribute-value distributions of objects classified under the node. This classification tree can be used to predict missing attributes or the class of a new object.</text:p>
          </table:table-cell>
          <table:covered-table-cell table:number-columns-repeated="52"/>
          <table:table-cell table:number-columns-repeated="53"/>
        </table:table-row>
        <table:table-row table:style-name="ro3">
          <table:table-cell office:value-type="string" calcext:value-type="string">
            <text:p>what is a cognitive architecture?</text:p>
          </table:table-cell>
          <table:table-cell office:value-type="string" calcext:value-type="string" table:number-columns-spanned="37" table:number-rows-spanned="1">
            <text:p>The Institute of Creative Technologies defines cognitive architecture as: "hypothesis about the fixed structures that provide a mind, whether in natural or artificial systems, and how they work together – in conjunction with knowledge and skills embodied within the architecture – to yield intelligent behavior in a diversity of complex environments."</text:p>
          </table:table-cell>
          <table:covered-table-cell table:number-columns-repeated="36"/>
          <table:table-cell table:number-columns-repeated="69"/>
        </table:table-row>
        <table:table-row table:style-name="ro3">
          <table:table-cell office:value-type="string" calcext:value-type="string">
            <text:p>what is the cognitive computing?</text:p>
          </table:table-cell>
          <table:table-cell office:value-type="string" calcext:value-type="string" table:number-columns-spanned="38" table:number-rows-spanned="1">
            <text:p>In general, the term cognitive computing has been used to refer to new hardware and/or software that mimics the functioning of the human brain and helps to improve human decision-making. In this sense, CC is a new type of computing with the goal of more accurate models of how the human brain/mind senses, reasons, and responds to stimulus.</text:p>
          </table:table-cell>
          <table:covered-table-cell table:number-columns-repeated="37"/>
          <table:table-cell table:number-columns-repeated="68"/>
        </table:table-row>
        <table:table-row table:style-name="ro1">
          <table:table-cell office:value-type="string" calcext:value-type="string">
            <text:p>what is the cognitive science?</text:p>
          </table:table-cell>
          <table:table-cell office:value-type="string" calcext:value-type="string" table:number-columns-spanned="7" table:number-rows-spanned="1">
            <text:p>The interdisciplinary scientific study of the mind and its processes.</text:p>
          </table:table-cell>
          <table:covered-table-cell table:number-columns-repeated="6" table:style-name="ce13"/>
          <table:table-cell table:style-name="ce46" table:number-columns-repeated="4"/>
          <table:table-cell table:number-columns-repeated="95"/>
        </table:table-row>
        <table:table-row table:style-name="ro3">
          <table:table-cell office:value-type="string" calcext:value-type="string">
            <text:p>what is the combinatorial optimization?</text:p>
          </table:table-cell>
          <table:table-cell office:value-type="string" calcext:value-type="string" table:number-columns-spanned="20" table:number-rows-spanned="1">
            <text:p>In Operations Research, applied mathematics and theoretical computer science, combinatorial optimization is a topic that consists of finding an optimal object from a finite set of object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committee machine?</text:p>
          </table:table-cell>
          <table:table-cell office:value-type="string" calcext:value-type="string" table:number-columns-spanned="33" table:number-rows-spanned="1">
            <text:p>A type of artificial neural network using a divide and conquer strategy in which the responses of multiple neural networks (experts) are combined into a single response. The combined response of the committee machine is supposed to be superior to those of its constituent experts. Compare ensembles of classifiers.</text:p>
          </table:table-cell>
          <table:covered-table-cell table:number-columns-repeated="32"/>
          <table:table-cell table:number-columns-repeated="73"/>
        </table:table-row>
        <table:table-row table:style-name="ro3">
          <table:table-cell office:value-type="string" calcext:value-type="string">
            <text:p>what is the commonsense knowledge?</text:p>
          </table:table-cell>
          <table:table-cell office:value-type="string" calcext:value-type="string" table:number-columns-spanned="30" table:number-rows-spanned="1">
            <text:p>In artificial intelligence research, commonsense knowledge consists of facts about the everyday world, such as "Lemons are sour", that all humans are expected to know. The first AI program to address common sense knowledge was Advice Taker in 1959 by John McCarthy.</text:p>
          </table:table-cell>
          <table:covered-table-cell table:number-columns-repeated="29"/>
          <table:table-cell table:number-columns-repeated="76"/>
        </table:table-row>
        <table:table-row table:style-name="ro3">
          <table:table-cell office:value-type="string" calcext:value-type="string">
            <text:p>what is the commonsense reasoning?</text:p>
          </table:table-cell>
          <table:table-cell office:value-type="string" calcext:value-type="string" table:number-columns-spanned="19" table:number-rows-spanned="1">
            <text:p>A branch of artificial intelligence concerned with simulating the human ability to make presumptions about the type and essence of ordinary situations they encounter every day.</text:p>
          </table:table-cell>
          <table:covered-table-cell table:number-columns-repeated="10" table:style-name="ce13"/>
          <table:covered-table-cell table:number-columns-repeated="8"/>
          <table:table-cell table:number-columns-repeated="87"/>
        </table:table-row>
        <table:table-row table:style-name="ro1">
          <table:table-cell office:value-type="string" calcext:value-type="string">
            <text:p>what is the computational chemistry?</text:p>
          </table:table-cell>
          <table:table-cell office:value-type="string" calcext:value-type="string" table:number-columns-spanned="10" table:number-rows-spanned="1">
            <text:p>A branch of chemistry that uses computer simulation to assist in solving chemical problems.</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computational complexity theory?</text:p>
          </table:table-cell>
          <table:table-cell office:value-type="string" calcext:value-type="string" table:number-columns-spanned="31" table:number-rows-spanned="1">
            <text:p>Focuses on classifying computational problems according to their inherent difficulty, and relating these classes to each other. A computational problem is a task solved by a computer. A computation problem is solvable by mechanical application of mathematical steps, such as an algorithm.</text:p>
          </table:table-cell>
          <table:covered-table-cell table:number-columns-repeated="30"/>
          <table:table-cell table:number-columns-repeated="75"/>
        </table:table-row>
        <table:table-row table:style-name="ro3">
          <table:table-cell office:value-type="string" calcext:value-type="string">
            <text:p>what is the computation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artifici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mechanical creativity?</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creative computing?</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creative computation?</text:p>
          </table:table-cell>
          <table:table-cell office:value-type="string" calcext:value-type="string" table:number-columns-spanned="14" table:number-rows-spanned="1">
            <text:p>A multidisciplinary endeavour that includes the fields of artificial intelligence, cognitive psychology, philosophy, and the arts.</text:p>
          </table:table-cell>
          <table:covered-table-cell table:number-columns-repeated="10" table:style-name="ce13"/>
          <table:covered-table-cell table:number-columns-repeated="3"/>
          <table:table-cell table:number-columns-repeated="92"/>
        </table:table-row>
        <table:table-row table:style-name="ro1">
          <table:table-cell office:value-type="string" calcext:value-type="string">
            <text:p>what is the computational cybernetics?</text:p>
          </table:table-cell>
          <table:table-cell office:value-type="string" calcext:value-type="string" table:number-columns-spanned="8" table:number-rows-spanned="1">
            <text:p>The integration of cybernetics and computational intelligence techniques.</text:p>
          </table:table-cell>
          <table:covered-table-cell table:number-columns-repeated="7" table:style-name="ce13"/>
          <table:table-cell table:style-name="ce46" table:number-columns-repeated="3"/>
          <table:table-cell table:number-columns-repeated="95"/>
        </table:table-row>
        <table:table-row table:style-name="ro3">
          <table:table-cell office:value-type="string" calcext:value-type="string">
            <text:p>what is the computational humor?</text:p>
          </table:table-cell>
          <table:table-cell office:value-type="string" calcext:value-type="string" table:number-columns-spanned="11" table:number-rows-spanned="1">
            <text:p>A branch of computational linguistics and artificial intelligence which uses computers in humor research.</text:p>
          </table:table-cell>
          <table:covered-table-cell table:number-columns-repeated="10" table:style-name="ce13"/>
          <table:table-cell table:number-columns-repeated="95"/>
        </table:table-row>
        <table:table-row table:style-name="ro3">
          <table:table-cell office:value-type="string" calcext:value-type="string">
            <text:p>what is the computational intelligence?</text:p>
          </table:table-cell>
          <table:table-cell office:value-type="string" calcext:value-type="string" table:number-columns-spanned="11" table:number-rows-spanned="1">
            <text:p>Usually refers to the ability of a computer to learn a specific task from data or experimental observation.</text:p>
          </table:table-cell>
          <table:covered-table-cell table:number-columns-repeated="10" table:style-name="ce13"/>
          <table:table-cell table:number-columns-repeated="95"/>
        </table:table-row>
        <table:table-row table:style-name="ro3">
          <table:table-cell office:value-type="string" calcext:value-type="string">
            <text:p>what is the computational learning theory?</text:p>
          </table:table-cell>
          <table:table-cell office:value-type="string" calcext:value-type="string" table:number-columns-spanned="20" table:number-rows-spanned="1">
            <text:p>In computer science, computational learning theory (or just learning theory) is a subfield of artificial intelligence devoted to studying the design and analysis of machine learning algorithm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computational linguistics?</text:p>
          </table:table-cell>
          <table:table-cell office:value-type="string" calcext:value-type="string" table:number-columns-spanned="23" table:number-rows-spanned="1">
            <text:p>An interdisciplinary field concerned with the statistical or rule-based modeling of natural language from a computational perspective, as well as the study of appropriate computational approaches to linguistic questions.</text:p>
          </table:table-cell>
          <table:covered-table-cell table:number-columns-repeated="10" table:style-name="ce13"/>
          <table:covered-table-cell table:number-columns-repeated="12"/>
          <table:table-cell table:number-columns-repeated="83"/>
        </table:table-row>
        <table:table-row table:style-name="ro1">
          <table:table-cell office:value-type="string" calcext:value-type="string">
            <text:p>what is the computational mathematics?</text:p>
          </table:table-cell>
          <table:table-cell office:value-type="string" calcext:value-type="string" table:number-columns-spanned="10" table:number-rows-spanned="1">
            <text:p>The mathematical research in areas of science where computing plays an essential role.</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computation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theore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mathematical neuroscience?</text:p>
          </table:table-cell>
          <table:table-cell office:value-type="string" calcext:value-type="string" table:number-columns-spanned="27" table:number-rows-spanned="1">
            <text:p>A branch of neuroscience which employs mathematical models, theoretical analysis and abstractions of the brain to understand the principles that govern the development, structure, physiology, and cognitive abilities of the nervous system.</text:p>
          </table:table-cell>
          <table:covered-table-cell table:number-columns-repeated="10" table:style-name="ce13"/>
          <table:covered-table-cell table:number-columns-repeated="16"/>
          <table:table-cell table:number-columns-repeated="79"/>
        </table:table-row>
        <table:table-row table:style-name="ro1">
          <table:table-cell office:value-type="string" calcext:value-type="string">
            <text:p>what is the computational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13"/>
          <table:table-cell table:style-name="ce46" table:number-columns-repeated="3"/>
          <table:table-cell table:number-columns-repeated="95"/>
        </table:table-row>
        <table:table-row table:style-name="ro1">
          <table:table-cell office:value-type="string" calcext:value-type="string">
            <text:p>what is the algorithmic number theory?</text:p>
          </table:table-cell>
          <table:table-cell office:value-type="string" calcext:value-type="string" table:number-columns-spanned="8" table:number-rows-spanned="1">
            <text:p>The study of algorithms for performing number theoretic computations.</text:p>
          </table:table-cell>
          <table:covered-table-cell table:number-columns-repeated="7" table:style-name="ce13"/>
          <table:table-cell table:style-name="ce46" table:number-columns-repeated="3"/>
          <table:table-cell table:number-columns-repeated="95"/>
        </table:table-row>
        <table:table-row table:style-name="ro3">
          <table:table-cell office:value-type="string" calcext:value-type="string">
            <text:p>what is a computational problem?</text:p>
          </table:table-cell>
          <table:table-cell office:value-type="string" calcext:value-type="string" table:number-columns-spanned="17" table:number-rows-spanned="1">
            <text:p>In theoretical computer science, a computational problem is a mathematical object representing a collection of questions that computers might be able to solve.</text:p>
          </table:table-cell>
          <table:covered-table-cell table:number-columns-repeated="10" table:style-name="ce13"/>
          <table:covered-table-cell table:number-columns-repeated="6"/>
          <table:table-cell table:number-columns-repeated="89"/>
        </table:table-row>
        <table:table-row table:style-name="ro1">
          <table:table-cell office:value-type="string" calcext:value-type="string">
            <text:p>what is the computational statistics?</text:p>
          </table:table-cell>
          <table:table-cell office:value-type="string" calcext:value-type="string" table:number-columns-spanned="6" table:number-rows-spanned="1">
            <text:p>The interface between statistics and computer science.</text:p>
          </table:table-cell>
          <table:covered-table-cell table:number-columns-repeated="5" table:style-name="ce13"/>
          <table:table-cell table:style-name="ce46" table:number-columns-repeated="5"/>
          <table:table-cell table:number-columns-repeated="95"/>
        </table:table-row>
        <table:table-row table:style-name="ro1">
          <table:table-cell office:value-type="string" calcext:value-type="string">
            <text:p>what is the statistical computing?</text:p>
          </table:table-cell>
          <table:table-cell office:value-type="string" calcext:value-type="string" table:number-columns-spanned="6" table:number-rows-spanned="1">
            <text:p>The interface between statistics and computer science.</text:p>
          </table:table-cell>
          <table:covered-table-cell table:number-columns-repeated="5" table:style-name="ce13"/>
          <table:table-cell table:style-name="ce46" table:number-columns-repeated="5"/>
          <table:table-cell table:number-columns-repeated="95"/>
        </table:table-row>
        <table:table-row table:style-name="ro3">
          <table:table-cell office:value-type="string" calcext:value-type="string">
            <text:p>what is the computer-automated design?</text:p>
          </table:table-cell>
          <table:table-cell office:value-type="string" calcext:value-type="string" table:number-columns-spanned="87" table:number-rows-spanned="1">
            <text:p>Design automation usually refers to electronic design automation, or Design Automation which is a Product Configurator. Extending Computer-Aided Design (CAD), automated design and computer-automated design are concerned with a broader range of applications, such as automotive engineering, civil engineering, composite material design, control engineering, dynamic system identification and optimization, financial systems, industrial equipment, mechatronic systems, steel construction, structural optimisation, and the invention of novel systems. More recently, traditional CAD simulation is seen to be transformed to CAutoD by biologically inspired machine learning, including heuristic search techniques such as evolutionary computation, and swarm intelligence algorithms.</text:p>
          </table:table-cell>
          <table:covered-table-cell table:number-columns-repeated="86"/>
          <table:table-cell table:number-columns-repeated="19"/>
        </table:table-row>
        <table:table-row table:style-name="ro1">
          <table:table-cell office:value-type="string" calcext:value-type="string">
            <text:p>what is the computer audition?</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13"/>
          <table:table-cell table:style-name="ce46"/>
          <table:table-cell table:number-columns-repeated="95"/>
        </table:table-row>
        <table:table-row table:style-name="ro1">
          <table:table-cell office:value-type="string" calcext:value-type="string">
            <text:p>what is the machine listening?</text:p>
          </table:table-cell>
          <table:table-cell office:value-type="string" calcext:value-type="string" table:number-columns-spanned="10" table:number-rows-spanned="1">
            <text:p>A general field of study of algorithms and systems for audio understanding by machine</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computer science?</text:p>
          </table:table-cell>
          <table:table-cell office:value-type="string" calcext:value-type="string" table:number-columns-spanned="33" table:number-rows-spanned="1">
            <text:p>The theory, experimentation, and engineering that form the basis for the design and use of computers. It involves the study of algorithms that process, store, and communicate digital information. A computer scientist specializes in the theory of computation and the design of computational systems.</text:p>
          </table:table-cell>
          <table:covered-table-cell table:number-columns-repeated="32"/>
          <table:table-cell table:number-columns-repeated="73"/>
        </table:table-row>
        <table:table-row table:style-name="ro3">
          <table:table-cell office:value-type="string" calcext:value-type="string">
            <text:p>what is the computer vision?</text:p>
          </table:table-cell>
          <table:table-cell office:value-type="string" calcext:value-type="string" table:number-columns-spanned="26" table:number-rows-spanned="1">
            <text:p>An interdisciplinary scientific field that deals with how computers can be made to gain high-level understanding from digital images or videos. From the perspective of engineering, it seeks to automate tasks that the human visual system can do.</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concept drift?</text:p>
          </table:table-cell>
          <table:table-cell office:value-type="string" calcext:value-type="string" table:number-columns-spanned="31" table:number-rows-spanned="1">
            <text:p>In predictive analytics and machine learning, the concept drift means that the statistical properties of the target variable, which the model is trying to predict, change over time in unforeseen ways. This causes problems because the predictions become less accurate as time passes.</text:p>
          </table:table-cell>
          <table:covered-table-cell table:number-columns-repeated="30"/>
          <table:table-cell table:number-columns-repeated="75"/>
        </table:table-row>
        <table:table-row table:style-name="ro3">
          <table:table-cell office:value-type="string" calcext:value-type="string">
            <text:p>what is the connectionism?</text:p>
          </table:table-cell>
          <table:table-cell office:value-type="string" calcext:value-type="string" table:number-columns-spanned="13" table:number-rows-spanned="1">
            <text:p>An approach in the fields of cognitive science, that hopes to explain mental phenomena using artificial neural networks.</text:p>
          </table:table-cell>
          <table:covered-table-cell table:number-columns-repeated="10" table:style-name="ce13"/>
          <table:covered-table-cell table:number-columns-repeated="2"/>
          <table:table-cell table:number-columns-repeated="93"/>
        </table:table-row>
        <table:table-row table:style-name="ro3">
          <table:table-cell office:value-type="string" calcext:value-type="string">
            <text:p>what is the consistent heuristic?</text:p>
          </table:table-cell>
          <table:table-cell office:value-type="string" calcext:value-type="string" table:number-columns-spanned="30" table:number-rows-spanned="1">
            <text:p>In the study of path-finding problems in artificial intelligence, a heuristic function is said to be consistent, or monotone, if its estimate is always less than or equal to the estimated distance from any neighboring vertex to the goal, plus the cost of reaching that neighbor.</text:p>
          </table:table-cell>
          <table:covered-table-cell table:number-columns-repeated="29"/>
          <table:table-cell table:number-columns-repeated="76"/>
        </table:table-row>
        <table:table-row table:style-name="ro3">
          <table:table-cell office:value-type="string" calcext:value-type="string">
            <text:p>what is the constrained conditional model?</text:p>
          </table:table-cell>
          <table:table-cell office:value-type="string" calcext:value-type="string" table:number-columns-spanned="17" table:number-rows-spanned="1">
            <text:p>A machine learning and inference framework that augments the learning of conditional (probabilistic or discriminative) models with declarative constraints.</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constraint logic programming?</text:p>
          </table:table-cell>
          <table:table-cell office:value-type="string" calcext:value-type="string" table:number-columns-spanned="58" table:number-rows-spanned="1">
            <text:p>A form of constraint programming, in which logic programming is extended to include concepts from constraint satisfaction. A constraint logic program is a logic program that contains constraints in the body of clauses. An example of a clause including a constraint is A(X,Y) :- X+Y&gt;0, B(X), C(Y). In this clause, X+Y&gt;0 is a constraint; A(X,Y), B(X), and C(Y) are literals as in regular logic programming. This clause states one condition under which the statement A(X,Y) holds: X+Y is greater than zero and both B(X) and C(Y) are true.</text:p>
          </table:table-cell>
          <table:covered-table-cell table:number-columns-repeated="57"/>
          <table:table-cell table:number-columns-repeated="48"/>
        </table:table-row>
        <table:table-row table:style-name="ro3">
          <table:table-cell office:value-type="string" calcext:value-type="string">
            <text:p>what is the constraint programming?</text:p>
          </table:table-cell>
          <table:table-cell office:value-type="string" calcext:value-type="string" table:number-columns-spanned="32" table:number-rows-spanned="1">
            <text:p>A programming paradigm wherein relations between variables are stated in the form of constraints. Constraints differ from the common primitives of imperative programming languages in that they do not specify a step or sequence of steps to execute, but rather the properties of a solution to be found.</text:p>
          </table:table-cell>
          <table:covered-table-cell table:number-columns-repeated="31"/>
          <table:table-cell table:number-columns-repeated="74"/>
        </table:table-row>
        <table:table-row table:style-name="ro3">
          <table:table-cell office:value-type="string" calcext:value-type="string">
            <text:p>what is the constructed language?</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conlang?</text:p>
          </table:table-cell>
          <table:table-cell office:value-type="string" calcext:value-type="string" table:number-columns-spanned="24" table:number-rows-spanned="1">
            <text:p>A language whose phonology, grammar, and vocabulary are consciously devised, instead of having developed naturally. Constructed languages may also be referred to as artificial, planned, or invented languages.</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control theory?</text:p>
          </table:table-cell>
          <table:table-cell office:value-type="string" calcext:value-type="string" table:number-columns-spanned="37" table:number-rows-spanned="1">
            <text:p>In control systems engineering is a subfield of mathematics that deals with the control of continuously operating dynamical systems in engineered processes and machines. The objective is to develop a control model for controlling such systems using a control action in an optimum manner without delay or overshoot and ensuring control stability.</text:p>
          </table:table-cell>
          <table:covered-table-cell table:number-columns-repeated="36"/>
          <table:table-cell table:number-columns-repeated="69"/>
        </table:table-row>
        <table:table-row table:style-name="ro3">
          <table:table-cell office:value-type="string" calcext:value-type="string">
            <text:p>what is a convolutional neural network?</text:p>
          </table:table-cell>
          <table:table-cell office:value-type="string" calcext:value-type="string" table:number-columns-spanned="46" table:number-rows-spanned="1">
            <text:p>In deep learning, a convolutional neural network (CNN, or ConvNet) is a class of deep neural networks, most commonly applied to analyzing visual imagery. CNNs use a variation of multilayer perceptrons designed to require minimal preprocessing. They are also known as shift invariant or space invariant artificial neural networks (SIANN), based on their shared-weights architecture and translation invariance characteristics.</text:p>
          </table:table-cell>
          <table:covered-table-cell table:number-columns-repeated="45"/>
          <table:table-cell table:number-columns-repeated="60"/>
        </table:table-row>
        <table:table-row table:style-name="ro3">
          <table:table-cell office:value-type="string" calcext:value-type="string">
            <text:p>what is the crossover?</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55"/>
          <table:table-cell table:number-columns-repeated="50"/>
        </table:table-row>
        <table:table-row table:style-name="ro3">
          <table:table-cell office:value-type="string" calcext:value-type="string">
            <text:p>what is the recombination?</text:p>
          </table:table-cell>
          <table:table-cell office:value-type="string" calcext:value-type="string" table:number-columns-spanned="56" table:number-rows-spanned="1">
            <text:p>In genetic algorithms and evolutionary computation, a genetic operator used to combine the genetic information of two parents to generate new offspring. It is one way to stochastically generate new solutions from an existing population, and analogous to the crossover that happens during sexual reproduction in biological organisms. Solutions can also be generated by cloning an existing solution, which is analogous to asexual reproduction. Newly generated solutions are typically mutated before being added to the population.</text:p>
          </table:table-cell>
          <table:covered-table-cell table:number-columns-repeated="55"/>
          <table:table-cell table:number-columns-repeated="50"/>
        </table:table-row>
        <table:table-row table:style-name="ro3">
          <table:table-cell office:value-type="string" calcext:value-type="string">
            <text:p>what is the Darkforest?</text:p>
          </table:table-cell>
          <table:table-cell office:value-type="string" calcext:value-type="string" table:number-columns-spanned="42" table:number-rows-spanned="1">
            <text:p>A computer go program developed by Facebook, based on deep learning techniques using a convolutional neural network. Its updated version Darkfores2 combines the techniques of its predecessor with Monte Carlo tree search. The MCTS effectively takes tree search methods commonly seen in computer chess programs and randomizes them. With the update, the system is known as Darkfmcts3.</text:p>
          </table:table-cell>
          <table:covered-table-cell table:number-columns-repeated="41"/>
          <table:table-cell table:number-columns-repeated="64"/>
        </table:table-row>
        <table:table-row table:style-name="ro3">
          <table:table-cell office:value-type="string" calcext:value-type="string">
            <text:p>what is the Dartmouth workshop?</text:p>
          </table:table-cell>
          <table:table-cell office:value-type="string" calcext:value-type="string" table:number-columns-spanned="22" table:number-rows-spanned="1">
            <text:p>The Dartmouth Summer Research Project on Artificial Intelligence was the name of a 1956 summer workshop now considered by many (though not all ) to be the seminal event for artificial intelligence as a field.</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data augmentation?</text:p>
          </table:table-cell>
          <table:table-cell office:value-type="string" calcext:value-type="string" table:number-columns-spanned="16" table:number-rows-spanned="1">
            <text:p>Data augmentation in data analysis are techniques used to increase the amount of data. It helps reduce overfitting when training a machine learning.</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the data fusion?</text:p>
          </table:table-cell>
          <table:table-cell office:value-type="string" calcext:value-type="string" table:number-columns-spanned="18" table:number-rows-spanned="1">
            <text:p>The process of integrating multiple data sources to produce more consistent, accurate, and useful information than that provided by any individual data source.</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the data integration?</text:p>
          </table:table-cell>
          <table:table-cell office:value-type="string" calcext:value-type="string" table:number-columns-spanned="65" table:number-rows-spanned="1">
            <text:p>The process of combining data residing in different sources and providing users with a unified view of them. This process becomes significant in a variety of situations, which include both commercial (such as when two similar companies need to merge their databases) and scientific (combining research results from different bioinformatics repositories, for example) domains. Data integration appears with increasing frequency as the volume (that is, big data) and the need to share existing data explodes. It has become the focus of extensive theoretical work, and numerous open problems remain unsolved.</text:p>
          </table:table-cell>
          <table:covered-table-cell table:number-columns-repeated="64"/>
          <table:table-cell table:number-columns-repeated="41"/>
        </table:table-row>
        <table:table-row table:style-name="ro3">
          <table:table-cell office:value-type="string" calcext:value-type="string">
            <text:p>what is the data mining?</text:p>
          </table:table-cell>
          <table:table-cell office:value-type="string" calcext:value-type="string" table:number-columns-spanned="16" table:number-rows-spanned="1">
            <text:p>The process of discovering patterns in large data sets involving methods at the intersection of machine learning, statistics, and database systems.</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the data science?</text:p>
          </table:table-cell>
          <table:table-cell office:value-type="string" calcext:value-type="string" table:number-columns-spanned="58" table:number-rows-spanned="1">
            <text:p>An interdisciplinary field that uses scientific methods, processes, algorithms and systems to extract knowledge and insights from data in various forms, both structured and unstructured, similar to data mining. Data science is a "concept to unify statistics, data analysis, machine learning and their related methods" in order to "understand and analyze actual phenomena" with data. It employs techniques and theories drawn from many fields within the context of mathematics, statistics, information science, and computer science.</text:p>
          </table:table-cell>
          <table:covered-table-cell table:number-columns-repeated="57"/>
          <table:table-cell table:number-columns-repeated="48"/>
        </table:table-row>
        <table:table-row table:style-name="ro3">
          <table:table-cell office:value-type="string" calcext:value-type="string">
            <text:p>what is a data 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56"/>
          <table:table-cell table:number-columns-repeated="49"/>
        </table:table-row>
        <table:table-row table:style-name="ro3">
          <table:table-cell office:value-type="string" calcext:value-type="string">
            <text:p>what is a dataset?</text:p>
          </table:table-cell>
          <table:table-cell office:value-type="string" calcext:value-type="string" table:number-columns-spanned="57" table:number-rows-spanned="1">
            <text:p>A collection of data. Most commonly a data set corresponds to the contents of a single database table, or a single statistical data matrix, where every column of the table represents a particular variable, and each row corresponds to a given member of the data set in question. The data set lists values for each of the variables, such as height and weight of an object, for each member of the data set. Each value is known as a datum. The data set may comprise data for one or more members, corresponding to the number of rows.</text:p>
          </table:table-cell>
          <table:covered-table-cell table:number-columns-repeated="56"/>
          <table:table-cell table:number-columns-repeated="49"/>
        </table:table-row>
        <table:table-row table:style-name="ro3">
          <table:table-cell office:value-type="string" calcext:value-type="string">
            <text:p>what is a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an enterprise data warehouse?</text:p>
          </table:table-cell>
          <table:table-cell office:value-type="string" calcext:value-type="string" table:number-columns-spanned="20" table:number-rows-spanned="1">
            <text:p>A system used for reporting and data analysis. DWs are central repositories of integrated data from one or more disparate sources. They store current and historical data in one single place</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a Datalog?</text:p>
          </table:table-cell>
          <table:table-cell office:value-type="string" calcext:value-type="string" table:number-columns-spanned="33" table:number-rows-spanned="1">
            <text:p>A declarative logic programming language that syntactically is a subset of Prolog. It is often used as a query language for deductive databases. In recent years, Datalog has found new application in data integration, information extraction, networking, program analysis, security, and cloud computing.</text:p>
          </table:table-cell>
          <table:covered-table-cell table:number-columns-repeated="32"/>
          <table:table-cell table:number-columns-repeated="73"/>
        </table:table-row>
        <table:table-row table:style-name="ro3">
          <table:table-cell office:value-type="string" calcext:value-type="string">
            <text:p>what is the decision boundary?</text:p>
          </table:table-cell>
          <table:table-cell office:value-type="string" calcext:value-type="string" table:number-columns-spanned="49" table:number-rows-spanned="1">
            <text:p>In the case of backpropagation-based artificial neural networks or perceptrons, the type of decision boundary that the network can learn is determined by the number of hidden layers the network has. If it has no hidden layers, then it can only learn linear problems. If it has one hidden layer, then it can learn any continuous function on compact subsets of Rn as shown by the Universal approximation theorem, thus it can have an arbitrary decision boundary.</text:p>
          </table:table-cell>
          <table:covered-table-cell table:number-columns-repeated="48"/>
          <table:table-cell table:number-columns-repeated="57"/>
        </table:table-row>
        <table:table-row table:style-name="ro3">
          <table:table-cell office:value-type="string" calcext:value-type="string">
            <text:p>what is the decision support system?</text:p>
          </table:table-cell>
          <table:table-cell office:value-type="string" calcext:value-type="string" table:number-columns-spanned="52" table:number-rows-spanned="1">
            <text:p>An information system that supports business or organizational decision-making activities. DSSs serve the management, operations and planning levels of an organization (usually mid and higher management) and help people make decisions about problems that may be rapidly changing and not easily specified in advance—i.e. unstructured and semi-structured decision problems. Decision support systems can be either fully computerized or human-powered, or a combination of both.</text:p>
          </table:table-cell>
          <table:covered-table-cell table:number-columns-repeated="51"/>
          <table:table-cell table:number-columns-repeated="54"/>
        </table:table-row>
        <table:table-row table:style-name="ro3">
          <table:table-cell office:value-type="string" calcext:value-type="string">
            <text:p>what is the decision theory?</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7"/>
          <table:table-cell table:number-columns-repeated="68"/>
        </table:table-row>
        <table:table-row table:style-name="ro3">
          <table:table-cell office:value-type="string" calcext:value-type="string">
            <text:p>what is the theory of choice?</text:p>
          </table:table-cell>
          <table:table-cell office:value-type="string" calcext:value-type="string" table:number-columns-spanned="38" table:number-rows-spanned="1">
            <text:p>The study of the reasoning underlying an agent's choices. Decision theory can be broken into two branches: normative decision theory, which gives advice on how to make the best decisions given a set of uncertain beliefs and a set of values, and descriptive decision theory which analyzes how existing, possibly irrational agents actually make decisions.</text:p>
          </table:table-cell>
          <table:covered-table-cell table:number-columns-repeated="37"/>
          <table:table-cell table:number-columns-repeated="68"/>
        </table:table-row>
        <table:table-row table:style-name="ro3">
          <table:table-cell office:value-type="string" calcext:value-type="string">
            <text:p>what is a decision tree learning?</text:p>
          </table:table-cell>
          <table:table-cell office:value-type="string" calcext:value-type="string" table:number-columns-spanned="31" table:number-rows-spanned="1">
            <text:p>Uses a decision tree (as a predictive model) to go from observations about an item (represented in the branches) to conclusions about the item's target value (represented in the leaves). It is one of the predictive modeling approaches used in statistics, data mining and machine learning.</text:p>
          </table:table-cell>
          <table:covered-table-cell table:number-columns-repeated="30"/>
          <table:table-cell table:number-columns-repeated="75"/>
        </table:table-row>
        <table:table-row table:style-name="ro3">
          <table:table-cell office:value-type="string" calcext:value-type="string">
            <text:p>what is a declarative programming?</text:p>
          </table:table-cell>
          <table:table-cell office:value-type="string" calcext:value-type="string" table:number-columns-spanned="19" table:number-rows-spanned="1">
            <text:p>A programming paradigm—a style of building the structure and elements of computer programs—that expresses the logic of a computation without describing its control flow.</text:p>
          </table:table-cell>
          <table:covered-table-cell table:number-columns-repeated="10" table:style-name="ce13"/>
          <table:covered-table-cell table:number-columns-repeated="8"/>
          <table:table-cell table:number-columns-repeated="87"/>
        </table:table-row>
        <table:table-row table:style-name="ro3">
          <table:table-cell office:value-type="string" calcext:value-type="string">
            <text:p>what is a deductive classifier?</text:p>
          </table:table-cell>
          <table:table-cell office:value-type="string" calcext:value-type="string" table:number-columns-spanned="29" table:number-rows-spanned="1">
            <text:p>A type of artificial intelligence inference engine. It takes as input a set of declarations in a frame language about a domain such as medical research or molecular biology. For example, the names of classes, sub-classes, properties, and restrictions on allowable values.</text:p>
          </table:table-cell>
          <table:covered-table-cell table:number-columns-repeated="28"/>
          <table:table-cell table:number-columns-repeated="77"/>
        </table:table-row>
        <table:table-row table:style-name="ro3">
          <table:table-cell office:value-type="string" calcext:value-type="string">
            <text:p>what is the Deep Blue?</text:p>
          </table:table-cell>
          <table:table-cell office:value-type="string" calcext:value-type="string" table:number-columns-spanned="23" table:number-rows-spanned="1">
            <text:p>was a chess-playing computer developed by IBM. It is known for being the first computer chess-playing system to win both a chess game and a chess match against a reigning world champion under regular time controls.</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 the deep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deep structured learning?</text:p>
          </table:table-cell>
          <table:table-cell office:value-type="string" calcext:value-type="string" table:number-columns-spanned="22" table:number-rows-spanned="1">
            <text:p>Part of a broader family of machine learning methods based on learning data representations, as opposed to task-specific algorithms. Learning can be supervised, semi-supervised, or unsupervised.</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DeepMind Technologies?</text:p>
          </table:table-cell>
          <table:table-cell office:value-type="string" calcext:value-type="string" table:number-columns-spanned="104" table:number-rows-spanned="1">
            <text:p>A British artificial intelligence company founded in September 2010, currently owned by Alphabet Inc. The company is based in London, with research centres in Canada, France, and the United States. Acquired by Google in 2014, the company has created a neural network that learns how to play video games in a fashion similar to that of humans, as well as a neural Turing machine, or a neural network that may be able to access an external memory like a conventional Turing machine, resulting in a computer that mimics the short-term memory of the human brain. The company made headlines in 2016 after its AlphaGo program beat human professional Go player Lee Sedol, the world champion, in a five-game match, which was the subject of a documentary film. A more general program, AlphaZero, beat the most powerful programs playing Go, chess, and shogi (Japanese chess) after a few days of play against itself using reinforcement learning.</text:p>
          </table:table-cell>
          <table:covered-table-cell table:number-columns-repeated="103"/>
          <table:table-cell table:number-columns-repeated="2"/>
        </table:table-row>
        <table:table-row table:style-name="ro3">
          <table:table-cell office:value-type="string" calcext:value-type="string">
            <text:p>what is the default logic?</text:p>
          </table:table-cell>
          <table:table-cell office:value-type="string" calcext:value-type="string" table:number-columns-spanned="11" table:number-rows-spanned="1">
            <text:p>A non-monotonic logic proposed by Raymond Reiter to formalize reasoning with default assumptions.</text:p>
          </table:table-cell>
          <table:covered-table-cell table:number-columns-repeated="10" table:style-name="ce13"/>
          <table:table-cell table:number-columns-repeated="95"/>
        </table:table-row>
        <table:table-row table:style-name="ro3">
          <table:table-cell office:value-type="string" calcext:value-type="string">
            <text:p>what is the description logic?</text:p>
          </table:table-cell>
          <table:table-cell office:value-type="string" calcext:value-type="string" table:number-columns-spanned="63" table:number-rows-spanned="1">
            <text:p>A family of formal knowledge representation languages. Many DLs are more expressive than propositional logic but less expressive than first-order logic. In contrast to the latter, the core reasoning problems for DLs are (usually) decidable, and efficient decision procedures have been designed and implemented for these problems. There are general, spatial, temporal, spatiotemporal, and fuzzy descriptions logics, and each description logic features a different balance between DL expressivity and reasoning complexity by supporting different sets of mathematical constructors.</text:p>
          </table:table-cell>
          <table:covered-table-cell table:number-columns-repeated="62"/>
          <table:table-cell table:number-columns-repeated="43"/>
        </table:table-row>
        <table:table-row table:style-name="ro3">
          <table:table-cell office:value-type="string" calcext:value-type="string">
            <text:p>what is the developmental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epigenetic robotics?</text:p>
          </table:table-cell>
          <table:table-cell office:value-type="string" calcext:value-type="string" table:number-columns-spanned="22" table:number-rows-spanned="1">
            <text:p>A scientific field which aims at studying the developmental mechanisms, architectures, and constraints that allow lifelong and open-ended learning of new skills and new knowledge in embodied machine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a dialogue system?</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a conversational agent?</text:p>
          </table:table-cell>
          <table:table-cell office:value-type="string" calcext:value-type="string" table:number-columns-spanned="26" table:number-rows-spanned="1">
            <text:p>A computer system intended to converse with a human with a coherent structure. Dialogue systems have employed text, speech, graphics, haptics, gestures, and other modes for communication on both the input and output channel.</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dimensionality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0" table:style-name="ce13"/>
          <table:covered-table-cell table:number-columns-repeated="8"/>
          <table:table-cell table:number-columns-repeated="87"/>
        </table:table-row>
        <table:table-row table:style-name="ro3">
          <table:table-cell office:value-type="string" calcext:value-type="string">
            <text:p>what is the dimension reduction?</text:p>
          </table:table-cell>
          <table:table-cell office:value-type="string" calcext:value-type="string" table:number-columns-spanned="19" table:number-rows-spanned="1">
            <text:p>The process of reducing the number of random variables under consideration by obtaining a set of principal variables. It can be divided into feature selection and feature extraction.</text:p>
          </table:table-cell>
          <table:covered-table-cell table:number-columns-repeated="10" table:style-name="ce13"/>
          <table:covered-table-cell table:number-columns-repeated="8"/>
          <table:table-cell table:number-columns-repeated="87"/>
        </table:table-row>
        <table:table-row table:style-name="ro3">
          <table:table-cell office:value-type="string" calcext:value-type="string">
            <text:p>what is a discrete system?</text:p>
          </table:table-cell>
          <table:table-cell office:value-type="string" calcext:value-type="string" table:number-columns-spanned="83" table:number-rows-spanned="1">
            <text:p>Any system with a countable number of states. Discrete systems may be contrasted with continuous systems, which may also be called analog systems. A final discrete system is often modeled with a directed graph and is analyzed for correctness and complexity according to computational theory. Because discrete systems have a countable number of states, they may be described in precise mathematical models. A computer is a finite state machine that may be viewed as a discrete system. Because computers are often used to model not only other discrete systems but continuous systems as well, methods have been developed to represent real-world continuous systems as discrete systems. One such method involves sampling a continuous signal at discrete time intervals.</text:p>
          </table:table-cell>
          <table:covered-table-cell table:number-columns-repeated="82"/>
          <table:table-cell table:number-columns-repeated="23"/>
        </table:table-row>
        <table:table-row table:style-name="ro3">
          <table:table-cell office:value-type="string" calcext:value-type="string">
            <text:p>what is the distribut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decentralized artificial intelligence?</text:p>
          </table:table-cell>
          <table:table-cell office:value-type="string" calcext:value-type="string" table:number-columns-spanned="20" table:number-rows-spanned="1">
            <text:p>A subfield of artificial intelligence research dedicated to the development of distributed solutions for problems. DAI is closely related to and a predecessor of the field of multi-agent system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dynamic epistemic logic?</text:p>
          </table:table-cell>
          <table:table-cell office:value-type="string" calcext:value-type="string" table:number-columns-spanned="21" table:number-rows-spanned="1">
            <text:p>A logical framework dealing with knowledge and information change. Typically, DEL focuses on situations involving multiple agents and studies how their knowledge changes when events occur.</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eager learning?</text:p>
          </table:table-cell>
          <table:table-cell office:value-type="string" calcext:value-type="string" table:number-columns-spanned="28" table:number-rows-spanned="1">
            <text:p>A learning method in which the system tries to construct a general, input-independent target function during training of the system, as opposed to lazy learning, where generalization beyond the training data is delayed until a query is made to the system.</text:p>
          </table:table-cell>
          <table:covered-table-cell table:number-columns-repeated="27"/>
          <table:table-cell table:number-columns-repeated="78"/>
        </table:table-row>
        <table:table-row table:style-name="ro3">
          <table:table-cell office:value-type="string" calcext:value-type="string">
            <text:p>what is the Ebert test?</text:p>
          </table:table-cell>
          <table:table-cell office:value-type="string" calcext:value-type="string" table:number-columns-spanned="58" table:number-rows-spanned="1">
            <text:p>A test which gauges whether a computer-based synthesized voice can tell a joke with sufficient skill to cause people to laugh. It was proposed by film critic Roger Ebert at the 2011 TED conference as a challenge to software developers to have a computerized voice master the inflections, delivery, timing, and intonations of a speaking human. The test is similar to the Turing test proposed by Alan Turing in 1950 as a way to gauge a computer's ability to exhibit intelligent behavior by generating performance indistinguishable from a human being.</text:p>
          </table:table-cell>
          <table:covered-table-cell table:number-columns-repeated="57"/>
          <table:table-cell table:number-columns-repeated="48"/>
        </table:table-row>
        <table:table-row table:style-name="ro3">
          <table:table-cell office:value-type="string" calcext:value-type="string">
            <text:p>what is the echo state network?</text:p>
          </table:table-cell>
          <table:table-cell office:value-type="string" calcext:value-type="string" table:number-columns-spanned="65" table:number-rows-spanned="1">
            <text:p>A recurrent neural network with a sparsely connected hidden layer (with typically 1% connectivity). The connectivity and weights of hidden neurons are fixed and randomly assigned. The weights of output neurons can be learned so that the network can (re)produce specific temporal patterns. The main interest of this network is that although its behaviour is non-linear, the only weights that are modified during training are for the synapses that connect the hidden neurons to output neurons. Thus, the error function is quadratic with respect to the parameter vector and can be differentiated easily to a linear system.</text:p>
          </table:table-cell>
          <table:covered-table-cell table:number-columns-repeated="64"/>
          <table:table-cell table:number-columns-repeated="41"/>
        </table:table-row>
        <table:table-row table:style-name="ro3">
          <table:table-cell office:value-type="string" calcext:value-type="string">
            <text:p>what is an embodied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2"/>
          <table:table-cell table:number-columns-repeated="73"/>
        </table:table-row>
        <table:table-row table:style-name="ro3">
          <table:table-cell office:value-type="string" calcext:value-type="string">
            <text:p>what is an interface agent?</text:p>
          </table:table-cell>
          <table:table-cell office:value-type="string" calcext:value-type="string" table:number-columns-spanned="33" table:number-rows-spanned="1">
            <text:p>An intelligent agent that interacts with the environment through a physical body within that environment. Agents that are represented graphically with a body, for example a human or a cartoon animal, are also called embodied agents, although they have only virtual, not physical, embodiment.</text:p>
          </table:table-cell>
          <table:covered-table-cell table:number-columns-repeated="32"/>
          <table:table-cell table:number-columns-repeated="73"/>
        </table:table-row>
        <table:table-row table:style-name="ro3">
          <table:table-cell office:value-type="string" calcext:value-type="string">
            <text:p>what is the embodied cognitive science?</text:p>
          </table:table-cell>
          <table:table-cell office:value-type="string" calcext:value-type="string" table:number-columns-spanned="47" table:number-rows-spanned="1">
            <text:p>An interdisciplinary field of research, the aim of which is to explain the mechanisms underlying intelligent behavior. It comprises three main methodologies: 1) the modeling of psychological and biological systems in a holistic manner that considers the mind and body as a single entity, 2) the formation of a common set of general principles of intelligent behavior, and 3) the experimental use of robotic agents in controlled environments.</text:p>
          </table:table-cell>
          <table:covered-table-cell table:number-columns-repeated="46"/>
          <table:table-cell table:number-columns-repeated="59"/>
        </table:table-row>
        <table:table-row table:style-name="ro3">
          <table:table-cell office:value-type="string" calcext:value-type="string">
            <text:p>what is the error-driven learning?</text:p>
          </table:table-cell>
          <table:table-cell office:value-type="string" calcext:value-type="string" table:number-columns-spanned="19" table:number-rows-spanned="1">
            <text:p>A sub-area of machine learning concerned with how an agent ought to take actions in an environment so as to minimize some error feedback. It is a type of reinforcement learning.</text:p>
          </table:table-cell>
          <table:covered-table-cell table:number-columns-repeated="10" table:style-name="ce13"/>
          <table:covered-table-cell table:number-columns-repeated="8"/>
          <table:table-cell table:number-columns-repeated="87"/>
        </table:table-row>
        <table:table-row table:style-name="ro3">
          <table:table-cell office:value-type="string" calcext:value-type="string">
            <text:p>what is the ensemble averaging?</text:p>
          </table:table-cell>
          <table:table-cell office:value-type="string" calcext:value-type="string" table:number-columns-spanned="25" table:number-rows-spanned="1">
            <text:p>In machine learning, particularly in the creation of artificial neural networks, ensemble averaging is the process of creating multiple models and combining them to produce a desired output, as opposed to creating just one model.</text:p>
          </table:table-cell>
          <table:covered-table-cell table:number-columns-repeated="10" table:style-name="ce13"/>
          <table:covered-table-cell table:number-columns-repeated="14"/>
          <table:table-cell table:number-columns-repeated="81"/>
        </table:table-row>
        <table:table-row table:style-name="ro1">
          <table:table-cell office:value-type="string" calcext:value-type="string">
            <text:p>what is the ethics of artificial intelligence?</text:p>
          </table:table-cell>
          <table:table-cell office:value-type="string" calcext:value-type="string" table:number-columns-spanned="8" table:number-rows-spanned="1">
            <text:p>The part of the ethics of technology specific to artificial intelligence.</text:p>
          </table:table-cell>
          <table:covered-table-cell table:number-columns-repeated="7" table:style-name="ce13"/>
          <table:table-cell table:style-name="ce46" table:number-columns-repeated="3"/>
          <table:table-cell table:number-columns-repeated="95"/>
        </table:table-row>
        <table:table-row table:style-name="ro3">
          <table:table-cell office:value-type="string" calcext:value-type="string">
            <text:p>what is an evolutionary algorithm?</text:p>
          </table:table-cell>
          <table:table-cell office:value-type="string" calcext:value-type="string" table:number-columns-spanned="54" table:number-rows-spanned="1">
            <text:p>A subset of evolutionary computation, a generic population-based metaheuristic optimization algorithm. An EA uses mechanisms inspired by biological evolution, such as reproduction, mutation, recombination, and selection. Candidate solutions to the optimization problem play the role of individuals in a population, and the fitness function determines the quality of the solutions (see also loss function). Evolution of the population then takes place after the repeated application of the above operators.</text:p>
          </table:table-cell>
          <table:covered-table-cell table:number-columns-repeated="53"/>
          <table:table-cell table:number-columns-repeated="52"/>
        </table:table-row>
        <table:table-row table:style-name="ro3">
          <table:table-cell office:value-type="string" calcext:value-type="string">
            <text:p>what is an evolutionary computation?</text:p>
          </table:table-cell>
          <table:table-cell office:value-type="string" calcext:value-type="string" table:number-columns-spanned="33" table:number-rows-spanned="1">
            <text:p>A family of algorithms for global optimization inspired by biological evolution, and the subfield of artificial intelligence and soft computing studying these algorithms. In technical terms, they are a family of population-based trial and error problem solvers with a metaheuristic or stochastic optimization character.</text:p>
          </table:table-cell>
          <table:covered-table-cell table:number-columns-repeated="32"/>
          <table:table-cell table:number-columns-repeated="73"/>
        </table:table-row>
        <table:table-row table:style-name="ro3">
          <table:table-cell office:value-type="string" calcext:value-type="string">
            <text:p>what is the evolving classification function?</text:p>
          </table:table-cell>
          <table:table-cell office:value-type="string" calcext:value-type="string" table:number-columns-spanned="25" table:number-rows-spanned="1">
            <text:p>Evolving classifier functions or evolving classifiers are used for classifying and clustering in the field of machine learning and artificial intelligence, typically employed for data stream mining tasks in dynamic and changing environments.</text:p>
          </table:table-cell>
          <table:covered-table-cell table:number-columns-repeated="10" table:style-name="ce13"/>
          <table:covered-table-cell table:number-columns-repeated="14"/>
          <table:table-cell table:number-columns-repeated="81"/>
        </table:table-row>
        <table:table-row table:style-name="ro3">
          <table:table-cell office:value-type="string" calcext:value-type="string">
            <text:p>what is the existential risk?</text:p>
          </table:table-cell>
          <table:table-cell office:value-type="string" calcext:value-type="string" table:number-columns-spanned="18" table:number-rows-spanned="1">
            <text:p>The hypothesis that substantial progress in artificial general intelligence (AGI) could someday result in human extinction or some other unrecoverable global catastrophe.</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an expert system?</text:p>
          </table:table-cell>
          <table:table-cell office:value-type="string" calcext:value-type="string" table:number-columns-spanned="29" table:number-rows-spanned="1">
            <text:p>A computer system that emulates the decision-making ability of a human expert. Expert systems are designed to solve complex problems by reasoning through bodies of knowledge, represented mainly as if–then rules rather than through conventional procedural code.</text:p>
          </table:table-cell>
          <table:covered-table-cell table:number-columns-repeated="28"/>
          <table:table-cell table:number-columns-repeated="77"/>
        </table:table-row>
        <table:table-row table:style-name="ro3">
          <table:table-cell office:value-type="string" calcext:value-type="string">
            <text:p>what is the fast-and-frugal trees?</text:p>
          </table:table-cell>
          <table:table-cell office:value-type="string" calcext:value-type="string" table:number-columns-spanned="22" table:number-rows-spanned="1">
            <text:p>A type of classification tree. Fast-and-frugal trees can be used as decision-making tools which operate as lexicographic classifiers, and, if required, associate an action (decision) to each class or category.</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feature extraction?</text:p>
          </table:table-cell>
          <table:table-cell office:value-type="string" calcext:value-type="string" table:number-columns-spanned="36" table:number-rows-spanned="1">
            <text:p>In machine learning, pattern recognition, and image processing, feature extraction starts from an initial set of measured data and builds derived values (features) intended to be informative and non-redundant, facilitating the subsequent learning and generalization steps, and in some cases leading to better human interpretations.</text:p>
          </table:table-cell>
          <table:covered-table-cell table:number-columns-repeated="35"/>
          <table:table-cell table:number-columns-repeated="70"/>
        </table:table-row>
        <table:table-row table:style-name="ro3">
          <table:table-cell office:value-type="string" calcext:value-type="string">
            <text:p>what is the feature learning?</text:p>
          </table:table-cell>
          <table:table-cell office:value-type="string" calcext:value-type="string" table:number-columns-spanned="37" table:number-rows-spanned="1">
            <text:p>In machine learning, feature learning or representation learning is a set of techniques that allows a system to automatically discover the representations needed for feature detection or classification from raw data. This replaces manual feature engineering and allows a machine to both learn the features and use them to perform a specific task.</text:p>
          </table:table-cell>
          <table:covered-table-cell table:number-columns-repeated="36"/>
          <table:table-cell table:number-columns-repeated="69"/>
        </table:table-row>
        <table:table-row table:style-name="ro3">
          <table:table-cell office:value-type="string" calcext:value-type="string">
            <text:p>what is the feature selection?</text:p>
          </table:table-cell>
          <table:table-cell office:value-type="string" calcext:value-type="string" table:number-columns-spanned="27" table:number-rows-spanned="1">
            <text:p>In machine learning and statistics, feature selection, also known as variable selection, attribute selection or variable subset selection, is the process of selecting a subset of relevant features (variables, predictors) for use in model construction.</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federated learning?</text:p>
          </table:table-cell>
          <table:table-cell office:value-type="string" calcext:value-type="string" table:number-columns-spanned="18" table:number-rows-spanned="1">
            <text:p>A type of machine learning that allows for training on multiple devices with decentralized data, thus helping preserve the privacy of individual users and their data.</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the first-order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first-order predicate calculus?</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predicate logic?</text:p>
          </table:table-cell>
          <table:table-cell office:value-type="string" calcext:value-type="string" table:number-columns-spanned="55"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text:p>
          </table:table-cell>
          <table:covered-table-cell table:number-columns-repeated="54"/>
          <table:table-cell table:number-columns-repeated="51"/>
        </table:table-row>
        <table:table-row table:style-name="ro3">
          <table:table-cell office:value-type="string" calcext:value-type="string">
            <text:p>what is the formal language?</text:p>
          </table:table-cell>
          <table:table-cell office:value-type="string" calcext:value-type="string" table:number-columns-spanned="12" table:number-rows-spanned="1">
            <text:p>A set of words whose letters are taken from an alphabet and are well-formed according to a specific set of rules.</text:p>
          </table:table-cell>
          <table:covered-table-cell table:number-columns-repeated="10" table:style-name="ce13"/>
          <table:covered-table-cell/>
          <table:table-cell table:number-columns-repeated="94"/>
        </table:table-row>
        <table:table-row table:style-name="ro3">
          <table:table-cell office:value-type="string" calcext:value-type="string">
            <text:p>what is the forward chai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80"/>
          <table:table-cell table:number-columns-repeated="25"/>
        </table:table-row>
        <table:table-row table:style-name="ro3">
          <table:table-cell office:value-type="string" calcext:value-type="string">
            <text:p>what is the forward reasoning?</text:p>
          </table:table-cell>
          <table:table-cell office:value-type="string" calcext:value-type="string" table:number-columns-spanned="81" table:number-rows-spanned="1">
            <text:p>One of the two main methods of reasoning when using an inference engine and can be described logically as repeated application of modus ponens. Forward chaining is a popular implementation strategy for expert systems, business and production rule systems. The opposite of forward chaining is backward chaining. Forward chaining starts with the available data and uses inference rules to extract more data (from an end user, for example) until a goal is reached. An inference engine using forward chaining searches the inference rules until it finds one where the antecedent (If clause) is known to be true. When such a rule is found, the engine can conclude, or infer, the consequent (Then clause), resulting in the addition of new information to its data.</text:p>
          </table:table-cell>
          <table:covered-table-cell table:number-columns-repeated="80"/>
          <table:table-cell table:number-columns-repeated="25"/>
        </table:table-row>
        <table:table-row table:style-name="ro3">
          <table:table-cell office:value-type="string" calcext:value-type="string">
            <text:p>what is the frame language?</text:p>
          </table:table-cell>
          <table:table-cell office:value-type="string" calcext:value-type="string" table:number-columns-spanned="63" table:number-rows-spanned="1">
            <text:p>A technology used for knowledge representation in artificial intelligence. Frames are stored as ontologies of sets and subsets of the frame concepts. They are similar to class hierarchies in object-oriented languages although their fundamental design goals are different. Frames are focused on explicit and intuitive representation of knowledge whereas objects focus on encapsulation and information hiding. Frames originated in AI research and objects primarily in software engineering. However, in practice the techniques and capabilities of frame and object-oriented languages overlap significantly.</text:p>
          </table:table-cell>
          <table:covered-table-cell table:number-columns-repeated="62"/>
          <table:table-cell table:number-columns-repeated="43"/>
        </table:table-row>
        <table:table-row table:style-name="ro3">
          <table:table-cell office:value-type="string" calcext:value-type="string">
            <text:p>what is a frame problem?</text:p>
          </table:table-cell>
          <table:table-cell office:value-type="string" calcext:value-type="string" table:number-columns-spanned="11" table:number-rows-spanned="1">
            <text:p>The problem of finding adequate collections of axioms for a viable description of a robot environment.</text:p>
          </table:table-cell>
          <table:covered-table-cell table:number-columns-repeated="10" table:style-name="ce13"/>
          <table:table-cell table:number-columns-repeated="95"/>
        </table:table-row>
        <table:table-row table:style-name="ro3">
          <table:table-cell office:value-type="string" calcext:value-type="string">
            <text:p>what is the friendly artificial intelligence?</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43"/>
          <table:table-cell table:number-columns-repeated="62"/>
        </table:table-row>
        <table:table-row table:style-name="ro3">
          <table:table-cell office:value-type="string" calcext:value-type="string">
            <text:p>what is the friendly AI?</text:p>
          </table:table-cell>
          <table:table-cell office:value-type="string" calcext:value-type="string" table:number-columns-spanned="44" table:number-rows-spanned="1">
            <text:p>A hypothetical artificial general intelligence (AGI) that would have a positive effect on humanity. It is a part of the ethics of artificial intelligence and is closely related to machine ethics. While machine ethics is concerned with how an artificially intelligent agent should behave, friendly artificial intelligence research is focused on how to practically bring about this behaviour and ensuring it is adequately constrained.</text:p>
          </table:table-cell>
          <table:covered-table-cell table:number-columns-repeated="43"/>
          <table:table-cell table:number-columns-repeated="62"/>
        </table:table-row>
        <table:table-row table:style-name="ro3">
          <table:table-cell office:value-type="string" calcext:value-type="string">
            <text:p>what is a fuzzy control system?</text:p>
          </table:table-cell>
          <table:table-cell office:value-type="string" calcext:value-type="string" table:number-columns-spanned="32" table:number-rows-spanned="1">
            <text:p>A control system based on fuzzy logic—a mathematical system that analyzes analog input values in terms of logical variables that take on continuous values between 0 and 1, in contrast to classical or digital logic, which operates on discrete values of either 1 or 0 (true or false, respectively).</text:p>
          </table:table-cell>
          <table:covered-table-cell table:number-columns-repeated="31"/>
          <table:table-cell table:number-columns-repeated="74"/>
        </table:table-row>
        <table:table-row table:style-name="ro3">
          <table:table-cell office:value-type="string" calcext:value-type="string">
            <text:p>what is the fuzzy logic?</text:p>
          </table:table-cell>
          <table:table-cell office:value-type="string" calcext:value-type="string" table:number-columns-spanned="54" table:number-rows-spanned="1">
            <text:p>A simple form for the many-valued logic, in which the truth values of variables may have any degree of "Truthfulness" that can be represented by any real number in the range between 0 (as in Completely False) and 1 (as in Completely True) inclusive. Consequently, It is employed to handle the concept of partial truth, where the truth value may range between completely true and completely false. In contrast to Boolean logic, where the truth values of variables may have the integer values 0 or 1 only.</text:p>
          </table:table-cell>
          <table:covered-table-cell table:number-columns-repeated="53"/>
          <table:table-cell table:number-columns-repeated="52"/>
        </table:table-row>
        <table:table-row table:style-name="ro1">
          <table:table-cell office:value-type="string" calcext:value-type="string">
            <text:p>what is a fuzzy rule?</text:p>
          </table:table-cell>
          <table:table-cell office:value-type="string" calcext:value-type="string" table:number-columns-spanned="9" table:number-rows-spanned="1">
            <text:p>A rule used within fuzzy logic systems to infer an output based on input variables.</text:p>
          </table:table-cell>
          <table:covered-table-cell table:number-columns-repeated="8" table:style-name="ce13"/>
          <table:table-cell table:style-name="ce46" table:number-columns-repeated="2"/>
          <table:table-cell table:number-columns-repeated="95"/>
        </table:table-row>
        <table:table-row table:style-name="ro3">
          <table:table-cell office:value-type="string" calcext:value-type="string">
            <text:p>what is a fuzzy set?</text:p>
          </table:table-cell>
          <table:table-cell office:value-type="string" calcext:value-type="string" table:number-columns-spanned="84" table:number-rows-spanned="1">
            <text:p>In classical set theory, the membership of elements in a set is assessed in binary terms according to a bivalent condition — an element either belongs or does not belong to the set. By contrast, fuzzy set theory permits the gradual assessment of the membership of elements in a set; this is described with the aid of a membership function valued in the real unit interval [0, 1]. Fuzzy sets generalize classical sets, since the indicator functions (aka characteristic functions) of classical sets are special cases of the membership functions of fuzzy sets, if the latter only take values 0 or 1. In fuzzy set theory, classical bivalent sets are usually called crisp sets. The fuzzy set theory can be used in a wide range of domains in which information is incomplete or imprecise, such as bioinformatics.</text:p>
          </table:table-cell>
          <table:covered-table-cell table:number-columns-repeated="83"/>
          <table:table-cell table:number-columns-repeated="22"/>
        </table:table-row>
        <table:table-row table:style-name="ro1">
          <table:table-cell office:value-type="string" calcext:value-type="string">
            <text:p>what is the game theory?</text:p>
          </table:table-cell>
          <table:table-cell office:value-type="string" calcext:value-type="string" table:number-columns-spanned="10" table:number-rows-spanned="1">
            <text:p>The study of mathematical models of strategic interaction between rational decision-makers.</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general game playing?</text:p>
          </table:table-cell>
          <table:table-cell office:value-type="string" calcext:value-type="string" table:number-columns-spanned="14" table:number-rows-spanned="1">
            <text:p>General game playing is the design of artificial intelligence programs to be able to run and play more than one game successfully.</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generative adversarial network?</text:p>
          </table:table-cell>
          <table:table-cell office:value-type="string" calcext:value-type="string" table:number-columns-spanned="12" table:number-rows-spanned="1">
            <text:p>A class of machine learning systems. Two neural networks contest with each other in a zero-sum game framework.</text:p>
          </table:table-cell>
          <table:covered-table-cell table:number-columns-repeated="10" table:style-name="ce13"/>
          <table:covered-table-cell/>
          <table:table-cell table:number-columns-repeated="94"/>
        </table:table-row>
        <table:table-row table:style-name="ro3">
          <table:table-cell office:value-type="string" calcext:value-type="string">
            <text:p>what is a genetic algorithm?</text:p>
          </table:table-cell>
          <table:table-cell office:value-type="string" calcext:value-type="string" table:number-columns-spanned="33" table:number-rows-spanned="1">
            <text:p>A metaheuristic inspired by the process of natural selection that belongs to the larger class of evolutionary algorithms (EA). Genetic algorithms are commonly used to generate high-quality solutions to optimization and search problems by relying on bio-inspired operators such as mutation, crossover and selection.</text:p>
          </table:table-cell>
          <table:covered-table-cell table:number-columns-repeated="32"/>
          <table:table-cell table:number-columns-repeated="73"/>
        </table:table-row>
        <table:table-row table:style-name="ro3">
          <table:table-cell office:value-type="string" calcext:value-type="string">
            <text:p>what is a genetic operator?</text:p>
          </table:table-cell>
          <table:table-cell office:value-type="string" calcext:value-type="string" table:number-columns-spanned="29" table:number-rows-spanned="1">
            <text:p>An operator used in genetic algorithms to guide the algorithm towards a solution to a given problem. There are three main types of operators (mutation, crossover and selection), which must work in conjunction with one another in order for the algorithm to be successful.</text:p>
          </table:table-cell>
          <table:covered-table-cell table:number-columns-repeated="28"/>
          <table:table-cell table:number-columns-repeated="77"/>
        </table:table-row>
        <table:table-row table:style-name="ro3">
          <table:table-cell office:value-type="string" calcext:value-type="string">
            <text:p>what is the glowworm swarm optimization?</text:p>
          </table:table-cell>
          <table:table-cell office:value-type="string" calcext:value-type="string" table:number-columns-spanned="14" table:number-rows-spanned="1">
            <text:p>A swarm intelligence optimization algorithm based on the behaviour of glowworms (also known as fireflies or lightning bug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a graph?</text:p>
          </table:table-cell>
          <table:table-cell office:value-type="string" calcext:value-type="string" table:number-columns-spanned="21" table:number-rows-spanned="1">
            <text:p>In computer science, a graph is an abstract data type that is meant to implement the undirected graph and directed graph concepts from mathematics; specifically, the field of graph theory.</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a graph database?</text:p>
          </table:table-cell>
          <table:table-cell office:value-type="string" calcext:value-type="string" table:number-columns-spanned="79" table:number-rows-spanned="1">
            <text:p>A database that uses graph structures for semantic queries with nodes, edges, and properties to represent and store data. A key concept of the system is the graph (or edge or relationship), which directly relates data items in the store a collection of nodes of data and edges representing the relationships between the nodes. The relationships allow data in the store to be linked together directly, and in many cases retrieved with one operation. Graph databases hold the relationships between data as a priority. Querying relationships within a graph database is fast because they are perpetually stored within the database itself. Relationships can be intuitively visualized using graph databases, making it useful for heavily inter-connected data.</text:p>
          </table:table-cell>
          <table:covered-table-cell table:number-columns-repeated="78"/>
          <table:table-cell table:number-columns-repeated="27"/>
        </table:table-row>
        <table:table-row table:style-name="ro3">
          <table:table-cell office:value-type="string" calcext:value-type="string">
            <text:p>what is the graph theory?</text:p>
          </table:table-cell>
          <table:table-cell office:value-type="string" calcext:value-type="string" table:number-columns-spanned="12" table:number-rows-spanned="1">
            <text:p>The study of graphs, which are mathematical structures used to model pairwise relations between objects.</text:p>
          </table:table-cell>
          <table:covered-table-cell table:number-columns-repeated="10" table:style-name="ce13"/>
          <table:covered-table-cell/>
          <table:table-cell table:number-columns-repeated="94"/>
        </table:table-row>
        <table:table-row table:style-name="ro3">
          <table:table-cell office:value-type="string" calcext:value-type="string">
            <text:p>what is the graph traversal?</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a graph search?</text:p>
          </table:table-cell>
          <table:table-cell office:value-type="string" calcext:value-type="string" table:number-columns-spanned="21" table:number-rows-spanned="1">
            <text:p>The process of visiting (checking and/or updating) each vertex in a graph. Such traversals are classified by the order in which the vertices are visited. Tree traversal is a special case of graph traversal.</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a heuristic?</text:p>
          </table:table-cell>
          <table:table-cell office:value-type="string" calcext:value-type="string" table:number-columns-spanned="61" table:number-rows-spanned="1">
            <text:p>A technique designed for solving a problem more quickly when classic methods are too slow, or for finding an approximate solution when classic methods fail to find any exact solution. This is achieved by trading optimality, completeness, accuracy, or precision for speed. In a way, it can be considered a shortcut. A heuristic function, also called simply a heuristic, is a function that ranks alternatives in search algorithms at each branching step based on available information to decide which branch to follow. For example, it may approximate the exact solution.</text:p>
          </table:table-cell>
          <table:covered-table-cell table:number-columns-repeated="60"/>
          <table:table-cell table:number-columns-repeated="45"/>
        </table:table-row>
        <table:table-row table:style-name="ro1">
          <table:table-cell office:value-type="string" calcext:value-type="string">
            <text:p>what is the hidden layer?</text:p>
          </table:table-cell>
          <table:table-cell office:value-type="string" calcext:value-type="string" table:number-columns-spanned="10" table:number-rows-spanned="1">
            <text:p>An internal layer of neurons in an artificial neural network, not dedicated to input or output.</text:p>
          </table:table-cell>
          <table:covered-table-cell table:number-columns-repeated="9" table:style-name="ce13"/>
          <table:table-cell table:style-name="ce46"/>
          <table:table-cell table:number-columns-repeated="95"/>
        </table:table-row>
        <table:table-row table:style-name="ro1">
          <table:table-cell office:value-type="string" calcext:value-type="string">
            <text:p>what is the hidden unit?</text:p>
          </table:table-cell>
          <table:table-cell office:value-type="string" calcext:value-type="string" table:number-columns-spanned="6" table:number-rows-spanned="1">
            <text:p>A neuron in a hidden layer in an artificial neural network.</text:p>
          </table:table-cell>
          <table:covered-table-cell table:number-columns-repeated="5" table:style-name="ce13"/>
          <table:table-cell table:style-name="ce46" table:number-columns-repeated="5"/>
          <table:table-cell table:number-columns-repeated="95"/>
        </table:table-row>
        <table:table-row table:style-name="ro3">
          <table:table-cell office:value-type="string" calcext:value-type="string">
            <text:p>what is the hyper-heuristic?</text:p>
          </table:table-cell>
          <table:table-cell office:value-type="string" calcext:value-type="string" table:number-columns-spanned="46" table:number-rows-spanned="1">
            <text:p>A heuristic search method that seeks to automate the process of selecting, combining, generating, or adapting several simpler heuristics (or components of such heuristics) to efficiently solve computational search problems, often by the incorporation of machine learning techniques. One of the motivations for studying hyper-heuristics is to build systems which can handle classes of problems rather than solving just one problem.</text:p>
          </table:table-cell>
          <table:covered-table-cell table:number-columns-repeated="45"/>
          <table:table-cell table:number-columns-repeated="60"/>
        </table:table-row>
        <table:table-row table:style-name="ro3">
          <table:table-cell office:value-type="string" calcext:value-type="string">
            <text:p>what is the IEEE ?</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44"/>
          <table:table-cell table:number-columns-repeated="61"/>
        </table:table-row>
        <table:table-row table:style-name="ro3">
          <table:table-cell office:value-type="string" calcext:value-type="string">
            <text:p>what is the IEEE Computational Intelligence Society?</text:p>
          </table:table-cell>
          <table:table-cell office:value-type="string" calcext:value-type="string" table:number-columns-spanned="45" table:number-rows-spanned="1">
            <text:p>A professional society of the Institute of Electrical and Electronics Engineers (IEEE) focussing on "the theory, design, application, and development of biologically and linguistically motivated computational paradigms emphasizing neural networks, connectionist systems, genetic algorithms, evolutionary programming, fuzzy systems, and hybrid intelligent systems in which these paradigms are contained".</text:p>
          </table:table-cell>
          <table:covered-table-cell table:number-columns-repeated="44"/>
          <table:table-cell table:number-columns-repeated="61"/>
        </table:table-row>
        <table:table-row table:style-name="ro3">
          <table:table-cell office:value-type="string" calcext:value-type="string">
            <text:p>what is the incremental learning?</text:p>
          </table:table-cell>
          <table:table-cell office:value-type="string" calcext:value-type="string" table:number-columns-spanned="48" table:number-rows-spanned="1">
            <text:p>A method of machine learning, in which input data is continuously used to extend the existing model's knowledge i.e. to further train the model. It represents a dynamic technique of supervised learning and unsupervised learning that can be applied when training data becomes available gradually over time or its size is out of system memory limits. Algorithms that can facilitate incremental learning are known as incremental machine learning algorithms.</text:p>
          </table:table-cell>
          <table:covered-table-cell table:number-columns-repeated="47"/>
          <table:table-cell table:number-columns-repeated="58"/>
        </table:table-row>
        <table:table-row table:style-name="ro3">
          <table:table-cell office:value-type="string" calcext:value-type="string">
            <text:p>what is an inference engine?</text:p>
          </table:table-cell>
          <table:table-cell office:value-type="string" calcext:value-type="string" table:number-columns-spanned="11" table:number-rows-spanned="1">
            <text:p>A component of the system that applies logical rules to the knowledge base to deduce new information.</text:p>
          </table:table-cell>
          <table:covered-table-cell table:number-columns-repeated="10" table:style-name="ce13"/>
          <table:table-cell table:number-columns-repeated="95"/>
        </table:table-row>
        <table:table-row table:style-name="ro3">
          <table:table-cell office:value-type="string" calcext:value-type="string">
            <text:p>whhat is the information integration?</text:p>
          </table:table-cell>
          <table:table-cell office:value-type="string" calcext:value-type="string" table:number-columns-spanned="55" table:number-rows-spanned="1">
            <text:p>The merging of information from heterogeneous sources with differing conceptual, contextual and typographical representations. It is used in data mining and consolidation of data from unstructured or semi-structured resources. Typically, information integration refers to textual representations of knowledge but is sometimes applied to rich-media content. Information fusion, which is a related term, involves the combination of information into a new set of information towards reducing redundancy and uncertainty.</text:p>
          </table:table-cell>
          <table:covered-table-cell table:number-columns-repeated="54"/>
          <table:table-cell table:number-columns-repeated="51"/>
        </table:table-row>
        <table:table-row table:style-name="ro3">
          <table:table-cell office:value-type="string" calcext:value-type="string">
            <text:p>what is the Information Processing Language?</text:p>
          </table:table-cell>
          <table:table-cell office:value-type="string" calcext:value-type="string" table:number-columns-spanned="38" table:number-rows-spanned="1">
            <text:p>A programming language that includes features intended to help with programs that perform simple problem solving actions such as lists, dynamic memory allocation, data types, recursion, functions as arguments, generators, and cooperative multitasking. IPL invented the concept of list processing, albeit in an assembly-language style.</text:p>
          </table:table-cell>
          <table:covered-table-cell table:number-columns-repeated="37"/>
          <table:table-cell table:number-columns-repeated="68"/>
        </table:table-row>
        <table:table-row table:style-name="ro1">
          <table:table-cell office:value-type="string" calcext:value-type="string">
            <text:p>what is the intelligence amplific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
          <table:table-cell table:number-columns-repeated="95"/>
        </table:table-row>
        <table:table-row table:style-name="ro1">
          <table:table-cell office:value-type="string" calcext:value-type="string">
            <text:p>what is the cognitive augmentation?</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
          <table:table-cell table:number-columns-repeated="95"/>
        </table:table-row>
        <table:table-row table:style-name="ro1">
          <table:table-cell office:value-type="string" calcext:value-type="string">
            <text:p>what is the machine augment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
          <table:table-cell table:number-columns-repeated="95"/>
        </table:table-row>
        <table:table-row table:style-name="ro1">
          <table:table-cell office:value-type="string" calcext:value-type="string">
            <text:p>what is the enhanced intelligence?</text:p>
          </table:table-cell>
          <table:table-cell office:value-type="string" calcext:value-type="string" table:number-columns-spanned="9" table:number-rows-spanned="1">
            <text:p>The effective use of information technology in augmenting human intelligence.</text:p>
          </table:table-cell>
          <table:covered-table-cell table:number-columns-repeated="8" table:style-name="ce13"/>
          <table:table-cell table:style-name="ce46" table:number-columns-repeated="2"/>
          <table:table-cell table:number-columns-repeated="95"/>
        </table:table-row>
        <table:table-row table:style-name="ro3">
          <table:table-cell office:value-type="string" calcext:value-type="string">
            <text:p>what is the intelligence explosion?</text:p>
          </table:table-cell>
          <table:table-cell office:value-type="string" calcext:value-type="string" table:number-columns-spanned="29" table:number-rows-spanned="1">
            <text:p>A possible outcome of humanity building artificial general intelligence (AGI). AGI would be capable of recursive self-improvement leading to rapid emergence of ASI (artificial superintelligence), the limits of which are unknown, at the time of the technological singularity.</text:p>
          </table:table-cell>
          <table:covered-table-cell table:number-columns-repeated="28"/>
          <table:table-cell table:number-columns-repeated="77"/>
        </table:table-row>
        <table:table-row table:style-name="ro3">
          <table:table-cell office:value-type="string" calcext:value-type="string">
            <text:p>what is an intelligent agent?</text:p>
          </table:table-cell>
          <table:table-cell office:value-type="string" calcext:value-type="string" table:number-columns-spanned="34" table:number-rows-spanned="1">
            <text:p>An autonomous entity which acts, directing its activity towards achieving goals (i.e. it is an agent), upon an environment using observation through sensors and consequent actuators (i.e. it is intelligent). Intelligent agents may also learn or use knowledge to achieve their goals. They may be very simple or very complex.</text:p>
          </table:table-cell>
          <table:covered-table-cell table:number-columns-repeated="33"/>
          <table:table-cell table:number-columns-repeated="72"/>
        </table:table-row>
        <table:table-row table:style-name="ro3">
          <table:table-cell office:value-type="string" calcext:value-type="string">
            <text:p>what is the intelligent control?</text:p>
          </table:table-cell>
          <table:table-cell office:value-type="string" calcext:value-type="string" table:number-columns-spanned="27" table:number-rows-spanned="1">
            <text:p>A class of control techniques that use various artificial intelligence computing approaches like neural networks, Bayesian probability, fuzzy logic, machine learning, reinforcement learning, evolutionary computation and genetic algorithms.</text:p>
          </table:table-cell>
          <table:covered-table-cell table:number-columns-repeated="10" table:style-name="ce13"/>
          <table:covered-table-cell table:number-columns-repeated="16"/>
          <table:table-cell table:number-columns-repeated="79"/>
        </table:table-row>
        <table:table-row table:style-name="ro3">
          <table:table-cell office:value-type="string" calcext:value-type="string">
            <text:p>what is the intelligent person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a virtu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a personal digital assistant?</text:p>
          </table:table-cell>
          <table:table-cell office:value-type="string" calcext:value-type="string" table:number-columns-spanned="64" table:number-rows-spanned="1">
            <text:p>A software agent that can perform tasks or services for an individual based on verbal commands. Sometimes the term "chatbot" is used to refer to virtual assistants generally or specifically accessed by online chat (or in some cases online chat programs that are exclusively for entertainment purposes). Some virtual assistants are able to interpret human speech and respond via synthesized voices. Users can ask their assistants questions, control home automation devices and media playback via voice, and manage other basic tasks such as email, to-do lists, and calendars with verbal commands.</text:p>
          </table:table-cell>
          <table:covered-table-cell table:number-columns-repeated="63"/>
          <table:table-cell table:number-columns-repeated="42"/>
        </table:table-row>
        <table:table-row table:style-name="ro3">
          <table:table-cell office:value-type="string" calcext:value-type="string">
            <text:p>what is the intrinsic motivation?</text:p>
          </table:table-cell>
          <table:table-cell office:value-type="string" calcext:value-type="string" table:number-columns-spanned="53" table:number-rows-spanned="1">
            <text:p>An intelligent agent is intrinsically motivated to act if the information content alone, of the experience resulting from the action, is the motivating factor. Information content in this context is measured in the information theory sense as quantifying uncertainty. A typical intrinsic motivation is to search for unusual (surprising) situations, in contrast to a typical extrinsic motivation such as the search for food. Intrinsically motivated artificial agents display behaviours akin to exploration and curiosity.</text:p>
          </table:table-cell>
          <table:covered-table-cell table:number-columns-repeated="52"/>
          <table:table-cell table:number-columns-repeated="53"/>
        </table:table-row>
        <table:table-row table:style-name="ro3">
          <table:table-cell office:value-type="string" calcext:value-type="string">
            <text:p>what is a logic tree?</text:p>
          </table:table-cell>
          <table:table-cell office:value-type="string" calcext:value-type="string" table:number-columns-spanned="39" table:number-rows-spanned="1">
            <text:p>A graphical breakdown of a question that dissects it into its different components vertically and that progresses into details as it reads to the right. :47 Issue trees are useful in problem solving to identify the root causes of a problem as well as to identify its potential solutions. They also provide a reference point to see how each piece fits into the whole picture of a problem.</text:p>
          </table:table-cell>
          <table:covered-table-cell table:number-columns-repeated="38"/>
          <table:table-cell table:number-columns-repeated="67"/>
        </table:table-row>
        <table:table-row table:style-name="ro3">
          <table:table-cell office:value-type="string" calcext:value-type="string">
            <text:p>what is the junction tree algorithm?</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3">
          <table:table-cell office:value-type="string" calcext:value-type="string">
            <text:p>what is a Clique Tree?</text:p>
          </table:table-cell>
          <table:table-cell office:value-type="string" calcext:value-type="string" table:number-columns-spanned="31" table:number-rows-spanned="1">
            <text:p>A method used in machine learning to extract marginalization in general graphs. In essence, it entails performing belief propagation on a modified graph called a junction tree. The graph is called a tree because it branches into different sections of data; nodes of variables are the branches.</text:p>
          </table:table-cell>
          <table:covered-table-cell table:number-columns-repeated="30"/>
          <table:table-cell table:number-columns-repeated="75"/>
        </table:table-row>
        <table:table-row table:style-name="ro3">
          <table:table-cell office:value-type="string" calcext:value-type="string">
            <text:p>what is the kernel method?</text:p>
          </table:table-cell>
          <table:table-cell office:value-type="string" calcext:value-type="string" table:number-columns-spanned="36" table:number-rows-spanned="1">
            <text:p>In machine learning, kernel methods are a class of algorithms for pattern analysis, whose best known member is the support vector machine (SVM). The general task of pattern analysis is to find and study general types of relations (for example clusters, rankings, principal components, correlations, classifications) in datasets.</text:p>
          </table:table-cell>
          <table:covered-table-cell table:number-columns-repeated="35"/>
          <table:table-cell table:number-columns-repeated="70"/>
        </table:table-row>
        <table:table-row table:style-name="ro3">
          <table:table-cell office:value-type="string" calcext:value-type="string">
            <text:p>what is the KL-ONE?</text:p>
          </table:table-cell>
          <table:table-cell office:value-type="string" calcext:value-type="string" table:number-columns-spanned="34" table:number-rows-spanned="1">
            <text:p>A well-known knowledge representation system in the tradition of semantic networks and frames; that is, it is a frame language. The system is an attempt to overcome semantic indistinctness in semantic network representations and to explicitly represent conceptual information as a structured inheritance network.</text:p>
          </table:table-cell>
          <table:covered-table-cell table:number-columns-repeated="33"/>
          <table:table-cell table:number-columns-repeated="72"/>
        </table:table-row>
        <table:table-row table:style-name="ro3">
          <table:table-cell office:value-type="string" calcext:value-type="string">
            <text:p>what is the knowledge acquisition?</text:p>
          </table:table-cell>
          <table:table-cell office:value-type="string" calcext:value-type="string" table:number-columns-spanned="38" table:number-rows-spanned="1">
            <text:p>The process used to define the rules and ontologies required for a knowledge-based system. The phrase was first used in conjunction with expert systems to describe the initial tasks associated with developing an expert system, namely finding and interviewing domain experts and capturing their knowledge via rules, objects, and frame-based ontologies.</text:p>
          </table:table-cell>
          <table:covered-table-cell table:number-columns-repeated="37"/>
          <table:table-cell table:number-columns-repeated="68"/>
        </table:table-row>
        <table:table-row table:style-name="ro3">
          <table:table-cell office:value-type="string" calcext:value-type="string">
            <text:p>what is a knowledge-based system?</text:p>
          </table:table-cell>
          <table:table-cell office:value-type="string" calcext:value-type="string" table:number-columns-spanned="47" table:number-rows-spanned="1">
            <text:p>A computer program that reasons and uses a knowledge base to solve complex problems. The term is broad and refers to many different kinds of systems. The one common theme that unites all knowledge based systems is an attempt to represent knowledge explicitly and a reasoning system that allows it to derive new knowledge. Thus, a knowledge-based system has two distinguishing features: a knowledge base and an inference engine.</text:p>
          </table:table-cell>
          <table:covered-table-cell table:number-columns-repeated="46"/>
          <table:table-cell table:number-columns-repeated="59"/>
        </table:table-row>
        <table:table-row table:style-name="ro3">
          <table:table-cell office:value-type="string" calcext:value-type="string">
            <text:p>what is the knowledge engineering?</text:p>
          </table:table-cell>
          <table:table-cell office:value-type="string" calcext:value-type="string" table:number-columns-spanned="14" table:number-rows-spanned="1">
            <text:p>All technical, scientific, and social aspects involved in building, maintaining, and using knowledge-based systems.</text:p>
          </table:table-cell>
          <table:covered-table-cell table:number-columns-repeated="10" table:style-name="ce13"/>
          <table:covered-table-cell table:number-columns-repeated="3"/>
          <table:table-cell table:number-columns-repeated="92"/>
        </table:table-row>
        <table:table-row table:style-name="ro3">
          <table:table-cell office:value-type="string" calcext:value-type="string">
            <text:p>what is the knowledge extraction?</text:p>
          </table:table-cell>
          <table:table-cell office:value-type="string" calcext:value-type="string" table:number-columns-spanned="72" table:number-rows-spanned="1">
            <text:p>The creation of knowledge from structured (relational databases, XML) and unstructured (text, documents, images) sources. The resulting knowledge needs to be in a machine-readable and machine-interpretable format and must represent knowledge in a manner that facilitates inferencing. Although it is methodically similar to information extraction (NLP) and ETL (data warehouse), the main criteria is that the extraction result goes beyond the creation of structured information or the transformation into a relational schema. It requires either the reuse of existing formal knowledge (reusing identifiers or ontologies) or the generation of a schema based on the source data.</text:p>
          </table:table-cell>
          <table:covered-table-cell table:number-columns-repeated="71"/>
          <table:table-cell table:number-columns-repeated="34"/>
        </table:table-row>
        <table:table-row table:style-name="ro3">
          <table:table-cell office:value-type="string" calcext:value-type="string">
            <text:p>what is the knowledge Interchange Format?</text:p>
          </table:table-cell>
          <table:table-cell office:value-type="string" calcext:value-type="string" table:number-columns-spanned="75" table:number-rows-spanned="1">
            <text:p>A computer language designed to enable systems to share and re-use information from knowledge-based systems. KIF is similar to frame languages such as KL-ONE and LOOM but unlike such language its primary role is not intended as a framework for the expression or use of knowledge but rather for the interchange of knowledge between systems. The designers of KIF likened it to PostScript. PostScript was not designed primarily as a language to store and manipulate documents but rather as an interchange format for systems and devices to share documents. In the same way KIF is meant to facilitate sharing of knowledge across different systems that use different languages, formalisms, platforms, etc.</text:p>
          </table:table-cell>
          <table:covered-table-cell table:number-columns-repeated="74"/>
          <table:table-cell table:number-columns-repeated="31"/>
        </table:table-row>
        <table:table-row table:style-name="ro3">
          <table:table-cell office:value-type="string" calcext:value-type="string">
            <text:p>what is knowledge representation and reasoning?</text:p>
          </table:table-cell>
          <table:table-cell office:value-type="string" calcext:value-type="string" table:number-columns-spanned="93" table:number-rows-spanned="1">
            <text:p>The field of artificial intelligence dedicated to representing information about the world in a form that a computer system can utilize to solve complex tasks such as diagnosing a medical condition or having a dialog in a natural language. Knowledge representation incorporates findings from psychology about how humans solve problems and represent knowledge in order to design formalisms that will make complex systems easier to design and build. Knowledge representation and reasoning also incorporates findings from logic to automate various kinds of reasoning, such as the application of rules or the relations of sets and subsets. Examples of knowledge representation formalisms include semantic nets, systems architecture, frames, rules, and ontologies. Examples of automated reasoning engines include inference engines, theorem provers, and classifiers.</text:p>
          </table:table-cell>
          <table:covered-table-cell table:number-columns-repeated="92"/>
          <table:table-cell table:number-columns-repeated="13"/>
        </table:table-row>
        <table:table-row table:style-name="ro3">
          <table:table-cell office:value-type="string" calcext:value-type="string">
            <text:p>what is the lazy learning?</text:p>
          </table:table-cell>
          <table:table-cell office:value-type="string" calcext:value-type="string" table:number-columns-spanned="30" table:number-rows-spanned="1">
            <text:p>In machine learning, lazy learning is a learning method in which generalization of the training data is, in theory, delayed until a query is made to the system, as opposed to in eager learning, where the system tries to generalize the training data before receiving queries.</text:p>
          </table:table-cell>
          <table:covered-table-cell table:number-columns-repeated="29"/>
          <table:table-cell table:number-columns-repeated="76"/>
        </table:table-row>
        <table:table-row table:style-name="ro3">
          <table:table-cell office:value-type="string" calcext:value-type="string">
            <text:p>what is the Lisp?</text:p>
          </table:table-cell>
          <table:table-cell office:value-type="string" calcext:value-type="string" table:number-columns-spanned="12" table:number-rows-spanned="1">
            <text:p>A family of programming languages with a long history and a distinctive, fully parenthesized prefix notation.</text:p>
          </table:table-cell>
          <table:covered-table-cell table:number-columns-repeated="10" table:style-name="ce13"/>
          <table:covered-table-cell/>
          <table:table-cell table:number-columns-repeated="94"/>
        </table:table-row>
        <table:table-row table:style-name="ro3">
          <table:table-cell office:value-type="string" calcext:value-type="string">
            <text:p>what is the logic programming?</text:p>
          </table:table-cell>
          <table:table-cell office:value-type="string" calcext:value-type="string" table:number-columns-spanned="35" table:number-rows-spanned="1">
            <text:p>A type of programming paradigm which is largely based on formal logic. Any program written in a logic programming language is a set of sentences in logical form, expressing facts and rules about some problem domain. Major logic programming language families include Prolog, answer set programming (ASP), and Datalog.</text:p>
          </table:table-cell>
          <table:covered-table-cell table:number-columns-repeated="34"/>
          <table:table-cell table:number-columns-repeated="71"/>
        </table:table-row>
        <table:table-row table:style-name="ro3">
          <table:table-cell office:value-type="string" calcext:value-type="string">
            <text:p>what is the long short-term memory?</text:p>
          </table:table-cell>
          <table:table-cell office:value-type="string" calcext:value-type="string" table:number-columns-spanned="41" table:number-rows-spanned="1">
            <text:p>An artificial recurrent neural network architecture used in the field of deep learning. Unlike standard feedforward neural networks, LSTM has feedback connections that make it a "general purpose computer" (that is, it can compute anything that a Turing machine can). It can not only process single data points (such as images), but also entire sequences of data (such as speech or video).</text:p>
          </table:table-cell>
          <table:covered-table-cell table:number-columns-repeated="40"/>
          <table:table-cell table:number-columns-repeated="65"/>
        </table:table-row>
        <table:table-row table:style-name="ro3">
          <table:table-cell office:value-type="string" calcext:value-type="string">
            <text:p>what is the machine vision?</text:p>
          </table:table-cell>
          <table:table-cell office:value-type="string" calcext:value-type="string" table:number-columns-spanned="83" table:number-rows-spanned="1">
            <text:p>The technology and methods used to provide imaging-based automatic inspection and analysis for such applications as automatic inspection, process control, and robot guidance, usually in industry. Machine vision is a term encompassing a large number of technologies, software and hardware products, integrated systems, actions, methods and expertise. Machine vision as a systems engineering discipline can be considered distinct from computer vision, a form of computer science. It attempts to integrate existing technologies in new ways and apply them to solve real world problems. The term is the prevalent one for these functions in industrial automation environments but is also used for these functions in other environments such as security and vehicle guidance.</text:p>
          </table:table-cell>
          <table:covered-table-cell table:number-columns-repeated="82"/>
          <table:table-cell table:number-columns-repeated="23"/>
        </table:table-row>
        <table:table-row table:style-name="ro3">
          <table:table-cell office:value-type="string" calcext:value-type="string">
            <text:p>what is the Markov chain?</text:p>
          </table:table-cell>
          <table:table-cell office:value-type="string" calcext:value-type="string" table:number-columns-spanned="17" table:number-rows-spanned="1">
            <text:p>A stochastic model describing a sequence of possible events in which the probability of each event depends only on the state attained in the previous event.</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Markov decision process?</text:p>
          </table:table-cell>
          <table:table-cell office:value-type="string" calcext:value-type="string" table:number-columns-spanned="34" table:number-rows-spanned="1">
            <text:p>A discrete time stochastic control process. It provides a mathematical framework for modeling decision making in situations where outcomes are partly random and partly under the control of a decision maker. MDPs are useful for studying optimization problems solved via dynamic programming and reinforcement learning.</text:p>
          </table:table-cell>
          <table:covered-table-cell table:number-columns-repeated="33"/>
          <table:table-cell table:number-columns-repeated="72"/>
        </table:table-row>
        <table:table-row table:style-name="ro3">
          <table:table-cell office:value-type="string" calcext:value-type="string">
            <text:p>what is the machine learning?</text:p>
          </table:table-cell>
          <table:table-cell office:value-type="string" calcext:value-type="string" table:number-columns-spanned="22" table:number-rows-spanned="1">
            <text:p>The scientific study of algorithms and statistical models that computer systems use in order to perform a specific task effectively without using explicit instructions, relying on patterns and inference instead.</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machine perception?</text:p>
          </table:table-cell>
          <table:table-cell office:value-type="string" calcext:value-type="string" table:number-columns-spanned="16" table:number-rows-spanned="1">
            <text:p>The capability of a computer system to interpret data in a manner that is similar to the way humans use their senses to relate to the world around them.</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the mechanism design?</text:p>
          </table:table-cell>
          <table:table-cell office:value-type="string" calcext:value-type="string" table:number-columns-spanned="53" table:number-rows-spanned="1">
            <text:p>A field in economics and game theory that takes an engineering approach to designing economic mechanisms or incentives, toward desired objectives, in strategic settings, where players act rationally. Because it starts at the end of the game, then goes backwards, it is also called reverse game theory. It has broad applications, from economics and politics (markets, auctions, voting procedures) to networked-systems (internet interdomain routing, sponsored search auctions).</text:p>
          </table:table-cell>
          <table:covered-table-cell table:number-columns-repeated="52"/>
          <table:table-cell table:number-columns-repeated="53"/>
        </table:table-row>
        <table:table-row table:style-name="ro3">
          <table:table-cell office:value-type="string" calcext:value-type="string">
            <text:p>what is the mechatronics?</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10" table:style-name="ce13"/>
          <table:covered-table-cell table:number-columns-repeated="17"/>
          <table:table-cell table:number-columns-repeated="78"/>
        </table:table-row>
        <table:table-row table:style-name="ro3">
          <table:table-cell office:value-type="string" calcext:value-type="string">
            <text:p>what is the mechatronic engineering?</text:p>
          </table:table-cell>
          <table:table-cell office:value-type="string" calcext:value-type="string" table:number-columns-spanned="28" table:number-rows-spanned="1">
            <text:p>A multidisciplinary branch of engineering that focuses on the engineering of both electrical and mechanical systems, and also includes a combination of robotics, electronics, computer, telecommunications, systems, control, and product engineering.</text:p>
          </table:table-cell>
          <table:covered-table-cell table:number-columns-repeated="10" table:style-name="ce13"/>
          <table:covered-table-cell table:number-columns-repeated="17"/>
          <table:table-cell table:number-columns-repeated="78"/>
        </table:table-row>
        <table:table-row table:style-name="ro3">
          <table:table-cell office:value-type="string" calcext:value-type="string">
            <text:p>what is the metabolic network reconstruction and simulation?</text:p>
          </table:table-cell>
          <table:table-cell office:value-type="string" calcext:value-type="string" table:number-columns-spanned="18" table:number-rows-spanned="1">
            <text:p>Allows for an in-depth insight into the molecular mechanisms of a particular organism. In particular, these models correlate the genome with molecular physiology.</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a metaheuristic?</text:p>
          </table:table-cell>
          <table:table-cell office:value-type="string" calcext:value-type="string" table:number-columns-spanned="46" table:number-rows-spanned="1">
            <text:p>In computer science and mathematical optimization, a metaheuristic is a higher-level procedure or heuristic designed to find, generate, or select a heuristic (partial search algorithm) that may provide a sufficiently good solution to an optimization problem, especially with incomplete or imperfect information or limited computation capacity. Metaheuristics sample a set of solutions which is too large to be completely sampled.</text:p>
          </table:table-cell>
          <table:covered-table-cell table:number-columns-repeated="45"/>
          <table:table-cell table:number-columns-repeated="60"/>
        </table:table-row>
        <table:table-row table:style-name="ro3">
          <table:table-cell office:value-type="string" calcext:value-type="string">
            <text:p>what is the model checking?</text:p>
          </table:table-cell>
          <table:table-cell office:value-type="string" calcext:value-type="string" table:number-columns-spanned="53" table:number-rows-spanned="1">
            <text:p>In computer science, model checking or property checking is, for a given model of a system, exhaustively and automatically checking whether this model meets a given specification. Typically, one has hardware or software systems in mind, whereas the specification contains safety requirements such as the absence of deadlocks and similar critical states that can cause the system to crash. Model checking is a technique for automatically verifying correctness properties of finite-state systems.</text:p>
          </table:table-cell>
          <table:covered-table-cell table:number-columns-repeated="52"/>
          <table:table-cell table:number-columns-repeated="53"/>
        </table:table-row>
        <table:table-row table:style-name="ro3">
          <table:table-cell office:value-type="string" calcext:value-type="string">
            <text:p>what is the modus ponens?</text:p>
          </table:table-cell>
          <table:table-cell office:value-type="string" calcext:value-type="string" table:number-columns-spanned="17" table:number-rows-spanned="1">
            <text:p>In propositional logic, modus ponens is a rule of inference. It can be summarized as "P implies Q and P is asserted to be true, therefore Q must be true."</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modus tollens?</text:p>
          </table:table-cell>
          <table:table-cell office:value-type="string" calcext:value-type="string" table:number-columns-spanned="33" table:number-rows-spanned="1">
            <text:p>In propositional logic, modus tollens is a valid argument form and a rule of inference. It is an application of the general truth that if a statement is true, then so is its contrapositive. The inference rule modus tollens asserts that the inference from P implies Q to the negation of Q implies the negation of P is valid.</text:p>
          </table:table-cell>
          <table:covered-table-cell table:number-columns-repeated="32"/>
          <table:table-cell table:number-columns-repeated="73"/>
        </table:table-row>
        <table:table-row table:style-name="ro3">
          <table:table-cell office:value-type="string" calcext:value-type="string">
            <text:p>what is a Monte Carlo tree search?</text:p>
          </table:table-cell>
          <table:table-cell office:value-type="string" calcext:value-type="string" table:number-columns-spanned="13" table:number-rows-spanned="1">
            <text:p>In computer science, Monte Carlo tree search (MCTS) is a heuristic search algorithm for some kinds of decision processes.</text:p>
          </table:table-cell>
          <table:covered-table-cell table:number-columns-repeated="10" table:style-name="ce13"/>
          <table:covered-table-cell table:number-columns-repeated="2"/>
          <table:table-cell table:number-columns-repeated="93"/>
        </table:table-row>
        <table:table-row table:style-name="ro3">
          <table:table-cell office:value-type="string" calcext:value-type="string">
            <text:p>what is a multi-agent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4"/>
          <table:table-cell table:number-columns-repeated="71"/>
        </table:table-row>
        <table:table-row table:style-name="ro3">
          <table:table-cell office:value-type="string" calcext:value-type="string">
            <text:p>what is self-organized system?</text:p>
          </table:table-cell>
          <table:table-cell office:value-type="string" calcext:value-type="string" table:number-columns-spanned="35" table:number-rows-spanned="1">
            <text:p>A computerized system composed of multiple interacting intelligent agents. Multi-agent systems can solve problems that are difficult or impossible for an individual agent or a monolithic system to solve. Intelligence may include methodic, functional, procedural approaches, algorithmic search or reinforcement learning.</text:p>
          </table:table-cell>
          <table:covered-table-cell table:number-columns-repeated="34"/>
          <table:table-cell table:number-columns-repeated="71"/>
        </table:table-row>
        <table:table-row table:style-name="ro3">
          <table:table-cell office:value-type="string" calcext:value-type="string">
            <text:p>what is amulti-swarm optimization?</text:p>
          </table:table-cell>
          <table:table-cell office:value-type="string" calcext:value-type="string" table:number-columns-spanned="47" table:number-rows-spanned="1">
            <text:p>A variant of particle swarm optimization (PSO) based on the use of multiple sub-swarms instead of one (standard) swarm. The general approach in multi-swarm optimization is that each sub-swarm focuses on a specific region while a specific diversification method decides where and when to launch the sub-swarms. The multi-swarm framework is especially fitted for the optimization on multi-modal problems, where multiple (local) optima exist.</text:p>
          </table:table-cell>
          <table:covered-table-cell table:number-columns-repeated="46"/>
          <table:table-cell table:number-columns-repeated="59"/>
        </table:table-row>
        <table:table-row table:style-name="ro3">
          <table:table-cell office:value-type="string" calcext:value-type="string">
            <text:p>what is a mutation?</text:p>
          </table:table-cell>
          <table:table-cell office:value-type="string" calcext:value-type="string" table:number-columns-spanned="61" table:number-rows-spanned="1">
            <text:p>A genetic operator used to maintain genetic diversity from one generation of a population of genetic algorithm chromosomes to the next. It is analogous to biological mutation. Mutation alters one or more gene values in a chromosome from its initial state. In mutation, the solution may change entirely from the previous solution. Hence GA can come to a better solution by using mutation. Mutation occurs during evolution according to a user-definable mutation probability. This probability should be set low. If it is set too high, the search will turn into a primitive random search.</text:p>
          </table:table-cell>
          <table:covered-table-cell table:number-columns-repeated="60"/>
          <table:table-cell table:number-columns-repeated="45"/>
        </table:table-row>
        <table:table-row table:style-name="ro3">
          <table:table-cell office:value-type="string" calcext:value-type="string">
            <text:p>what is the Mycin?</text:p>
          </table:table-cell>
          <table:table-cell office:value-type="string" calcext:value-type="string" table:number-columns-spanned="45" table:number-rows-spanned="1">
            <text:p>An early backward chaining expert system that used artificial intelligence to identify bacteria causing severe infections, such as bacteremia and meningitis, and to recommend antibiotics, with the dosage adjusted for patient's body weight – the name derived from the antibiotics themselves, as many antibiotics have the suffix "-mycin". The MYCIN system was also used for the diagnosis of blood clotting diseases.</text:p>
          </table:table-cell>
          <table:covered-table-cell table:number-columns-repeated="44"/>
          <table:table-cell table:number-columns-repeated="61"/>
        </table:table-row>
        <table:table-row table:style-name="ro3">
          <table:table-cell office:value-type="string" calcext:value-type="string">
            <text:p>what is anaive Bayes classifier?</text:p>
          </table:table-cell>
          <table:table-cell office:value-type="string" calcext:value-type="string" table:number-columns-spanned="21" table:number-rows-spanned="1">
            <text:p>In machine learning, naive Bayes classifiers are a family of simple probabilistic classifiers based on applying Bayes' theorem with strong (naive) independence assumptions between the features.</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naive semantics?</text:p>
          </table:table-cell>
          <table:table-cell office:value-type="string" calcext:value-type="string" table:number-columns-spanned="51" table:number-rows-spanned="1">
            <text:p>An approach used in computer science for representing basic knowledge about a specific domain, and has been used in applications such as the representation of the meaning of natural language sentences in artificial intelligence applications. In a general setting the term has been used to refer to the use of a limited store of generally understood knowledge about a specific domain in the world, and has been applied to fields such as the knowledge based design of data schemas.</text:p>
          </table:table-cell>
          <table:covered-table-cell table:number-columns-repeated="50"/>
          <table:table-cell table:number-columns-repeated="55"/>
        </table:table-row>
        <table:table-row table:style-name="ro3">
          <table:table-cell office:value-type="string" calcext:value-type="string">
            <text:p>what is the named-entity recogni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identifica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chunking?</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entity extraction?</text:p>
          </table:table-cell>
          <table:table-cell office:value-type="string" calcext:value-type="string" table:number-columns-spanned="31" table:number-rows-spanned="1">
            <text:p>A subtask of information extraction that seeks to locate and classify named entity mentions in unstructured text into pre-defined categories such as the person names, organizations, locations, medical codes, time expressions, quantities, monetary values, percentages, etc.</text:p>
          </table:table-cell>
          <table:covered-table-cell table:number-columns-repeated="30"/>
          <table:table-cell table:number-columns-repeated="75"/>
        </table:table-row>
        <table:table-row table:style-name="ro3">
          <table:table-cell office:value-type="string" calcext:value-type="string">
            <text:p>what is the natural language generation?</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40"/>
          <table:table-cell table:number-columns-repeated="65"/>
        </table:table-row>
        <table:table-row table:style-name="ro3">
          <table:table-cell office:value-type="string" calcext:value-type="string">
            <text:p>what is the NLG?</text:p>
          </table:table-cell>
          <table:table-cell office:value-type="string" calcext:value-type="string" table:number-columns-spanned="41" table:number-rows-spanned="1">
            <text:p>A software process that transforms structured data into plain-English content. It can be used to produce long-form content for organizations to automate custom reports, as well as produce custom content for a web or mobile application. It can also be used to generate short blurbs of text in interactive conversations (a chatbot) which might even be read out loud by a text-to-speech system.</text:p>
          </table:table-cell>
          <table:covered-table-cell table:number-columns-repeated="40"/>
          <table:table-cell table:number-columns-repeated="65"/>
        </table:table-row>
        <table:table-row table:style-name="ro3">
          <table:table-cell office:value-type="string" calcext:value-type="string">
            <text:p>what is the natural language processing?</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number-columns-repeated="76"/>
        </table:table-row>
        <table:table-row table:style-name="ro3">
          <table:table-cell office:value-type="string" calcext:value-type="string">
            <text:p>what is the NLP?</text:p>
          </table:table-cell>
          <table:table-cell office:value-type="string" calcext:value-type="string" table:number-columns-spanned="30" table:number-rows-spanned="1">
            <text:p>A subfield of computer science, information engineering, and artificial intelligence concerned with the interactions between computers and human (natural) languages, in particular how to program computers to process and analyze large amounts of natural language data.</text:p>
          </table:table-cell>
          <table:covered-table-cell table:number-columns-repeated="29"/>
          <table:table-cell table:number-columns-repeated="76"/>
        </table:table-row>
        <table:table-row table:style-name="ro3">
          <table:table-cell office:value-type="string" calcext:value-type="string">
            <text:p>what is the natural language programming?</text:p>
          </table:table-cell>
          <table:table-cell office:value-type="string" calcext:value-type="string" table:number-columns-spanned="11" table:number-rows-spanned="1">
            <text:p>An ontology-assisted way of programming in terms of natural-language sentences, e.g. English.</text:p>
          </table:table-cell>
          <table:covered-table-cell table:number-columns-repeated="10" table:style-name="ce13"/>
          <table:table-cell table:number-columns-repeated="95"/>
        </table:table-row>
        <table:table-row table:style-name="ro3">
          <table:table-cell office:value-type="string" calcext:value-type="string">
            <text:p>what is a neural machine translation?</text:p>
          </table:table-cell>
          <table:table-cell office:value-type="string" calcext:value-type="string" table:number-columns-spanned="21" table:number-rows-spanned="1">
            <text:p>An approach to machine translation that uses a large artificial neural network to predict the likelihood of a sequence of words, typically modeling entire sentences in a single integrated model.</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neural Turing machine?</text:p>
          </table:table-cell>
          <table:table-cell office:value-type="string" calcext:value-type="string" table:number-columns-spanned="62" table:number-rows-spanned="1">
            <text:p>A recurrent neural network model. NTMs combine the fuzzy pattern matching capabilities of neural networks with the algorithmic power of programmable computers. An NTM has a neural network controller coupled to external memory resources, which it interacts with through attentional mechanisms. The memory interactions are differentiable end-to-end, making it possible to optimize them using gradient descent. An NTM with a long short-term memory (LSTM) network controller can infer simple algorithms such as copying, sorting, and associative recall from examples alone.</text:p>
          </table:table-cell>
          <table:covered-table-cell table:number-columns-repeated="61"/>
          <table:table-cell table:number-columns-repeated="44"/>
        </table:table-row>
        <table:table-row table:style-name="ro1">
          <table:table-cell office:value-type="string" calcext:value-type="string">
            <text:p>what is the neuro-fuzzy?</text:p>
          </table:table-cell>
          <table:table-cell office:value-type="string" calcext:value-type="string" table:number-columns-spanned="7" table:number-rows-spanned="1">
            <text:p>Combinations of artificial neural networks and fuzzy logic.</text:p>
          </table:table-cell>
          <table:covered-table-cell table:number-columns-repeated="6" table:style-name="ce13"/>
          <table:table-cell table:style-name="ce46" table:number-columns-repeated="4"/>
          <table:table-cell table:number-columns-repeated="95"/>
        </table:table-row>
        <table:table-row table:style-name="ro3">
          <table:table-cell office:value-type="string" calcext:value-type="string">
            <text:p>what is the neurocybernetics?</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 brain–computer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neural-control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mind-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direct neural interface ?</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brain–machine interface?</text:p>
          </table:table-cell>
          <table:table-cell office:value-type="string" calcext:value-type="string" table:number-columns-spanned="34" table:number-rows-spanned="1">
            <text:p>A direct communication pathway between an enhanced or wired brain and an external device. BCI differs from neuromodulation in that it allows for bidirectional information flow. BCIs are often directed at researching, mapping, assisting, augmenting, or repairing human cognitive or sensory-motor functions.</text:p>
          </table:table-cell>
          <table:covered-table-cell table:number-columns-repeated="33"/>
          <table:table-cell table:number-columns-repeated="72"/>
        </table:table-row>
        <table:table-row table:style-name="ro3">
          <table:table-cell office:value-type="string" calcext:value-type="string">
            <text:p>what is the neuromorphic engineer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64"/>
          <table:table-cell table:number-columns-repeated="41"/>
        </table:table-row>
        <table:table-row table:style-name="ro3">
          <table:table-cell office:value-type="string" calcext:value-type="string">
            <text:p>what is the neuromorphic computing?</text:p>
          </table:table-cell>
          <table:table-cell office:value-type="string" calcext:value-type="string" table:number-columns-spanned="65" table:number-rows-spanned="1">
            <text:p>A concept describing the use of very-large-scale integration (VLSI) systems containing electronic analog circuits to mimic neuro-biological architectures present in the nervous system. In recent times, the term neuromorphic has been used to describe analog, digital, mixed-mode analog/digital VLSI, and software systems that implement models of neural systems (for perception, motor control, or multisensory integration). The implementation of neuromorphic computing on the hardware level can be realized by oxide-based memristors, spintronic memories, threshold switches, and transistors.</text:p>
          </table:table-cell>
          <table:covered-table-cell table:number-columns-repeated="64"/>
          <table:table-cell table:number-columns-repeated="41"/>
        </table:table-row>
        <table:table-row table:style-name="ro3">
          <table:table-cell office:value-type="string" calcext:value-type="string">
            <text:p>what is a nondeterministic algorithm?</text:p>
          </table:table-cell>
          <table:table-cell office:value-type="string" calcext:value-type="string" table:number-columns-spanned="15" table:number-rows-spanned="1">
            <text:p>An algorithm that, even for the same input, can exhibit different behaviors on different runs, as opposed to a deterministic algorithm.</text:p>
          </table:table-cell>
          <table:covered-table-cell table:number-columns-repeated="10" table:style-name="ce13"/>
          <table:covered-table-cell table:number-columns-repeated="4"/>
          <table:table-cell table:number-columns-repeated="91"/>
        </table:table-row>
        <table:table-row table:style-name="ro3">
          <table:table-cell office:value-type="string" calcext:value-type="string">
            <text:p>what is the nouvelle AI?</text:p>
          </table:table-cell>
          <table:table-cell office:value-type="string" calcext:value-type="string" table:number-columns-spanned="38" table:number-rows-spanned="1">
            <text:p>Nouvelle AI differs from classical AI by aiming to produce robots with intelligence levels similar to insects. Researchers believe that intelligence can emerge organically from simple behaviors as these intelligences interacted with the "real world", instead of using the constructed worlds which symbolic AIs typically needed to have programmed into them.</text:p>
          </table:table-cell>
          <table:covered-table-cell table:number-columns-repeated="37"/>
          <table:table-cell table:number-columns-repeated="68"/>
        </table:table-row>
        <table:table-row table:style-name="ro3">
          <table:table-cell office:value-type="string" calcext:value-type="string">
            <text:p>what is the NP-completeness?</text:p>
          </table:table-cell>
          <table:table-cell office:value-type="string" calcext:value-type="string" table:number-columns-spanned="51" table:number-rows-spanned="1">
            <text:p>In computational complexity theory, a problem is NP-complete when it can be solved by a restricted class of brute force search algorithms and it can be used to simulate any other problem with a similar algorithm. More precisely, each input to the problem should be associated with a set of solutions of polynomial length, whose validity can be tested quickly (in polynomial time ), such that the output for any input is "yes" if the solution set is non-empty and "no" if it is empty.</text:p>
          </table:table-cell>
          <table:covered-table-cell table:number-columns-repeated="50"/>
          <table:table-cell table:number-columns-repeated="55"/>
        </table:table-row>
        <table:table-row table:style-name="ro3">
          <table:table-cell office:value-type="string" calcext:value-type="string">
            <text:p>what is the NP-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non-deterministic polynomial-time hardness?</text:p>
          </table:table-cell>
          <table:table-cell office:value-type="string" calcext:value-type="string" table:number-columns-spanned="24" table:number-rows-spanned="1">
            <text:p>In computational complexity theory, the defining property of a class of problems that are, informally, "at least as hard as the hardest problems in NP". A simple example of an NP-hard problem is the subset sum problem.</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Occ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ck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cham's razor?</text:p>
          </table:table-cell>
          <table:table-cell office:value-type="string" calcext:value-type="string" table:number-columns-spanned="42" table:number-rows-spanned="1">
            <text:p>The problem-solving principle that states that when presented with competing hypotheses that make the same predictions, one should select the solution with the fewest assumptions; the principle is not meant to filter out hypotheses that make different predictions. The idea is attributed to the English Franciscan friar William of Ockham (c. 1287–1347), a scholastic philosopher and theologian.</text:p>
          </table:table-cell>
          <table:covered-table-cell table:number-columns-repeated="41"/>
          <table:table-cell table:number-columns-repeated="64"/>
        </table:table-row>
        <table:table-row table:style-name="ro3">
          <table:table-cell office:value-type="string" calcext:value-type="string">
            <text:p>what is the offl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67"/>
          <table:table-cell table:number-columns-repeated="38"/>
        </table:table-row>
        <table:table-row table:style-name="ro3">
          <table:table-cell office:value-type="string" calcext:value-type="string">
            <text:p>what is the online machine learning?</text:p>
          </table:table-cell>
          <table:table-cell office:value-type="string" calcext:value-type="string" table:number-columns-spanned="68" table:number-rows-spanned="1">
            <text:p>A method of machine learning in which data becomes available in a sequential order and is used to update the best predictor for future data at each step, as opposed to batch learning techniques which generate the best predictor by learning on the entire training data set at once. Online learning is a common technique used in areas of machine learning where it is computationally infeasible to train over the entire dataset, requiring the need of out-of-core algorithms. It is also used in situations where it is necessary for the algorithm to dynamically adapt to new patterns in the data, or when the data itself is generated as a function of time.</text:p>
          </table:table-cell>
          <table:covered-table-cell table:number-columns-repeated="67"/>
          <table:table-cell table:number-columns-repeated="38"/>
        </table:table-row>
        <table:table-row table:style-name="ro3">
          <table:table-cell office:value-type="string" calcext:value-type="string">
            <text:p>what is the ontology learning?</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extrac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genera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ntology acquisition?</text:p>
          </table:table-cell>
          <table:table-cell office:value-type="string" calcext:value-type="string" table:number-columns-spanned="31" table:number-rows-spanned="1">
            <text:p>The automatic or semi-automatic creation of ontologies, including extracting the corresponding domain's terms and the relationships between the concepts that these terms represent from a corpus of natural language text, and encoding them with an ontology language for easy retrieval.</text:p>
          </table:table-cell>
          <table:covered-table-cell table:number-columns-repeated="30"/>
          <table:table-cell table:number-columns-repeated="75"/>
        </table:table-row>
        <table:table-row table:style-name="ro3">
          <table:table-cell office:value-type="string" calcext:value-type="string">
            <text:p>what is the OpenAI?</text:p>
          </table:table-cell>
          <table:table-cell office:value-type="string" calcext:value-type="string" table:number-columns-spanned="29" table:number-rows-spanned="1">
            <text:p>The for-profit corporation OpenAI LP, whose parent organization is the non-profit organization OpenAI Inc that conducts research in the field of artificial intelligence (AI) with the stated aim to promote and develop friendly AI in such a way as to benefit humanity as a whole.</text:p>
          </table:table-cell>
          <table:covered-table-cell table:number-columns-repeated="28"/>
          <table:table-cell table:number-columns-repeated="77"/>
        </table:table-row>
        <table:table-row table:style-name="ro3">
          <table:table-cell office:value-type="string" calcext:value-type="string">
            <text:p>what is the OpenCog?</text:p>
          </table:table-cell>
          <table:table-cell office:value-type="string" calcext:value-type="string" table:number-columns-spanned="34" table:number-rows-spanned="1">
            <text:p>A project that aims to build an open-source artificial intelligence framework. OpenCog Prime is an architecture for robot and virtual embodied cognition that defines a set of interacting components designed to give rise to human-equivalent artificial general intelligence (AGI) as an emergent phenomenon of the whole system.</text:p>
          </table:table-cell>
          <table:covered-table-cell table:number-columns-repeated="33"/>
          <table:table-cell table:number-columns-repeated="72"/>
        </table:table-row>
        <table:table-row table:style-name="ro3">
          <table:table-cell office:value-type="string" calcext:value-type="string">
            <text:p>what is the Open Mind Common Sense?</text:p>
          </table:table-cell>
          <table:table-cell office:value-type="string" calcext:value-type="string" table:number-columns-spanned="26" table:number-rows-spanned="1">
            <text:p>An artificial intelligence project based at the Massachusetts Institute of Technology (MIT) Media Lab whose goal is to build and utilize a large commonsense knowledge base from the contributions of many thousands of people across the Web.</text:p>
          </table:table-cell>
          <table:covered-table-cell table:number-columns-repeated="10" table:style-name="ce13"/>
          <table:covered-table-cell table:number-columns-repeated="15"/>
          <table:table-cell table:number-columns-repeated="80"/>
        </table:table-row>
        <table:table-row table:style-name="ro3">
          <table:table-cell office:value-type="string" calcext:value-type="string">
            <text:p>what is the open-source software?</text:p>
          </table:table-cell>
          <table:table-cell office:value-type="string" calcext:value-type="string" table:number-columns-spanned="37" table:number-rows-spanned="1">
            <text:p>A type of computer software in which source code is released under a license in which the copyright holder grants users the rights to study, change, and distribute the software to anyone and for any purpose. Open-source software may be developed in a collaborative public manner. Open-source software is a prominent example of open collaboration.</text:p>
          </table:table-cell>
          <table:covered-table-cell table:number-columns-repeated="36"/>
          <table:table-cell table:number-columns-repeated="69"/>
        </table:table-row>
        <table:table-row table:style-name="ro3">
          <table:table-cell office:value-type="string" calcext:value-type="string">
            <text:p>what is the partial order reduction?</text:p>
          </table:table-cell>
          <table:table-cell office:value-type="string" calcext:value-type="string" table:number-columns-spanned="29" table:number-rows-spanned="1">
            <text:p>A technique for reducing the size of the state-space to be searched by a model checking or automated planning and scheduling algorithm. It exploits the commutativity of concurrently executed transitions, which result in the same state when executed in different orders.</text:p>
          </table:table-cell>
          <table:covered-table-cell table:number-columns-repeated="28"/>
          <table:table-cell table:number-columns-repeated="77"/>
        </table:table-row>
        <table:table-row table:style-name="ro3">
          <table:table-cell office:value-type="string" calcext:value-type="string">
            <text:p>what is the partially observable Markov decision process?</text:p>
          </table:table-cell>
          <table:table-cell office:value-type="string" calcext:value-type="string" table:number-columns-spanned="43" table:number-rows-spanned="1">
            <text:p>A generalization of a Markov decision process (MDP). A POMDP models an agent decision process in which it is assumed that the system dynamics are determined by an MDP, but the agent cannot directly observe the underlying state. Instead, it must maintain a probability distribution over the set of possible states, based on a set of observations and observation probabilities, and the underlying MDP.</text:p>
          </table:table-cell>
          <table:covered-table-cell table:number-columns-repeated="42"/>
          <table:table-cell table:number-columns-repeated="63"/>
        </table:table-row>
        <table:table-row table:style-name="ro3">
          <table:table-cell office:value-type="string" calcext:value-type="string">
            <text:p>what is the particle swarm optimization?</text:p>
          </table:table-cell>
          <table:table-cell office:value-type="string" calcext:value-type="string" table:number-columns-spanned="69" table:number-rows-spanned="1">
            <text:p>A computational method that optimizes a problem by iteratively trying to improve a candidate solution with regard to a given measure of quality. It solves a problem by having a population of candidate solutions, here dubbed particles, and moving these particles around in the search-space according to simple mathematical formulae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p>
          </table:table-cell>
          <table:covered-table-cell table:number-columns-repeated="68"/>
          <table:table-cell table:number-columns-repeated="37"/>
        </table:table-row>
        <table:table-row table:style-name="ro3">
          <table:table-cell office:value-type="string" calcext:value-type="string">
            <text:p>what is the pattern recognition?</text:p>
          </table:table-cell>
          <table:table-cell office:value-type="string" calcext:value-type="string" table:number-columns-spanned="22" table:number-rows-spanned="1">
            <text:p>Concerned with the automatic discovery of regularities in data through the use of computer algorithms and with the use of these regularities to take actions such as classifying the data into different categorie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first-order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predicate logic?</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first-order predicate calculus?</text:p>
          </table:table-cell>
          <table:table-cell office:value-type="string" calcext:value-type="string" table:number-columns-spanned="63" table:number-rows-spanned="1">
            <text:p>A collection of formal systems used in mathematics, philosophy, linguistics, and computer science. First-order logic uses quantified variables over non-logical objects and allows the use of sentences that contain variables, so that rather than propositions such as Socrates is a man one can have expressions in the form "there exists x such that x is Socrates and x is a man" and there exists is a quantifier while x is a variable. This distinguishes it from propositional logic, which does not use quantifiers or relations; in this sense, propositional logic is the foundation of first-order logic.</text:p>
          </table:table-cell>
          <table:covered-table-cell table:number-columns-repeated="62"/>
          <table:table-cell table:number-columns-repeated="43"/>
        </table:table-row>
        <table:table-row table:style-name="ro3">
          <table:table-cell office:value-type="string" calcext:value-type="string">
            <text:p>what is the predictive analytics?</text:p>
          </table:table-cell>
          <table:table-cell office:value-type="string" calcext:value-type="string" table:number-columns-spanned="22" table:number-rows-spanned="1">
            <text:p>A variety of statistical techniques from data mining, predictive modelling, and machine learning, that analyze current and historical facts to make predictions about future or otherwise unknown events.</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principal component analysis?</text:p>
          </table:table-cell>
          <table:table-cell office:value-type="string" calcext:value-type="string" table:number-columns-spanned="85" table:number-rows-spanned="1">
            <text:p>A statistical procedure that uses an orthogonal transformation to convert a set of observations of possibly correlated variables (entities each of which takes on various numerical values) into a set of values of linearly uncorrelated variables called principal components. This transformation is defined in such a way that the first principal component has the largest possible variance (that is, accounts for as much of the variability in the data as possible), and each succeeding component, in turn, has the highest variance possible under the constraint that it is orthogonal to the preceding components. The resulting vectors (each being a linear combination of the variables and containing n observations) are an uncorrelated orthogonal basis set. PCA is sensitive to the relative scaling of the original variables.</text:p>
          </table:table-cell>
          <table:covered-table-cell table:number-columns-repeated="84"/>
          <table:table-cell table:number-columns-repeated="21"/>
        </table:table-row>
        <table:table-row table:style-name="ro3">
          <table:table-cell office:value-type="string" calcext:value-type="string">
            <text:p>what is the principle of rationality?</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51"/>
          <table:table-cell table:number-columns-repeated="54"/>
        </table:table-row>
        <table:table-row table:style-name="ro3">
          <table:table-cell office:value-type="string" calcext:value-type="string">
            <text:p>what is the rationality principle?</text:p>
          </table:table-cell>
          <table:table-cell office:value-type="string" calcext:value-type="string" table:number-columns-spanned="52" table:number-rows-spanned="1">
            <text:p>A principle coined by Karl R. Popper in his Harvard Lecture of 1963, and published in his book Myth of Framework. It is related to what he called the 'logic of the situation' in an Economica article of 1944/1945, published later in his book The Poverty of Historicism. According to Popper's rationality principle, agents act in the most adequate way according to the objective situation. It is an idealized conception of human behavior which he used to drive his model of situational analysis.</text:p>
          </table:table-cell>
          <table:covered-table-cell table:number-columns-repeated="51"/>
          <table:table-cell table:number-columns-repeated="54"/>
        </table:table-row>
        <table:table-row table:style-name="ro3">
          <table:table-cell office:value-type="string" calcext:value-type="string">
            <text:p>what is the probabilistic programming?</text:p>
          </table:table-cell>
          <table:table-cell office:value-type="string" calcext:value-type="string" table:number-columns-spanned="53" table:number-rows-spanned="1">
            <text:p>A programming paradigm in which probabilistic models are specified and inference for these models is performed automatically. It represents an attempt to unify probabilistic modeling and traditional general-purpose programming in order to make the former easier and more widely applicable. It can be used to create systems that help make decisions in the face of uncertainty. Programming languages used for probabilistic programming are referred to as "Probabilistic programming languages" (PPLs).</text:p>
          </table:table-cell>
          <table:covered-table-cell table:number-columns-repeated="52"/>
          <table:table-cell table:number-columns-repeated="53"/>
        </table:table-row>
        <table:table-row table:style-name="ro3">
          <table:table-cell office:value-type="string" calcext:value-type="string">
            <text:p>what is a programming language?</text:p>
          </table:table-cell>
          <table:table-cell office:value-type="string" calcext:value-type="string" table:number-columns-spanned="20" table:number-rows-spanned="1">
            <text:p>A formal language, which comprises a set of instructions that produce various kinds of output. Programming languages are used in computer programming to implement algorithms.</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Prolog?</text:p>
          </table:table-cell>
          <table:table-cell office:value-type="string" calcext:value-type="string" table:number-columns-spanned="45" table:number-rows-spanned="1">
            <text:p>A logic programming language associated with artificial intelligence and computational linguistics. Prolog has its roots in first-order logic, a formal logic, and unlike many other programming languages, Prolog is intended primarily as a declarative programming language: the program logic is expressed in terms of relations, represented as facts and rules. A computation is initiated by running a query over these relations.</text:p>
          </table:table-cell>
          <table:covered-table-cell table:number-columns-repeated="44"/>
          <table:table-cell table:number-columns-repeated="61"/>
        </table:table-row>
        <table:table-row table:style-name="ro3">
          <table:table-cell office:value-type="string" calcext:value-type="string">
            <text:p>what is the proposition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proposition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tatement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entential calculus?</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sentential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zeroth-order logic?</text:p>
          </table:table-cell>
          <table:table-cell office:value-type="string" calcext:value-type="string" table:number-columns-spanned="61" table:number-rows-spanned="1">
            <text:p>A branch of logic which deals with propositions (which can be true or false) and argument flow. Compound propositions are formed by connecting propositions by logical connectives. The propositions without logical connectives are called atomic propositions. Unlike first-order logic, propositional logic does not deal with non-logical objects, predicates about them, or quantifiers. However, all the machinery of propositional logic is included in first-order logic and higher-order logics. In this sense, propositional logic is the foundation of first-order logic and higher-order logic.</text:p>
          </table:table-cell>
          <table:covered-table-cell table:number-columns-repeated="60"/>
          <table:table-cell table:number-columns-repeated="45"/>
        </table:table-row>
        <table:table-row table:style-name="ro3">
          <table:table-cell office:value-type="string" calcext:value-type="string">
            <text:p>what is the qualification problem?</text:p>
          </table:table-cell>
          <table:table-cell office:value-type="string" calcext:value-type="string" table:number-columns-spanned="45" table:number-rows-spanned="1">
            <text:p>In philosophy and artificial intelligence (especially knowledge-based systems), the qualification problem is concerned with the impossibility of listing all of the preconditions required for a real-world action to have its intended effect. It might be posed as how to deal with the things that prevent me from achieving my intended result. It is strongly connected to, and opposite the ramification side of, the frame problem.</text:p>
          </table:table-cell>
          <table:covered-table-cell table:number-columns-repeated="44"/>
          <table:table-cell table:number-columns-repeated="61"/>
        </table:table-row>
        <table:table-row table:style-name="ro3">
          <table:table-cell office:value-type="string" calcext:value-type="string">
            <text:p>what is the quantum computing?</text:p>
          </table:table-cell>
          <table:table-cell office:value-type="string" calcext:value-type="string" table:number-columns-spanned="24" table:number-rows-spanned="1">
            <text:p>The use of quantum-mechanical phenomena such as superposition and entanglement to perform computation. A quantum computer is used to perform such computation, which can be implemented theoretically or physically. :I-5</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a query language?</text:p>
          </table:table-cell>
          <table:table-cell office:value-type="string" calcext:value-type="string" table:number-columns-spanned="55" table:number-rows-spanned="1">
            <text:p>Query languages or data query languages (DQLs) are computer languages used to make queries in databases and information systems. Broadly, query languages can be classified according to whether they are database query languages or information retrieval query languages. The difference is that a database query language attempts to give factual answers to factual questions, while an information retrieval query language attempts to find documents containing information that is relevant to an area of inquiry.</text:p>
          </table:table-cell>
          <table:covered-table-cell table:number-columns-repeated="54"/>
          <table:table-cell table:number-columns-repeated="51"/>
        </table:table-row>
        <table:table-row table:style-name="ro3">
          <table:table-cell office:value-type="string" calcext:value-type="string">
            <text:p>what is the R programming language?</text:p>
          </table:table-cell>
          <table:table-cell office:value-type="string" calcext:value-type="string" table:number-columns-spanned="29" table:number-rows-spanned="1">
            <text:p>A programming language and free software environment for statistical computing and graphics supported by the R Foundation for Statistical Computing. The R language is widely used among statisticians and data miners for developing statistical software and data analysis.</text:p>
          </table:table-cell>
          <table:covered-table-cell table:number-columns-repeated="28"/>
          <table:table-cell table:number-columns-repeated="77"/>
        </table:table-row>
        <table:table-row table:style-name="ro3">
          <table:table-cell office:value-type="string" calcext:value-type="string">
            <text:p>what is a radial basis function network?</text:p>
          </table:table-cell>
          <table:table-cell office:value-type="string" calcext:value-type="string" table:number-columns-spanned="58" table:number-rows-spanned="1">
            <text:p>In the field of mathematical modeling, a radial basis function network is an artificial neural network that uses radial basis functions as activation functions. The output of the network is a linear combination of radial basis functions of the inputs and neuron parameters. Radial basis function networks have many uses, including function approximation, time series prediction, classification, and system control. They were first formulated in a 1988 paper by Broomhead and Lowe, both researchers at the Royal Signals and Radar Establishment.</text:p>
          </table:table-cell>
          <table:covered-table-cell table:number-columns-repeated="57"/>
          <table:table-cell table:number-columns-repeated="48"/>
        </table:table-row>
        <table:table-row table:style-name="ro3">
          <table:table-cell office:value-type="string" calcext:value-type="string">
            <text:p>what is a random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8"/>
          <table:table-cell table:number-columns-repeated="67"/>
        </table:table-row>
        <table:table-row table:style-name="ro3">
          <table:table-cell office:value-type="string" calcext:value-type="string">
            <text:p>what is a random decision forest?</text:p>
          </table:table-cell>
          <table:table-cell office:value-type="string" calcext:value-type="string" table:number-columns-spanned="39" table:number-rows-spanned="1">
            <text:p>An ensemble learning method for classification, regression and other tasks that operates by constructing a multitude of decision trees at training time and outputting the class that is the mode of the classes (classification) or mean prediction (regression) of the individual trees. Random decision forests correct for decision trees' habit of overfitting to their training set.</text:p>
          </table:table-cell>
          <table:covered-table-cell table:number-columns-repeated="38"/>
          <table:table-cell table:number-columns-repeated="67"/>
        </table:table-row>
        <table:table-row table:style-name="ro3">
          <table:table-cell office:value-type="string" calcext:value-type="string">
            <text:p>what is a reasoning system?</text:p>
          </table:table-cell>
          <table:table-cell office:value-type="string" calcext:value-type="string" table:number-columns-spanned="32" table:number-rows-spanned="1">
            <text:p>In information technology a reasoning system is a software system that generates conclusions from available knowledge using logical techniques such as deduction and induction. Reasoning systems play an important role in the implementation of artificial intelligence and knowledge-based systems.</text:p>
          </table:table-cell>
          <table:covered-table-cell table:number-columns-repeated="31"/>
          <table:table-cell table:number-columns-repeated="74"/>
        </table:table-row>
        <table:table-row table:style-name="ro3">
          <table:table-cell office:value-type="string" calcext:value-type="string">
            <text:p>what is a recurrent neural network?</text:p>
          </table:table-cell>
          <table:table-cell office:value-type="string" calcext:value-type="string" table:number-columns-spanned="43" table:number-rows-spanned="1">
            <text:p>A class of artificial neural networks where connections between nodes form a directed graph along a temporal sequence. This allows it to exhibit temporal dynamic behavior. Unlike feedforward neural networks, RNNs can use their internal state (memory) to process sequences of inputs. This makes them applicable to tasks such as unsegmented, connected handwriting recognition or speech recognition.</text:p>
          </table:table-cell>
          <table:covered-table-cell table:number-columns-repeated="42"/>
          <table:table-cell table:number-columns-repeated="63"/>
        </table:table-row>
        <table:table-row table:style-name="ro3">
          <table:table-cell office:value-type="string" calcext:value-type="string">
            <text:p>what is the reinforcement learning?</text:p>
          </table:table-cell>
          <table:table-cell office:value-type="string" calcext:value-type="string" table:number-columns-spanned="60" table:number-rows-spanned="1">
            <text:p>An area of machine learning concerned with how software agents ought to take actions in an environment so as to maximize some notion of cumulative reward. Reinforcement learning is one of three basic machine learning paradigms, alongside supervised learning and unsupervised learning. It differs from supervised learning in that labelled input/output pairs need not be presented, and sub-optimal actions need not be explicitly corrected. Instead the focus is finding a balance between exploration (of uncharted territory) and exploitation (of current knowledge).</text:p>
          </table:table-cell>
          <table:covered-table-cell table:number-columns-repeated="59"/>
          <table:table-cell table:number-columns-repeated="46"/>
        </table:table-row>
        <table:table-row table:style-name="ro3">
          <table:table-cell office:value-type="string" calcext:value-type="string">
            <text:p>what is the reservoir computing?</text:p>
          </table:table-cell>
          <table:table-cell office:value-type="string" calcext:value-type="string" table:number-columns-spanned="57" table:number-rows-spanned="1">
            <text:p>A framework for computation that may be viewed as an extension of neural networks. Typically an input signal is fed into a fixed (random) dynamical system called a reservoir and the dynamics of the reservoir map the input to a higher dimension. Then a simple readout mechanism is trained to read the state of the reservoir and map it to the desired output. The main benefit is that training is performed only at the readout stage and the reservoir is fixed. Liquid-state machines and echo state networks are two major types of reservoir computing.</text:p>
          </table:table-cell>
          <table:covered-table-cell table:number-columns-repeated="56"/>
          <table:table-cell table:number-columns-repeated="49"/>
        </table:table-row>
        <table:table-row table:style-name="ro3">
          <table:table-cell office:value-type="string" calcext:value-type="string">
            <text:p>what is the Resource Description Framework?</text:p>
          </table:table-cell>
          <table:table-cell office:value-type="string" calcext:value-type="string" table:number-columns-spanned="39" table:number-rows-spanned="1">
            <text:p>A family of World Wide Web Consortium (W3C) specifications originally designed as a metadata data model. It has come to be used as a general method for conceptual description or modeling of information that is implemented in web resources, using a variety of syntax notations and data serialization formats. It is also used in knowledge management applications.</text:p>
          </table:table-cell>
          <table:covered-table-cell table:number-columns-repeated="38"/>
          <table:table-cell table:number-columns-repeated="67"/>
        </table:table-row>
        <table:table-row table:style-name="ro3">
          <table:table-cell office:value-type="string" calcext:value-type="string">
            <text:p>what is the restricted Boltzmann machine?</text:p>
          </table:table-cell>
          <table:table-cell office:value-type="string" calcext:value-type="string" table:number-columns-spanned="12" table:number-rows-spanned="1">
            <text:p>A generative stochastic artificial neural network that can learn a probability distribution over its set of inputs.</text:p>
          </table:table-cell>
          <table:covered-table-cell table:number-columns-repeated="10" table:style-name="ce13"/>
          <table:covered-table-cell/>
          <table:table-cell table:number-columns-repeated="94"/>
        </table:table-row>
        <table:table-row table:style-name="ro3">
          <table:table-cell office:value-type="string" calcext:value-type="string">
            <text:p>what is the Rete algorithm?</text:p>
          </table:table-cell>
          <table:table-cell office:value-type="string" calcext:value-type="string" table:number-columns-spanned="31" table:number-rows-spanned="1">
            <text:p>A pattern matching algorithm for implementing rule-based systems. The algorithm was developed to efficiently apply many rules or patterns to many objects, or facts, in a knowledge base. It is used to determine which of the system's rules should fire based on its data store, its facts.</text:p>
          </table:table-cell>
          <table:covered-table-cell table:number-columns-repeated="30"/>
          <table:table-cell table:number-columns-repeated="75"/>
        </table:table-row>
        <table:table-row table:style-name="ro3">
          <table:table-cell office:value-type="string" calcext:value-type="string">
            <text:p>what is the robotics?</text:p>
          </table:table-cell>
          <table:table-cell office:value-type="string" calcext:value-type="string" table:number-columns-spanned="39" table:number-rows-spanned="1">
            <text:p>An interdisciplinary branch of science and engineering that includes mechanical engineering, electronic engineering, information engineering, computer science, and others. Robotics deals with the design, construction, operation, and use of robots, as well as computer systems for their control, sensory feedback, and information processing.</text:p>
          </table:table-cell>
          <table:covered-table-cell table:number-columns-repeated="38"/>
          <table:table-cell table:number-columns-repeated="67"/>
        </table:table-row>
        <table:table-row table:style-name="ro3">
          <table:table-cell office:value-type="string" calcext:value-type="string">
            <text:p>what is a rule-based system?</text:p>
          </table:table-cell>
          <table:table-cell office:value-type="string" calcext:value-type="string" table:number-columns-spanned="48" table:number-rows-spanned="1">
            <text:p>In computer science, a rule-based system is used to store and manipulate knowledge to interpret information in a useful way. It is often used in artificial intelligence applications and research. Normally, the term rule-based system is applied to systems involving human-crafted or curated rule sets. Rule-based systems constructed using automatic rule inference, such as rule-based machine learning, are normally excluded from this system type.</text:p>
          </table:table-cell>
          <table:covered-table-cell table:number-columns-repeated="47"/>
          <table:table-cell table:number-columns-repeated="58"/>
        </table:table-row>
        <table:table-row table:style-name="ro3">
          <table:table-cell office:value-type="string" calcext:value-type="string">
            <text:p>what is the satisfiability?</text:p>
          </table:table-cell>
          <table:table-cell office:value-type="string" calcext:value-type="string" table:number-columns-spanned="62" table:number-rows-spanned="1">
            <text:p>In mathematical logic, satisfiability and validity are elementary concepts of semantics. A formula is satisfiable if it is possible to find an interpretation (model) that makes the formula true. A formula is valid if all interpretations make the formula true. The opposites of these concepts are unsatisfiability and invalidity, that is, a formula is unsatisfiable if none of the interpretations make the formula true, and invalid if some such interpretation makes the formula false. These four concepts are related to each other in a manner exactly analogous to Aristotle's square of opposition.</text:p>
          </table:table-cell>
          <table:covered-table-cell table:number-columns-repeated="61"/>
          <table:table-cell table:number-columns-repeated="44"/>
        </table:table-row>
        <table:table-row table:style-name="ro3">
          <table:table-cell office:value-type="string" calcext:value-type="string">
            <text:p>what is a search algorithm?</text:p>
          </table:table-cell>
          <table:table-cell office:value-type="string" calcext:value-type="string" table:number-columns-spanned="24" table:number-rows-spanned="1">
            <text:p>Any algorithm which solves the search problem, namely, to retrieve information stored within some data structure, or calculated in the search space of a problem domain, either with discrete or continuous values.</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a semantic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5"/>
          <table:table-cell table:number-columns-repeated="70"/>
        </table:table-row>
        <table:table-row table:style-name="ro3">
          <table:table-cell office:value-type="string" calcext:value-type="string">
            <text:p>what is a frame network?</text:p>
          </table:table-cell>
          <table:table-cell office:value-type="string" calcext:value-type="string" table:number-columns-spanned="36" table:number-rows-spanned="1">
            <text:p>A knowledge base that represents semantic relations between concepts in a network. This is often used as a form of knowledge representation. It is a directed or undirected graph consisting of vertices, which represent concepts, and edges, which represent semantic relations between concepts, mapping or connecting semantic fields.</text:p>
          </table:table-cell>
          <table:covered-table-cell table:number-columns-repeated="35"/>
          <table:table-cell table:number-columns-repeated="70"/>
        </table:table-row>
        <table:table-row table:style-name="ro3">
          <table:table-cell office:value-type="string" calcext:value-type="string">
            <text:p>what is a semantic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easoning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ules engine?</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reasoner?</text:p>
          </table:table-cell>
          <table:table-cell office:value-type="string" calcext:value-type="string" table:number-columns-spanned="51" table:number-rows-spanned="1">
            <text:p>A piece of software able to infer logical consequences from a set of asserted facts or axioms. The notion of a semantic reasoner generalizes that of an inference engine, by providing a richer set of mechanisms to work with. The inference rules are commonly specified by means of an ontology language, and often a description logic language. Many reasoners use first-order predicate logic to perform reasoning; inference commonly proceeds by forward chaining and backward chaining.</text:p>
          </table:table-cell>
          <table:covered-table-cell table:number-columns-repeated="50"/>
          <table:table-cell table:number-columns-repeated="55"/>
        </table:table-row>
        <table:table-row table:style-name="ro3">
          <table:table-cell office:value-type="string" calcext:value-type="string">
            <text:p>what is a semantic query?</text:p>
          </table:table-cell>
          <table:table-cell office:value-type="string" calcext:value-type="string" table:number-columns-spanned="47" table:number-rows-spanned="1">
            <text:p>Allows for queries and analytics of associative and contextual nature. Semantic queries enable the retrieval of both explicitly and implicitly derived information based on syntactic, semantic and structural information contained in data. They are designed to deliver precise results (possibly the distinctive selection of one single piece of information) or to answer more fuzzy and wide-open questions through pattern matching and digital reasoning.</text:p>
          </table:table-cell>
          <table:covered-table-cell table:number-columns-repeated="46"/>
          <table:table-cell table:number-columns-repeated="59"/>
        </table:table-row>
        <table:table-row table:style-name="ro3">
          <table:table-cell office:value-type="string" calcext:value-type="string">
            <text:p>what is the semantics?</text:p>
          </table:table-cell>
          <table:table-cell office:value-type="string" calcext:value-type="string" table:number-columns-spanned="77" table:number-rows-spanned="1">
            <text:p>In programming language theory, semantics is the field concerned with the rigorous mathematical study of the meaning of programming languages. It does so by evaluating the meaning of syntactically valid strings defined by a specific programming language, showing the computation involved. In such a case that the evaluation would be of syntactically invalid strings, the result would be non-computation. Semantics describes the processes a computer follows when executing a program in that specific language. This can be shown by describing the relationship between the input and output of a program, or an explanation of how the program will be executed on a certain platform, hence creating a model of computation.</text:p>
          </table:table-cell>
          <table:covered-table-cell table:number-columns-repeated="76"/>
          <table:table-cell table:number-columns-repeated="29"/>
        </table:table-row>
        <table:table-row table:style-name="ro3">
          <table:table-cell office:value-type="string" calcext:value-type="string">
            <text:p>what is the sensor fusion?</text:p>
          </table:table-cell>
          <table:table-cell office:value-type="string" calcext:value-type="string" table:number-columns-spanned="21" table:number-rows-spanned="1">
            <text:p>The combining of sensory data or data derived from disparate sources such that the resulting information has less uncertainty than would be possible when these sources were used individually.</text:p>
          </table:table-cell>
          <table:covered-table-cell table:number-columns-repeated="10" table:style-name="ce13"/>
          <table:covered-table-cell table:number-columns-repeated="10"/>
          <table:table-cell table:number-columns-repeated="85"/>
        </table:table-row>
        <table:table-row table:style-name="ro3">
          <table:table-cell office:value-type="string" calcext:value-type="string">
            <text:p>what is the separation logic?</text:p>
          </table:table-cell>
          <table:table-cell office:value-type="string" calcext:value-type="string" table:number-columns-spanned="18" table:number-rows-spanned="1">
            <text:p>An extension of Hoare logic, a way of reasoning about programs. The assertion language of separation logic is a special case of the logic of bunched implications (BI).</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ta is the similarity learning?</text:p>
          </table:table-cell>
          <table:table-cell office:value-type="string" calcext:value-type="string" table:number-columns-spanned="38" table:number-rows-spanned="1">
            <text:p>An area of supervised machine learning in artificial intelligence. It is closely related to regression and classification, but the goal is to learn from a similarity function that measures how similar or related two objects are. It has applications in ranking, in recommendation systems, visual identity tracking, face verification, and speaker verification.</text:p>
          </table:table-cell>
          <table:covered-table-cell table:number-columns-repeated="37"/>
          <table:table-cell table:number-columns-repeated="68"/>
        </table:table-row>
        <table:table-row table:style-name="ro3">
          <table:table-cell office:value-type="string" calcext:value-type="string">
            <text:p>what is the simulated annealing?</text:p>
          </table:table-cell>
          <table:table-cell office:value-type="string" calcext:value-type="string" table:number-columns-spanned="22" table:number-rows-spanned="1">
            <text:p>A probabilistic technique for approximating the global optimum of a given function. Specifically, it is a metaheuristic to approximate global optimization in a large search space for an optimization problem.</text:p>
          </table:table-cell>
          <table:covered-table-cell table:number-columns-repeated="10" table:style-name="ce13"/>
          <table:covered-table-cell table:number-columns-repeated="11"/>
          <table:table-cell table:number-columns-repeated="84"/>
        </table:table-row>
        <table:table-row table:style-name="ro3">
          <table:table-cell office:value-type="string" calcext:value-type="string">
            <text:p>what is the situated approach?</text:p>
          </table:table-cell>
          <table:table-cell office:value-type="string" calcext:value-type="string" table:number-columns-spanned="39" table:number-rows-spanned="1">
            <text:p>In artificial intelligence research, the situated approach builds agents that are designed to behave effectively successfully in their environment. This requires designing AI "from the bottom-up" by focussing on the basic perceptual and motor skills required to survive. The situated approach gives a much lower priority to abstract reasoning or problem-solving skills.</text:p>
          </table:table-cell>
          <table:covered-table-cell table:number-columns-repeated="38"/>
          <table:table-cell table:number-columns-repeated="67"/>
        </table:table-row>
        <table:table-row table:style-name="ro1">
          <table:table-cell office:value-type="string" calcext:value-type="string">
            <text:p>what is the situation calculus?</text:p>
          </table:table-cell>
          <table:table-cell office:value-type="string" calcext:value-type="string" table:number-columns-spanned="9" table:number-rows-spanned="1">
            <text:p>A logic formalism designed for representing and reasoning about dynamical domains.</text:p>
          </table:table-cell>
          <table:covered-table-cell table:number-columns-repeated="8" table:style-name="ce13"/>
          <table:table-cell table:style-name="ce46" table:number-columns-repeated="2"/>
          <table:table-cell table:number-columns-repeated="95"/>
        </table:table-row>
        <table:table-row table:style-name="ro3">
          <table:table-cell office:value-type="string" calcext:value-type="string">
            <text:p>what is the Selective Linear Definite clause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the SLD resolution?</text:p>
          </table:table-cell>
          <table:table-cell office:value-type="string" calcext:value-type="string" table:number-columns-spanned="16" table:number-rows-spanned="1">
            <text:p>The basic inference rule used in logic programming. It is a refinement of resolution, which is both sound and refutation complete for Horn clauses.</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a software?</text:p>
          </table:table-cell>
          <table:table-cell office:value-type="string" calcext:value-type="string" table:number-columns-spanned="50" table:number-rows-spanned="1">
            <text:p>A collection of data or computer instructions that tell the computer how to work. This is in contrast to physical hardware, from which the system is built and actually performs the work. In computer science and software engineering, computer software is all information processed by computer systems, programs and data. Computer software includes computer programs, libraries and related non-executable data, such as online documentation or digital media.</text:p>
          </table:table-cell>
          <table:covered-table-cell table:number-columns-repeated="49"/>
          <table:table-cell table:number-columns-repeated="56"/>
        </table:table-row>
        <table:table-row table:style-name="ro1">
          <table:table-cell office:value-type="string" calcext:value-type="string">
            <text:p>what is the software engineering?</text:p>
          </table:table-cell>
          <table:table-cell office:value-type="string" calcext:value-type="string" table:number-columns-spanned="10" table:number-rows-spanned="1">
            <text:p>The application of engineering to the development of software in a systematic method.</text:p>
          </table:table-cell>
          <table:covered-table-cell table:number-columns-repeated="9" table:style-name="ce13"/>
          <table:table-cell table:style-name="ce46"/>
          <table:table-cell table:number-columns-repeated="95"/>
        </table:table-row>
        <table:table-row table:style-name="ro3">
          <table:table-cell office:value-type="string" calcext:value-type="string">
            <text:p>what is the spatial-temporal reasoning?</text:p>
          </table:table-cell>
          <table:table-cell office:value-type="string" calcext:value-type="string" table:number-columns-spanned="42" table:number-rows-spanned="1">
            <text:p>An area of artificial intelligence which draws from the fields of computer science, cognitive science, and cognitive psychology. The theoretic goal—on the cognitive side—involves representing and reasoning spatial-temporal knowledge in mind. The applied goal—on the computing side—involves developing high-level control systems of automata for navigating and understanding time and space.</text:p>
          </table:table-cell>
          <table:covered-table-cell table:number-columns-repeated="41"/>
          <table:table-cell table:number-columns-repeated="64"/>
        </table:table-row>
        <table:table-row table:style-name="ro3">
          <table:table-cell office:value-type="string" calcext:value-type="string">
            <text:p>what is the SPARQL?</text:p>
          </table:table-cell>
          <table:table-cell office:value-type="string" calcext:value-type="string" table:number-columns-spanned="18" table:number-rows-spanned="1">
            <text:p>An RDF query language—that is, a semantic query language for databases—able to retrieve and manipulate data stored in Resource Description Framework (RDF) format.</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the speech recognition?</text:p>
          </table:table-cell>
          <table:table-cell office:value-type="string" calcext:value-type="string" table:number-columns-spanned="44" table:number-rows-spanned="1">
            <text:p>An interdisciplinary subfield of computational linguistics that develops methodologies and technologies that enables the recognition and translation of spoken language into text by computers. It is also known as automatic speech recognition (ASR), computer speech recognition or speech to text (STT). It incorporates knowledge and research in the linguistics, computer science, and electrical engineering fields.</text:p>
          </table:table-cell>
          <table:covered-table-cell table:number-columns-repeated="43"/>
          <table:table-cell table:number-columns-repeated="62"/>
        </table:table-row>
        <table:table-row table:style-name="ro3">
          <table:table-cell office:value-type="string" calcext:value-type="string">
            <text:p>what is the spiking neural network?</text:p>
          </table:table-cell>
          <table:table-cell office:value-type="string" calcext:value-type="string" table:number-columns-spanned="20" table:number-rows-spanned="1">
            <text:p>An artificial neural network that more closely mimics a natural neural network. In addition to neuronal and synaptic state, SNNs incorporate the concept of time into their Operating Model.</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statistical classification?</text:p>
          </table:table-cell>
          <table:table-cell office:value-type="string" calcext:value-type="string" table:number-columns-spanned="60" table:number-rows-spanned="1">
            <text:p>In machine learning and statistics, classification is the problem of identifying to which of a set of categories (sub-populations) a new observation belongs, on the basis of a training set of data containing observations (or instances) whose category membership is known. Examples are assigning a given email to the "spam" or "non-spam" class, and assigning a diagnosis to a given patient based on observed characteristics of the patient (sex, blood pressure, presence or absence of certain symptoms, etc.). Classification is an example of pattern recognition.</text:p>
          </table:table-cell>
          <table:covered-table-cell table:number-columns-repeated="59"/>
          <table:table-cell table:number-columns-repeated="46"/>
        </table:table-row>
        <table:table-row table:style-name="ro3">
          <table:table-cell office:value-type="string" calcext:value-type="string">
            <text:p>what is the statistical relational learning?</text:p>
          </table:table-cell>
          <table:table-cell office:value-type="string" calcext:value-type="string" table:number-columns-spanned="72" table:number-rows-spanned="1">
            <text:p>A subdiscipline of artificial intelligence and machine learning that is concerned with domain models that exhibit both uncertainty (which can be dealt with using statistical methods) and complex, relational structure. Note that SRL is sometimes called Relational Machine Learning (RML) in the literature. Typically, the knowledge representation formalisms developed in SRL use (a subset of) first-order logic to describe relational properties of a domain in a general manner (universal quantification) and draw upon probabilistic graphical models (such as Bayesian networks or Markov networks) to model the uncertainty; some also build upon the methods of inductive logic programming.</text:p>
          </table:table-cell>
          <table:covered-table-cell table:number-columns-repeated="71"/>
          <table:table-cell table:number-columns-repeated="34"/>
        </table:table-row>
        <table:table-row table:style-name="ro3">
          <table:table-cell office:value-type="string" calcext:value-type="string">
            <text:p>what is the stochastic optimization?</text:p>
          </table:table-cell>
          <table:table-cell office:value-type="string" calcext:value-type="string" table:number-columns-spanned="59" table:number-rows-spanned="1">
            <text:p>Any optimization method that generates and uses random variables. For stochastic problems, the random variables appear in the formulation of the optimization problem itself, which involves random objective functions or random constraints. Stochastic optimization methods also include methods with random iterates. Some stochastic optimization methods use random iterates to solve stochastic problems, combining both meanings of stochastic optimization. Stochastic optimization methods generalize deterministic methods for deterministic problems.</text:p>
          </table:table-cell>
          <table:covered-table-cell table:number-columns-repeated="58"/>
          <table:table-cell table:number-columns-repeated="47"/>
        </table:table-row>
        <table:table-row table:style-name="ro3">
          <table:table-cell office:value-type="string" calcext:value-type="string">
            <text:p>what is the stochastic semantic analysis?</text:p>
          </table:table-cell>
          <table:table-cell office:value-type="string" calcext:value-type="string" table:number-columns-spanned="29" table:number-rows-spanned="1">
            <text:p>An approach used in computer science as a semantic component of natural language understanding. Stochastic models generally use the definition of segments of words as basic semantic units for the semantic models, and in some cases involve a two layered approach.</text:p>
          </table:table-cell>
          <table:covered-table-cell table:number-columns-repeated="28"/>
          <table:table-cell table:number-columns-repeated="77"/>
        </table:table-row>
        <table:table-row table:style-name="ro3">
          <table:table-cell office:value-type="string" calcext:value-type="string">
            <text:p>what is the superintelligence?</text:p>
          </table:table-cell>
          <table:table-cell office:value-type="string" calcext:value-type="string" table:number-columns-spanned="53" table:number-rows-spanned="1">
            <text:p>A hypothetical agent that possesses intelligence far surpassing that of the brightest and most gifted human minds. Superintelligence may also refer to a property of problem-solving systems (e.g., superintelligent language translators or engineering assistants) whether or not these high-level intellectual competencies are embodied in agents that act within the physical world. A superintelligence may or may not be created by an intelligence explosion and be associated with a technological singularity.</text:p>
          </table:table-cell>
          <table:covered-table-cell table:number-columns-repeated="52"/>
          <table:table-cell table:number-columns-repeated="53"/>
        </table:table-row>
        <table:table-row table:style-name="ro3">
          <table:table-cell office:value-type="string" calcext:value-type="string">
            <text:p>what is the supervised learning?</text:p>
          </table:table-cell>
          <table:table-cell office:value-type="string" calcext:value-type="string" table:number-columns-spanned="79" table:number-rows-spanned="1">
            <text:p>The machine learning task of learning a function that maps an input to an output based on example input-output pairs. It infers a function from labeled training data consisting of a set of training examples. 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 (see inductive bias).</text:p>
          </table:table-cell>
          <table:covered-table-cell table:number-columns-repeated="78"/>
          <table:table-cell table:number-columns-repeated="27"/>
        </table:table-row>
        <table:table-row table:style-name="ro3">
          <table:table-cell office:value-type="string" calcext:value-type="string">
            <text:p>what is the support-vector machines?</text:p>
          </table:table-cell>
          <table:table-cell office:value-type="string" calcext:value-type="string" table:number-columns-spanned="24" table:number-rows-spanned="1">
            <text:p>In machine learning, support-vector machines (SVMs, also support-vector networks ) are supervised learning models with associated learning algorithms that analyze data used for classification and regression analysis.</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the swarm intelligence?</text:p>
          </table:table-cell>
          <table:table-cell office:value-type="string" calcext:value-type="string" table:number-columns-spanned="18" table:number-rows-spanned="1">
            <text:p>The collective behavior of decentralized, self-organized systems, either natural or artificial. The expression was introduced in the context of cellular robotic systems.</text:p>
          </table:table-cell>
          <table:covered-table-cell table:number-columns-repeated="10" table:style-name="ce13"/>
          <table:covered-table-cell table:number-columns-repeated="7"/>
          <table:table-cell table:number-columns-repeated="88"/>
        </table:table-row>
        <table:table-row table:style-name="ro3">
          <table:table-cell office:value-type="string" calcext:value-type="string">
            <text:p>what is the symbolic artificial intelligence?</text:p>
          </table:table-cell>
          <table:table-cell office:value-type="string" calcext:value-type="string" table:number-columns-spanned="20" table:number-rows-spanned="1">
            <text:p>The term for the collection of all methods in artificial intelligence research that are based on high-level "symbolic" (human-readable) representations of problems, logic, and search.</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synthetic intelligence?</text:p>
          </table:table-cell>
          <table:table-cell office:value-type="string" calcext:value-type="string" table:number-columns-spanned="20" table:number-rows-spanned="1">
            <text:p>An alternative term for artificial intelligence which emphasizes that the intelligence of machines need not be an imitation or in any way artificial; it can be a genuine form of intelligence.</text:p>
          </table:table-cell>
          <table:covered-table-cell table:number-columns-repeated="10" table:style-name="ce13"/>
          <table:covered-table-cell table:number-columns-repeated="9"/>
          <table:table-cell table:number-columns-repeated="86"/>
        </table:table-row>
        <table:table-row table:style-name="ro3">
          <table:table-cell office:value-type="string" calcext:value-type="string">
            <text:p>what is the systems neuroscience?</text:p>
          </table:table-cell>
          <table:table-cell office:value-type="string" calcext:value-type="string" table:number-columns-spanned="35" table:number-rows-spanned="1">
            <text:p>A subdiscipline of neuroscience and systems biology that studies the structure and function of neural circuits and systems. It is an umbrella term, encompassing a number of areas of study concerned with how nerve cells behave when connected together to form neural pathways, neural circuits, and larger brain networks.</text:p>
          </table:table-cell>
          <table:covered-table-cell table:number-columns-repeated="34"/>
          <table:table-cell table:number-columns-repeated="71"/>
        </table:table-row>
        <table:table-row table:style-name="ro3">
          <table:table-cell office:value-type="string" calcext:value-type="string">
            <text:p>what is the technological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the singularity?</text:p>
          </table:table-cell>
          <table:table-cell office:value-type="string" calcext:value-type="string" table:number-columns-spanned="17" table:number-rows-spanned="1">
            <text:p>A hypothetical point in the future when technological growth becomes uncontrollable and irreversible, resulting in unfathomable changes to human civilization.</text:p>
          </table:table-cell>
          <table:covered-table-cell table:number-columns-repeated="10" table:style-name="ce13"/>
          <table:covered-table-cell table:number-columns-repeated="6"/>
          <table:table-cell table:number-columns-repeated="89"/>
        </table:table-row>
        <table:table-row table:style-name="ro3">
          <table:table-cell office:value-type="string" calcext:value-type="string">
            <text:p>what is the temporal difference learning?</text:p>
          </table:table-cell>
          <table:table-cell office:value-type="string" calcext:value-type="string" table:number-columns-spanned="32" table:number-rows-spanned="1">
            <text:p>A class of model-free reinforcement learning methods which learn by bootstrapping from the current estimate of the value function. These methods sample from the environment, like Monte Carlo methods, and perform updates based on current estimates, like dynamic programming methods.</text:p>
          </table:table-cell>
          <table:covered-table-cell table:number-columns-repeated="31"/>
          <table:table-cell table:number-columns-repeated="74"/>
        </table:table-row>
        <table:table-row table:style-name="ro3">
          <table:table-cell office:value-type="string" calcext:value-type="string">
            <text:p>what is the tensor network theory?</text:p>
          </table:table-cell>
          <table:table-cell office:value-type="string" calcext:value-type="string" table:number-columns-spanned="37" table:number-rows-spanned="1">
            <text:p>A theory of brain function (particularly that of the cerebellum) that provides a mathematical model of the transformation of sensory space-time coordinates into motor coordinates and vice versa by cerebellar neuronal networks. The theory was developed as a geometrization of brain function (especially of the central nervous system) using tensors.</text:p>
          </table:table-cell>
          <table:covered-table-cell table:number-columns-repeated="36"/>
          <table:table-cell table:number-columns-repeated="69"/>
        </table:table-row>
        <table:table-row table:style-name="ro3">
          <table:table-cell office:value-type="string" calcext:value-type="string">
            <text:p>what is TensorFlow?</text:p>
          </table:table-cell>
          <table:table-cell office:value-type="string" calcext:value-type="string" table:number-columns-spanned="23" table:number-rows-spanned="1">
            <text:p>A free and open-source software library for dataflow and differentiable programming across a range of tasks. It is a symbolic math library, and is also used for machine learning applications such as neural networks.</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t the theoretical computer science?</text:p>
          </table:table-cell>
          <table:table-cell office:value-type="string" calcext:value-type="string" table:number-columns-spanned="16" table:number-rows-spanned="1">
            <text:p>A subset of general computer science and mathematics that focuses on more mathematical topics of computing and includes the theory of computation.</text:p>
          </table:table-cell>
          <table:covered-table-cell table:number-columns-repeated="10" table:style-name="ce13"/>
          <table:covered-table-cell table:number-columns-repeated="5"/>
          <table:table-cell table:number-columns-repeated="90"/>
        </table:table-row>
        <table:table-row table:style-name="ro3">
          <table:table-cell office:value-type="string" calcext:value-type="string">
            <text:p>what is the theory of computation?</text:p>
          </table:table-cell>
          <table:table-cell office:value-type="string" calcext:value-type="string" table:number-columns-spanned="47" table:number-rows-spanned="1">
            <text:p>In theoretical computer science and mathematics, the theory of computation is the branch that deals with how efficiently problems can be solved on a model of computation, using an algorithm. The field is divided into three major branches: automata theory and languages, computability theory, and computational complexity theory, which are linked by the question: "What are the fundamental capabilities and limitations of computers?".</text:p>
          </table:table-cell>
          <table:covered-table-cell table:number-columns-repeated="46"/>
          <table:table-cell table:number-columns-repeated="59"/>
        </table:table-row>
        <table:table-row table:style-name="ro3">
          <table:table-cell office:value-type="string" calcext:value-type="string">
            <text:p>what is the Thompson sampling?</text:p>
          </table:table-cell>
          <table:table-cell office:value-type="string" calcext:value-type="string" table:number-columns-spanned="25" table:number-rows-spanned="1">
            <text:p>A heuristic for choosing actions that addresses the exploration-exploitation dilemma in the multi-armed bandit problem. It consists in choosing the action that maximizes the expected reward with respect to a randomly drawn belief.</text:p>
          </table:table-cell>
          <table:covered-table-cell table:number-columns-repeated="10" table:style-name="ce13"/>
          <table:covered-table-cell table:number-columns-repeated="14"/>
          <table:table-cell table:number-columns-repeated="81"/>
        </table:table-row>
        <table:table-row table:style-name="ro3">
          <table:table-cell office:value-type="string" calcext:value-type="string">
            <text:p>what is the time complexity?</text:p>
          </table:table-cell>
          <table:table-cell office:value-type="string" calcext:value-type="string" table:number-columns-spanned="48" table:number-rows-spanned="1">
            <text:p>The computational complexity that describes the amount of time it takes to run an algorithm. Time complexity is commonly estimated by counting the number of elementary operations performed by the algorithm, supposing that each elementary operation takes a fixed amount of time to perform. Thus, the amount of time taken and the number of elementary operations performed by the algorithm are taken to differ by at most a constant factor.</text:p>
          </table:table-cell>
          <table:covered-table-cell table:number-columns-repeated="47"/>
          <table:table-cell table:number-columns-repeated="58"/>
        </table:table-row>
        <table:table-row table:style-name="ro3">
          <table:table-cell office:value-type="string" calcext:value-type="string">
            <text:p>what is the transhumanism?</text:p>
          </table:table-cell>
          <table:table-cell office:value-type="string" calcext:value-type="string" table:number-columns-spanned="24" table:number-rows-spanned="1">
            <text:p>An international philosophical movement that advocates for the transformation of the human condition by developing and making widely available sophisticated technologies to greatly enhance human intellect and physiology.</text:p>
          </table:table-cell>
          <table:covered-table-cell table:number-columns-repeated="10" table:style-name="ce13"/>
          <table:covered-table-cell table:number-columns-repeated="13"/>
          <table:table-cell table:number-columns-repeated="82"/>
        </table:table-row>
        <table:table-row table:style-name="ro3">
          <table:table-cell office:value-type="string" calcext:value-type="string">
            <text:p>what is a transition system?</text:p>
          </table:table-cell>
          <table:table-cell office:value-type="string" calcext:value-type="string" table:number-columns-spanned="48" table:number-rows-spanned="1">
            <text:p>In theoretical computer science, a transition system is a concept used in the study of computation. It is used to describe the potential behavior of discrete systems. It consists of states and transitions between states, which may be labeled with labels chosen from a set; the same label may appear on more than one transition. If the label set is a singleton, the system is essentially unlabeled, and a simpler definition that omits the labels is possible.</text:p>
          </table:table-cell>
          <table:covered-table-cell table:number-columns-repeated="47"/>
          <table:table-cell table:number-columns-repeated="58"/>
        </table:table-row>
        <table:table-row table:style-name="ro3">
          <table:table-cell office:value-type="string" calcext:value-type="string">
            <text:p>what is the tree traversal?</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 the tree search?</text:p>
          </table:table-cell>
          <table:table-cell office:value-type="string" calcext:value-type="string" table:number-columns-spanned="23" table:number-rows-spanned="1">
            <text:p>A form of graph traversal and refers to the process of visiting (checking and/or updating) each node in a tree data structure, exactly once. Such traversals are classified by the order in which the nodes are visited.</text:p>
          </table:table-cell>
          <table:covered-table-cell table:number-columns-repeated="10" table:style-name="ce13"/>
          <table:covered-table-cell table:number-columns-repeated="12"/>
          <table:table-cell table:number-columns-repeated="83"/>
        </table:table-row>
        <table:table-row table:style-name="ro3">
          <table:table-cell office:value-type="string" calcext:value-type="string">
            <text:p>what is the true quantified Boolean formula?</text:p>
          </table:table-cell>
          <table:table-cell office:value-type="string" calcext:value-type="string" table:number-columns-spanned="58" table:number-rows-spanned="1">
            <text:p>In computational complexity theory, the language TQBF is a formal language consisting of the true quantified Boolean formulas. A (fully) quantified Boolean formula is a formula in quantified propositional logic where every variable is quantified (or bound), using either existential or universal quantifiers, at the beginning of the sentence. Such a formula is equivalent to either true or false (since there are no free variables). If such a formula evaluates to true, then that formula is in the language TQBF. It is also known as QSAT (Quantified SAT).</text:p>
          </table:table-cell>
          <table:covered-table-cell table:number-columns-repeated="57"/>
          <table:table-cell table:number-columns-repeated="48"/>
        </table:table-row>
        <table:table-row table:style-name="ro3">
          <table:table-cell office:value-type="string" calcext:value-type="string">
            <text:p>what is the Turing test?</text:p>
          </table:table-cell>
          <table:table-cell office:value-type="string" calcext:value-type="string" table:number-columns-spanned="97" table:number-rows-spanned="1">
            <text:p>A test of a machine's ability to exhibit intelligent behaviour equivalent to, or indistinguishable from, that of a human, developed by Alan Turing in 1950. Turing proposed that a human evaluator would judge natural language conversations between a human and a machine designed to generate human-like responses. The evaluator would be aware that one of the two partners in conversation is a machine, and all participants would be separated from one another. The conversation would be limited to a text-only channel such as a computer keyboard and screen so the result would not depend on the machine's ability to render words as speech. If the evaluator cannot reliably tell the machine from the human, the machine is said to have passed the test. The test results do not depend on the machine's ability to give correct answers to questions, only how closely its answers resemble those a human would give.</text:p>
          </table:table-cell>
          <table:covered-table-cell table:number-columns-repeated="96"/>
          <table:table-cell table:number-columns-repeated="9"/>
        </table:table-row>
        <table:table-row table:style-name="ro3">
          <table:table-cell office:value-type="string" calcext:value-type="string">
            <text:p>what is the unsupervised learning?</text:p>
          </table:table-cell>
          <table:table-cell office:value-type="string" calcext:value-type="string" table:number-columns-spanned="47" table:number-rows-spanned="1">
            <text:p>A type of self-organized Hebbian learning that helps find previously unknown patterns in data set without pre-existing labels. It is also known as self-organization and allows modeling probability densities of given inputs. It is one of the main three categories of machine learning, along with supervised and reinforcement learning. Semi-supervised learning has also been described and is a hybridization of supervised and unsupervised techniques.</text:p>
          </table:table-cell>
          <table:covered-table-cell table:number-columns-repeated="46"/>
          <table:table-cell table:number-columns-repeated="59"/>
        </table:table-row>
        <table:table-row table:style-name="ro3">
          <table:table-cell office:value-type="string" calcext:value-type="string">
            <text:p>what is the vision processing unit?</text:p>
          </table:table-cell>
          <table:table-cell office:value-type="string" calcext:value-type="string" table:number-columns-spanned="29" table:number-rows-spanned="1">
            <text:p>A type of microprocessor designed to accelerate machine vision tasks. Value-alignment complete – Analogous to an AI-complete problem, a value-alignment complete problem is a problem where the AI control problem needs to be fully solved to solve it.[citation needed]</text:p>
          </table:table-cell>
          <table:covered-table-cell table:number-columns-repeated="28"/>
          <table:table-cell table:number-columns-repeated="77"/>
        </table:table-row>
        <table:table-row table:style-name="ro3">
          <table:table-cell office:value-type="string" calcext:value-type="string">
            <text:p>what is Watson?</text:p>
          </table:table-cell>
          <table:table-cell office:value-type="string" calcext:value-type="string" table:number-columns-spanned="29" table:number-rows-spanned="1">
            <text:p>A question-answering computer system capable of answering questions posed in natural language, developed in IBM's DeepQA project by a research team led by principal investigator David Ferrucci. Watson was named after IBM's first CEO, industrialist Thomas J. Watson.</text:p>
          </table:table-cell>
          <table:covered-table-cell table:number-columns-repeated="28"/>
          <table:table-cell table:number-columns-repeated="77"/>
        </table:table-row>
        <table:table-row table:style-name="ro1">
          <table:table-cell office:value-type="string" calcext:value-type="string">
            <text:p>what is the weak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13"/>
          <table:table-cell table:style-name="ce46" table:number-columns-repeated="5"/>
          <table:table-cell table:number-columns-repeated="95"/>
        </table:table-row>
        <table:table-row table:style-name="ro1">
          <table:table-cell office:value-type="string" calcext:value-type="string">
            <text:p>what is the narrow AI?</text:p>
          </table:table-cell>
          <table:table-cell office:value-type="string" calcext:value-type="string" table:number-columns-spanned="6" table:number-rows-spanned="1">
            <text:p>Artificial intelligence that is focused on one narrow task.</text:p>
          </table:table-cell>
          <table:covered-table-cell table:number-columns-repeated="5" table:style-name="ce13"/>
          <table:table-cell table:style-name="ce46" table:number-columns-repeated="5"/>
          <table:table-cell table:number-columns-repeated="95"/>
        </table:table-row>
        <table:table-row table:style-name="ro3">
          <table:table-cell office:value-type="string" calcext:value-type="string">
            <text:p>what is the World Wide Web Consortium?</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13"/>
          <table:table-cell table:number-columns-repeated="95"/>
        </table:table-row>
        <table:table-row table:style-name="ro3">
          <table:table-cell office:value-type="string" calcext:value-type="string">
            <text:p>what is the W3C?</text:p>
          </table:table-cell>
          <table:table-cell office:value-type="string" calcext:value-type="string" table:number-columns-spanned="11" table:number-rows-spanned="1">
            <text:p>The main international standards organization for the World Wide Web (abbreviated WWW or W3).</text:p>
          </table:table-cell>
          <table:covered-table-cell table:number-columns-repeated="10" table:style-name="ce13"/>
          <table:table-cell table:number-columns-repeated="9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1" svg:font-family="'Liberation San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fo:border="0.99pt solid #b2b2b2"/>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6efce" fo:border="none"/>
      <style:paragraph-properties style:writing-mode="page"/>
      <style:text-properties fo:color="#0061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Neutral" style:family="table-cell" style:parent-style-name="Default">
      <style:table-cell-properties fo:background-color="#ffeb9c" fo:border="none"/>
      <style:paragraph-properties style:writing-mode="page"/>
      <style:text-properties fo:color="#9c65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 style:family="table-cell" style:parent-style-name="Default">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Input" style:family="table-cell" style:parent-style-name="Default">
      <style:table-cell-properties fo:background-color="#ffcc99" fo:border="0.99pt solid #7f7f7f"/>
      <style:paragraph-properties style:writing-mode="page"/>
      <style:text-properties fo:color="#3f3f76" style:font-name="Calibri" fo:font-family="Calibri" fo:font-size="11pt" fo:font-style="normal" fo:font-weight="normal" style:font-name-asian="Calibri" style:font-family-asian="Calibri" style:font-size-asian="11pt" style:font-name-complex="Calibri" style:font-family-complex="Calibri"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2in" fo:margin-bottom="0.752in" fo:margin-left="0.7008in" fo:margin-right="0.7008in" style:scale-to="100%"/>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 style:data-style-name="N2" text:time-value="16:45:08.045787651">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style:master-page style:name="MasterPage2" style:page-layout-name="Mpm3">
      <style:header/>
      <style:header-left style:display="false"/>
      <style:footer/>
      <style:footer-left style:display="false"/>
    </style:master-page>
    <style:master-page style:name="MasterPage3" style:page-layout-name="Mpm3">
      <style:header/>
      <style:header-left style:display="false"/>
      <style:footer/>
      <style:footer-left style:display="false"/>
    </style:master-page>
    <style:master-page style:name="MasterPage4" style:page-layout-name="Mpm3">
      <style:header/>
      <style:header-left style:display="false"/>
      <style:footer/>
      <style:footer-left style:display="false"/>
    </style:master-page>
    <style:master-page style:name="MasterPage5"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meta:initial-creator/>
    <meta:creation-date/>
    <meta:editing-cycles>9</meta:editing-cycles>
    <meta:editing-duration>PT17M25S</meta:editing-duration>
    <dc:date>2021-03-24T16:52:01.498677022</dc:date>
    <dc:creator>Panagiotis Papadakos</dc:creator>
    <meta:document-statistic meta:table-count="6" meta:cell-count="1741" meta:object-count="0"/>
  </office:meta>
</office:document-meta>
</file>